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7.036cm" svg:height="15.207cm" svg:x="12.961cm" svg:y="0.445cm">
            <draw:object draw:notify-on-update-of-ranges="LOGGER00.B1:LOGGER00.B1 LOGGER00.B2:LOGGER00.B988 LOGGER00.C1:LOGGER00.C1 LOGGER00.C2:LOGGER00.C9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9" calcext:value-type="float">
            <text:p>1.29</text:p>
          </table:table-cell>
          <table:table-cell office:value-type="float" office:value="461.2" calcext:value-type="float">
            <text:p>461.2</text:p>
          </table:table-cell>
          <table:table-cell office:value-type="float" office:value="596.84" calcext:value-type="float">
            <text:p>596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2" calcext:value-type="float">
            <text:p>15472</text:p>
          </table:table-cell>
          <table:table-cell table:formula="of:=[.A3]/1000/(60*60*24)" office:value-type="time" office:time-value="PT00H00M15.472S" calcext:value-type="time">
            <text:p>00:00:15</text:p>
          </table:table-cell>
          <table:table-cell office:value-type="float" office:value="1.29" calcext:value-type="float">
            <text:p>1.29</text:p>
          </table:table-cell>
          <table:table-cell office:value-type="float" office:value="459.8" calcext:value-type="float">
            <text:p>459.8</text:p>
          </table:table-cell>
          <table:table-cell office:value-type="float" office:value="593.13" calcext:value-type="float">
            <text:p>593.13</text:p>
          </table:table-cell>
          <table:table-cell office:value-type="float" office:value="1.98" calcext:value-type="float">
            <text:p>1.98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31471" calcext:value-type="float">
            <text:p>31471</text:p>
          </table:table-cell>
          <table:table-cell table:formula="of:=[.A4]/1000/(60*60*24)" office:value-type="time" office:time-value="PT00H00M31.471S" calcext:value-type="time">
            <text:p>00:00:31</text:p>
          </table:table-cell>
          <table:table-cell office:value-type="float" office:value="1.29" calcext:value-type="float">
            <text:p>1.2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91.19" calcext:value-type="float">
            <text:p>591.19</text:p>
          </table:table-cell>
          <table:table-cell office:value-type="float" office:value="4.02" calcext:value-type="float">
            <text:p>4.02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47471" calcext:value-type="float">
            <text:p>47471</text:p>
          </table:table-cell>
          <table:table-cell table:formula="of:=[.A5]/1000/(60*60*24)" office:value-type="time" office:time-value="PT00H00M47.471S" calcext:value-type="time">
            <text:p>00:00:47</text:p>
          </table:table-cell>
          <table:table-cell office:value-type="float" office:value="1.29" calcext:value-type="float">
            <text:p>1.29</text:p>
          </table:table-cell>
          <table:table-cell office:value-type="float" office:value="459.6" calcext:value-type="float">
            <text:p>459.6</text:p>
          </table:table-cell>
          <table:table-cell office:value-type="float" office:value="591.03" calcext:value-type="float">
            <text:p>591.03</text:p>
          </table:table-cell>
          <table:table-cell office:value-type="float" office:value="6.06" calcext:value-type="float">
            <text:p>6.0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3472" calcext:value-type="float">
            <text:p>63472</text:p>
          </table:table-cell>
          <table:table-cell table:formula="of:=[.A6]/1000/(60*60*24)" office:value-type="time" office:time-value="PT00H01M03.472S" calcext:value-type="time">
            <text:p>00:01:03</text:p>
          </table:table-cell>
          <table:table-cell office:value-type="float" office:value="1.27" calcext:value-type="float">
            <text:p>1.27</text:p>
          </table:table-cell>
          <table:table-cell office:value-type="float" office:value="459.92" calcext:value-type="float">
            <text:p>459.92</text:p>
          </table:table-cell>
          <table:table-cell office:value-type="float" office:value="585.92" calcext:value-type="float">
            <text:p>585.92</text:p>
          </table:table-cell>
          <table:table-cell office:value-type="float" office:value="8.11" calcext:value-type="float">
            <text:p>8.11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float" office:value="79471" calcext:value-type="float">
            <text:p>79471</text:p>
          </table:table-cell>
          <table:table-cell table:formula="of:=[.A7]/1000/(60*60*24)" office:value-type="time" office:time-value="PT00H01M19.471S" calcext:value-type="time">
            <text:p>00:01:19</text:p>
          </table:table-cell>
          <table:table-cell office:value-type="float" office:value="1.28" calcext:value-type="float">
            <text:p>1.28</text:p>
          </table:table-cell>
          <table:table-cell office:value-type="float" office:value="460" calcext:value-type="float">
            <text:p>460</text:p>
          </table:table-cell>
          <table:table-cell office:value-type="float" office:value="587.87" calcext:value-type="float">
            <text:p>587.87</text:p>
          </table:table-cell>
          <table:table-cell office:value-type="float" office:value="10.15" calcext:value-type="float">
            <text:p>10.15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>
          <table:table-cell office:value-type="float" office:value="95472" calcext:value-type="float">
            <text:p>95472</text:p>
          </table:table-cell>
          <table:table-cell table:formula="of:=[.A8]/1000/(60*60*24)" office:value-type="time" office:time-value="PT00H01M35.472S" calcext:value-type="time">
            <text:p>00:01:35</text:p>
          </table:table-cell>
          <table:table-cell office:value-type="float" office:value="1.28" calcext:value-type="float">
            <text:p>1.28</text:p>
          </table:table-cell>
          <table:table-cell office:value-type="float" office:value="459.6" calcext:value-type="float">
            <text:p>459.6</text:p>
          </table:table-cell>
          <table:table-cell office:value-type="float" office:value="587.35" calcext:value-type="float">
            <text:p>587.35</text:p>
          </table:table-cell>
          <table:table-cell office:value-type="float" office:value="12.19" calcext:value-type="float">
            <text:p>12.19</text:p>
          </table:table-cell>
          <table:table-cell office:value-type="float" office:value="15.63" calcext:value-type="float">
            <text:p>15.63</text:p>
          </table:table-cell>
        </table:table-row>
        <table:table-row table:style-name="ro1">
          <table:table-cell office:value-type="float" office:value="111472" calcext:value-type="float">
            <text:p>111472</text:p>
          </table:table-cell>
          <table:table-cell table:formula="of:=[.A9]/1000/(60*60*24)" office:value-type="time" office:time-value="PT00H01M51.472S" calcext:value-type="time">
            <text:p>00:01:51</text:p>
          </table:table-cell>
          <table:table-cell office:value-type="float" office:value="1.27" calcext:value-type="float">
            <text:p>1.27</text:p>
          </table:table-cell>
          <table:table-cell office:value-type="float" office:value="459.8" calcext:value-type="float">
            <text:p>459.8</text:p>
          </table:table-cell>
          <table:table-cell office:value-type="float" office:value="585.77" calcext:value-type="float">
            <text:p>585.77</text:p>
          </table:table-cell>
          <table:table-cell office:value-type="float" office:value="14.24" calcext:value-type="float">
            <text:p>14.24</text:p>
          </table:table-cell>
          <table:table-cell office:value-type="float" office:value="18.23" calcext:value-type="float">
            <text:p>18.23</text:p>
          </table:table-cell>
        </table:table-row>
        <table:table-row table:style-name="ro1">
          <table:table-cell office:value-type="float" office:value="127472" calcext:value-type="float">
            <text:p>127472</text:p>
          </table:table-cell>
          <table:table-cell table:formula="of:=[.A10]/1000/(60*60*24)" office:value-type="time" office:time-value="PT00H02M07.472S" calcext:value-type="time">
            <text:p>00:02:07</text:p>
          </table:table-cell>
          <table:table-cell office:value-type="float" office:value="1.27" calcext:value-type="float">
            <text:p>1.27</text:p>
          </table:table-cell>
          <table:table-cell office:value-type="float" office:value="459.6" calcext:value-type="float">
            <text:p>459.6</text:p>
          </table:table-cell>
          <table:table-cell office:value-type="float" office:value="585.52" calcext:value-type="float">
            <text:p>585.52</text:p>
          </table:table-cell>
          <table:table-cell office:value-type="float" office:value="16.28" calcext:value-type="float">
            <text:p>16.28</text:p>
          </table:table-cell>
          <table:table-cell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143471" calcext:value-type="float">
            <text:p>143471</text:p>
          </table:table-cell>
          <table:table-cell table:formula="of:=[.A11]/1000/(60*60*24)" office:value-type="time" office:time-value="PT00H02M23.471S" calcext:value-type="time">
            <text:p>00:02:23</text:p>
          </table:table-cell>
          <table:table-cell office:value-type="float" office:value="1.27" calcext:value-type="float">
            <text:p>1.27</text:p>
          </table:table-cell>
          <table:table-cell office:value-type="float" office:value="459.6" calcext:value-type="float">
            <text:p>459.6</text:p>
          </table:table-cell>
          <table:table-cell office:value-type="float" office:value="583.68" calcext:value-type="float">
            <text:p>583.68</text:p>
          </table:table-cell>
          <table:table-cell office:value-type="float" office:value="18.32" calcext:value-type="float">
            <text:p>18.32</text:p>
          </table:table-cell>
          <table:table-cell office:value-type="float" office:value="23.43" calcext:value-type="float">
            <text:p>23.43</text:p>
          </table:table-cell>
        </table:table-row>
        <table:table-row table:style-name="ro1">
          <table:table-cell office:value-type="float" office:value="159471" calcext:value-type="float">
            <text:p>159471</text:p>
          </table:table-cell>
          <table:table-cell table:formula="of:=[.A12]/1000/(60*60*24)" office:value-type="time" office:time-value="PT00H02M39.471S" calcext:value-type="time">
            <text:p>00:02:39</text:p>
          </table:table-cell>
          <table:table-cell office:value-type="float" office:value="1.27" calcext:value-type="float">
            <text:p>1.2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81.99" calcext:value-type="float">
            <text:p>581.99</text:p>
          </table:table-cell>
          <table:table-cell office:value-type="float" office:value="20.36" calcext:value-type="float">
            <text:p>20.36</text:p>
          </table:table-cell>
          <table:table-cell office:value-type="float" office:value="26.02" calcext:value-type="float">
            <text:p>26.02</text:p>
          </table:table-cell>
        </table:table-row>
        <table:table-row table:style-name="ro1">
          <table:table-cell office:value-type="float" office:value="175471" calcext:value-type="float">
            <text:p>175471</text:p>
          </table:table-cell>
          <table:table-cell table:formula="of:=[.A13]/1000/(60*60*24)" office:value-type="time" office:time-value="PT00H02M55.471S" calcext:value-type="time">
            <text:p>00:02:55</text:p>
          </table:table-cell>
          <table:table-cell office:value-type="float" office:value="1.27" calcext:value-type="float">
            <text:p>1.27</text:p>
          </table:table-cell>
          <table:table-cell office:value-type="float" office:value="459.6" calcext:value-type="float">
            <text:p>459.6</text:p>
          </table:table-cell>
          <table:table-cell office:value-type="float" office:value="583.68" calcext:value-type="float">
            <text:p>583.68</text:p>
          </table:table-cell>
          <table:table-cell office:value-type="float" office:value="22.41" calcext:value-type="float">
            <text:p>22.41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1">
          <table:table-cell office:value-type="float" office:value="191472" calcext:value-type="float">
            <text:p>191472</text:p>
          </table:table-cell>
          <table:table-cell table:formula="of:=[.A14]/1000/(60*60*24)" office:value-type="time" office:time-value="PT00H03M11.472S" calcext:value-type="time">
            <text:p>00:03:11</text:p>
          </table:table-cell>
          <table:table-cell office:value-type="float" office:value="1.27" calcext:value-type="float">
            <text:p>1.27</text:p>
          </table:table-cell>
          <table:table-cell office:value-type="float" office:value="459.8" calcext:value-type="float">
            <text:p>459.8</text:p>
          </table:table-cell>
          <table:table-cell office:value-type="float" office:value="582.08" calcext:value-type="float">
            <text:p>582.08</text:p>
          </table:table-cell>
          <table:table-cell office:value-type="float" office:value="24.45" calcext:value-type="float">
            <text:p>24.45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207471" calcext:value-type="float">
            <text:p>207471</text:p>
          </table:table-cell>
          <table:table-cell table:formula="of:=[.A15]/1000/(60*60*24)" office:value-type="time" office:time-value="PT00H03M27.471S" calcext:value-type="time">
            <text:p>00:03:27</text:p>
          </table:table-cell>
          <table:table-cell office:value-type="float" office:value="1.27" calcext:value-type="float">
            <text:p>1.2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81.98" calcext:value-type="float">
            <text:p>581.98</text:p>
          </table:table-cell>
          <table:table-cell office:value-type="float" office:value="26.49" calcext:value-type="float">
            <text:p>26.49</text:p>
          </table:table-cell>
          <table:table-cell office:value-type="float" office:value="33.79" calcext:value-type="float">
            <text:p>33.79</text:p>
          </table:table-cell>
        </table:table-row>
        <table:table-row table:style-name="ro1">
          <table:table-cell office:value-type="float" office:value="223471" calcext:value-type="float">
            <text:p>223471</text:p>
          </table:table-cell>
          <table:table-cell table:formula="of:=[.A16]/1000/(60*60*24)" office:value-type="time" office:time-value="PT00H03M43.471S" calcext:value-type="time">
            <text:p>00:03:43</text:p>
          </table:table-cell>
          <table:table-cell office:value-type="float" office:value="1.26" calcext:value-type="float">
            <text:p>1.2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79.64" calcext:value-type="float">
            <text:p>579.64</text:p>
          </table:table-cell>
          <table:table-cell office:value-type="float" office:value="28.54" calcext:value-type="float">
            <text:p>28.54</text:p>
          </table:table-cell>
          <table:table-cell office:value-type="float" office:value="36.37" calcext:value-type="float">
            <text:p>36.37</text:p>
          </table:table-cell>
        </table:table-row>
        <table:table-row table:style-name="ro1">
          <table:table-cell office:value-type="float" office:value="239471" calcext:value-type="float">
            <text:p>239471</text:p>
          </table:table-cell>
          <table:table-cell table:formula="of:=[.A17]/1000/(60*60*24)" office:value-type="time" office:time-value="PT00H03M59.471S" calcext:value-type="time">
            <text:p>00:03:59</text:p>
          </table:table-cell>
          <table:table-cell office:value-type="float" office:value="1.26" calcext:value-type="float">
            <text:p>1.26</text:p>
          </table:table-cell>
          <table:table-cell office:value-type="float" office:value="459.6" calcext:value-type="float">
            <text:p>459.6</text:p>
          </table:table-cell>
          <table:table-cell office:value-type="float" office:value="579.99" calcext:value-type="float">
            <text:p>579.99</text:p>
          </table:table-cell>
          <table:table-cell office:value-type="float" office:value="30.58" calcext:value-type="float">
            <text:p>30.58</text:p>
          </table:table-cell>
          <table:table-cell office:value-type="float" office:value="38.95" calcext:value-type="float">
            <text:p>38.95</text:p>
          </table:table-cell>
        </table:table-row>
        <table:table-row table:style-name="ro1">
          <table:table-cell office:value-type="float" office:value="255471" calcext:value-type="float">
            <text:p>255471</text:p>
          </table:table-cell>
          <table:table-cell table:formula="of:=[.A18]/1000/(60*60*24)" office:value-type="time" office:time-value="PT00H04M15.471S" calcext:value-type="time">
            <text:p>00:04:15</text:p>
          </table:table-cell>
          <table:table-cell office:value-type="float" office:value="1.26" calcext:value-type="float">
            <text:p>1.26</text:p>
          </table:table-cell>
          <table:table-cell office:value-type="float" office:value="459.4" calcext:value-type="float">
            <text:p>459.4</text:p>
          </table:table-cell>
          <table:table-cell office:value-type="float" office:value="577.91" calcext:value-type="float">
            <text:p>577.91</text:p>
          </table:table-cell>
          <table:table-cell office:value-type="float" office:value="32.62" calcext:value-type="float">
            <text:p>32.62</text:p>
          </table:table-cell>
          <table:table-cell office:value-type="float" office:value="41.53" calcext:value-type="float">
            <text:p>41.53</text:p>
          </table:table-cell>
        </table:table-row>
        <table:table-row table:style-name="ro1">
          <table:table-cell office:value-type="float" office:value="271471" calcext:value-type="float">
            <text:p>271471</text:p>
          </table:table-cell>
          <table:table-cell table:formula="of:=[.A19]/1000/(60*60*24)" office:value-type="time" office:time-value="PT00H04M31.471S" calcext:value-type="time">
            <text:p>00:04:31</text:p>
          </table:table-cell>
          <table:table-cell office:value-type="float" office:value="1.26" calcext:value-type="float">
            <text:p>1.26</text:p>
          </table:table-cell>
          <table:table-cell office:value-type="float" office:value="459.4" calcext:value-type="float">
            <text:p>459.4</text:p>
          </table:table-cell>
          <table:table-cell office:value-type="float" office:value="577.92" calcext:value-type="float">
            <text:p>577.92</text:p>
          </table:table-cell>
          <table:table-cell office:value-type="float" office:value="34.66" calcext:value-type="float">
            <text:p>34.66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float" office:value="287471" calcext:value-type="float">
            <text:p>287471</text:p>
          </table:table-cell>
          <table:table-cell table:formula="of:=[.A20]/1000/(60*60*24)" office:value-type="time" office:time-value="PT00H04M47.471S" calcext:value-type="time">
            <text:p>00:04:47</text:p>
          </table:table-cell>
          <table:table-cell office:value-type="float" office:value="1.26" calcext:value-type="float">
            <text:p>1.2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78.31" calcext:value-type="float">
            <text:p>578.31</text:p>
          </table:table-cell>
          <table:table-cell office:value-type="float" office:value="36.71" calcext:value-type="float">
            <text:p>36.71</text:p>
          </table:table-cell>
          <table:table-cell office:value-type="float" office:value="46.67" calcext:value-type="float">
            <text:p>46.67</text:p>
          </table:table-cell>
        </table:table-row>
        <table:table-row table:style-name="ro1">
          <table:table-cell office:value-type="float" office:value="303472" calcext:value-type="float">
            <text:p>303472</text:p>
          </table:table-cell>
          <table:table-cell table:formula="of:=[.A21]/1000/(60*60*24)" office:value-type="time" office:time-value="PT00H05M03.472S" calcext:value-type="time">
            <text:p>00:05:03</text:p>
          </table:table-cell>
          <table:table-cell office:value-type="float" office:value="1.25" calcext:value-type="float">
            <text:p>1.25</text:p>
          </table:table-cell>
          <table:table-cell office:value-type="float" office:value="459.8" calcext:value-type="float">
            <text:p>459.8</text:p>
          </table:table-cell>
          <table:table-cell office:value-type="float" office:value="576.57" calcext:value-type="float">
            <text:p>576.57</text:p>
          </table:table-cell>
          <table:table-cell office:value-type="float" office:value="38.75" calcext:value-type="float">
            <text:p>38.75</text:p>
          </table:table-cell>
          <table:table-cell office:value-type="float" office:value="49.24" calcext:value-type="float">
            <text:p>49.24</text:p>
          </table:table-cell>
        </table:table-row>
        <table:table-row table:style-name="ro1">
          <table:table-cell office:value-type="float" office:value="319471" calcext:value-type="float">
            <text:p>319471</text:p>
          </table:table-cell>
          <table:table-cell table:formula="of:=[.A22]/1000/(60*60*24)" office:value-type="time" office:time-value="PT00H05M19.471S" calcext:value-type="time">
            <text:p>00:05:19</text:p>
          </table:table-cell>
          <table:table-cell office:value-type="float" office:value="1.25" calcext:value-type="float">
            <text:p>1.25</text:p>
          </table:table-cell>
          <table:table-cell office:value-type="float" office:value="459.6" calcext:value-type="float">
            <text:p>459.6</text:p>
          </table:table-cell>
          <table:table-cell office:value-type="float" office:value="576.32" calcext:value-type="float">
            <text:p>576.32</text:p>
          </table:table-cell>
          <table:table-cell office:value-type="float" office:value="40.79" calcext:value-type="float">
            <text:p>40.79</text:p>
          </table:table-cell>
          <table:table-cell office:value-type="float" office:value="51.81" calcext:value-type="float">
            <text:p>51.81</text:p>
          </table:table-cell>
        </table:table-row>
        <table:table-row table:style-name="ro1">
          <table:table-cell office:value-type="float" office:value="335471" calcext:value-type="float">
            <text:p>335471</text:p>
          </table:table-cell>
          <table:table-cell table:formula="of:=[.A23]/1000/(60*60*24)" office:value-type="time" office:time-value="PT00H05M35.471S" calcext:value-type="time">
            <text:p>00:05:35</text:p>
          </table:table-cell>
          <table:table-cell office:value-type="float" office:value="1.25" calcext:value-type="float">
            <text:p>1.2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76.22" calcext:value-type="float">
            <text:p>576.22</text:p>
          </table:table-cell>
          <table:table-cell office:value-type="float" office:value="42.84" calcext:value-type="float">
            <text:p>42.84</text:p>
          </table:table-cell>
          <table:table-cell office:value-type="float" office:value="54.37" calcext:value-type="float">
            <text:p>54.37</text:p>
          </table:table-cell>
        </table:table-row>
        <table:table-row table:style-name="ro1">
          <table:table-cell office:value-type="float" office:value="351471" calcext:value-type="float">
            <text:p>351471</text:p>
          </table:table-cell>
          <table:table-cell table:formula="of:=[.A24]/1000/(60*60*24)" office:value-type="time" office:time-value="PT00H05M51.471S" calcext:value-type="time">
            <text:p>00:05:51</text:p>
          </table:table-cell>
          <table:table-cell office:value-type="float" office:value="1.25" calcext:value-type="float">
            <text:p>1.25</text:p>
          </table:table-cell>
          <table:table-cell office:value-type="float" office:value="459.8" calcext:value-type="float">
            <text:p>459.8</text:p>
          </table:table-cell>
          <table:table-cell office:value-type="float" office:value="574.73" calcext:value-type="float">
            <text:p>574.73</text:p>
          </table:table-cell>
          <table:table-cell office:value-type="float" office:value="44.88" calcext:value-type="float">
            <text:p>44.88</text:p>
          </table:table-cell>
          <table:table-cell office:value-type="float" office:value="56.93" calcext:value-type="float">
            <text:p>56.93</text:p>
          </table:table-cell>
        </table:table-row>
        <table:table-row table:style-name="ro1">
          <table:table-cell office:value-type="float" office:value="367471" calcext:value-type="float">
            <text:p>367471</text:p>
          </table:table-cell>
          <table:table-cell table:formula="of:=[.A25]/1000/(60*60*24)" office:value-type="time" office:time-value="PT00H06M07.471S" calcext:value-type="time">
            <text:p>00:06:07</text:p>
          </table:table-cell>
          <table:table-cell office:value-type="float" office:value="1.25" calcext:value-type="float">
            <text:p>1.25</text:p>
          </table:table-cell>
          <table:table-cell office:value-type="float" office:value="459.6" calcext:value-type="float">
            <text:p>459.6</text:p>
          </table:table-cell>
          <table:table-cell office:value-type="float" office:value="576.31" calcext:value-type="float">
            <text:p>576.31</text:p>
          </table:table-cell>
          <table:table-cell office:value-type="float" office:value="46.92" calcext:value-type="float">
            <text:p>46.92</text:p>
          </table:table-cell>
          <table:table-cell office:value-type="float" office:value="59.48" calcext:value-type="float">
            <text:p>59.48</text:p>
          </table:table-cell>
        </table:table-row>
        <table:table-row table:style-name="ro1">
          <table:table-cell office:value-type="float" office:value="383472" calcext:value-type="float">
            <text:p>383472</text:p>
          </table:table-cell>
          <table:table-cell table:formula="of:=[.A26]/1000/(60*60*24)" office:value-type="time" office:time-value="PT00H06M23.472S" calcext:value-type="time">
            <text:p>00:06:23</text:p>
          </table:table-cell>
          <table:table-cell office:value-type="float" office:value="1.25" calcext:value-type="float">
            <text:p>1.25</text:p>
          </table:table-cell>
          <table:table-cell office:value-type="float" office:value="459.6" calcext:value-type="float">
            <text:p>459.6</text:p>
          </table:table-cell>
          <table:table-cell office:value-type="float" office:value="572.64" calcext:value-type="float">
            <text:p>572.64</text:p>
          </table:table-cell>
          <table:table-cell office:value-type="float" office:value="48.96" calcext:value-type="float">
            <text:p>48.96</text:p>
          </table:table-cell>
          <table:table-cell office:value-type="float" office:value="62.04" calcext:value-type="float">
            <text:p>62.04</text:p>
          </table:table-cell>
        </table:table-row>
        <table:table-row table:style-name="ro1">
          <table:table-cell office:value-type="float" office:value="399471" calcext:value-type="float">
            <text:p>399471</text:p>
          </table:table-cell>
          <table:table-cell table:formula="of:=[.A27]/1000/(60*60*24)" office:value-type="time" office:time-value="PT00H06M39.471S" calcext:value-type="time">
            <text:p>00:06:39</text:p>
          </table:table-cell>
          <table:table-cell office:value-type="float" office:value="1.25" calcext:value-type="float">
            <text:p>1.25</text:p>
          </table:table-cell>
          <table:table-cell office:value-type="float" office:value="460.32" calcext:value-type="float">
            <text:p>460.32</text:p>
          </table:table-cell>
          <table:table-cell office:value-type="float" office:value="573.54" calcext:value-type="float">
            <text:p>573.54</text:p>
          </table:table-cell>
          <table:table-cell office:value-type="float" office:value="51.01" calcext:value-type="float">
            <text:p>51.01</text:p>
          </table:table-cell>
          <table:table-cell office:value-type="float" office:value="64.59" calcext:value-type="float">
            <text:p>64.59</text:p>
          </table:table-cell>
        </table:table-row>
        <table:table-row table:style-name="ro1">
          <table:table-cell office:value-type="float" office:value="415472" calcext:value-type="float">
            <text:p>415472</text:p>
          </table:table-cell>
          <table:table-cell table:formula="of:=[.A28]/1000/(60*60*24)" office:value-type="time" office:time-value="PT00H06M55.472S" calcext:value-type="time">
            <text:p>00:06:55</text:p>
          </table:table-cell>
          <table:table-cell office:value-type="float" office:value="1.25" calcext:value-type="float">
            <text:p>1.25</text:p>
          </table:table-cell>
          <table:table-cell office:value-type="float" office:value="459.92" calcext:value-type="float">
            <text:p>459.92</text:p>
          </table:table-cell>
          <table:table-cell office:value-type="float" office:value="573.04" calcext:value-type="float">
            <text:p>573.04</text:p>
          </table:table-cell>
          <table:table-cell office:value-type="float" office:value="53.05" calcext:value-type="float">
            <text:p>53.05</text:p>
          </table:table-cell>
          <table:table-cell office:value-type="float" office:value="67.14" calcext:value-type="float">
            <text:p>67.14</text:p>
          </table:table-cell>
        </table:table-row>
        <table:table-row table:style-name="ro1">
          <table:table-cell office:value-type="float" office:value="431471" calcext:value-type="float">
            <text:p>431471</text:p>
          </table:table-cell>
          <table:table-cell table:formula="of:=[.A29]/1000/(60*60*24)" office:value-type="time" office:time-value="PT00H07M11.471S" calcext:value-type="time">
            <text:p>00:07:11</text:p>
          </table:table-cell>
          <table:table-cell office:value-type="float" office:value="1.25" calcext:value-type="float">
            <text:p>1.25</text:p>
          </table:table-cell>
          <table:table-cell office:value-type="float" office:value="459.8" calcext:value-type="float">
            <text:p>459.8</text:p>
          </table:table-cell>
          <table:table-cell office:value-type="float" office:value="572.9" calcext:value-type="float">
            <text:p>572.9</text:p>
          </table:table-cell>
          <table:table-cell office:value-type="float" office:value="55.09" calcext:value-type="float">
            <text:p>55.09</text:p>
          </table:table-cell>
          <table:table-cell office:value-type="float" office:value="69.69" calcext:value-type="float">
            <text:p>69.69</text:p>
          </table:table-cell>
        </table:table-row>
        <table:table-row table:style-name="ro1">
          <table:table-cell office:value-type="float" office:value="447471" calcext:value-type="float">
            <text:p>447471</text:p>
          </table:table-cell>
          <table:table-cell table:formula="of:=[.A30]/1000/(60*60*24)" office:value-type="time" office:time-value="PT00H07M27.471S" calcext:value-type="time">
            <text:p>00:07:27</text:p>
          </table:table-cell>
          <table:table-cell office:value-type="float" office:value="1.25" calcext:value-type="float">
            <text:p>1.25</text:p>
          </table:table-cell>
          <table:table-cell office:value-type="float" office:value="459.92" calcext:value-type="float">
            <text:p>459.92</text:p>
          </table:table-cell>
          <table:table-cell office:value-type="float" office:value="573.05" calcext:value-type="float">
            <text:p>573.05</text:p>
          </table:table-cell>
          <table:table-cell office:value-type="float" office:value="57.14" calcext:value-type="float">
            <text:p>57.14</text:p>
          </table:table-cell>
          <table:table-cell office:value-type="float" office:value="72.24" calcext:value-type="float">
            <text:p>72.24</text:p>
          </table:table-cell>
        </table:table-row>
        <table:table-row table:style-name="ro1">
          <table:table-cell office:value-type="float" office:value="463471" calcext:value-type="float">
            <text:p>463471</text:p>
          </table:table-cell>
          <table:table-cell table:formula="of:=[.A31]/1000/(60*60*24)" office:value-type="time" office:time-value="PT00H07M43.471S" calcext:value-type="time">
            <text:p>00:07:43</text:p>
          </table:table-cell>
          <table:table-cell office:value-type="float" office:value="1.25" calcext:value-type="float">
            <text:p>1.25</text:p>
          </table:table-cell>
          <table:table-cell office:value-type="float" office:value="459.6" calcext:value-type="float">
            <text:p>459.6</text:p>
          </table:table-cell>
          <table:table-cell office:value-type="float" office:value="572.65" calcext:value-type="float">
            <text:p>572.65</text:p>
          </table:table-cell>
          <table:table-cell office:value-type="float" office:value="59.18" calcext:value-type="float">
            <text:p>59.18</text:p>
          </table:table-cell>
          <table:table-cell office:value-type="float" office:value="74.78" calcext:value-type="float">
            <text:p>74.78</text:p>
          </table:table-cell>
        </table:table-row>
        <table:table-row table:style-name="ro1">
          <table:table-cell office:value-type="float" office:value="479471" calcext:value-type="float">
            <text:p>479471</text:p>
          </table:table-cell>
          <table:table-cell table:formula="of:=[.A32]/1000/(60*60*24)" office:value-type="time" office:time-value="PT00H07M59.471S" calcext:value-type="time">
            <text:p>00:07:59</text:p>
          </table:table-cell>
          <table:table-cell office:value-type="float" office:value="1.25" calcext:value-type="float">
            <text:p>1.25</text:p>
          </table:table-cell>
          <table:table-cell office:value-type="float" office:value="459.6" calcext:value-type="float">
            <text:p>459.6</text:p>
          </table:table-cell>
          <table:table-cell office:value-type="float" office:value="572.64" calcext:value-type="float">
            <text:p>572.64</text:p>
          </table:table-cell>
          <table:table-cell office:value-type="float" office:value="61.22" calcext:value-type="float">
            <text:p>61.22</text:p>
          </table:table-cell>
          <table:table-cell office:value-type="float" office:value="77.32" calcext:value-type="float">
            <text:p>77.32</text:p>
          </table:table-cell>
        </table:table-row>
        <table:table-row table:style-name="ro1">
          <table:table-cell office:value-type="float" office:value="495471" calcext:value-type="float">
            <text:p>495471</text:p>
          </table:table-cell>
          <table:table-cell table:formula="of:=[.A33]/1000/(60*60*24)" office:value-type="time" office:time-value="PT00H08M15.471S" calcext:value-type="time">
            <text:p>00:08:15</text:p>
          </table:table-cell>
          <table:table-cell office:value-type="float" office:value="1.25" calcext:value-type="float">
            <text:p>1.25</text:p>
          </table:table-cell>
          <table:table-cell office:value-type="float" office:value="459.8" calcext:value-type="float">
            <text:p>459.8</text:p>
          </table:table-cell>
          <table:table-cell office:value-type="float" office:value="572.9" calcext:value-type="float">
            <text:p>572.9</text:p>
          </table:table-cell>
          <table:table-cell office:value-type="float" office:value="63.27" calcext:value-type="float">
            <text:p>63.27</text:p>
          </table:table-cell>
          <table:table-cell office:value-type="float" office:value="79.87" calcext:value-type="float">
            <text:p>79.87</text:p>
          </table:table-cell>
        </table:table-row>
        <table:table-row table:style-name="ro1">
          <table:table-cell office:value-type="float" office:value="511471" calcext:value-type="float">
            <text:p>511471</text:p>
          </table:table-cell>
          <table:table-cell table:formula="of:=[.A34]/1000/(60*60*24)" office:value-type="time" office:time-value="PT00H08M31.471S" calcext:value-type="time">
            <text:p>00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459.92" calcext:value-type="float">
            <text:p>459.92</text:p>
          </table:table-cell>
          <table:table-cell office:value-type="float" office:value="569.36" calcext:value-type="float">
            <text:p>569.36</text:p>
          </table:table-cell>
          <table:table-cell office:value-type="float" office:value="65.31" calcext:value-type="float">
            <text:p>65.31</text:p>
          </table:table-cell>
          <table:table-cell office:value-type="float" office:value="82.41" calcext:value-type="float">
            <text:p>82.41</text:p>
          </table:table-cell>
        </table:table-row>
        <table:table-row table:style-name="ro1">
          <table:table-cell office:value-type="float" office:value="527471" calcext:value-type="float">
            <text:p>527471</text:p>
          </table:table-cell>
          <table:table-cell table:formula="of:=[.A35]/1000/(60*60*24)" office:value-type="time" office:time-value="PT00H08M47.471S" calcext:value-type="time">
            <text:p>00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9.12" calcext:value-type="float">
            <text:p>569.12</text:p>
          </table:table-cell>
          <table:table-cell office:value-type="float" office:value="67.35" calcext:value-type="float">
            <text:p>67.35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float" office:value="543472" calcext:value-type="float">
            <text:p>543472</text:p>
          </table:table-cell>
          <table:table-cell table:formula="of:=[.A36]/1000/(60*60*24)" office:value-type="time" office:time-value="PT00H09M03.472S" calcext:value-type="time">
            <text:p>00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9.11" calcext:value-type="float">
            <text:p>569.11</text:p>
          </table:table-cell>
          <table:table-cell office:value-type="float" office:value="69.39" calcext:value-type="float">
            <text:p>69.39</text:p>
          </table:table-cell>
          <table:table-cell office:value-type="float" office:value="87.48" calcext:value-type="float">
            <text:p>87.48</text:p>
          </table:table-cell>
        </table:table-row>
        <table:table-row table:style-name="ro1">
          <table:table-cell office:value-type="float" office:value="559472" calcext:value-type="float">
            <text:p>559472</text:p>
          </table:table-cell>
          <table:table-cell table:formula="of:=[.A37]/1000/(60*60*24)" office:value-type="time" office:time-value="PT00H09M19.472S" calcext:value-type="time">
            <text:p>00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459.4" calcext:value-type="float">
            <text:p>459.4</text:p>
          </table:table-cell>
          <table:table-cell office:value-type="float" office:value="570.57" calcext:value-type="float">
            <text:p>570.57</text:p>
          </table:table-cell>
          <table:table-cell office:value-type="float" office:value="71.44" calcext:value-type="float">
            <text:p>71.44</text:p>
          </table:table-cell>
          <table:table-cell office:value-type="float" office:value="90.02" calcext:value-type="float">
            <text:p>90.02</text:p>
          </table:table-cell>
        </table:table-row>
        <table:table-row table:style-name="ro1">
          <table:table-cell office:value-type="float" office:value="575471" calcext:value-type="float">
            <text:p>575471</text:p>
          </table:table-cell>
          <table:table-cell table:formula="of:=[.A38]/1000/(60*60*24)" office:value-type="time" office:time-value="PT00H09M35.471S" calcext:value-type="time">
            <text:p>00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460" calcext:value-type="float">
            <text:p>460</text:p>
          </table:table-cell>
          <table:table-cell office:value-type="float" office:value="569.46" calcext:value-type="float">
            <text:p>569.46</text:p>
          </table:table-cell>
          <table:table-cell office:value-type="float" office:value="73.48" calcext:value-type="float">
            <text:p>73.48</text:p>
          </table:table-cell>
          <table:table-cell office:value-type="float" office:value="92.55" calcext:value-type="float">
            <text:p>92.55</text:p>
          </table:table-cell>
        </table:table-row>
        <table:table-row table:style-name="ro1">
          <table:table-cell office:value-type="float" office:value="591472" calcext:value-type="float">
            <text:p>591472</text:p>
          </table:table-cell>
          <table:table-cell table:formula="of:=[.A39]/1000/(60*60*24)" office:value-type="time" office:time-value="PT00H09M51.472S" calcext:value-type="time">
            <text:p>00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459.8" calcext:value-type="float">
            <text:p>459.8</text:p>
          </table:table-cell>
          <table:table-cell office:value-type="float" office:value="571.06" calcext:value-type="float">
            <text:p>571.06</text:p>
          </table:table-cell>
          <table:table-cell office:value-type="float" office:value="75.52" calcext:value-type="float">
            <text:p>75.52</text:p>
          </table:table-cell>
          <table:table-cell office:value-type="float" office:value="95.08" calcext:value-type="float">
            <text:p>95.08</text:p>
          </table:table-cell>
        </table:table-row>
        <table:table-row table:style-name="ro1">
          <table:table-cell office:value-type="float" office:value="607471" calcext:value-type="float">
            <text:p>607471</text:p>
          </table:table-cell>
          <table:table-cell table:formula="of:=[.A40]/1000/(60*60*24)" office:value-type="time" office:time-value="PT00H10M07.471S" calcext:value-type="time">
            <text:p>00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459.92" calcext:value-type="float">
            <text:p>459.92</text:p>
          </table:table-cell>
          <table:table-cell office:value-type="float" office:value="569.36" calcext:value-type="float">
            <text:p>569.36</text:p>
          </table:table-cell>
          <table:table-cell office:value-type="float" office:value="77.57" calcext:value-type="float">
            <text:p>77.57</text:p>
          </table:table-cell>
          <table:table-cell office:value-type="float" office:value="97.62" calcext:value-type="float">
            <text:p>97.62</text:p>
          </table:table-cell>
        </table:table-row>
        <table:table-row table:style-name="ro1">
          <table:table-cell office:value-type="float" office:value="623471" calcext:value-type="float">
            <text:p>623471</text:p>
          </table:table-cell>
          <table:table-cell table:formula="of:=[.A41]/1000/(60*60*24)" office:value-type="time" office:time-value="PT00H10M23.471S" calcext:value-type="time">
            <text:p>00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9.11" calcext:value-type="float">
            <text:p>569.11</text:p>
          </table:table-cell>
          <table:table-cell office:value-type="float" office:value="79.61" calcext:value-type="float">
            <text:p>79.61</text:p>
          </table:table-cell>
          <table:table-cell office:value-type="float" office:value="100.14" calcext:value-type="float">
            <text:p>100.14</text:p>
          </table:table-cell>
        </table:table-row>
        <table:table-row table:style-name="ro1">
          <table:table-cell office:value-type="float" office:value="639471" calcext:value-type="float">
            <text:p>639471</text:p>
          </table:table-cell>
          <table:table-cell table:formula="of:=[.A42]/1000/(60*60*24)" office:value-type="time" office:time-value="PT00H10M39.471S" calcext:value-type="time">
            <text:p>00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459.6" calcext:value-type="float">
            <text:p>459.6</text:p>
          </table:table-cell>
          <table:table-cell office:value-type="float" office:value="568.96" calcext:value-type="float">
            <text:p>568.96</text:p>
          </table:table-cell>
          <table:table-cell office:value-type="float" office:value="81.65" calcext:value-type="float">
            <text:p>81.65</text:p>
          </table:table-cell>
          <table:table-cell office:value-type="float" office:value="102.67" calcext:value-type="float">
            <text:p>102.67</text:p>
          </table:table-cell>
        </table:table-row>
        <table:table-row table:style-name="ro1">
          <table:table-cell office:value-type="float" office:value="655472" calcext:value-type="float">
            <text:p>655472</text:p>
          </table:table-cell>
          <table:table-cell table:formula="of:=[.A43]/1000/(60*60*24)" office:value-type="time" office:time-value="PT00H10M55.472S" calcext:value-type="time">
            <text:p>00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460" calcext:value-type="float">
            <text:p>460</text:p>
          </table:table-cell>
          <table:table-cell office:value-type="float" office:value="569.47" calcext:value-type="float">
            <text:p>569.47</text:p>
          </table:table-cell>
          <table:table-cell office:value-type="float" office:value="83.7" calcext:value-type="float">
            <text:p>83.7</text:p>
          </table:table-cell>
          <table:table-cell office:value-type="float" office:value="105.19" calcext:value-type="float">
            <text:p>105.19</text:p>
          </table:table-cell>
        </table:table-row>
        <table:table-row table:style-name="ro1">
          <table:table-cell office:value-type="float" office:value="671472" calcext:value-type="float">
            <text:p>671472</text:p>
          </table:table-cell>
          <table:table-cell table:formula="of:=[.A44]/1000/(60*60*24)" office:value-type="time" office:time-value="PT00H11M11.472S" calcext:value-type="time">
            <text:p>00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7.29" calcext:value-type="float">
            <text:p>567.29</text:p>
          </table:table-cell>
          <table:table-cell office:value-type="float" office:value="85.74" calcext:value-type="float">
            <text:p>85.74</text:p>
          </table:table-cell>
          <table:table-cell office:value-type="float" office:value="107.72" calcext:value-type="float">
            <text:p>107.72</text:p>
          </table:table-cell>
        </table:table-row>
        <table:table-row table:style-name="ro1">
          <table:table-cell office:value-type="float" office:value="687472" calcext:value-type="float">
            <text:p>687472</text:p>
          </table:table-cell>
          <table:table-cell table:formula="of:=[.A45]/1000/(60*60*24)" office:value-type="time" office:time-value="PT00H11M27.472S" calcext:value-type="time">
            <text:p>00:11:27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7.14" calcext:value-type="float">
            <text:p>567.14</text:p>
          </table:table-cell>
          <table:table-cell office:value-type="float" office:value="87.78" calcext:value-type="float">
            <text:p>87.78</text:p>
          </table:table-cell>
          <table:table-cell office:value-type="float" office:value="110.24" calcext:value-type="float">
            <text:p>110.24</text:p>
          </table:table-cell>
        </table:table-row>
        <table:table-row table:style-name="ro1">
          <table:table-cell office:value-type="float" office:value="703472" calcext:value-type="float">
            <text:p>703472</text:p>
          </table:table-cell>
          <table:table-cell table:formula="of:=[.A46]/1000/(60*60*24)" office:value-type="time" office:time-value="PT00H11M43.472S" calcext:value-type="time">
            <text:p>00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7.13" calcext:value-type="float">
            <text:p>567.13</text:p>
          </table:table-cell>
          <table:table-cell office:value-type="float" office:value="89.83" calcext:value-type="float">
            <text:p>89.83</text:p>
          </table:table-cell>
          <table:table-cell office:value-type="float" office:value="112.76" calcext:value-type="float">
            <text:p>112.76</text:p>
          </table:table-cell>
        </table:table-row>
        <table:table-row table:style-name="ro1">
          <table:table-cell office:value-type="float" office:value="719471" calcext:value-type="float">
            <text:p>719471</text:p>
          </table:table-cell>
          <table:table-cell table:formula="of:=[.A47]/1000/(60*60*24)" office:value-type="time" office:time-value="PT00H11M59.471S" calcext:value-type="time">
            <text:p>00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7.14" calcext:value-type="float">
            <text:p>567.14</text:p>
          </table:table-cell>
          <table:table-cell office:value-type="float" office:value="91.87" calcext:value-type="float">
            <text:p>91.87</text:p>
          </table:table-cell>
          <table:table-cell office:value-type="float" office:value="115.28" calcext:value-type="float">
            <text:p>115.28</text:p>
          </table:table-cell>
        </table:table-row>
        <table:table-row table:style-name="ro1">
          <table:table-cell office:value-type="float" office:value="735471" calcext:value-type="float">
            <text:p>735471</text:p>
          </table:table-cell>
          <table:table-cell table:formula="of:=[.A48]/1000/(60*60*24)" office:value-type="time" office:time-value="PT00H12M15.471S" calcext:value-type="time">
            <text:p>00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7.28" calcext:value-type="float">
            <text:p>567.28</text:p>
          </table:table-cell>
          <table:table-cell office:value-type="float" office:value="93.91" calcext:value-type="float">
            <text:p>93.91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 office:value-type="float" office:value="751472" calcext:value-type="float">
            <text:p>751472</text:p>
          </table:table-cell>
          <table:table-cell table:formula="of:=[.A49]/1000/(60*60*24)" office:value-type="time" office:time-value="PT00H12M31.472S" calcext:value-type="time">
            <text:p>00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459.92" calcext:value-type="float">
            <text:p>459.92</text:p>
          </table:table-cell>
          <table:table-cell office:value-type="float" office:value="565.69" calcext:value-type="float">
            <text:p>565.69</text:p>
          </table:table-cell>
          <table:table-cell office:value-type="float" office:value="95.96" calcext:value-type="float">
            <text:p>95.96</text:p>
          </table:table-cell>
          <table:table-cell office:value-type="float" office:value="120.31" calcext:value-type="float">
            <text:p>120.31</text:p>
          </table:table-cell>
        </table:table-row>
        <table:table-row table:style-name="ro1">
          <table:table-cell office:value-type="float" office:value="767471" calcext:value-type="float">
            <text:p>767471</text:p>
          </table:table-cell>
          <table:table-cell table:formula="of:=[.A50]/1000/(60*60*24)" office:value-type="time" office:time-value="PT00H12M47.471S" calcext:value-type="time">
            <text:p>00:12:47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5.29" calcext:value-type="float">
            <text:p>565.29</text:p>
          </table:table-cell>
          <table:table-cell office:value-type="float" office:value="98" calcext:value-type="float">
            <text:p>98</text:p>
          </table:table-cell>
          <table:table-cell office:value-type="float" office:value="122.83" calcext:value-type="float">
            <text:p>122.83</text:p>
          </table:table-cell>
        </table:table-row>
        <table:table-row table:style-name="ro1">
          <table:table-cell office:value-type="float" office:value="783471" calcext:value-type="float">
            <text:p>783471</text:p>
          </table:table-cell>
          <table:table-cell table:formula="of:=[.A51]/1000/(60*60*24)" office:value-type="time" office:time-value="PT00H13M03.471S" calcext:value-type="time">
            <text:p>00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5.3" calcext:value-type="float">
            <text:p>565.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25.34" calcext:value-type="float">
            <text:p>125.34</text:p>
          </table:table-cell>
        </table:table-row>
        <table:table-row table:style-name="ro1">
          <table:table-cell office:value-type="float" office:value="799471" calcext:value-type="float">
            <text:p>799471</text:p>
          </table:table-cell>
          <table:table-cell table:formula="of:=[.A52]/1000/(60*60*24)" office:value-type="time" office:time-value="PT00H13M19.471S" calcext:value-type="time">
            <text:p>00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5.19" calcext:value-type="float">
            <text:p>565.19</text:p>
          </table:table-cell>
          <table:table-cell office:value-type="float" office:value="102.09" calcext:value-type="float">
            <text:p>102.09</text:p>
          </table:table-cell>
          <table:table-cell office:value-type="float" office:value="127.86" calcext:value-type="float">
            <text:p>127.86</text:p>
          </table:table-cell>
        </table:table-row>
        <table:table-row table:style-name="ro1">
          <table:table-cell office:value-type="float" office:value="815472" calcext:value-type="float">
            <text:p>815472</text:p>
          </table:table-cell>
          <table:table-cell table:formula="of:=[.A53]/1000/(60*60*24)" office:value-type="time" office:time-value="PT00H13M35.472S" calcext:value-type="time">
            <text:p>00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459.8" calcext:value-type="float">
            <text:p>459.8</text:p>
          </table:table-cell>
          <table:table-cell office:value-type="float" office:value="565.54" calcext:value-type="float">
            <text:p>565.54</text:p>
          </table:table-cell>
          <table:table-cell office:value-type="float" office:value="104.13" calcext:value-type="float">
            <text:p>104.13</text:p>
          </table:table-cell>
          <table:table-cell office:value-type="float" office:value="130.37" calcext:value-type="float">
            <text:p>130.37</text:p>
          </table:table-cell>
        </table:table-row>
        <table:table-row table:style-name="ro1">
          <table:table-cell office:value-type="float" office:value="831471" calcext:value-type="float">
            <text:p>831471</text:p>
          </table:table-cell>
          <table:table-cell table:formula="of:=[.A54]/1000/(60*60*24)" office:value-type="time" office:time-value="PT00H13M51.471S" calcext:value-type="time">
            <text:p>00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3.45" calcext:value-type="float">
            <text:p>563.45</text:p>
          </table:table-cell>
          <table:table-cell office:value-type="float" office:value="106.17" calcext:value-type="float">
            <text:p>106.17</text:p>
          </table:table-cell>
          <table:table-cell office:value-type="float" office:value="132.88" calcext:value-type="float">
            <text:p>132.88</text:p>
          </table:table-cell>
        </table:table-row>
        <table:table-row table:style-name="ro1">
          <table:table-cell office:value-type="float" office:value="847471" calcext:value-type="float">
            <text:p>847471</text:p>
          </table:table-cell>
          <table:table-cell table:formula="of:=[.A55]/1000/(60*60*24)" office:value-type="time" office:time-value="PT00H14M07.471S" calcext:value-type="time">
            <text:p>00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459.92" calcext:value-type="float">
            <text:p>459.92</text:p>
          </table:table-cell>
          <table:table-cell office:value-type="float" office:value="565.69" calcext:value-type="float">
            <text:p>565.69</text:p>
          </table:table-cell>
          <table:table-cell office:value-type="float" office:value="108.22" calcext:value-type="float">
            <text:p>108.22</text:p>
          </table:table-cell>
          <table:table-cell office:value-type="float" office:value="135.39" calcext:value-type="float">
            <text:p>135.39</text:p>
          </table:table-cell>
        </table:table-row>
        <table:table-row table:style-name="ro1">
          <table:table-cell office:value-type="float" office:value="863472" calcext:value-type="float">
            <text:p>863472</text:p>
          </table:table-cell>
          <table:table-cell table:formula="of:=[.A56]/1000/(60*60*24)" office:value-type="time" office:time-value="PT00H14M23.472S" calcext:value-type="time">
            <text:p>00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3.46" calcext:value-type="float">
            <text:p>563.46</text:p>
          </table:table-cell>
          <table:table-cell office:value-type="float" office:value="110.26" calcext:value-type="float">
            <text:p>110.26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1">
          <table:table-cell office:value-type="float" office:value="879471" calcext:value-type="float">
            <text:p>879471</text:p>
          </table:table-cell>
          <table:table-cell table:formula="of:=[.A57]/1000/(60*60*24)" office:value-type="time" office:time-value="PT00H14M39.471S" calcext:value-type="time">
            <text:p>00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459.8" calcext:value-type="float">
            <text:p>459.8</text:p>
          </table:table-cell>
          <table:table-cell office:value-type="float" office:value="563.69" calcext:value-type="float">
            <text:p>563.69</text:p>
          </table:table-cell>
          <table:table-cell office:value-type="float" office:value="112.3" calcext:value-type="float">
            <text:p>112.3</text:p>
          </table:table-cell>
          <table:table-cell office:value-type="float" office:value="140.4" calcext:value-type="float">
            <text:p>140.4</text:p>
          </table:table-cell>
        </table:table-row>
        <table:table-row table:style-name="ro1">
          <table:table-cell office:value-type="float" office:value="895471" calcext:value-type="float">
            <text:p>895471</text:p>
          </table:table-cell>
          <table:table-cell table:formula="of:=[.A58]/1000/(60*60*24)" office:value-type="time" office:time-value="PT00H14M55.471S" calcext:value-type="time">
            <text:p>00:14:55</text:p>
          </table:table-cell>
          <table:table-cell office:value-type="float" office:value="1.23" calcext:value-type="float">
            <text:p>1.23</text:p>
          </table:table-cell>
          <table:table-cell office:value-type="float" office:value="459.92" calcext:value-type="float">
            <text:p>459.92</text:p>
          </table:table-cell>
          <table:table-cell office:value-type="float" office:value="565.7" calcext:value-type="float">
            <text:p>565.7</text:p>
          </table:table-cell>
          <table:table-cell office:value-type="float" office:value="114.35" calcext:value-type="float">
            <text:p>114.35</text:p>
          </table:table-cell>
          <table:table-cell office:value-type="float" office:value="142.91" calcext:value-type="float">
            <text:p>142.91</text:p>
          </table:table-cell>
        </table:table-row>
        <table:table-row table:style-name="ro1">
          <table:table-cell office:value-type="float" office:value="911471" calcext:value-type="float">
            <text:p>911471</text:p>
          </table:table-cell>
          <table:table-cell table:formula="of:=[.A59]/1000/(60*60*24)" office:value-type="time" office:time-value="PT00H15M11.471S" calcext:value-type="time">
            <text:p>00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1.77" calcext:value-type="float">
            <text:p>561.77</text:p>
          </table:table-cell>
          <table:table-cell office:value-type="float" office:value="116.39" calcext:value-type="float">
            <text:p>116.39</text:p>
          </table:table-cell>
          <table:table-cell office:value-type="float" office:value="145.41" calcext:value-type="float">
            <text:p>145.41</text:p>
          </table:table-cell>
        </table:table-row>
        <table:table-row table:style-name="ro1">
          <table:table-cell office:value-type="float" office:value="927471" calcext:value-type="float">
            <text:p>927471</text:p>
          </table:table-cell>
          <table:table-cell table:formula="of:=[.A60]/1000/(60*60*24)" office:value-type="time" office:time-value="PT00H15M27.471S" calcext:value-type="time">
            <text:p>00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63.11" calcext:value-type="float">
            <text:p>563.11</text:p>
          </table:table-cell>
          <table:table-cell office:value-type="float" office:value="118.43" calcext:value-type="float">
            <text:p>118.43</text:p>
          </table:table-cell>
          <table:table-cell office:value-type="float" office:value="147.92" calcext:value-type="float">
            <text:p>147.92</text:p>
          </table:table-cell>
        </table:table-row>
        <table:table-row table:style-name="ro1">
          <table:table-cell office:value-type="float" office:value="943471" calcext:value-type="float">
            <text:p>943471</text:p>
          </table:table-cell>
          <table:table-cell table:formula="of:=[.A61]/1000/(60*60*24)" office:value-type="time" office:time-value="PT00H15M43.471S" calcext:value-type="time">
            <text:p>00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459.8" calcext:value-type="float">
            <text:p>459.8</text:p>
          </table:table-cell>
          <table:table-cell office:value-type="float" office:value="561.87" calcext:value-type="float">
            <text:p>561.87</text:p>
          </table:table-cell>
          <table:table-cell office:value-type="float" office:value="120.48" calcext:value-type="float">
            <text:p>120.48</text:p>
          </table:table-cell>
          <table:table-cell office:value-type="float" office:value="150.42" calcext:value-type="float">
            <text:p>150.42</text:p>
          </table:table-cell>
        </table:table-row>
        <table:table-row table:style-name="ro1">
          <table:table-cell office:value-type="float" office:value="959471" calcext:value-type="float">
            <text:p>959471</text:p>
          </table:table-cell>
          <table:table-cell table:formula="of:=[.A62]/1000/(60*60*24)" office:value-type="time" office:time-value="PT00H15M59.471S" calcext:value-type="time">
            <text:p>00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459.6" calcext:value-type="float">
            <text:p>459.6</text:p>
          </table:table-cell>
          <table:table-cell office:value-type="float" office:value="561.62" calcext:value-type="float">
            <text:p>561.62</text:p>
          </table:table-cell>
          <table:table-cell office:value-type="float" office:value="122.52" calcext:value-type="float">
            <text:p>122.52</text:p>
          </table:table-cell>
          <table:table-cell office:value-type="float" office:value="152.92" calcext:value-type="float">
            <text:p>152.92</text:p>
          </table:table-cell>
        </table:table-row>
        <table:table-row table:style-name="ro1">
          <table:table-cell office:value-type="float" office:value="975471" calcext:value-type="float">
            <text:p>975471</text:p>
          </table:table-cell>
          <table:table-cell table:formula="of:=[.A63]/1000/(60*60*24)" office:value-type="time" office:time-value="PT00H16M15.471S" calcext:value-type="time">
            <text:p>00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459.6" calcext:value-type="float">
            <text:p>459.6</text:p>
          </table:table-cell>
          <table:table-cell office:value-type="float" office:value="561.62" calcext:value-type="float">
            <text:p>561.62</text:p>
          </table:table-cell>
          <table:table-cell office:value-type="float" office:value="124.56" calcext:value-type="float">
            <text:p>124.56</text:p>
          </table:table-cell>
          <table:table-cell office:value-type="float" office:value="155.42" calcext:value-type="float">
            <text:p>155.42</text:p>
          </table:table-cell>
        </table:table-row>
        <table:table-row table:style-name="ro1">
          <table:table-cell office:value-type="float" office:value="991471" calcext:value-type="float">
            <text:p>991471</text:p>
          </table:table-cell>
          <table:table-cell table:formula="of:=[.A64]/1000/(60*60*24)" office:value-type="time" office:time-value="PT00H16M31.471S" calcext:value-type="time">
            <text:p>00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459.92" calcext:value-type="float">
            <text:p>459.92</text:p>
          </table:table-cell>
          <table:table-cell office:value-type="float" office:value="560.16" calcext:value-type="float">
            <text:p>560.16</text:p>
          </table:table-cell>
          <table:table-cell office:value-type="float" office:value="126.61" calcext:value-type="float">
            <text:p>126.61</text:p>
          </table:table-cell>
          <table:table-cell office:value-type="float" office:value="157.92" calcext:value-type="float">
            <text:p>157.92</text:p>
          </table:table-cell>
        </table:table-row>
        <table:table-row table:style-name="ro1">
          <table:table-cell office:value-type="float" office:value="1007471" calcext:value-type="float">
            <text:p>1007471</text:p>
          </table:table-cell>
          <table:table-cell table:formula="of:=[.A65]/1000/(60*60*24)" office:value-type="time" office:time-value="PT00H16M47.471S" calcext:value-type="time">
            <text:p>00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459.92" calcext:value-type="float">
            <text:p>459.92</text:p>
          </table:table-cell>
          <table:table-cell office:value-type="float" office:value="562.01" calcext:value-type="float">
            <text:p>562.01</text:p>
          </table:table-cell>
          <table:table-cell office:value-type="float" office:value="128.65" calcext:value-type="float">
            <text:p>128.65</text:p>
          </table:table-cell>
          <table:table-cell office:value-type="float" office:value="160.41" calcext:value-type="float">
            <text:p>160.41</text:p>
          </table:table-cell>
        </table:table-row>
        <table:table-row table:style-name="ro1">
          <table:table-cell office:value-type="float" office:value="1023471" calcext:value-type="float">
            <text:p>1023471</text:p>
          </table:table-cell>
          <table:table-cell table:formula="of:=[.A66]/1000/(60*60*24)" office:value-type="time" office:time-value="PT00H17M03.471S" calcext:value-type="time">
            <text:p>00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459.92" calcext:value-type="float">
            <text:p>459.92</text:p>
          </table:table-cell>
          <table:table-cell office:value-type="float" office:value="562" calcext:value-type="float">
            <text:p>562</text:p>
          </table:table-cell>
          <table:table-cell office:value-type="float" office:value="130.69" calcext:value-type="float">
            <text:p>130.69</text:p>
          </table:table-cell>
          <table:table-cell office:value-type="float" office:value="162.91" calcext:value-type="float">
            <text:p>162.91</text:p>
          </table:table-cell>
        </table:table-row>
        <table:table-row table:style-name="ro1">
          <table:table-cell office:value-type="float" office:value="1039471" calcext:value-type="float">
            <text:p>1039471</text:p>
          </table:table-cell>
          <table:table-cell table:formula="of:=[.A67]/1000/(60*60*24)" office:value-type="time" office:time-value="PT00H17M19.471S" calcext:value-type="time">
            <text:p>00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459.8" calcext:value-type="float">
            <text:p>459.8</text:p>
          </table:table-cell>
          <table:table-cell office:value-type="float" office:value="560.03" calcext:value-type="float">
            <text:p>560.03</text:p>
          </table:table-cell>
          <table:table-cell office:value-type="float" office:value="132.74" calcext:value-type="float">
            <text:p>132.74</text:p>
          </table:table-cell>
          <table:table-cell office:value-type="float" office:value="165.41" calcext:value-type="float">
            <text:p>165.41</text:p>
          </table:table-cell>
        </table:table-row>
        <table:table-row table:style-name="ro1">
          <table:table-cell office:value-type="float" office:value="1055471" calcext:value-type="float">
            <text:p>1055471</text:p>
          </table:table-cell>
          <table:table-cell table:formula="of:=[.A68]/1000/(60*60*24)" office:value-type="time" office:time-value="PT00H17M35.471S" calcext:value-type="time">
            <text:p>00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9.93" calcext:value-type="float">
            <text:p>559.93</text:p>
          </table:table-cell>
          <table:table-cell office:value-type="float" office:value="134.78" calcext:value-type="float">
            <text:p>134.78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1">
          <table:table-cell office:value-type="float" office:value="1071471" calcext:value-type="float">
            <text:p>1071471</text:p>
          </table:table-cell>
          <table:table-cell table:formula="of:=[.A69]/1000/(60*60*24)" office:value-type="time" office:time-value="PT00H17M51.471S" calcext:value-type="time">
            <text:p>00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460" calcext:value-type="float">
            <text:p>460</text:p>
          </table:table-cell>
          <table:table-cell office:value-type="float" office:value="562.12" calcext:value-type="float">
            <text:p>562.12</text:p>
          </table:table-cell>
          <table:table-cell office:value-type="float" office:value="136.82" calcext:value-type="float">
            <text:p>136.82</text:p>
          </table:table-cell>
          <table:table-cell office:value-type="float" office:value="170.39" calcext:value-type="float">
            <text:p>170.39</text:p>
          </table:table-cell>
        </table:table-row>
        <table:table-row table:style-name="ro1">
          <table:table-cell office:value-type="float" office:value="1087471" calcext:value-type="float">
            <text:p>1087471</text:p>
          </table:table-cell>
          <table:table-cell table:formula="of:=[.A70]/1000/(60*60*24)" office:value-type="time" office:time-value="PT00H18M07.471S" calcext:value-type="time">
            <text:p>00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9.92" calcext:value-type="float">
            <text:p>559.92</text:p>
          </table:table-cell>
          <table:table-cell office:value-type="float" office:value="138.87" calcext:value-type="float">
            <text:p>138.87</text:p>
          </table:table-cell>
          <table:table-cell office:value-type="float" office:value="172.88" calcext:value-type="float">
            <text:p>172.88</text:p>
          </table:table-cell>
        </table:table-row>
        <table:table-row table:style-name="ro1">
          <table:table-cell office:value-type="float" office:value="1103472" calcext:value-type="float">
            <text:p>1103472</text:p>
          </table:table-cell>
          <table:table-cell table:formula="of:=[.A71]/1000/(60*60*24)" office:value-type="time" office:time-value="PT00H18M23.472S" calcext:value-type="time">
            <text:p>00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459.92" calcext:value-type="float">
            <text:p>459.92</text:p>
          </table:table-cell>
          <table:table-cell office:value-type="float" office:value="560.16" calcext:value-type="float">
            <text:p>560.16</text:p>
          </table:table-cell>
          <table:table-cell office:value-type="float" office:value="140.91" calcext:value-type="float">
            <text:p>140.91</text:p>
          </table:table-cell>
          <table:table-cell office:value-type="float" office:value="175.37" calcext:value-type="float">
            <text:p>175.37</text:p>
          </table:table-cell>
        </table:table-row>
        <table:table-row table:style-name="ro1">
          <table:table-cell office:value-type="float" office:value="1119471" calcext:value-type="float">
            <text:p>1119471</text:p>
          </table:table-cell>
          <table:table-cell table:formula="of:=[.A72]/1000/(60*60*24)" office:value-type="time" office:time-value="PT00H18M39.471S" calcext:value-type="time">
            <text:p>00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9.92" calcext:value-type="float">
            <text:p>559.92</text:p>
          </table:table-cell>
          <table:table-cell office:value-type="float" office:value="142.95" calcext:value-type="float">
            <text:p>142.95</text:p>
          </table:table-cell>
          <table:table-cell office:value-type="float" office:value="177.86" calcext:value-type="float">
            <text:p>177.86</text:p>
          </table:table-cell>
        </table:table-row>
        <table:table-row table:style-name="ro1">
          <table:table-cell office:value-type="float" office:value="1135471" calcext:value-type="float">
            <text:p>1135471</text:p>
          </table:table-cell>
          <table:table-cell table:formula="of:=[.A73]/1000/(60*60*24)" office:value-type="time" office:time-value="PT00H18M55.471S" calcext:value-type="time">
            <text:p>00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459.6" calcext:value-type="float">
            <text:p>459.6</text:p>
          </table:table-cell>
          <table:table-cell office:value-type="float" office:value="559.78" calcext:value-type="float">
            <text:p>559.78</text:p>
          </table:table-cell>
          <table:table-cell office:value-type="float" office:value="144.99" calcext:value-type="float">
            <text:p>144.99</text:p>
          </table:table-cell>
          <table:table-cell office:value-type="float" office:value="180.35" calcext:value-type="float">
            <text:p>180.35</text:p>
          </table:table-cell>
        </table:table-row>
        <table:table-row table:style-name="ro1">
          <table:table-cell office:value-type="float" office:value="1151472" calcext:value-type="float">
            <text:p>1151472</text:p>
          </table:table-cell>
          <table:table-cell table:formula="of:=[.A74]/1000/(60*60*24)" office:value-type="time" office:time-value="PT00H19M11.472S" calcext:value-type="time">
            <text:p>00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9.92" calcext:value-type="float">
            <text:p>559.92</text:p>
          </table:table-cell>
          <table:table-cell office:value-type="float" office:value="147.04" calcext:value-type="float">
            <text:p>147.04</text:p>
          </table:table-cell>
          <table:table-cell office:value-type="float" office:value="182.83" calcext:value-type="float">
            <text:p>182.83</text:p>
          </table:table-cell>
        </table:table-row>
        <table:table-row table:style-name="ro1">
          <table:table-cell office:value-type="float" office:value="1167471" calcext:value-type="float">
            <text:p>1167471</text:p>
          </table:table-cell>
          <table:table-cell table:formula="of:=[.A75]/1000/(60*60*24)" office:value-type="time" office:time-value="PT00H19M27.471S" calcext:value-type="time">
            <text:p>00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459.8" calcext:value-type="float">
            <text:p>459.8</text:p>
          </table:table-cell>
          <table:table-cell office:value-type="float" office:value="560.02" calcext:value-type="float">
            <text:p>560.02</text:p>
          </table:table-cell>
          <table:table-cell office:value-type="float" office:value="149.08" calcext:value-type="float">
            <text:p>149.08</text:p>
          </table:table-cell>
          <table:table-cell office:value-type="float" office:value="185.32" calcext:value-type="float">
            <text:p>185.32</text:p>
          </table:table-cell>
        </table:table-row>
        <table:table-row table:style-name="ro1">
          <table:table-cell office:value-type="float" office:value="1183471" calcext:value-type="float">
            <text:p>1183471</text:p>
          </table:table-cell>
          <table:table-cell table:formula="of:=[.A76]/1000/(60*60*24)" office:value-type="time" office:time-value="PT00H19M43.471S" calcext:value-type="time">
            <text:p>00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459.8" calcext:value-type="float">
            <text:p>459.8</text:p>
          </table:table-cell>
          <table:table-cell office:value-type="float" office:value="560.02" calcext:value-type="float">
            <text:p>560.02</text:p>
          </table:table-cell>
          <table:table-cell office:value-type="float" office:value="151.12" calcext:value-type="float">
            <text:p>151.12</text:p>
          </table:table-cell>
          <table:table-cell office:value-type="float" office:value="187.8" calcext:value-type="float">
            <text:p>187.8</text:p>
          </table:table-cell>
        </table:table-row>
        <table:table-row table:style-name="ro1">
          <table:table-cell office:value-type="float" office:value="1199472" calcext:value-type="float">
            <text:p>1199472</text:p>
          </table:table-cell>
          <table:table-cell table:formula="of:=[.A77]/1000/(60*60*24)" office:value-type="time" office:time-value="PT00H19M59.472S" calcext:value-type="time">
            <text:p>00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9.91" calcext:value-type="float">
            <text:p>559.91</text:p>
          </table:table-cell>
          <table:table-cell office:value-type="float" office:value="153.17" calcext:value-type="float">
            <text:p>153.17</text:p>
          </table:table-cell>
          <table:table-cell office:value-type="float" office:value="190.29" calcext:value-type="float">
            <text:p>190.29</text:p>
          </table:table-cell>
        </table:table-row>
        <table:table-row table:style-name="ro1">
          <table:table-cell office:value-type="float" office:value="1215471" calcext:value-type="float">
            <text:p>1215471</text:p>
          </table:table-cell>
          <table:table-cell table:formula="of:=[.A78]/1000/(60*60*24)" office:value-type="time" office:time-value="PT00H20M15.471S" calcext:value-type="time">
            <text:p>00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7.94" calcext:value-type="float">
            <text:p>557.94</text:p>
          </table:table-cell>
          <table:table-cell office:value-type="float" office:value="155.21" calcext:value-type="float">
            <text:p>155.21</text:p>
          </table:table-cell>
          <table:table-cell office:value-type="float" office:value="192.77" calcext:value-type="float">
            <text:p>192.77</text:p>
          </table:table-cell>
        </table:table-row>
        <table:table-row table:style-name="ro1">
          <table:table-cell office:value-type="float" office:value="1231471" calcext:value-type="float">
            <text:p>1231471</text:p>
          </table:table-cell>
          <table:table-cell table:formula="of:=[.A79]/1000/(60*60*24)" office:value-type="time" office:time-value="PT00H20M31.471S" calcext:value-type="time">
            <text:p>00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7.85" calcext:value-type="float">
            <text:p>557.85</text:p>
          </table:table-cell>
          <table:table-cell office:value-type="float" office:value="157.25" calcext:value-type="float">
            <text:p>157.25</text:p>
          </table:table-cell>
          <table:table-cell office:value-type="float" office:value="195.25" calcext:value-type="float">
            <text:p>195.25</text:p>
          </table:table-cell>
        </table:table-row>
        <table:table-row table:style-name="ro1">
          <table:table-cell office:value-type="float" office:value="1247471" calcext:value-type="float">
            <text:p>1247471</text:p>
          </table:table-cell>
          <table:table-cell table:formula="of:=[.A80]/1000/(60*60*24)" office:value-type="time" office:time-value="PT00H20M47.471S" calcext:value-type="time">
            <text:p>00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460" calcext:value-type="float">
            <text:p>460</text:p>
          </table:table-cell>
          <table:table-cell office:value-type="float" office:value="556.58" calcext:value-type="float">
            <text:p>556.58</text:p>
          </table:table-cell>
          <table:table-cell office:value-type="float" office:value="159.3" calcext:value-type="float">
            <text:p>159.3</text:p>
          </table:table-cell>
          <table:table-cell office:value-type="float" office:value="197.73" calcext:value-type="float">
            <text:p>197.73</text:p>
          </table:table-cell>
        </table:table-row>
        <table:table-row table:style-name="ro1">
          <table:table-cell office:value-type="float" office:value="1263471" calcext:value-type="float">
            <text:p>1263471</text:p>
          </table:table-cell>
          <table:table-cell table:formula="of:=[.A81]/1000/(60*60*24)" office:value-type="time" office:time-value="PT00H21M03.471S" calcext:value-type="time">
            <text:p>00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5.99" calcext:value-type="float">
            <text:p>555.99</text:p>
          </table:table-cell>
          <table:table-cell office:value-type="float" office:value="161.34" calcext:value-type="float">
            <text:p>161.34</text:p>
          </table:table-cell>
          <table:table-cell office:value-type="float" office:value="200.21" calcext:value-type="float">
            <text:p>200.21</text:p>
          </table:table-cell>
        </table:table-row>
        <table:table-row table:style-name="ro1">
          <table:table-cell office:value-type="float" office:value="1279471" calcext:value-type="float">
            <text:p>1279471</text:p>
          </table:table-cell>
          <table:table-cell table:formula="of:=[.A82]/1000/(60*60*24)" office:value-type="time" office:time-value="PT00H21M19.471S" calcext:value-type="time">
            <text:p>00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459.92" calcext:value-type="float">
            <text:p>459.92</text:p>
          </table:table-cell>
          <table:table-cell office:value-type="float" office:value="558.33" calcext:value-type="float">
            <text:p>558.33</text:p>
          </table:table-cell>
          <table:table-cell office:value-type="float" office:value="163.38" calcext:value-type="float">
            <text:p>163.38</text:p>
          </table:table-cell>
          <table:table-cell office:value-type="float" office:value="202.69" calcext:value-type="float">
            <text:p>202.69</text:p>
          </table:table-cell>
        </table:table-row>
        <table:table-row table:style-name="ro1">
          <table:table-cell office:value-type="float" office:value="1295471" calcext:value-type="float">
            <text:p>1295471</text:p>
          </table:table-cell>
          <table:table-cell table:formula="of:=[.A83]/1000/(60*60*24)" office:value-type="time" office:time-value="PT00H21M35.471S" calcext:value-type="time">
            <text:p>00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8.1" calcext:value-type="float">
            <text:p>558.1</text:p>
          </table:table-cell>
          <table:table-cell office:value-type="float" office:value="165.43" calcext:value-type="float">
            <text:p>165.43</text:p>
          </table:table-cell>
          <table:table-cell office:value-type="float" office:value="205.17" calcext:value-type="float">
            <text:p>205.17</text:p>
          </table:table-cell>
        </table:table-row>
        <table:table-row table:style-name="ro1">
          <table:table-cell office:value-type="float" office:value="1311471" calcext:value-type="float">
            <text:p>1311471</text:p>
          </table:table-cell>
          <table:table-cell table:formula="of:=[.A84]/1000/(60*60*24)" office:value-type="time" office:time-value="PT00H21M51.471S" calcext:value-type="time">
            <text:p>00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7.84" calcext:value-type="float">
            <text:p>557.84</text:p>
          </table:table-cell>
          <table:table-cell office:value-type="float" office:value="167.47" calcext:value-type="float">
            <text:p>167.47</text:p>
          </table:table-cell>
          <table:table-cell office:value-type="float" office:value="207.65" calcext:value-type="float">
            <text:p>207.65</text:p>
          </table:table-cell>
        </table:table-row>
        <table:table-row table:style-name="ro1">
          <table:table-cell office:value-type="float" office:value="1327471" calcext:value-type="float">
            <text:p>1327471</text:p>
          </table:table-cell>
          <table:table-cell table:formula="of:=[.A85]/1000/(60*60*24)" office:value-type="time" office:time-value="PT00H22M07.471S" calcext:value-type="time">
            <text:p>00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7.85" calcext:value-type="float">
            <text:p>557.85</text:p>
          </table:table-cell>
          <table:table-cell office:value-type="float" office:value="169.51" calcext:value-type="float">
            <text:p>169.51</text:p>
          </table:table-cell>
          <table:table-cell office:value-type="float" office:value="210.13" calcext:value-type="float">
            <text:p>210.13</text:p>
          </table:table-cell>
        </table:table-row>
        <table:table-row table:style-name="ro1">
          <table:table-cell office:value-type="float" office:value="1343471" calcext:value-type="float">
            <text:p>1343471</text:p>
          </table:table-cell>
          <table:table-cell table:formula="of:=[.A86]/1000/(60*60*24)" office:value-type="time" office:time-value="PT00H22M23.471S" calcext:value-type="time">
            <text:p>00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6.25" calcext:value-type="float">
            <text:p>556.25</text:p>
          </table:table-cell>
          <table:table-cell office:value-type="float" office:value="171.56" calcext:value-type="float">
            <text:p>171.56</text:p>
          </table:table-cell>
          <table:table-cell office:value-type="float" office:value="212.6" calcext:value-type="float">
            <text:p>212.6</text:p>
          </table:table-cell>
        </table:table-row>
        <table:table-row table:style-name="ro1">
          <table:table-cell office:value-type="float" office:value="1359472" calcext:value-type="float">
            <text:p>1359472</text:p>
          </table:table-cell>
          <table:table-cell table:formula="of:=[.A87]/1000/(60*60*24)" office:value-type="time" office:time-value="PT00H22M39.472S" calcext:value-type="time">
            <text:p>00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7.83" calcext:value-type="float">
            <text:p>557.83</text:p>
          </table:table-cell>
          <table:table-cell office:value-type="float" office:value="173.6" calcext:value-type="float">
            <text:p>173.6</text:p>
          </table:table-cell>
          <table:table-cell office:value-type="float" office:value="215.08" calcext:value-type="float">
            <text:p>215.08</text:p>
          </table:table-cell>
        </table:table-row>
        <table:table-row table:style-name="ro1">
          <table:table-cell office:value-type="float" office:value="1375471" calcext:value-type="float">
            <text:p>1375471</text:p>
          </table:table-cell>
          <table:table-cell table:formula="of:=[.A88]/1000/(60*60*24)" office:value-type="time" office:time-value="PT00H22M55.471S" calcext:value-type="time">
            <text:p>00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7.95" calcext:value-type="float">
            <text:p>557.95</text:p>
          </table:table-cell>
          <table:table-cell office:value-type="float" office:value="175.64" calcext:value-type="float">
            <text:p>175.64</text:p>
          </table:table-cell>
          <table:table-cell office:value-type="float" office:value="217.56" calcext:value-type="float">
            <text:p>217.56</text:p>
          </table:table-cell>
        </table:table-row>
        <table:table-row table:style-name="ro1">
          <table:table-cell office:value-type="float" office:value="1391471" calcext:value-type="float">
            <text:p>1391471</text:p>
          </table:table-cell>
          <table:table-cell table:formula="of:=[.A89]/1000/(60*60*24)" office:value-type="time" office:time-value="PT00H23M11.471S" calcext:value-type="time">
            <text:p>00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8.1" calcext:value-type="float">
            <text:p>558.1</text:p>
          </table:table-cell>
          <table:table-cell office:value-type="float" office:value="177.68" calcext:value-type="float">
            <text:p>177.68</text:p>
          </table:table-cell>
          <table:table-cell office:value-type="float" office:value="220.04" calcext:value-type="float">
            <text:p>220.04</text:p>
          </table:table-cell>
        </table:table-row>
        <table:table-row table:style-name="ro1">
          <table:table-cell office:value-type="float" office:value="1407471" calcext:value-type="float">
            <text:p>1407471</text:p>
          </table:table-cell>
          <table:table-cell table:formula="of:=[.A90]/1000/(60*60*24)" office:value-type="time" office:time-value="PT00H23M27.471S" calcext:value-type="time">
            <text:p>00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6.25" calcext:value-type="float">
            <text:p>556.25</text:p>
          </table:table-cell>
          <table:table-cell office:value-type="float" office:value="179.73" calcext:value-type="float">
            <text:p>179.73</text:p>
          </table:table-cell>
          <table:table-cell office:value-type="float" office:value="222.52" calcext:value-type="float">
            <text:p>222.52</text:p>
          </table:table-cell>
        </table:table-row>
        <table:table-row table:style-name="ro1">
          <table:table-cell office:value-type="float" office:value="1423471" calcext:value-type="float">
            <text:p>1423471</text:p>
          </table:table-cell>
          <table:table-cell table:formula="of:=[.A91]/1000/(60*60*24)" office:value-type="time" office:time-value="PT00H23M43.471S" calcext:value-type="time">
            <text:p>00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7.94" calcext:value-type="float">
            <text:p>557.94</text:p>
          </table:table-cell>
          <table:table-cell office:value-type="float" office:value="181.77" calcext:value-type="float">
            <text:p>181.7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439471" calcext:value-type="float">
            <text:p>1439471</text:p>
          </table:table-cell>
          <table:table-cell table:formula="of:=[.A92]/1000/(60*60*24)" office:value-type="time" office:time-value="PT00H23M59.471S" calcext:value-type="time">
            <text:p>00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8.09" calcext:value-type="float">
            <text:p>558.09</text:p>
          </table:table-cell>
          <table:table-cell office:value-type="float" office:value="183.81" calcext:value-type="float">
            <text:p>183.81</text:p>
          </table:table-cell>
          <table:table-cell office:value-type="float" office:value="227.48" calcext:value-type="float">
            <text:p>227.48</text:p>
          </table:table-cell>
        </table:table-row>
        <table:table-row table:style-name="ro1">
          <table:table-cell office:value-type="float" office:value="1455471" calcext:value-type="float">
            <text:p>1455471</text:p>
          </table:table-cell>
          <table:table-cell table:formula="of:=[.A93]/1000/(60*60*24)" office:value-type="time" office:time-value="PT00H24M15.471S" calcext:value-type="time">
            <text:p>00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459.92" calcext:value-type="float">
            <text:p>459.92</text:p>
          </table:table-cell>
          <table:table-cell office:value-type="float" office:value="556.49" calcext:value-type="float">
            <text:p>556.49</text:p>
          </table:table-cell>
          <table:table-cell office:value-type="float" office:value="185.86" calcext:value-type="float">
            <text:p>185.86</text:p>
          </table:table-cell>
          <table:table-cell office:value-type="float" office:value="229.96" calcext:value-type="float">
            <text:p>229.96</text:p>
          </table:table-cell>
        </table:table-row>
        <table:table-row table:style-name="ro1">
          <table:table-cell office:value-type="float" office:value="1471472" calcext:value-type="float">
            <text:p>1471472</text:p>
          </table:table-cell>
          <table:table-cell table:formula="of:=[.A94]/1000/(60*60*24)" office:value-type="time" office:time-value="PT00H24M31.472S" calcext:value-type="time">
            <text:p>00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459.8" calcext:value-type="float">
            <text:p>459.8</text:p>
          </table:table-cell>
          <table:table-cell office:value-type="float" office:value="556.34" calcext:value-type="float">
            <text:p>556.34</text:p>
          </table:table-cell>
          <table:table-cell office:value-type="float" office:value="187.9" calcext:value-type="float">
            <text:p>187.9</text:p>
          </table:table-cell>
          <table:table-cell office:value-type="float" office:value="232.44" calcext:value-type="float">
            <text:p>232.44</text:p>
          </table:table-cell>
        </table:table-row>
        <table:table-row table:style-name="ro1">
          <table:table-cell office:value-type="float" office:value="1487471" calcext:value-type="float">
            <text:p>1487471</text:p>
          </table:table-cell>
          <table:table-cell table:formula="of:=[.A95]/1000/(60*60*24)" office:value-type="time" office:time-value="PT00H24M47.471S" calcext:value-type="time">
            <text:p>00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6.01" calcext:value-type="float">
            <text:p>556.01</text:p>
          </table:table-cell>
          <table:table-cell office:value-type="float" office:value="189.94" calcext:value-type="float">
            <text:p>189.94</text:p>
          </table:table-cell>
          <table:table-cell office:value-type="float" office:value="234.91" calcext:value-type="float">
            <text:p>234.91</text:p>
          </table:table-cell>
        </table:table-row>
        <table:table-row table:style-name="ro1">
          <table:table-cell office:value-type="float" office:value="1503472" calcext:value-type="float">
            <text:p>1503472</text:p>
          </table:table-cell>
          <table:table-cell table:formula="of:=[.A96]/1000/(60*60*24)" office:value-type="time" office:time-value="PT00H25M03.472S" calcext:value-type="time">
            <text:p>00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6" calcext:value-type="float">
            <text:p>556</text:p>
          </table:table-cell>
          <table:table-cell office:value-type="float" office:value="191.99" calcext:value-type="float">
            <text:p>191.99</text:p>
          </table:table-cell>
          <table:table-cell office:value-type="float" office:value="237.38" calcext:value-type="float">
            <text:p>237.38</text:p>
          </table:table-cell>
        </table:table-row>
        <table:table-row table:style-name="ro1">
          <table:table-cell office:value-type="float" office:value="1519471" calcext:value-type="float">
            <text:p>1519471</text:p>
          </table:table-cell>
          <table:table-cell table:formula="of:=[.A97]/1000/(60*60*24)" office:value-type="time" office:time-value="PT00H25M19.471S" calcext:value-type="time">
            <text:p>00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459.8" calcext:value-type="float">
            <text:p>459.8</text:p>
          </table:table-cell>
          <table:table-cell office:value-type="float" office:value="556.34" calcext:value-type="float">
            <text:p>556.34</text:p>
          </table:table-cell>
          <table:table-cell office:value-type="float" office:value="194.03" calcext:value-type="float">
            <text:p>194.03</text:p>
          </table:table-cell>
          <table:table-cell office:value-type="float" office:value="239.85" calcext:value-type="float">
            <text:p>239.85</text:p>
          </table:table-cell>
        </table:table-row>
        <table:table-row table:style-name="ro1">
          <table:table-cell office:value-type="float" office:value="1535472" calcext:value-type="float">
            <text:p>1535472</text:p>
          </table:table-cell>
          <table:table-cell table:formula="of:=[.A98]/1000/(60*60*24)" office:value-type="time" office:time-value="PT00H25M35.472S" calcext:value-type="time">
            <text:p>00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459.92" calcext:value-type="float">
            <text:p>459.92</text:p>
          </table:table-cell>
          <table:table-cell office:value-type="float" office:value="554.64" calcext:value-type="float">
            <text:p>554.64</text:p>
          </table:table-cell>
          <table:table-cell office:value-type="float" office:value="196.07" calcext:value-type="float">
            <text:p>196.07</text:p>
          </table:table-cell>
          <table:table-cell office:value-type="float" office:value="242.32" calcext:value-type="float">
            <text:p>242.32</text:p>
          </table:table-cell>
        </table:table-row>
        <table:table-row table:style-name="ro1">
          <table:table-cell office:value-type="float" office:value="1551472" calcext:value-type="float">
            <text:p>1551472</text:p>
          </table:table-cell>
          <table:table-cell table:formula="of:=[.A99]/1000/(60*60*24)" office:value-type="time" office:time-value="PT00H25M51.472S" calcext:value-type="time">
            <text:p>00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459.92" calcext:value-type="float">
            <text:p>459.92</text:p>
          </table:table-cell>
          <table:table-cell office:value-type="float" office:value="554.65" calcext:value-type="float">
            <text:p>554.65</text:p>
          </table:table-cell>
          <table:table-cell office:value-type="float" office:value="198.12" calcext:value-type="float">
            <text:p>198.12</text:p>
          </table:table-cell>
          <table:table-cell office:value-type="float" office:value="244.79" calcext:value-type="float">
            <text:p>244.79</text:p>
          </table:table-cell>
        </table:table-row>
        <table:table-row table:style-name="ro1">
          <table:table-cell office:value-type="float" office:value="1567471" calcext:value-type="float">
            <text:p>1567471</text:p>
          </table:table-cell>
          <table:table-cell table:formula="of:=[.A100]/1000/(60*60*24)" office:value-type="time" office:time-value="PT00H26M07.471S" calcext:value-type="time">
            <text:p>00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6.25" calcext:value-type="float">
            <text:p>556.25</text:p>
          </table:table-cell>
          <table:table-cell office:value-type="float" office:value="200.16" calcext:value-type="float">
            <text:p>200.16</text:p>
          </table:table-cell>
          <table:table-cell office:value-type="float" office:value="247.26" calcext:value-type="float">
            <text:p>247.26</text:p>
          </table:table-cell>
        </table:table-row>
        <table:table-row table:style-name="ro1">
          <table:table-cell office:value-type="float" office:value="1583472" calcext:value-type="float">
            <text:p>1583472</text:p>
          </table:table-cell>
          <table:table-cell table:formula="of:=[.A101]/1000/(60*60*24)" office:value-type="time" office:time-value="PT00H26M23.472S" calcext:value-type="time">
            <text:p>00:26:23</text:p>
          </table:table-cell>
          <table:table-cell office:value-type="float" office:value="1.2" calcext:value-type="float">
            <text:p>1.2</text:p>
          </table:table-cell>
          <table:table-cell office:value-type="float" office:value="459.8" calcext:value-type="float">
            <text:p>459.8</text:p>
          </table:table-cell>
          <table:table-cell office:value-type="float" office:value="552.67" calcext:value-type="float">
            <text:p>552.67</text:p>
          </table:table-cell>
          <table:table-cell office:value-type="float" office:value="202.2" calcext:value-type="float">
            <text:p>202.2</text:p>
          </table:table-cell>
          <table:table-cell office:value-type="float" office:value="249.73" calcext:value-type="float">
            <text:p>249.73</text:p>
          </table:table-cell>
        </table:table-row>
        <table:table-row table:style-name="ro1">
          <table:table-cell office:value-type="float" office:value="1599471" calcext:value-type="float">
            <text:p>1599471</text:p>
          </table:table-cell>
          <table:table-cell table:formula="of:=[.A102]/1000/(60*60*24)" office:value-type="time" office:time-value="PT00H26M39.471S" calcext:value-type="time">
            <text:p>00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6.24" calcext:value-type="float">
            <text:p>556.24</text:p>
          </table:table-cell>
          <table:table-cell office:value-type="float" office:value="204.25" calcext:value-type="float">
            <text:p>204.25</text:p>
          </table:table-cell>
          <table:table-cell office:value-type="float" office:value="252.19" calcext:value-type="float">
            <text:p>252.19</text:p>
          </table:table-cell>
        </table:table-row>
        <table:table-row table:style-name="ro1">
          <table:table-cell office:value-type="float" office:value="1615471" calcext:value-type="float">
            <text:p>1615471</text:p>
          </table:table-cell>
          <table:table-cell table:formula="of:=[.A103]/1000/(60*60*24)" office:value-type="time" office:time-value="PT00H26M55.471S" calcext:value-type="time">
            <text:p>00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4.17" calcext:value-type="float">
            <text:p>554.17</text:p>
          </table:table-cell>
          <table:table-cell office:value-type="float" office:value="206.29" calcext:value-type="float">
            <text:p>206.29</text:p>
          </table:table-cell>
          <table:table-cell office:value-type="float" office:value="254.66" calcext:value-type="float">
            <text:p>254.66</text:p>
          </table:table-cell>
        </table:table-row>
        <table:table-row table:style-name="ro1">
          <table:table-cell office:value-type="float" office:value="1631472" calcext:value-type="float">
            <text:p>1631472</text:p>
          </table:table-cell>
          <table:table-cell table:formula="of:=[.A104]/1000/(60*60*24)" office:value-type="time" office:time-value="PT00H27M11.472S" calcext:value-type="time">
            <text:p>00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459.8" calcext:value-type="float">
            <text:p>459.8</text:p>
          </table:table-cell>
          <table:table-cell office:value-type="float" office:value="554.5" calcext:value-type="float">
            <text:p>554.5</text:p>
          </table:table-cell>
          <table:table-cell office:value-type="float" office:value="208.33" calcext:value-type="float">
            <text:p>208.33</text:p>
          </table:table-cell>
          <table:table-cell office:value-type="float" office:value="257.12" calcext:value-type="float">
            <text:p>257.12</text:p>
          </table:table-cell>
        </table:table-row>
        <table:table-row table:style-name="ro1">
          <table:table-cell office:value-type="float" office:value="1647471" calcext:value-type="float">
            <text:p>1647471</text:p>
          </table:table-cell>
          <table:table-cell table:formula="of:=[.A105]/1000/(60*60*24)" office:value-type="time" office:time-value="PT00H27M27.471S" calcext:value-type="time">
            <text:p>00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459.92" calcext:value-type="float">
            <text:p>459.92</text:p>
          </table:table-cell>
          <table:table-cell office:value-type="float" office:value="554.64" calcext:value-type="float">
            <text:p>554.64</text:p>
          </table:table-cell>
          <table:table-cell office:value-type="float" office:value="210.37" calcext:value-type="float">
            <text:p>210.37</text:p>
          </table:table-cell>
          <table:table-cell office:value-type="float" office:value="259.59" calcext:value-type="float">
            <text:p>259.59</text:p>
          </table:table-cell>
        </table:table-row>
        <table:table-row table:style-name="ro1">
          <table:table-cell office:value-type="float" office:value="1663472" calcext:value-type="float">
            <text:p>1663472</text:p>
          </table:table-cell>
          <table:table-cell table:formula="of:=[.A106]/1000/(60*60*24)" office:value-type="time" office:time-value="PT00H27M43.472S" calcext:value-type="time">
            <text:p>00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4.26" calcext:value-type="float">
            <text:p>554.26</text:p>
          </table:table-cell>
          <table:table-cell office:value-type="float" office:value="212.42" calcext:value-type="float">
            <text:p>212.42</text:p>
          </table:table-cell>
          <table:table-cell office:value-type="float" office:value="262.05" calcext:value-type="float">
            <text:p>262.05</text:p>
          </table:table-cell>
        </table:table-row>
        <table:table-row table:style-name="ro1">
          <table:table-cell office:value-type="float" office:value="1679472" calcext:value-type="float">
            <text:p>1679472</text:p>
          </table:table-cell>
          <table:table-cell table:formula="of:=[.A107]/1000/(60*60*24)" office:value-type="time" office:time-value="PT00H27M59.472S" calcext:value-type="time">
            <text:p>00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459.8" calcext:value-type="float">
            <text:p>459.8</text:p>
          </table:table-cell>
          <table:table-cell office:value-type="float" office:value="554.51" calcext:value-type="float">
            <text:p>554.51</text:p>
          </table:table-cell>
          <table:table-cell office:value-type="float" office:value="214.46" calcext:value-type="float">
            <text:p>214.46</text:p>
          </table:table-cell>
          <table:table-cell office:value-type="float" office:value="264.52" calcext:value-type="float">
            <text:p>264.52</text:p>
          </table:table-cell>
        </table:table-row>
        <table:table-row table:style-name="ro1">
          <table:table-cell office:value-type="float" office:value="1695472" calcext:value-type="float">
            <text:p>1695472</text:p>
          </table:table-cell>
          <table:table-cell table:formula="of:=[.A108]/1000/(60*60*24)" office:value-type="time" office:time-value="PT00H28M15.472S" calcext:value-type="time">
            <text:p>00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4.41" calcext:value-type="float">
            <text:p>554.41</text:p>
          </table:table-cell>
          <table:table-cell office:value-type="float" office:value="216.5" calcext:value-type="float">
            <text:p>216.5</text:p>
          </table:table-cell>
          <table:table-cell office:value-type="float" office:value="266.98" calcext:value-type="float">
            <text:p>266.98</text:p>
          </table:table-cell>
        </table:table-row>
        <table:table-row table:style-name="ro1">
          <table:table-cell office:value-type="float" office:value="1711471" calcext:value-type="float">
            <text:p>1711471</text:p>
          </table:table-cell>
          <table:table-cell table:formula="of:=[.A109]/1000/(60*60*24)" office:value-type="time" office:time-value="PT00H28M31.471S" calcext:value-type="time">
            <text:p>00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459.8" calcext:value-type="float">
            <text:p>459.8</text:p>
          </table:table-cell>
          <table:table-cell office:value-type="float" office:value="554.5" calcext:value-type="float">
            <text:p>554.5</text:p>
          </table:table-cell>
          <table:table-cell office:value-type="float" office:value="218.54" calcext:value-type="float">
            <text:p>218.54</text:p>
          </table:table-cell>
          <table:table-cell office:value-type="float" office:value="269.44" calcext:value-type="float">
            <text:p>269.44</text:p>
          </table:table-cell>
        </table:table-row>
        <table:table-row table:style-name="ro1">
          <table:table-cell office:value-type="float" office:value="1727471" calcext:value-type="float">
            <text:p>1727471</text:p>
          </table:table-cell>
          <table:table-cell table:formula="of:=[.A110]/1000/(60*60*24)" office:value-type="time" office:time-value="PT00H28M47.471S" calcext:value-type="time">
            <text:p>00:28:47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2.57" calcext:value-type="float">
            <text:p>552.57</text:p>
          </table:table-cell>
          <table:table-cell office:value-type="float" office:value="220.59" calcext:value-type="float">
            <text:p>220.59</text:p>
          </table:table-cell>
          <table:table-cell office:value-type="float" office:value="271.9" calcext:value-type="float">
            <text:p>271.9</text:p>
          </table:table-cell>
        </table:table-row>
        <table:table-row table:style-name="ro1">
          <table:table-cell office:value-type="float" office:value="1743471" calcext:value-type="float">
            <text:p>1743471</text:p>
          </table:table-cell>
          <table:table-cell table:formula="of:=[.A111]/1000/(60*60*24)" office:value-type="time" office:time-value="PT00H29M03.471S" calcext:value-type="time">
            <text:p>00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4.41" calcext:value-type="float">
            <text:p>554.41</text:p>
          </table:table-cell>
          <table:table-cell office:value-type="float" office:value="222.63" calcext:value-type="float">
            <text:p>222.63</text:p>
          </table:table-cell>
          <table:table-cell office:value-type="float" office:value="274.36" calcext:value-type="float">
            <text:p>274.36</text:p>
          </table:table-cell>
        </table:table-row>
        <table:table-row table:style-name="ro1">
          <table:table-cell office:value-type="float" office:value="1759471" calcext:value-type="float">
            <text:p>1759471</text:p>
          </table:table-cell>
          <table:table-cell table:formula="of:=[.A112]/1000/(60*60*24)" office:value-type="time" office:time-value="PT00H29M19.471S" calcext:value-type="time">
            <text:p>00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4.41" calcext:value-type="float">
            <text:p>554.41</text:p>
          </table:table-cell>
          <table:table-cell office:value-type="float" office:value="224.67" calcext:value-type="float">
            <text:p>224.67</text:p>
          </table:table-cell>
          <table:table-cell office:value-type="float" office:value="276.82" calcext:value-type="float">
            <text:p>276.82</text:p>
          </table:table-cell>
        </table:table-row>
        <table:table-row table:style-name="ro1">
          <table:table-cell office:value-type="float" office:value="1775471" calcext:value-type="float">
            <text:p>1775471</text:p>
          </table:table-cell>
          <table:table-cell table:formula="of:=[.A113]/1000/(60*60*24)" office:value-type="time" office:time-value="PT00H29M35.471S" calcext:value-type="time">
            <text:p>00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459.8" calcext:value-type="float">
            <text:p>459.8</text:p>
          </table:table-cell>
          <table:table-cell office:value-type="float" office:value="554.51" calcext:value-type="float">
            <text:p>554.51</text:p>
          </table:table-cell>
          <table:table-cell office:value-type="float" office:value="226.72" calcext:value-type="float">
            <text:p>226.72</text:p>
          </table:table-cell>
          <table:table-cell office:value-type="float" office:value="279.28" calcext:value-type="float">
            <text:p>279.28</text:p>
          </table:table-cell>
        </table:table-row>
        <table:table-row table:style-name="ro1">
          <table:table-cell office:value-type="float" office:value="1791471" calcext:value-type="float">
            <text:p>1791471</text:p>
          </table:table-cell>
          <table:table-cell table:formula="of:=[.A114]/1000/(60*60*24)" office:value-type="time" office:time-value="PT00H29M51.471S" calcext:value-type="time">
            <text:p>00:29:51</text:p>
          </table:table-cell>
          <table:table-cell office:value-type="float" office:value="1.2" calcext:value-type="float">
            <text:p>1.2</text:p>
          </table:table-cell>
          <table:table-cell office:value-type="float" office:value="459.92" calcext:value-type="float">
            <text:p>459.92</text:p>
          </table:table-cell>
          <table:table-cell office:value-type="float" office:value="552.81" calcext:value-type="float">
            <text:p>552.81</text:p>
          </table:table-cell>
          <table:table-cell office:value-type="float" office:value="228.76" calcext:value-type="float">
            <text:p>228.76</text:p>
          </table:table-cell>
          <table:table-cell office:value-type="float" office:value="281.74" calcext:value-type="float">
            <text:p>281.74</text:p>
          </table:table-cell>
        </table:table-row>
        <table:table-row table:style-name="ro1">
          <table:table-cell office:value-type="float" office:value="1807471" calcext:value-type="float">
            <text:p>1807471</text:p>
          </table:table-cell>
          <table:table-cell table:formula="of:=[.A115]/1000/(60*60*24)" office:value-type="time" office:time-value="PT00H30M07.471S" calcext:value-type="time">
            <text:p>00:30:07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2.42" calcext:value-type="float">
            <text:p>552.42</text:p>
          </table:table-cell>
          <table:table-cell office:value-type="float" office:value="230.8" calcext:value-type="float">
            <text:p>230.8</text:p>
          </table:table-cell>
          <table:table-cell office:value-type="float" office:value="284.2" calcext:value-type="float">
            <text:p>284.2</text:p>
          </table:table-cell>
        </table:table-row>
        <table:table-row table:style-name="ro1">
          <table:table-cell office:value-type="float" office:value="1823471" calcext:value-type="float">
            <text:p>1823471</text:p>
          </table:table-cell>
          <table:table-cell table:formula="of:=[.A116]/1000/(60*60*24)" office:value-type="time" office:time-value="PT00H30M23.471S" calcext:value-type="time">
            <text:p>00:30:23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3" calcext:value-type="float">
            <text:p>552.33</text:p>
          </table:table-cell>
          <table:table-cell office:value-type="float" office:value="232.85" calcext:value-type="float">
            <text:p>232.85</text:p>
          </table:table-cell>
          <table:table-cell office:value-type="float" office:value="286.66" calcext:value-type="float">
            <text:p>286.66</text:p>
          </table:table-cell>
        </table:table-row>
        <table:table-row table:style-name="ro1">
          <table:table-cell office:value-type="float" office:value="1839472" calcext:value-type="float">
            <text:p>1839472</text:p>
          </table:table-cell>
          <table:table-cell table:formula="of:=[.A117]/1000/(60*60*24)" office:value-type="time" office:time-value="PT00H30M39.472S" calcext:value-type="time">
            <text:p>00:30:39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2.57" calcext:value-type="float">
            <text:p>552.57</text:p>
          </table:table-cell>
          <table:table-cell office:value-type="float" office:value="234.89" calcext:value-type="float">
            <text:p>234.89</text:p>
          </table:table-cell>
          <table:table-cell office:value-type="float" office:value="289.11" calcext:value-type="float">
            <text:p>289.11</text:p>
          </table:table-cell>
        </table:table-row>
        <table:table-row table:style-name="ro1">
          <table:table-cell office:value-type="float" office:value="1855471" calcext:value-type="float">
            <text:p>1855471</text:p>
          </table:table-cell>
          <table:table-cell table:formula="of:=[.A118]/1000/(60*60*24)" office:value-type="time" office:time-value="PT00H30M55.471S" calcext:value-type="time">
            <text:p>00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459.8" calcext:value-type="float">
            <text:p>459.8</text:p>
          </table:table-cell>
          <table:table-cell office:value-type="float" office:value="554.5" calcext:value-type="float">
            <text:p>554.5</text:p>
          </table:table-cell>
          <table:table-cell office:value-type="float" office:value="236.93" calcext:value-type="float">
            <text:p>236.93</text:p>
          </table:table-cell>
          <table:table-cell office:value-type="float" office:value="291.57" calcext:value-type="float">
            <text:p>291.57</text:p>
          </table:table-cell>
        </table:table-row>
        <table:table-row table:style-name="ro1">
          <table:table-cell office:value-type="float" office:value="1871471" calcext:value-type="float">
            <text:p>1871471</text:p>
          </table:table-cell>
          <table:table-cell table:formula="of:=[.A119]/1000/(60*60*24)" office:value-type="time" office:time-value="PT00H31M11.471S" calcext:value-type="time">
            <text:p>00:31:11</text:p>
          </table:table-cell>
          <table:table-cell office:value-type="float" office:value="1.2" calcext:value-type="float">
            <text:p>1.2</text:p>
          </table:table-cell>
          <table:table-cell office:value-type="float" office:value="459.8" calcext:value-type="float">
            <text:p>459.8</text:p>
          </table:table-cell>
          <table:table-cell office:value-type="float" office:value="552.67" calcext:value-type="float">
            <text:p>552.67</text:p>
          </table:table-cell>
          <table:table-cell office:value-type="float" office:value="238.97" calcext:value-type="float">
            <text:p>238.97</text:p>
          </table:table-cell>
          <table:table-cell office:value-type="float" office:value="294.03" calcext:value-type="float">
            <text:p>294.03</text:p>
          </table:table-cell>
        </table:table-row>
        <table:table-row table:style-name="ro1">
          <table:table-cell office:value-type="float" office:value="1887471" calcext:value-type="float">
            <text:p>1887471</text:p>
          </table:table-cell>
          <table:table-cell table:formula="of:=[.A120]/1000/(60*60*24)" office:value-type="time" office:time-value="PT00H31M27.471S" calcext:value-type="time">
            <text:p>00:31:27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2.56" calcext:value-type="float">
            <text:p>552.56</text:p>
          </table:table-cell>
          <table:table-cell office:value-type="float" office:value="241.02" calcext:value-type="float">
            <text:p>241.02</text:p>
          </table:table-cell>
          <table:table-cell office:value-type="float" office:value="296.48" calcext:value-type="float">
            <text:p>296.48</text:p>
          </table:table-cell>
        </table:table-row>
        <table:table-row table:style-name="ro1">
          <table:table-cell office:value-type="float" office:value="1903471" calcext:value-type="float">
            <text:p>1903471</text:p>
          </table:table-cell>
          <table:table-cell table:formula="of:=[.A121]/1000/(60*60*24)" office:value-type="time" office:time-value="PT00H31M43.471S" calcext:value-type="time">
            <text:p>00:31:43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2.42" calcext:value-type="float">
            <text:p>552.42</text:p>
          </table:table-cell>
          <table:table-cell office:value-type="float" office:value="243.06" calcext:value-type="float">
            <text:p>243.06</text:p>
          </table:table-cell>
          <table:table-cell office:value-type="float" office:value="298.94" calcext:value-type="float">
            <text:p>298.94</text:p>
          </table:table-cell>
        </table:table-row>
        <table:table-row table:style-name="ro1">
          <table:table-cell office:value-type="float" office:value="1919471" calcext:value-type="float">
            <text:p>1919471</text:p>
          </table:table-cell>
          <table:table-cell table:formula="of:=[.A122]/1000/(60*60*24)" office:value-type="time" office:time-value="PT00H31M59.471S" calcext:value-type="time">
            <text:p>00:31:59</text:p>
          </table:table-cell>
          <table:table-cell office:value-type="float" office:value="1.2" calcext:value-type="float">
            <text:p>1.2</text:p>
          </table:table-cell>
          <table:table-cell office:value-type="float" office:value="460" calcext:value-type="float">
            <text:p>460</text:p>
          </table:table-cell>
          <table:table-cell office:value-type="float" office:value="552.9" calcext:value-type="float">
            <text:p>552.9</text:p>
          </table:table-cell>
          <table:table-cell office:value-type="float" office:value="245.1" calcext:value-type="float">
            <text:p>245.1</text:p>
          </table:table-cell>
          <table:table-cell office:value-type="float" office:value="301.39" calcext:value-type="float">
            <text:p>301.39</text:p>
          </table:table-cell>
        </table:table-row>
        <table:table-row table:style-name="ro1">
          <table:table-cell office:value-type="float" office:value="1935472" calcext:value-type="float">
            <text:p>1935472</text:p>
          </table:table-cell>
          <table:table-cell table:formula="of:=[.A123]/1000/(60*60*24)" office:value-type="time" office:time-value="PT00H32M15.472S" calcext:value-type="time">
            <text:p>00:32:15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0.74" calcext:value-type="float">
            <text:p>550.74</text:p>
          </table:table-cell>
          <table:table-cell office:value-type="float" office:value="247.15" calcext:value-type="float">
            <text:p>247.15</text:p>
          </table:table-cell>
          <table:table-cell office:value-type="float" office:value="303.85" calcext:value-type="float">
            <text:p>303.85</text:p>
          </table:table-cell>
        </table:table-row>
        <table:table-row table:style-name="ro1">
          <table:table-cell office:value-type="float" office:value="1951471" calcext:value-type="float">
            <text:p>1951471</text:p>
          </table:table-cell>
          <table:table-cell table:formula="of:=[.A124]/1000/(60*60*24)" office:value-type="time" office:time-value="PT00H32M31.471S" calcext:value-type="time">
            <text:p>00:32:31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2.57" calcext:value-type="float">
            <text:p>552.57</text:p>
          </table:table-cell>
          <table:table-cell office:value-type="float" office:value="249.19" calcext:value-type="float">
            <text:p>249.19</text:p>
          </table:table-cell>
          <table:table-cell office:value-type="float" office:value="306.3" calcext:value-type="float">
            <text:p>306.3</text:p>
          </table:table-cell>
        </table:table-row>
        <table:table-row table:style-name="ro1">
          <table:table-cell office:value-type="float" office:value="1967471" calcext:value-type="float">
            <text:p>1967471</text:p>
          </table:table-cell>
          <table:table-cell table:formula="of:=[.A125]/1000/(60*60*24)" office:value-type="time" office:time-value="PT00H32M47.471S" calcext:value-type="time">
            <text:p>00:32:47</text:p>
          </table:table-cell>
          <table:table-cell office:value-type="float" office:value="1.2" calcext:value-type="float">
            <text:p>1.2</text:p>
          </table:table-cell>
          <table:table-cell office:value-type="float" office:value="459.8" calcext:value-type="float">
            <text:p>459.8</text:p>
          </table:table-cell>
          <table:table-cell office:value-type="float" office:value="552.66" calcext:value-type="float">
            <text:p>552.66</text:p>
          </table:table-cell>
          <table:table-cell office:value-type="float" office:value="251.23" calcext:value-type="float">
            <text:p>251.23</text:p>
          </table:table-cell>
          <table:table-cell office:value-type="float" office:value="308.75" calcext:value-type="float">
            <text:p>308.75</text:p>
          </table:table-cell>
        </table:table-row>
        <table:table-row table:style-name="ro1">
          <table:table-cell office:value-type="float" office:value="1983471" calcext:value-type="float">
            <text:p>1983471</text:p>
          </table:table-cell>
          <table:table-cell table:formula="of:=[.A126]/1000/(60*60*24)" office:value-type="time" office:time-value="PT00H33M03.471S" calcext:value-type="time">
            <text:p>00:33:03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0.72" calcext:value-type="float">
            <text:p>550.72</text:p>
          </table:table-cell>
          <table:table-cell office:value-type="float" office:value="253.27" calcext:value-type="float">
            <text:p>253.27</text:p>
          </table:table-cell>
          <table:table-cell office:value-type="float" office:value="311.21" calcext:value-type="float">
            <text:p>311.21</text:p>
          </table:table-cell>
        </table:table-row>
        <table:table-row table:style-name="ro1">
          <table:table-cell office:value-type="float" office:value="1999471" calcext:value-type="float">
            <text:p>1999471</text:p>
          </table:table-cell>
          <table:table-cell table:formula="of:=[.A127]/1000/(60*60*24)" office:value-type="time" office:time-value="PT00H33M19.471S" calcext:value-type="time">
            <text:p>00:33:19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3" calcext:value-type="float">
            <text:p>552.33</text:p>
          </table:table-cell>
          <table:table-cell office:value-type="float" office:value="255.32" calcext:value-type="float">
            <text:p>255.32</text:p>
          </table:table-cell>
          <table:table-cell office:value-type="float" office:value="313.66" calcext:value-type="float">
            <text:p>313.66</text:p>
          </table:table-cell>
        </table:table-row>
        <table:table-row table:style-name="ro1">
          <table:table-cell office:value-type="float" office:value="2015471" calcext:value-type="float">
            <text:p>2015471</text:p>
          </table:table-cell>
          <table:table-cell table:formula="of:=[.A128]/1000/(60*60*24)" office:value-type="time" office:time-value="PT00H33M35.471S" calcext:value-type="time">
            <text:p>00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4.26" calcext:value-type="float">
            <text:p>554.26</text:p>
          </table:table-cell>
          <table:table-cell office:value-type="float" office:value="257.36" calcext:value-type="float">
            <text:p>257.36</text:p>
          </table:table-cell>
          <table:table-cell office:value-type="float" office:value="316.12" calcext:value-type="float">
            <text:p>316.12</text:p>
          </table:table-cell>
        </table:table-row>
        <table:table-row table:style-name="ro1">
          <table:table-cell office:value-type="float" office:value="2031471" calcext:value-type="float">
            <text:p>2031471</text:p>
          </table:table-cell>
          <table:table-cell table:formula="of:=[.A129]/1000/(60*60*24)" office:value-type="time" office:time-value="PT00H33M51.471S" calcext:value-type="time">
            <text:p>00:33:51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2" calcext:value-type="float">
            <text:p>552.32</text:p>
          </table:table-cell>
          <table:table-cell office:value-type="float" office:value="259.4" calcext:value-type="float">
            <text:p>259.4</text:p>
          </table:table-cell>
          <table:table-cell office:value-type="float" office:value="318.57" calcext:value-type="float">
            <text:p>318.57</text:p>
          </table:table-cell>
        </table:table-row>
        <table:table-row table:style-name="ro1">
          <table:table-cell office:value-type="float" office:value="2047472" calcext:value-type="float">
            <text:p>2047472</text:p>
          </table:table-cell>
          <table:table-cell table:formula="of:=[.A130]/1000/(60*60*24)" office:value-type="time" office:time-value="PT00H34M07.472S" calcext:value-type="time">
            <text:p>00:34:07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1.94" calcext:value-type="float">
            <text:p>551.94</text:p>
          </table:table-cell>
          <table:table-cell office:value-type="float" office:value="261.45" calcext:value-type="float">
            <text:p>261.45</text:p>
          </table:table-cell>
          <table:table-cell office:value-type="float" office:value="321.03" calcext:value-type="float">
            <text:p>321.03</text:p>
          </table:table-cell>
        </table:table-row>
        <table:table-row table:style-name="ro1">
          <table:table-cell office:value-type="float" office:value="2063472" calcext:value-type="float">
            <text:p>2063472</text:p>
          </table:table-cell>
          <table:table-cell table:formula="of:=[.A131]/1000/(60*60*24)" office:value-type="time" office:time-value="PT00H34M23.472S" calcext:value-type="time">
            <text:p>00:34:23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2.18" calcext:value-type="float">
            <text:p>552.18</text:p>
          </table:table-cell>
          <table:table-cell office:value-type="float" office:value="263.49" calcext:value-type="float">
            <text:p>263.49</text:p>
          </table:table-cell>
          <table:table-cell office:value-type="float" office:value="323.48" calcext:value-type="float">
            <text:p>323.48</text:p>
          </table:table-cell>
        </table:table-row>
        <table:table-row table:style-name="ro1">
          <table:table-cell office:value-type="float" office:value="2079472" calcext:value-type="float">
            <text:p>2079472</text:p>
          </table:table-cell>
          <table:table-cell table:formula="of:=[.A132]/1000/(60*60*24)" office:value-type="time" office:time-value="PT00H34M39.472S" calcext:value-type="time">
            <text:p>00:34:39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2.41" calcext:value-type="float">
            <text:p>552.41</text:p>
          </table:table-cell>
          <table:table-cell office:value-type="float" office:value="265.53" calcext:value-type="float">
            <text:p>265.53</text:p>
          </table:table-cell>
          <table:table-cell office:value-type="float" office:value="325.94" calcext:value-type="float">
            <text:p>325.94</text:p>
          </table:table-cell>
        </table:table-row>
        <table:table-row table:style-name="ro1">
          <table:table-cell office:value-type="float" office:value="2095471" calcext:value-type="float">
            <text:p>2095471</text:p>
          </table:table-cell>
          <table:table-cell table:formula="of:=[.A133]/1000/(60*60*24)" office:value-type="time" office:time-value="PT00H34M55.471S" calcext:value-type="time">
            <text:p>00:34:55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2.19" calcext:value-type="float">
            <text:p>552.19</text:p>
          </table:table-cell>
          <table:table-cell office:value-type="float" office:value="267.57" calcext:value-type="float">
            <text:p>267.57</text:p>
          </table:table-cell>
          <table:table-cell office:value-type="float" office:value="328.39" calcext:value-type="float">
            <text:p>328.39</text:p>
          </table:table-cell>
        </table:table-row>
        <table:table-row table:style-name="ro1">
          <table:table-cell office:value-type="float" office:value="2111471" calcext:value-type="float">
            <text:p>2111471</text:p>
          </table:table-cell>
          <table:table-cell table:formula="of:=[.A134]/1000/(60*60*24)" office:value-type="time" office:time-value="PT00H35M11.471S" calcext:value-type="time">
            <text:p>00:35:11</text:p>
          </table:table-cell>
          <table:table-cell office:value-type="float" office:value="1.2" calcext:value-type="float">
            <text:p>1.2</text:p>
          </table:table-cell>
          <table:table-cell office:value-type="float" office:value="459.8" calcext:value-type="float">
            <text:p>459.8</text:p>
          </table:table-cell>
          <table:table-cell office:value-type="float" office:value="552.67" calcext:value-type="float">
            <text:p>552.67</text:p>
          </table:table-cell>
          <table:table-cell office:value-type="float" office:value="269.62" calcext:value-type="float">
            <text:p>269.62</text:p>
          </table:table-cell>
          <table:table-cell office:value-type="float" office:value="330.85" calcext:value-type="float">
            <text:p>330.85</text:p>
          </table:table-cell>
        </table:table-row>
        <table:table-row table:style-name="ro1">
          <table:table-cell office:value-type="float" office:value="2127471" calcext:value-type="float">
            <text:p>2127471</text:p>
          </table:table-cell>
          <table:table-cell table:formula="of:=[.A135]/1000/(60*60*24)" office:value-type="time" office:time-value="PT00H35M27.471S" calcext:value-type="time">
            <text:p>00:35:27</text:p>
          </table:table-cell>
          <table:table-cell office:value-type="float" office:value="1.2" calcext:value-type="float">
            <text:p>1.2</text:p>
          </table:table-cell>
          <table:table-cell office:value-type="float" office:value="459.92" calcext:value-type="float">
            <text:p>459.92</text:p>
          </table:table-cell>
          <table:table-cell office:value-type="float" office:value="552.81" calcext:value-type="float">
            <text:p>552.81</text:p>
          </table:table-cell>
          <table:table-cell office:value-type="float" office:value="271.66" calcext:value-type="float">
            <text:p>271.66</text:p>
          </table:table-cell>
          <table:table-cell office:value-type="float" office:value="333.3" calcext:value-type="float">
            <text:p>333.3</text:p>
          </table:table-cell>
        </table:table-row>
        <table:table-row table:style-name="ro1">
          <table:table-cell office:value-type="float" office:value="2143471" calcext:value-type="float">
            <text:p>2143471</text:p>
          </table:table-cell>
          <table:table-cell table:formula="of:=[.A136]/1000/(60*60*24)" office:value-type="time" office:time-value="PT00H35M43.471S" calcext:value-type="time">
            <text:p>00:35:43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2.43" calcext:value-type="float">
            <text:p>552.43</text:p>
          </table:table-cell>
          <table:table-cell office:value-type="float" office:value="273.7" calcext:value-type="float">
            <text:p>273.7</text:p>
          </table:table-cell>
          <table:table-cell office:value-type="float" office:value="335.75" calcext:value-type="float">
            <text:p>335.75</text:p>
          </table:table-cell>
        </table:table-row>
        <table:table-row table:style-name="ro1">
          <table:table-cell office:value-type="float" office:value="2159471" calcext:value-type="float">
            <text:p>2159471</text:p>
          </table:table-cell>
          <table:table-cell table:formula="of:=[.A137]/1000/(60*60*24)" office:value-type="time" office:time-value="PT00H35M59.471S" calcext:value-type="time">
            <text:p>00:35:59</text:p>
          </table:table-cell>
          <table:table-cell office:value-type="float" office:value="1.2" calcext:value-type="float">
            <text:p>1.2</text:p>
          </table:table-cell>
          <table:table-cell office:value-type="float" office:value="459.92" calcext:value-type="float">
            <text:p>459.92</text:p>
          </table:table-cell>
          <table:table-cell office:value-type="float" office:value="550.97" calcext:value-type="float">
            <text:p>550.97</text:p>
          </table:table-cell>
          <table:table-cell office:value-type="float" office:value="275.75" calcext:value-type="float">
            <text:p>275.75</text:p>
          </table:table-cell>
          <table:table-cell office:value-type="float" office:value="338.21" calcext:value-type="float">
            <text:p>338.21</text:p>
          </table:table-cell>
        </table:table-row>
        <table:table-row table:style-name="ro1">
          <table:table-cell office:value-type="float" office:value="2175472" calcext:value-type="float">
            <text:p>2175472</text:p>
          </table:table-cell>
          <table:table-cell table:formula="of:=[.A138]/1000/(60*60*24)" office:value-type="time" office:time-value="PT00H36M15.472S" calcext:value-type="time">
            <text:p>00:36:15</text:p>
          </table:table-cell>
          <table:table-cell office:value-type="float" office:value="1.2" calcext:value-type="float">
            <text:p>1.2</text:p>
          </table:table-cell>
          <table:table-cell office:value-type="float" office:value="459.8" calcext:value-type="float">
            <text:p>459.8</text:p>
          </table:table-cell>
          <table:table-cell office:value-type="float" office:value="552.66" calcext:value-type="float">
            <text:p>552.66</text:p>
          </table:table-cell>
          <table:table-cell office:value-type="float" office:value="277.79" calcext:value-type="float">
            <text:p>277.79</text:p>
          </table:table-cell>
          <table:table-cell office:value-type="float" office:value="340.66" calcext:value-type="float">
            <text:p>340.66</text:p>
          </table:table-cell>
        </table:table-row>
        <table:table-row table:style-name="ro1">
          <table:table-cell office:value-type="float" office:value="2191471" calcext:value-type="float">
            <text:p>2191471</text:p>
          </table:table-cell>
          <table:table-cell table:formula="of:=[.A139]/1000/(60*60*24)" office:value-type="time" office:time-value="PT00H36M31.471S" calcext:value-type="time">
            <text:p>00:36:31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2.57" calcext:value-type="float">
            <text:p>552.57</text:p>
          </table:table-cell>
          <table:table-cell office:value-type="float" office:value="279.83" calcext:value-type="float">
            <text:p>279.83</text:p>
          </table:table-cell>
          <table:table-cell office:value-type="float" office:value="343.11" calcext:value-type="float">
            <text:p>343.11</text:p>
          </table:table-cell>
        </table:table-row>
        <table:table-row table:style-name="ro1">
          <table:table-cell office:value-type="float" office:value="2207471" calcext:value-type="float">
            <text:p>2207471</text:p>
          </table:table-cell>
          <table:table-cell table:formula="of:=[.A140]/1000/(60*60*24)" office:value-type="time" office:time-value="PT00H36M47.471S" calcext:value-type="time">
            <text:p>00:36:47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2.57" calcext:value-type="float">
            <text:p>552.57</text:p>
          </table:table-cell>
          <table:table-cell office:value-type="float" office:value="281.87" calcext:value-type="float">
            <text:p>281.87</text:p>
          </table:table-cell>
          <table:table-cell office:value-type="float" office:value="345.57" calcext:value-type="float">
            <text:p>345.57</text:p>
          </table:table-cell>
        </table:table-row>
        <table:table-row table:style-name="ro1">
          <table:table-cell office:value-type="float" office:value="2223471" calcext:value-type="float">
            <text:p>2223471</text:p>
          </table:table-cell>
          <table:table-cell table:formula="of:=[.A141]/1000/(60*60*24)" office:value-type="time" office:time-value="PT00H37M03.471S" calcext:value-type="time">
            <text:p>00:37:03</text:p>
          </table:table-cell>
          <table:table-cell office:value-type="float" office:value="1.2" calcext:value-type="float">
            <text:p>1.2</text:p>
          </table:table-cell>
          <table:table-cell office:value-type="float" office:value="460" calcext:value-type="float">
            <text:p>460</text:p>
          </table:table-cell>
          <table:table-cell office:value-type="float" office:value="552.9" calcext:value-type="float">
            <text:p>552.9</text:p>
          </table:table-cell>
          <table:table-cell office:value-type="float" office:value="283.92" calcext:value-type="float">
            <text:p>283.92</text:p>
          </table:table-cell>
          <table:table-cell office:value-type="float" office:value="348.02" calcext:value-type="float">
            <text:p>348.02</text:p>
          </table:table-cell>
        </table:table-row>
        <table:table-row table:style-name="ro1">
          <table:table-cell office:value-type="float" office:value="2239471" calcext:value-type="float">
            <text:p>2239471</text:p>
          </table:table-cell>
          <table:table-cell table:formula="of:=[.A142]/1000/(60*60*24)" office:value-type="time" office:time-value="PT00H37M19.471S" calcext:value-type="time">
            <text:p>00:37:19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8" calcext:value-type="float">
            <text:p>550.48</text:p>
          </table:table-cell>
          <table:table-cell office:value-type="float" office:value="285.96" calcext:value-type="float">
            <text:p>285.96</text:p>
          </table:table-cell>
          <table:table-cell office:value-type="float" office:value="350.47" calcext:value-type="float">
            <text:p>350.47</text:p>
          </table:table-cell>
        </table:table-row>
        <table:table-row table:style-name="ro1">
          <table:table-cell office:value-type="float" office:value="2255471" calcext:value-type="float">
            <text:p>2255471</text:p>
          </table:table-cell>
          <table:table-cell table:formula="of:=[.A143]/1000/(60*60*24)" office:value-type="time" office:time-value="PT00H37M35.471S" calcext:value-type="time">
            <text:p>00:37:35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5" calcext:value-type="float">
            <text:p>550.35</text:p>
          </table:table-cell>
          <table:table-cell office:value-type="float" office:value="288" calcext:value-type="float">
            <text:p>288</text:p>
          </table:table-cell>
          <table:table-cell office:value-type="float" office:value="352.92" calcext:value-type="float">
            <text:p>352.92</text:p>
          </table:table-cell>
        </table:table-row>
        <table:table-row table:style-name="ro1">
          <table:table-cell office:value-type="float" office:value="2271471" calcext:value-type="float">
            <text:p>2271471</text:p>
          </table:table-cell>
          <table:table-cell table:formula="of:=[.A144]/1000/(60*60*24)" office:value-type="time" office:time-value="PT00H37M51.471S" calcext:value-type="time">
            <text:p>00:37:51</text:p>
          </table:table-cell>
          <table:table-cell office:value-type="float" office:value="1.2" calcext:value-type="float">
            <text:p>1.2</text:p>
          </table:table-cell>
          <table:table-cell office:value-type="float" office:value="459.8" calcext:value-type="float">
            <text:p>459.8</text:p>
          </table:table-cell>
          <table:table-cell office:value-type="float" office:value="550.82" calcext:value-type="float">
            <text:p>550.82</text:p>
          </table:table-cell>
          <table:table-cell office:value-type="float" office:value="290.04" calcext:value-type="float">
            <text:p>290.04</text:p>
          </table:table-cell>
          <table:table-cell office:value-type="float" office:value="355.36" calcext:value-type="float">
            <text:p>355.36</text:p>
          </table:table-cell>
        </table:table-row>
        <table:table-row table:style-name="ro1">
          <table:table-cell office:value-type="float" office:value="2287471" calcext:value-type="float">
            <text:p>2287471</text:p>
          </table:table-cell>
          <table:table-cell table:formula="of:=[.A145]/1000/(60*60*24)" office:value-type="time" office:time-value="PT00H38M07.471S" calcext:value-type="time">
            <text:p>00:38:07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2.19" calcext:value-type="float">
            <text:p>552.19</text:p>
          </table:table-cell>
          <table:table-cell office:value-type="float" office:value="292.09" calcext:value-type="float">
            <text:p>292.09</text:p>
          </table:table-cell>
          <table:table-cell office:value-type="float" office:value="357.81" calcext:value-type="float">
            <text:p>357.81</text:p>
          </table:table-cell>
        </table:table-row>
        <table:table-row table:style-name="ro1">
          <table:table-cell office:value-type="float" office:value="2303471" calcext:value-type="float">
            <text:p>2303471</text:p>
          </table:table-cell>
          <table:table-cell table:formula="of:=[.A146]/1000/(60*60*24)" office:value-type="time" office:time-value="PT00H38M23.471S" calcext:value-type="time">
            <text:p>00:38:23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5" calcext:value-type="float">
            <text:p>550.5</text:p>
          </table:table-cell>
          <table:table-cell office:value-type="float" office:value="294.13" calcext:value-type="float">
            <text:p>294.13</text:p>
          </table:table-cell>
          <table:table-cell office:value-type="float" office:value="360.26" calcext:value-type="float">
            <text:p>360.26</text:p>
          </table:table-cell>
        </table:table-row>
        <table:table-row table:style-name="ro1">
          <table:table-cell office:value-type="float" office:value="2319472" calcext:value-type="float">
            <text:p>2319472</text:p>
          </table:table-cell>
          <table:table-cell table:formula="of:=[.A147]/1000/(60*60*24)" office:value-type="time" office:time-value="PT00H38M39.472S" calcext:value-type="time">
            <text:p>00:38:39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9" calcext:value-type="float">
            <text:p>550.49</text:p>
          </table:table-cell>
          <table:table-cell office:value-type="float" office:value="296.17" calcext:value-type="float">
            <text:p>296.17</text:p>
          </table:table-cell>
          <table:table-cell office:value-type="float" office:value="362.71" calcext:value-type="float">
            <text:p>362.71</text:p>
          </table:table-cell>
        </table:table-row>
        <table:table-row table:style-name="ro1">
          <table:table-cell office:value-type="float" office:value="2335472" calcext:value-type="float">
            <text:p>2335472</text:p>
          </table:table-cell>
          <table:table-cell table:formula="of:=[.A148]/1000/(60*60*24)" office:value-type="time" office:time-value="PT00H38M55.472S" calcext:value-type="time">
            <text:p>00:38:55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0.74" calcext:value-type="float">
            <text:p>550.74</text:p>
          </table:table-cell>
          <table:table-cell office:value-type="float" office:value="298.22" calcext:value-type="float">
            <text:p>298.22</text:p>
          </table:table-cell>
          <table:table-cell office:value-type="float" office:value="365.16" calcext:value-type="float">
            <text:p>365.16</text:p>
          </table:table-cell>
        </table:table-row>
        <table:table-row table:style-name="ro1">
          <table:table-cell office:value-type="float" office:value="2351471" calcext:value-type="float">
            <text:p>2351471</text:p>
          </table:table-cell>
          <table:table-cell table:formula="of:=[.A149]/1000/(60*60*24)" office:value-type="time" office:time-value="PT00H39M11.471S" calcext:value-type="time">
            <text:p>00:39:11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2.57" calcext:value-type="float">
            <text:p>552.57</text:p>
          </table:table-cell>
          <table:table-cell office:value-type="float" office:value="300.26" calcext:value-type="float">
            <text:p>300.26</text:p>
          </table:table-cell>
          <table:table-cell office:value-type="float" office:value="367.6" calcext:value-type="float">
            <text:p>367.6</text:p>
          </table:table-cell>
        </table:table-row>
        <table:table-row table:style-name="ro1">
          <table:table-cell office:value-type="float" office:value="2367472" calcext:value-type="float">
            <text:p>2367472</text:p>
          </table:table-cell>
          <table:table-cell table:formula="of:=[.A150]/1000/(60*60*24)" office:value-type="time" office:time-value="PT00H39M27.472S" calcext:value-type="time">
            <text:p>00:39:27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0.58" calcext:value-type="float">
            <text:p>550.58</text:p>
          </table:table-cell>
          <table:table-cell office:value-type="float" office:value="302.3" calcext:value-type="float">
            <text:p>302.3</text:p>
          </table:table-cell>
          <table:table-cell office:value-type="float" office:value="370.05" calcext:value-type="float">
            <text:p>370.05</text:p>
          </table:table-cell>
        </table:table-row>
        <table:table-row table:style-name="ro1">
          <table:table-cell office:value-type="float" office:value="2383472" calcext:value-type="float">
            <text:p>2383472</text:p>
          </table:table-cell>
          <table:table-cell table:formula="of:=[.A151]/1000/(60*60*24)" office:value-type="time" office:time-value="PT00H39M43.472S" calcext:value-type="time">
            <text:p>00:39:43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9" calcext:value-type="float">
            <text:p>550.49</text:p>
          </table:table-cell>
          <table:table-cell office:value-type="float" office:value="304.34" calcext:value-type="float">
            <text:p>304.34</text:p>
          </table:table-cell>
          <table:table-cell office:value-type="float" office:value="372.5" calcext:value-type="float">
            <text:p>372.5</text:p>
          </table:table-cell>
        </table:table-row>
        <table:table-row table:style-name="ro1">
          <table:table-cell office:value-type="float" office:value="2399472" calcext:value-type="float">
            <text:p>2399472</text:p>
          </table:table-cell>
          <table:table-cell table:formula="of:=[.A152]/1000/(60*60*24)" office:value-type="time" office:time-value="PT00H39M59.472S" calcext:value-type="time">
            <text:p>00:39:59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0.58" calcext:value-type="float">
            <text:p>550.58</text:p>
          </table:table-cell>
          <table:table-cell office:value-type="float" office:value="306.39" calcext:value-type="float">
            <text:p>306.39</text:p>
          </table:table-cell>
          <table:table-cell office:value-type="float" office:value="374.94" calcext:value-type="float">
            <text:p>374.94</text:p>
          </table:table-cell>
        </table:table-row>
        <table:table-row table:style-name="ro1">
          <table:table-cell office:value-type="float" office:value="2415471" calcext:value-type="float">
            <text:p>2415471</text:p>
          </table:table-cell>
          <table:table-cell table:formula="of:=[.A153]/1000/(60*60*24)" office:value-type="time" office:time-value="PT00H40M15.471S" calcext:value-type="time">
            <text:p>00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88" calcext:value-type="float">
            <text:p>548.88</text:p>
          </table:table-cell>
          <table:table-cell office:value-type="float" office:value="308.43" calcext:value-type="float">
            <text:p>308.43</text:p>
          </table:table-cell>
          <table:table-cell office:value-type="float" office:value="377.38" calcext:value-type="float">
            <text:p>377.38</text:p>
          </table:table-cell>
        </table:table-row>
        <table:table-row table:style-name="ro1">
          <table:table-cell office:value-type="float" office:value="2431471" calcext:value-type="float">
            <text:p>2431471</text:p>
          </table:table-cell>
          <table:table-cell table:formula="of:=[.A154]/1000/(60*60*24)" office:value-type="time" office:time-value="PT00H40M31.471S" calcext:value-type="time">
            <text:p>00:40:31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9" calcext:value-type="float">
            <text:p>550.49</text:p>
          </table:table-cell>
          <table:table-cell office:value-type="float" office:value="310.47" calcext:value-type="float">
            <text:p>310.47</text:p>
          </table:table-cell>
          <table:table-cell office:value-type="float" office:value="379.83" calcext:value-type="float">
            <text:p>379.83</text:p>
          </table:table-cell>
        </table:table-row>
        <table:table-row table:style-name="ro1">
          <table:table-cell office:value-type="float" office:value="2447471" calcext:value-type="float">
            <text:p>2447471</text:p>
          </table:table-cell>
          <table:table-cell table:formula="of:=[.A155]/1000/(60*60*24)" office:value-type="time" office:time-value="PT00H40M47.471S" calcext:value-type="time">
            <text:p>00:40:47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0.72" calcext:value-type="float">
            <text:p>550.72</text:p>
          </table:table-cell>
          <table:table-cell office:value-type="float" office:value="312.51" calcext:value-type="float">
            <text:p>312.51</text:p>
          </table:table-cell>
          <table:table-cell office:value-type="float" office:value="382.27" calcext:value-type="float">
            <text:p>382.27</text:p>
          </table:table-cell>
        </table:table-row>
        <table:table-row table:style-name="ro1">
          <table:table-cell office:value-type="float" office:value="2463471" calcext:value-type="float">
            <text:p>2463471</text:p>
          </table:table-cell>
          <table:table-cell table:formula="of:=[.A156]/1000/(60*60*24)" office:value-type="time" office:time-value="PT00H41M03.471S" calcext:value-type="time">
            <text:p>00:41:03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0.73" calcext:value-type="float">
            <text:p>550.73</text:p>
          </table:table-cell>
          <table:table-cell office:value-type="float" office:value="314.56" calcext:value-type="float">
            <text:p>314.56</text:p>
          </table:table-cell>
          <table:table-cell office:value-type="float" office:value="384.71" calcext:value-type="float">
            <text:p>384.71</text:p>
          </table:table-cell>
        </table:table-row>
        <table:table-row table:style-name="ro1">
          <table:table-cell office:value-type="float" office:value="2479472" calcext:value-type="float">
            <text:p>2479472</text:p>
          </table:table-cell>
          <table:table-cell table:formula="of:=[.A157]/1000/(60*60*24)" office:value-type="time" office:time-value="PT00H41M19.472S" calcext:value-type="time">
            <text:p>00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5" calcext:value-type="float">
            <text:p>548.75</text:p>
          </table:table-cell>
          <table:table-cell office:value-type="float" office:value="316.6" calcext:value-type="float">
            <text:p>316.6</text:p>
          </table:table-cell>
          <table:table-cell office:value-type="float" office:value="387.16" calcext:value-type="float">
            <text:p>387.16</text:p>
          </table:table-cell>
        </table:table-row>
        <table:table-row table:style-name="ro1">
          <table:table-cell office:value-type="float" office:value="2495471" calcext:value-type="float">
            <text:p>2495471</text:p>
          </table:table-cell>
          <table:table-cell table:formula="of:=[.A158]/1000/(60*60*24)" office:value-type="time" office:time-value="PT00H41M35.471S" calcext:value-type="time">
            <text:p>00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318.64" calcext:value-type="float">
            <text:p>318.64</text:p>
          </table:table-cell>
          <table:table-cell office:value-type="float" office:value="389.6" calcext:value-type="float">
            <text:p>389.6</text:p>
          </table:table-cell>
        </table:table-row>
        <table:table-row table:style-name="ro1">
          <table:table-cell office:value-type="float" office:value="2511471" calcext:value-type="float">
            <text:p>2511471</text:p>
          </table:table-cell>
          <table:table-cell table:formula="of:=[.A159]/1000/(60*60*24)" office:value-type="time" office:time-value="PT00H41M51.471S" calcext:value-type="time">
            <text:p>00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3" calcext:value-type="float">
            <text:p>548.73</text:p>
          </table:table-cell>
          <table:table-cell office:value-type="float" office:value="320.69" calcext:value-type="float">
            <text:p>320.69</text:p>
          </table:table-cell>
          <table:table-cell office:value-type="float" office:value="392.04" calcext:value-type="float">
            <text:p>392.04</text:p>
          </table:table-cell>
        </table:table-row>
        <table:table-row table:style-name="ro1">
          <table:table-cell office:value-type="float" office:value="2527472" calcext:value-type="float">
            <text:p>2527472</text:p>
          </table:table-cell>
          <table:table-cell table:formula="of:=[.A160]/1000/(60*60*24)" office:value-type="time" office:time-value="PT00H42M07.472S" calcext:value-type="time">
            <text:p>00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5" calcext:value-type="float">
            <text:p>548.75</text:p>
          </table:table-cell>
          <table:table-cell office:value-type="float" office:value="322.73" calcext:value-type="float">
            <text:p>322.73</text:p>
          </table:table-cell>
          <table:table-cell office:value-type="float" office:value="394.48" calcext:value-type="float">
            <text:p>394.48</text:p>
          </table:table-cell>
        </table:table-row>
        <table:table-row table:style-name="ro1">
          <table:table-cell office:value-type="float" office:value="2543471" calcext:value-type="float">
            <text:p>2543471</text:p>
          </table:table-cell>
          <table:table-cell table:formula="of:=[.A161]/1000/(60*60*24)" office:value-type="time" office:time-value="PT00H42M23.471S" calcext:value-type="time">
            <text:p>00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88" calcext:value-type="float">
            <text:p>548.88</text:p>
          </table:table-cell>
          <table:table-cell office:value-type="float" office:value="324.77" calcext:value-type="float">
            <text:p>324.77</text:p>
          </table:table-cell>
          <table:table-cell office:value-type="float" office:value="396.93" calcext:value-type="float">
            <text:p>396.93</text:p>
          </table:table-cell>
        </table:table-row>
        <table:table-row table:style-name="ro1">
          <table:table-cell office:value-type="float" office:value="2559471" calcext:value-type="float">
            <text:p>2559471</text:p>
          </table:table-cell>
          <table:table-cell table:formula="of:=[.A162]/1000/(60*60*24)" office:value-type="time" office:time-value="PT00H42M39.471S" calcext:value-type="time">
            <text:p>00:42:39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0.73" calcext:value-type="float">
            <text:p>550.73</text:p>
          </table:table-cell>
          <table:table-cell office:value-type="float" office:value="326.81" calcext:value-type="float">
            <text:p>326.81</text:p>
          </table:table-cell>
          <table:table-cell office:value-type="float" office:value="399.37" calcext:value-type="float">
            <text:p>399.37</text:p>
          </table:table-cell>
        </table:table-row>
        <table:table-row table:style-name="ro1">
          <table:table-cell office:value-type="float" office:value="2575472" calcext:value-type="float">
            <text:p>2575472</text:p>
          </table:table-cell>
          <table:table-cell table:formula="of:=[.A163]/1000/(60*60*24)" office:value-type="time" office:time-value="PT00H42M55.472S" calcext:value-type="time">
            <text:p>00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88" calcext:value-type="float">
            <text:p>548.88</text:p>
          </table:table-cell>
          <table:table-cell office:value-type="float" office:value="328.86" calcext:value-type="float">
            <text:p>328.86</text:p>
          </table:table-cell>
          <table:table-cell office:value-type="float" office:value="401.81" calcext:value-type="float">
            <text:p>401.81</text:p>
          </table:table-cell>
        </table:table-row>
        <table:table-row table:style-name="ro1">
          <table:table-cell office:value-type="float" office:value="2591471" calcext:value-type="float">
            <text:p>2591471</text:p>
          </table:table-cell>
          <table:table-cell table:formula="of:=[.A164]/1000/(60*60*24)" office:value-type="time" office:time-value="PT00H43M11.471S" calcext:value-type="time">
            <text:p>00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330.9" calcext:value-type="float">
            <text:p>330.9</text:p>
          </table:table-cell>
          <table:table-cell office:value-type="float" office:value="404.25" calcext:value-type="float">
            <text:p>404.25</text:p>
          </table:table-cell>
        </table:table-row>
        <table:table-row table:style-name="ro1">
          <table:table-cell office:value-type="float" office:value="2607472" calcext:value-type="float">
            <text:p>2607472</text:p>
          </table:table-cell>
          <table:table-cell table:formula="of:=[.A165]/1000/(60*60*24)" office:value-type="time" office:time-value="PT00H43M27.472S" calcext:value-type="time">
            <text:p>00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89" calcext:value-type="float">
            <text:p>548.89</text:p>
          </table:table-cell>
          <table:table-cell office:value-type="float" office:value="332.94" calcext:value-type="float">
            <text:p>332.94</text:p>
          </table:table-cell>
          <table:table-cell office:value-type="float" office:value="406.68" calcext:value-type="float">
            <text:p>406.68</text:p>
          </table:table-cell>
        </table:table-row>
        <table:table-row table:style-name="ro1">
          <table:table-cell office:value-type="float" office:value="2623471" calcext:value-type="float">
            <text:p>2623471</text:p>
          </table:table-cell>
          <table:table-cell table:formula="of:=[.A166]/1000/(60*60*24)" office:value-type="time" office:time-value="PT00H43M43.471S" calcext:value-type="time">
            <text:p>00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8.97" calcext:value-type="float">
            <text:p>548.97</text:p>
          </table:table-cell>
          <table:table-cell office:value-type="float" office:value="334.98" calcext:value-type="float">
            <text:p>334.98</text:p>
          </table:table-cell>
          <table:table-cell office:value-type="float" office:value="409.12" calcext:value-type="float">
            <text:p>409.12</text:p>
          </table:table-cell>
        </table:table-row>
        <table:table-row table:style-name="ro1">
          <table:table-cell office:value-type="float" office:value="2639471" calcext:value-type="float">
            <text:p>2639471</text:p>
          </table:table-cell>
          <table:table-cell table:formula="of:=[.A167]/1000/(60*60*24)" office:value-type="time" office:time-value="PT00H43M59.471S" calcext:value-type="time">
            <text:p>00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6" calcext:value-type="float">
            <text:p>548.66</text:p>
          </table:table-cell>
          <table:table-cell office:value-type="float" office:value="337.03" calcext:value-type="float">
            <text:p>337.03</text:p>
          </table:table-cell>
          <table:table-cell office:value-type="float" office:value="411.56" calcext:value-type="float">
            <text:p>411.56</text:p>
          </table:table-cell>
        </table:table-row>
        <table:table-row table:style-name="ro1">
          <table:table-cell office:value-type="float" office:value="2655471" calcext:value-type="float">
            <text:p>2655471</text:p>
          </table:table-cell>
          <table:table-cell table:formula="of:=[.A168]/1000/(60*60*24)" office:value-type="time" office:time-value="PT00H44M15.471S" calcext:value-type="time">
            <text:p>00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8.41" calcext:value-type="float">
            <text:p>548.41</text:p>
          </table:table-cell>
          <table:table-cell office:value-type="float" office:value="339.07" calcext:value-type="float">
            <text:p>339.0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671471" calcext:value-type="float">
            <text:p>2671471</text:p>
          </table:table-cell>
          <table:table-cell table:formula="of:=[.A169]/1000/(60*60*24)" office:value-type="time" office:time-value="PT00H44M31.471S" calcext:value-type="time">
            <text:p>00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4" calcext:value-type="float">
            <text:p>547.04</text:p>
          </table:table-cell>
          <table:table-cell office:value-type="float" office:value="341.11" calcext:value-type="float">
            <text:p>341.11</text:p>
          </table:table-cell>
          <table:table-cell office:value-type="float" office:value="416.44" calcext:value-type="float">
            <text:p>416.44</text:p>
          </table:table-cell>
        </table:table-row>
        <table:table-row table:style-name="ro1">
          <table:table-cell office:value-type="float" office:value="2687471" calcext:value-type="float">
            <text:p>2687471</text:p>
          </table:table-cell>
          <table:table-cell table:formula="of:=[.A170]/1000/(60*60*24)" office:value-type="time" office:time-value="PT00H44M47.471S" calcext:value-type="time">
            <text:p>00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5" calcext:value-type="float">
            <text:p>547.15</text:p>
          </table:table-cell>
          <table:table-cell office:value-type="float" office:value="343.16" calcext:value-type="float">
            <text:p>343.16</text:p>
          </table:table-cell>
          <table:table-cell office:value-type="float" office:value="418.87" calcext:value-type="float">
            <text:p>418.87</text:p>
          </table:table-cell>
        </table:table-row>
        <table:table-row table:style-name="ro1">
          <table:table-cell office:value-type="float" office:value="2703471" calcext:value-type="float">
            <text:p>2703471</text:p>
          </table:table-cell>
          <table:table-cell table:formula="of:=[.A171]/1000/(60*60*24)" office:value-type="time" office:time-value="PT00H45M03.471S" calcext:value-type="time">
            <text:p>00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89" calcext:value-type="float">
            <text:p>548.89</text:p>
          </table:table-cell>
          <table:table-cell office:value-type="float" office:value="345.2" calcext:value-type="float">
            <text:p>345.2</text:p>
          </table:table-cell>
          <table:table-cell office:value-type="float" office:value="421.31" calcext:value-type="float">
            <text:p>421.31</text:p>
          </table:table-cell>
        </table:table-row>
        <table:table-row table:style-name="ro1">
          <table:table-cell office:value-type="float" office:value="2719471" calcext:value-type="float">
            <text:p>2719471</text:p>
          </table:table-cell>
          <table:table-cell table:formula="of:=[.A172]/1000/(60*60*24)" office:value-type="time" office:time-value="PT00H45M19.471S" calcext:value-type="time">
            <text:p>00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5" calcext:value-type="float">
            <text:p>548.75</text:p>
          </table:table-cell>
          <table:table-cell office:value-type="float" office:value="347.24" calcext:value-type="float">
            <text:p>347.24</text:p>
          </table:table-cell>
          <table:table-cell office:value-type="float" office:value="423.75" calcext:value-type="float">
            <text:p>423.75</text:p>
          </table:table-cell>
        </table:table-row>
        <table:table-row table:style-name="ro1">
          <table:table-cell office:value-type="float" office:value="2735471" calcext:value-type="float">
            <text:p>2735471</text:p>
          </table:table-cell>
          <table:table-cell table:formula="of:=[.A173]/1000/(60*60*24)" office:value-type="time" office:time-value="PT00H45M35.471S" calcext:value-type="time">
            <text:p>00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2" calcext:value-type="float">
            <text:p>546.82</text:p>
          </table:table-cell>
          <table:table-cell office:value-type="float" office:value="349.28" calcext:value-type="float">
            <text:p>349.28</text:p>
          </table:table-cell>
          <table:table-cell office:value-type="float" office:value="426.19" calcext:value-type="float">
            <text:p>426.19</text:p>
          </table:table-cell>
        </table:table-row>
        <table:table-row table:style-name="ro1">
          <table:table-cell office:value-type="float" office:value="2751472" calcext:value-type="float">
            <text:p>2751472</text:p>
          </table:table-cell>
          <table:table-cell table:formula="of:=[.A174]/1000/(60*60*24)" office:value-type="time" office:time-value="PT00H45M51.472S" calcext:value-type="time">
            <text:p>00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9" calcext:value-type="float">
            <text:p>548.9</text:p>
          </table:table-cell>
          <table:table-cell office:value-type="float" office:value="351.33" calcext:value-type="float">
            <text:p>351.33</text:p>
          </table:table-cell>
          <table:table-cell office:value-type="float" office:value="428.62" calcext:value-type="float">
            <text:p>428.62</text:p>
          </table:table-cell>
        </table:table-row>
        <table:table-row table:style-name="ro1">
          <table:table-cell office:value-type="float" office:value="2767472" calcext:value-type="float">
            <text:p>2767472</text:p>
          </table:table-cell>
          <table:table-cell table:formula="of:=[.A175]/1000/(60*60*24)" office:value-type="time" office:time-value="PT00H46M07.472S" calcext:value-type="time">
            <text:p>00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9.13" calcext:value-type="float">
            <text:p>549.13</text:p>
          </table:table-cell>
          <table:table-cell office:value-type="float" office:value="353.37" calcext:value-type="float">
            <text:p>353.37</text:p>
          </table:table-cell>
          <table:table-cell office:value-type="float" office:value="431.06" calcext:value-type="float">
            <text:p>431.06</text:p>
          </table:table-cell>
        </table:table-row>
        <table:table-row table:style-name="ro1">
          <table:table-cell office:value-type="float" office:value="2783471" calcext:value-type="float">
            <text:p>2783471</text:p>
          </table:table-cell>
          <table:table-cell table:formula="of:=[.A176]/1000/(60*60*24)" office:value-type="time" office:time-value="PT00H46M23.471S" calcext:value-type="time">
            <text:p>00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460" calcext:value-type="float">
            <text:p>460</text:p>
          </table:table-cell>
          <table:table-cell office:value-type="float" office:value="549.22" calcext:value-type="float">
            <text:p>549.22</text:p>
          </table:table-cell>
          <table:table-cell office:value-type="float" office:value="355.41" calcext:value-type="float">
            <text:p>355.41</text:p>
          </table:table-cell>
          <table:table-cell office:value-type="float" office:value="433.5" calcext:value-type="float">
            <text:p>433.5</text:p>
          </table:table-cell>
        </table:table-row>
        <table:table-row table:style-name="ro1">
          <table:table-cell office:value-type="float" office:value="2799471" calcext:value-type="float">
            <text:p>2799471</text:p>
          </table:table-cell>
          <table:table-cell table:formula="of:=[.A177]/1000/(60*60*24)" office:value-type="time" office:time-value="PT00H46M39.471S" calcext:value-type="time">
            <text:p>00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8.97" calcext:value-type="float">
            <text:p>548.97</text:p>
          </table:table-cell>
          <table:table-cell office:value-type="float" office:value="357.46" calcext:value-type="float">
            <text:p>357.46</text:p>
          </table:table-cell>
          <table:table-cell office:value-type="float" office:value="435.94" calcext:value-type="float">
            <text:p>435.94</text:p>
          </table:table-cell>
        </table:table-row>
        <table:table-row table:style-name="ro1">
          <table:table-cell office:value-type="float" office:value="2815471" calcext:value-type="float">
            <text:p>2815471</text:p>
          </table:table-cell>
          <table:table-cell table:formula="of:=[.A178]/1000/(60*60*24)" office:value-type="time" office:time-value="PT00H46M55.471S" calcext:value-type="time">
            <text:p>00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5" calcext:value-type="float">
            <text:p>548.65</text:p>
          </table:table-cell>
          <table:table-cell office:value-type="float" office:value="359.5" calcext:value-type="float">
            <text:p>359.5</text:p>
          </table:table-cell>
          <table:table-cell office:value-type="float" office:value="438.37" calcext:value-type="float">
            <text:p>438.37</text:p>
          </table:table-cell>
        </table:table-row>
        <table:table-row table:style-name="ro1">
          <table:table-cell office:value-type="float" office:value="2831472" calcext:value-type="float">
            <text:p>2831472</text:p>
          </table:table-cell>
          <table:table-cell table:formula="of:=[.A179]/1000/(60*60*24)" office:value-type="time" office:time-value="PT00H47M11.472S" calcext:value-type="time">
            <text:p>00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361.54" calcext:value-type="float">
            <text:p>361.54</text:p>
          </table:table-cell>
          <table:table-cell office:value-type="float" office:value="440.81" calcext:value-type="float">
            <text:p>440.81</text:p>
          </table:table-cell>
        </table:table-row>
        <table:table-row table:style-name="ro1">
          <table:table-cell office:value-type="float" office:value="2847471" calcext:value-type="float">
            <text:p>2847471</text:p>
          </table:table-cell>
          <table:table-cell table:formula="of:=[.A180]/1000/(60*60*24)" office:value-type="time" office:time-value="PT00H47M27.471S" calcext:value-type="time">
            <text:p>00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4" calcext:value-type="float">
            <text:p>547.04</text:p>
          </table:table-cell>
          <table:table-cell office:value-type="float" office:value="363.59" calcext:value-type="float">
            <text:p>363.59</text:p>
          </table:table-cell>
          <table:table-cell office:value-type="float" office:value="443.24" calcext:value-type="float">
            <text:p>443.24</text:p>
          </table:table-cell>
        </table:table-row>
        <table:table-row table:style-name="ro1">
          <table:table-cell office:value-type="float" office:value="2863471" calcext:value-type="float">
            <text:p>2863471</text:p>
          </table:table-cell>
          <table:table-cell table:formula="of:=[.A181]/1000/(60*60*24)" office:value-type="time" office:time-value="PT00H47M43.471S" calcext:value-type="time">
            <text:p>00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9" calcext:value-type="float">
            <text:p>548.9</text:p>
          </table:table-cell>
          <table:table-cell office:value-type="float" office:value="365.63" calcext:value-type="float">
            <text:p>365.63</text:p>
          </table:table-cell>
          <table:table-cell office:value-type="float" office:value="445.68" calcext:value-type="float">
            <text:p>445.68</text:p>
          </table:table-cell>
        </table:table-row>
        <table:table-row table:style-name="ro1">
          <table:table-cell office:value-type="float" office:value="2879471" calcext:value-type="float">
            <text:p>2879471</text:p>
          </table:table-cell>
          <table:table-cell table:formula="of:=[.A182]/1000/(60*60*24)" office:value-type="time" office:time-value="PT00H47M59.471S" calcext:value-type="time">
            <text:p>00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5" calcext:value-type="float">
            <text:p>547.05</text:p>
          </table:table-cell>
          <table:table-cell office:value-type="float" office:value="367.67" calcext:value-type="float">
            <text:p>367.67</text:p>
          </table:table-cell>
          <table:table-cell office:value-type="float" office:value="448.11" calcext:value-type="float">
            <text:p>448.11</text:p>
          </table:table-cell>
        </table:table-row>
        <table:table-row table:style-name="ro1">
          <table:table-cell office:value-type="float" office:value="2895472" calcext:value-type="float">
            <text:p>2895472</text:p>
          </table:table-cell>
          <table:table-cell table:formula="of:=[.A183]/1000/(60*60*24)" office:value-type="time" office:time-value="PT00H48M15.472S" calcext:value-type="time">
            <text:p>00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7.3" calcext:value-type="float">
            <text:p>547.3</text:p>
          </table:table-cell>
          <table:table-cell office:value-type="float" office:value="369.71" calcext:value-type="float">
            <text:p>369.71</text:p>
          </table:table-cell>
          <table:table-cell office:value-type="float" office:value="450.55" calcext:value-type="float">
            <text:p>450.55</text:p>
          </table:table-cell>
        </table:table-row>
        <table:table-row table:style-name="ro1">
          <table:table-cell office:value-type="float" office:value="2911471" calcext:value-type="float">
            <text:p>2911471</text:p>
          </table:table-cell>
          <table:table-cell table:formula="of:=[.A184]/1000/(60*60*24)" office:value-type="time" office:time-value="PT00H48M31.471S" calcext:value-type="time">
            <text:p>00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6" calcext:value-type="float">
            <text:p>547.16</text:p>
          </table:table-cell>
          <table:table-cell office:value-type="float" office:value="371.76" calcext:value-type="float">
            <text:p>371.76</text:p>
          </table:table-cell>
          <table:table-cell office:value-type="float" office:value="452.98" calcext:value-type="float">
            <text:p>452.98</text:p>
          </table:table-cell>
        </table:table-row>
        <table:table-row table:style-name="ro1">
          <table:table-cell office:value-type="float" office:value="2927471" calcext:value-type="float">
            <text:p>2927471</text:p>
          </table:table-cell>
          <table:table-cell table:formula="of:=[.A185]/1000/(60*60*24)" office:value-type="time" office:time-value="PT00H48M47.471S" calcext:value-type="time">
            <text:p>00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460" calcext:value-type="float">
            <text:p>460</text:p>
          </table:table-cell>
          <table:table-cell office:value-type="float" office:value="547.4" calcext:value-type="float">
            <text:p>547.4</text:p>
          </table:table-cell>
          <table:table-cell office:value-type="float" office:value="373.8" calcext:value-type="float">
            <text:p>373.8</text:p>
          </table:table-cell>
          <table:table-cell office:value-type="float" office:value="455.41" calcext:value-type="float">
            <text:p>455.41</text:p>
          </table:table-cell>
        </table:table-row>
        <table:table-row table:style-name="ro1">
          <table:table-cell office:value-type="float" office:value="2943471" calcext:value-type="float">
            <text:p>2943471</text:p>
          </table:table-cell>
          <table:table-cell table:formula="of:=[.A186]/1000/(60*60*24)" office:value-type="time" office:time-value="PT00H49M03.471S" calcext:value-type="time">
            <text:p>00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375.84" calcext:value-type="float">
            <text:p>375.84</text:p>
          </table:table-cell>
          <table:table-cell office:value-type="float" office:value="457.85" calcext:value-type="float">
            <text:p>457.85</text:p>
          </table:table-cell>
        </table:table-row>
        <table:table-row table:style-name="ro1">
          <table:table-cell office:value-type="float" office:value="2959471" calcext:value-type="float">
            <text:p>2959471</text:p>
          </table:table-cell>
          <table:table-cell table:formula="of:=[.A187]/1000/(60*60*24)" office:value-type="time" office:time-value="PT00H49M19.471S" calcext:value-type="time">
            <text:p>00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7.29" calcext:value-type="float">
            <text:p>547.29</text:p>
          </table:table-cell>
          <table:table-cell office:value-type="float" office:value="377.89" calcext:value-type="float">
            <text:p>377.89</text:p>
          </table:table-cell>
          <table:table-cell office:value-type="float" office:value="460.28" calcext:value-type="float">
            <text:p>460.28</text:p>
          </table:table-cell>
        </table:table-row>
        <table:table-row table:style-name="ro1">
          <table:table-cell office:value-type="float" office:value="2975471" calcext:value-type="float">
            <text:p>2975471</text:p>
          </table:table-cell>
          <table:table-cell table:formula="of:=[.A188]/1000/(60*60*24)" office:value-type="time" office:time-value="PT00H49M35.471S" calcext:value-type="time">
            <text:p>00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5" calcext:value-type="float">
            <text:p>547.05</text:p>
          </table:table-cell>
          <table:table-cell office:value-type="float" office:value="379.93" calcext:value-type="float">
            <text:p>379.93</text:p>
          </table:table-cell>
          <table:table-cell office:value-type="float" office:value="462.72" calcext:value-type="float">
            <text:p>462.72</text:p>
          </table:table-cell>
        </table:table-row>
        <table:table-row table:style-name="ro1">
          <table:table-cell office:value-type="float" office:value="2991471" calcext:value-type="float">
            <text:p>2991471</text:p>
          </table:table-cell>
          <table:table-cell table:formula="of:=[.A189]/1000/(60*60*24)" office:value-type="time" office:time-value="PT00H49M51.471S" calcext:value-type="time">
            <text:p>00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381.97" calcext:value-type="float">
            <text:p>381.97</text:p>
          </table:table-cell>
          <table:table-cell office:value-type="float" office:value="465.15" calcext:value-type="float">
            <text:p>465.15</text:p>
          </table:table-cell>
        </table:table-row>
        <table:table-row table:style-name="ro1">
          <table:table-cell office:value-type="float" office:value="3007471" calcext:value-type="float">
            <text:p>3007471</text:p>
          </table:table-cell>
          <table:table-cell table:formula="of:=[.A190]/1000/(60*60*24)" office:value-type="time" office:time-value="PT00H50M07.471S" calcext:value-type="time">
            <text:p>00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7" calcext:value-type="float">
            <text:p>546.67</text:p>
          </table:table-cell>
          <table:table-cell office:value-type="float" office:value="384.02" calcext:value-type="float">
            <text:p>384.02</text:p>
          </table:table-cell>
          <table:table-cell office:value-type="float" office:value="467.58" calcext:value-type="float">
            <text:p>467.58</text:p>
          </table:table-cell>
        </table:table-row>
        <table:table-row table:style-name="ro1">
          <table:table-cell office:value-type="float" office:value="3023472" calcext:value-type="float">
            <text:p>3023472</text:p>
          </table:table-cell>
          <table:table-cell table:formula="of:=[.A191]/1000/(60*60*24)" office:value-type="time" office:time-value="PT00H50M23.472S" calcext:value-type="time">
            <text:p>00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6" calcext:value-type="float">
            <text:p>547.06</text:p>
          </table:table-cell>
          <table:table-cell office:value-type="float" office:value="386.06" calcext:value-type="float">
            <text:p>386.06</text:p>
          </table:table-cell>
          <table:table-cell office:value-type="float" office:value="470.01" calcext:value-type="float">
            <text:p>470.01</text:p>
          </table:table-cell>
        </table:table-row>
        <table:table-row table:style-name="ro1">
          <table:table-cell office:value-type="float" office:value="3039471" calcext:value-type="float">
            <text:p>3039471</text:p>
          </table:table-cell>
          <table:table-cell table:formula="of:=[.A192]/1000/(60*60*24)" office:value-type="time" office:time-value="PT00H50M39.471S" calcext:value-type="time">
            <text:p>00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5" calcext:value-type="float">
            <text:p>548.65</text:p>
          </table:table-cell>
          <table:table-cell office:value-type="float" office:value="388.1" calcext:value-type="float">
            <text:p>388.1</text:p>
          </table:table-cell>
          <table:table-cell office:value-type="float" office:value="472.45" calcext:value-type="float">
            <text:p>472.45</text:p>
          </table:table-cell>
        </table:table-row>
        <table:table-row table:style-name="ro1">
          <table:table-cell office:value-type="float" office:value="3055472" calcext:value-type="float">
            <text:p>3055472</text:p>
          </table:table-cell>
          <table:table-cell table:formula="of:=[.A193]/1000/(60*60*24)" office:value-type="time" office:time-value="PT00H50M55.472S" calcext:value-type="time">
            <text:p>00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390.15" calcext:value-type="float">
            <text:p>390.15</text:p>
          </table:table-cell>
          <table:table-cell office:value-type="float" office:value="474.88" calcext:value-type="float">
            <text:p>474.88</text:p>
          </table:table-cell>
        </table:table-row>
        <table:table-row table:style-name="ro1">
          <table:table-cell office:value-type="float" office:value="3071471" calcext:value-type="float">
            <text:p>3071471</text:p>
          </table:table-cell>
          <table:table-cell table:formula="of:=[.A194]/1000/(60*60*24)" office:value-type="time" office:time-value="PT00H51M11.471S" calcext:value-type="time">
            <text:p>00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7.3" calcext:value-type="float">
            <text:p>547.3</text:p>
          </table:table-cell>
          <table:table-cell office:value-type="float" office:value="392.19" calcext:value-type="float">
            <text:p>392.19</text:p>
          </table:table-cell>
          <table:table-cell office:value-type="float" office:value="477.31" calcext:value-type="float">
            <text:p>477.31</text:p>
          </table:table-cell>
        </table:table-row>
        <table:table-row table:style-name="ro1">
          <table:table-cell office:value-type="float" office:value="3087471" calcext:value-type="float">
            <text:p>3087471</text:p>
          </table:table-cell>
          <table:table-cell table:formula="of:=[.A195]/1000/(60*60*24)" office:value-type="time" office:time-value="PT00H51M27.471S" calcext:value-type="time">
            <text:p>00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7.3" calcext:value-type="float">
            <text:p>547.3</text:p>
          </table:table-cell>
          <table:table-cell office:value-type="float" office:value="394.23" calcext:value-type="float">
            <text:p>394.23</text:p>
          </table:table-cell>
          <table:table-cell office:value-type="float" office:value="479.74" calcext:value-type="float">
            <text:p>479.74</text:p>
          </table:table-cell>
        </table:table-row>
        <table:table-row table:style-name="ro1">
          <table:table-cell office:value-type="float" office:value="3103472" calcext:value-type="float">
            <text:p>3103472</text:p>
          </table:table-cell>
          <table:table-cell table:formula="of:=[.A196]/1000/(60*60*24)" office:value-type="time" office:time-value="PT00H51M43.472S" calcext:value-type="time">
            <text:p>00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7.29" calcext:value-type="float">
            <text:p>547.29</text:p>
          </table:table-cell>
          <table:table-cell office:value-type="float" office:value="396.28" calcext:value-type="float">
            <text:p>396.28</text:p>
          </table:table-cell>
          <table:table-cell office:value-type="float" office:value="482.17" calcext:value-type="float">
            <text:p>482.17</text:p>
          </table:table-cell>
        </table:table-row>
        <table:table-row table:style-name="ro1">
          <table:table-cell office:value-type="float" office:value="3119471" calcext:value-type="float">
            <text:p>3119471</text:p>
          </table:table-cell>
          <table:table-cell table:formula="of:=[.A197]/1000/(60*60*24)" office:value-type="time" office:time-value="PT00H51M59.471S" calcext:value-type="time">
            <text:p>00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4" calcext:value-type="float">
            <text:p>547.14</text:p>
          </table:table-cell>
          <table:table-cell office:value-type="float" office:value="398.32" calcext:value-type="float">
            <text:p>398.32</text:p>
          </table:table-cell>
          <table:table-cell office:value-type="float" office:value="484.6" calcext:value-type="float">
            <text:p>484.6</text:p>
          </table:table-cell>
        </table:table-row>
        <table:table-row table:style-name="ro1">
          <table:table-cell office:value-type="float" office:value="3135471" calcext:value-type="float">
            <text:p>3135471</text:p>
          </table:table-cell>
          <table:table-cell table:formula="of:=[.A198]/1000/(60*60*24)" office:value-type="time" office:time-value="PT00H52M15.471S" calcext:value-type="time">
            <text:p>00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6" calcext:value-type="float">
            <text:p>545.06</text:p>
          </table:table-cell>
          <table:table-cell office:value-type="float" office:value="400.36" calcext:value-type="float">
            <text:p>400.36</text:p>
          </table:table-cell>
          <table:table-cell office:value-type="float" office:value="487.04" calcext:value-type="float">
            <text:p>487.04</text:p>
          </table:table-cell>
        </table:table-row>
        <table:table-row table:style-name="ro1">
          <table:table-cell office:value-type="float" office:value="3151471" calcext:value-type="float">
            <text:p>3151471</text:p>
          </table:table-cell>
          <table:table-cell table:formula="of:=[.A199]/1000/(60*60*24)" office:value-type="time" office:time-value="PT00H52M31.471S" calcext:value-type="time">
            <text:p>00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7.3" calcext:value-type="float">
            <text:p>547.3</text:p>
          </table:table-cell>
          <table:table-cell office:value-type="float" office:value="402.41" calcext:value-type="float">
            <text:p>402.41</text:p>
          </table:table-cell>
          <table:table-cell office:value-type="float" office:value="489.47" calcext:value-type="float">
            <text:p>489.47</text:p>
          </table:table-cell>
        </table:table-row>
        <table:table-row table:style-name="ro1">
          <table:table-cell office:value-type="float" office:value="3167471" calcext:value-type="float">
            <text:p>3167471</text:p>
          </table:table-cell>
          <table:table-cell table:formula="of:=[.A200]/1000/(60*60*24)" office:value-type="time" office:time-value="PT00H52M47.471S" calcext:value-type="time">
            <text:p>00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404.45" calcext:value-type="float">
            <text:p>404.45</text:p>
          </table:table-cell>
          <table:table-cell office:value-type="float" office:value="491.9" calcext:value-type="float">
            <text:p>491.9</text:p>
          </table:table-cell>
        </table:table-row>
        <table:table-row table:style-name="ro1">
          <table:table-cell office:value-type="float" office:value="3183471" calcext:value-type="float">
            <text:p>3183471</text:p>
          </table:table-cell>
          <table:table-cell table:formula="of:=[.A201]/1000/(60*60*24)" office:value-type="time" office:time-value="PT00H53M03.471S" calcext:value-type="time">
            <text:p>00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6" calcext:value-type="float">
            <text:p>547.06</text:p>
          </table:table-cell>
          <table:table-cell office:value-type="float" office:value="406.49" calcext:value-type="float">
            <text:p>406.49</text:p>
          </table:table-cell>
          <table:table-cell office:value-type="float" office:value="494.33" calcext:value-type="float">
            <text:p>494.33</text:p>
          </table:table-cell>
        </table:table-row>
        <table:table-row table:style-name="ro1">
          <table:table-cell office:value-type="float" office:value="3199472" calcext:value-type="float">
            <text:p>3199472</text:p>
          </table:table-cell>
          <table:table-cell table:formula="of:=[.A202]/1000/(60*60*24)" office:value-type="time" office:time-value="PT00H53M19.472S" calcext:value-type="time">
            <text:p>00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408.54" calcext:value-type="float">
            <text:p>408.54</text:p>
          </table:table-cell>
          <table:table-cell office:value-type="float" office:value="496.76" calcext:value-type="float">
            <text:p>496.76</text:p>
          </table:table-cell>
        </table:table-row>
        <table:table-row table:style-name="ro1">
          <table:table-cell office:value-type="float" office:value="3215471" calcext:value-type="float">
            <text:p>3215471</text:p>
          </table:table-cell>
          <table:table-cell table:formula="of:=[.A203]/1000/(60*60*24)" office:value-type="time" office:time-value="PT00H53M35.471S" calcext:value-type="time">
            <text:p>00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5" calcext:value-type="float">
            <text:p>547.15</text:p>
          </table:table-cell>
          <table:table-cell office:value-type="float" office:value="410.58" calcext:value-type="float">
            <text:p>410.58</text:p>
          </table:table-cell>
          <table:table-cell office:value-type="float" office:value="499.19" calcext:value-type="float">
            <text:p>499.19</text:p>
          </table:table-cell>
        </table:table-row>
        <table:table-row table:style-name="ro1">
          <table:table-cell office:value-type="float" office:value="3231471" calcext:value-type="float">
            <text:p>3231471</text:p>
          </table:table-cell>
          <table:table-cell table:formula="of:=[.A204]/1000/(60*60*24)" office:value-type="time" office:time-value="PT00H53M51.471S" calcext:value-type="time">
            <text:p>00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" calcext:value-type="float">
            <text:p>546.9</text:p>
          </table:table-cell>
          <table:table-cell office:value-type="float" office:value="412.62" calcext:value-type="float">
            <text:p>412.62</text:p>
          </table:table-cell>
          <table:table-cell office:value-type="float" office:value="501.62" calcext:value-type="float">
            <text:p>501.62</text:p>
          </table:table-cell>
        </table:table-row>
        <table:table-row table:style-name="ro1">
          <table:table-cell office:value-type="float" office:value="3247471" calcext:value-type="float">
            <text:p>3247471</text:p>
          </table:table-cell>
          <table:table-cell table:formula="of:=[.A205]/1000/(60*60*24)" office:value-type="time" office:time-value="PT00H54M07.471S" calcext:value-type="time">
            <text:p>00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6" calcext:value-type="float">
            <text:p>547.16</text:p>
          </table:table-cell>
          <table:table-cell office:value-type="float" office:value="414.66" calcext:value-type="float">
            <text:p>414.66</text:p>
          </table:table-cell>
          <table:table-cell office:value-type="float" office:value="504.05" calcext:value-type="float">
            <text:p>504.05</text:p>
          </table:table-cell>
        </table:table-row>
        <table:table-row table:style-name="ro1">
          <table:table-cell office:value-type="float" office:value="3263471" calcext:value-type="float">
            <text:p>3263471</text:p>
          </table:table-cell>
          <table:table-cell table:formula="of:=[.A206]/1000/(60*60*24)" office:value-type="time" office:time-value="PT00H54M23.471S" calcext:value-type="time">
            <text:p>00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" calcext:value-type="float">
            <text:p>546.9</text:p>
          </table:table-cell>
          <table:table-cell office:value-type="float" office:value="416.71" calcext:value-type="float">
            <text:p>416.71</text:p>
          </table:table-cell>
          <table:table-cell office:value-type="float" office:value="506.48" calcext:value-type="float">
            <text:p>506.48</text:p>
          </table:table-cell>
        </table:table-row>
        <table:table-row table:style-name="ro1">
          <table:table-cell office:value-type="float" office:value="3279471" calcext:value-type="float">
            <text:p>3279471</text:p>
          </table:table-cell>
          <table:table-cell table:formula="of:=[.A207]/1000/(60*60*24)" office:value-type="time" office:time-value="PT00H54M39.471S" calcext:value-type="time">
            <text:p>00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460" calcext:value-type="float">
            <text:p>460</text:p>
          </table:table-cell>
          <table:table-cell office:value-type="float" office:value="547.4" calcext:value-type="float">
            <text:p>547.4</text:p>
          </table:table-cell>
          <table:table-cell office:value-type="float" office:value="418.75" calcext:value-type="float">
            <text:p>418.75</text:p>
          </table:table-cell>
          <table:table-cell office:value-type="float" office:value="508.91" calcext:value-type="float">
            <text:p>508.91</text:p>
          </table:table-cell>
        </table:table-row>
        <table:table-row table:style-name="ro1">
          <table:table-cell office:value-type="float" office:value="3295471" calcext:value-type="float">
            <text:p>3295471</text:p>
          </table:table-cell>
          <table:table-cell table:formula="of:=[.A208]/1000/(60*60*24)" office:value-type="time" office:time-value="PT00H54M55.471S" calcext:value-type="time">
            <text:p>00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5" calcext:value-type="float">
            <text:p>547.05</text:p>
          </table:table-cell>
          <table:table-cell office:value-type="float" office:value="420.79" calcext:value-type="float">
            <text:p>420.79</text:p>
          </table:table-cell>
          <table:table-cell office:value-type="float" office:value="511.34" calcext:value-type="float">
            <text:p>511.34</text:p>
          </table:table-cell>
        </table:table-row>
        <table:table-row table:style-name="ro1">
          <table:table-cell office:value-type="float" office:value="3311472" calcext:value-type="float">
            <text:p>3311472</text:p>
          </table:table-cell>
          <table:table-cell table:formula="of:=[.A209]/1000/(60*60*24)" office:value-type="time" office:time-value="PT00H55M11.472S" calcext:value-type="time">
            <text:p>00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422.84" calcext:value-type="float">
            <text:p>422.84</text:p>
          </table:table-cell>
          <table:table-cell office:value-type="float" office:value="513.77" calcext:value-type="float">
            <text:p>513.77</text:p>
          </table:table-cell>
        </table:table-row>
        <table:table-row table:style-name="ro1">
          <table:table-cell office:value-type="float" office:value="3327471" calcext:value-type="float">
            <text:p>3327471</text:p>
          </table:table-cell>
          <table:table-cell table:formula="of:=[.A210]/1000/(60*60*24)" office:value-type="time" office:time-value="PT00H55M27.471S" calcext:value-type="time">
            <text:p>00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424.88" calcext:value-type="float">
            <text:p>424.88</text:p>
          </table:table-cell>
          <table:table-cell office:value-type="float" office:value="516.2" calcext:value-type="float">
            <text:p>516.2</text:p>
          </table:table-cell>
        </table:table-row>
        <table:table-row table:style-name="ro1">
          <table:table-cell office:value-type="float" office:value="3343471" calcext:value-type="float">
            <text:p>3343471</text:p>
          </table:table-cell>
          <table:table-cell table:formula="of:=[.A211]/1000/(60*60*24)" office:value-type="time" office:time-value="PT00H55M43.471S" calcext:value-type="time">
            <text:p>00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6" calcext:value-type="float">
            <text:p>547.06</text:p>
          </table:table-cell>
          <table:table-cell office:value-type="float" office:value="426.92" calcext:value-type="float">
            <text:p>426.92</text:p>
          </table:table-cell>
          <table:table-cell office:value-type="float" office:value="518.63" calcext:value-type="float">
            <text:p>518.63</text:p>
          </table:table-cell>
        </table:table-row>
        <table:table-row table:style-name="ro1">
          <table:table-cell office:value-type="float" office:value="3359471" calcext:value-type="float">
            <text:p>3359471</text:p>
          </table:table-cell>
          <table:table-cell table:formula="of:=[.A212]/1000/(60*60*24)" office:value-type="time" office:time-value="PT00H55M59.471S" calcext:value-type="time">
            <text:p>00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5.45" calcext:value-type="float">
            <text:p>545.45</text:p>
          </table:table-cell>
          <table:table-cell office:value-type="float" office:value="428.96" calcext:value-type="float">
            <text:p>428.96</text:p>
          </table:table-cell>
          <table:table-cell office:value-type="float" office:value="521.06" calcext:value-type="float">
            <text:p>521.06</text:p>
          </table:table-cell>
        </table:table-row>
        <table:table-row table:style-name="ro1">
          <table:table-cell office:value-type="float" office:value="3375471" calcext:value-type="float">
            <text:p>3375471</text:p>
          </table:table-cell>
          <table:table-cell table:formula="of:=[.A213]/1000/(60*60*24)" office:value-type="time" office:time-value="PT00H56M15.471S" calcext:value-type="time">
            <text:p>00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431.01" calcext:value-type="float">
            <text:p>431.01</text:p>
          </table:table-cell>
          <table:table-cell office:value-type="float" office:value="523.49" calcext:value-type="float">
            <text:p>523.49</text:p>
          </table:table-cell>
        </table:table-row>
        <table:table-row table:style-name="ro1">
          <table:table-cell office:value-type="float" office:value="3391471" calcext:value-type="float">
            <text:p>3391471</text:p>
          </table:table-cell>
          <table:table-cell table:formula="of:=[.A214]/1000/(60*60*24)" office:value-type="time" office:time-value="PT00H56M31.471S" calcext:value-type="time">
            <text:p>00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8" calcext:value-type="float">
            <text:p>546.68</text:p>
          </table:table-cell>
          <table:table-cell office:value-type="float" office:value="433.05" calcext:value-type="float">
            <text:p>433.05</text:p>
          </table:table-cell>
          <table:table-cell office:value-type="float" office:value="525.92" calcext:value-type="float">
            <text:p>525.92</text:p>
          </table:table-cell>
        </table:table-row>
        <table:table-row table:style-name="ro1">
          <table:table-cell office:value-type="float" office:value="3407471" calcext:value-type="float">
            <text:p>3407471</text:p>
          </table:table-cell>
          <table:table-cell table:formula="of:=[.A215]/1000/(60*60*24)" office:value-type="time" office:time-value="PT00H56M47.471S" calcext:value-type="time">
            <text:p>00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435.09" calcext:value-type="float">
            <text:p>435.09</text:p>
          </table:table-cell>
          <table:table-cell office:value-type="float" office:value="528.35" calcext:value-type="float">
            <text:p>528.35</text:p>
          </table:table-cell>
        </table:table-row>
        <table:table-row table:style-name="ro1">
          <table:table-cell office:value-type="float" office:value="3423471" calcext:value-type="float">
            <text:p>3423471</text:p>
          </table:table-cell>
          <table:table-cell table:formula="of:=[.A216]/1000/(60*60*24)" office:value-type="time" office:time-value="PT00H57M03.471S" calcext:value-type="time">
            <text:p>00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437.14" calcext:value-type="float">
            <text:p>437.14</text:p>
          </table:table-cell>
          <table:table-cell office:value-type="float" office:value="530.77" calcext:value-type="float">
            <text:p>530.77</text:p>
          </table:table-cell>
        </table:table-row>
        <table:table-row table:style-name="ro1">
          <table:table-cell office:value-type="float" office:value="3439471" calcext:value-type="float">
            <text:p>3439471</text:p>
          </table:table-cell>
          <table:table-cell table:formula="of:=[.A217]/1000/(60*60*24)" office:value-type="time" office:time-value="PT00H57M19.471S" calcext:value-type="time">
            <text:p>00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5" calcext:value-type="float">
            <text:p>547.05</text:p>
          </table:table-cell>
          <table:table-cell office:value-type="float" office:value="439.18" calcext:value-type="float">
            <text:p>439.18</text:p>
          </table:table-cell>
          <table:table-cell office:value-type="float" office:value="533.2" calcext:value-type="float">
            <text:p>533.2</text:p>
          </table:table-cell>
        </table:table-row>
        <table:table-row table:style-name="ro1">
          <table:table-cell office:value-type="float" office:value="3455472" calcext:value-type="float">
            <text:p>3455472</text:p>
          </table:table-cell>
          <table:table-cell table:formula="of:=[.A218]/1000/(60*60*24)" office:value-type="time" office:time-value="PT00H57M35.472S" calcext:value-type="time">
            <text:p>00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2" calcext:value-type="float">
            <text:p>546.82</text:p>
          </table:table-cell>
          <table:table-cell office:value-type="float" office:value="441.22" calcext:value-type="float">
            <text:p>441.22</text:p>
          </table:table-cell>
          <table:table-cell office:value-type="float" office:value="535.64" calcext:value-type="float">
            <text:p>535.64</text:p>
          </table:table-cell>
        </table:table-row>
        <table:table-row table:style-name="ro1">
          <table:table-cell office:value-type="float" office:value="3471471" calcext:value-type="float">
            <text:p>3471471</text:p>
          </table:table-cell>
          <table:table-cell table:formula="of:=[.A219]/1000/(60*60*24)" office:value-type="time" office:time-value="PT00H57M51.471S" calcext:value-type="time">
            <text:p>00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3" calcext:value-type="float">
            <text:p>547.13</text:p>
          </table:table-cell>
          <table:table-cell office:value-type="float" office:value="443.26" calcext:value-type="float">
            <text:p>443.26</text:p>
          </table:table-cell>
          <table:table-cell office:value-type="float" office:value="538.07" calcext:value-type="float">
            <text:p>538.07</text:p>
          </table:table-cell>
        </table:table-row>
        <table:table-row table:style-name="ro1">
          <table:table-cell office:value-type="float" office:value="3487471" calcext:value-type="float">
            <text:p>3487471</text:p>
          </table:table-cell>
          <table:table-cell table:formula="of:=[.A220]/1000/(60*60*24)" office:value-type="time" office:time-value="PT00H58M07.471S" calcext:value-type="time">
            <text:p>00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4" calcext:value-type="float">
            <text:p>547.14</text:p>
          </table:table-cell>
          <table:table-cell office:value-type="float" office:value="445.31" calcext:value-type="float">
            <text:p>445.31</text:p>
          </table:table-cell>
          <table:table-cell office:value-type="float" office:value="540.5" calcext:value-type="float">
            <text:p>540.5</text:p>
          </table:table-cell>
        </table:table-row>
        <table:table-row table:style-name="ro1">
          <table:table-cell office:value-type="float" office:value="3503472" calcext:value-type="float">
            <text:p>3503472</text:p>
          </table:table-cell>
          <table:table-cell table:formula="of:=[.A221]/1000/(60*60*24)" office:value-type="time" office:time-value="PT00H58M23.472S" calcext:value-type="time">
            <text:p>00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5" calcext:value-type="float">
            <text:p>547.05</text:p>
          </table:table-cell>
          <table:table-cell office:value-type="float" office:value="447.35" calcext:value-type="float">
            <text:p>447.35</text:p>
          </table:table-cell>
          <table:table-cell office:value-type="float" office:value="542.93" calcext:value-type="float">
            <text:p>542.93</text:p>
          </table:table-cell>
        </table:table-row>
        <table:table-row table:style-name="ro1">
          <table:table-cell office:value-type="float" office:value="3519471" calcext:value-type="float">
            <text:p>3519471</text:p>
          </table:table-cell>
          <table:table-cell table:formula="of:=[.A222]/1000/(60*60*24)" office:value-type="time" office:time-value="PT00H58M39.471S" calcext:value-type="time">
            <text:p>00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5" calcext:value-type="float">
            <text:p>547.05</text:p>
          </table:table-cell>
          <table:table-cell office:value-type="float" office:value="449.39" calcext:value-type="float">
            <text:p>449.39</text:p>
          </table:table-cell>
          <table:table-cell office:value-type="float" office:value="545.36" calcext:value-type="float">
            <text:p>545.36</text:p>
          </table:table-cell>
        </table:table-row>
        <table:table-row table:style-name="ro1">
          <table:table-cell office:value-type="float" office:value="3535471" calcext:value-type="float">
            <text:p>3535471</text:p>
          </table:table-cell>
          <table:table-cell table:formula="of:=[.A223]/1000/(60*60*24)" office:value-type="time" office:time-value="PT00H58M55.471S" calcext:value-type="time">
            <text:p>00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5" calcext:value-type="float">
            <text:p>547.05</text:p>
          </table:table-cell>
          <table:table-cell office:value-type="float" office:value="451.44" calcext:value-type="float">
            <text:p>451.44</text:p>
          </table:table-cell>
          <table:table-cell office:value-type="float" office:value="547.79" calcext:value-type="float">
            <text:p>547.79</text:p>
          </table:table-cell>
        </table:table-row>
        <table:table-row table:style-name="ro1">
          <table:table-cell office:value-type="float" office:value="3551471" calcext:value-type="float">
            <text:p>3551471</text:p>
          </table:table-cell>
          <table:table-cell table:formula="of:=[.A224]/1000/(60*60*24)" office:value-type="time" office:time-value="PT00H59M11.471S" calcext:value-type="time">
            <text:p>00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4" calcext:value-type="float">
            <text:p>544.74</text:p>
          </table:table-cell>
          <table:table-cell office:value-type="float" office:value="453.48" calcext:value-type="float">
            <text:p>453.48</text:p>
          </table:table-cell>
          <table:table-cell office:value-type="float" office:value="550.22" calcext:value-type="float">
            <text:p>550.22</text:p>
          </table:table-cell>
        </table:table-row>
        <table:table-row table:style-name="ro1">
          <table:table-cell office:value-type="float" office:value="3567471" calcext:value-type="float">
            <text:p>3567471</text:p>
          </table:table-cell>
          <table:table-cell table:formula="of:=[.A225]/1000/(60*60*24)" office:value-type="time" office:time-value="PT00H59M27.471S" calcext:value-type="time">
            <text:p>00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55.52" calcext:value-type="float">
            <text:p>455.52</text:p>
          </table:table-cell>
          <table:table-cell office:value-type="float" office:value="552.65" calcext:value-type="float">
            <text:p>552.65</text:p>
          </table:table-cell>
        </table:table-row>
        <table:table-row table:style-name="ro1">
          <table:table-cell office:value-type="float" office:value="3583472" calcext:value-type="float">
            <text:p>3583472</text:p>
          </table:table-cell>
          <table:table-cell table:formula="of:=[.A226]/1000/(60*60*24)" office:value-type="time" office:time-value="PT00H59M43.472S" calcext:value-type="time">
            <text:p>00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6" calcext:value-type="float">
            <text:p>547.06</text:p>
          </table:table-cell>
          <table:table-cell office:value-type="float" office:value="457.56" calcext:value-type="float">
            <text:p>457.56</text:p>
          </table:table-cell>
          <table:table-cell office:value-type="float" office:value="555.08" calcext:value-type="float">
            <text:p>555.08</text:p>
          </table:table-cell>
        </table:table-row>
        <table:table-row table:style-name="ro1">
          <table:table-cell office:value-type="float" office:value="3599471" calcext:value-type="float">
            <text:p>3599471</text:p>
          </table:table-cell>
          <table:table-cell table:formula="of:=[.A227]/1000/(60*60*24)" office:value-type="time" office:time-value="PT00H59M59.471S" calcext:value-type="time">
            <text:p>00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3" calcext:value-type="float">
            <text:p>547.13</text:p>
          </table:table-cell>
          <table:table-cell office:value-type="float" office:value="459.61" calcext:value-type="float">
            <text:p>459.61</text:p>
          </table:table-cell>
          <table:table-cell office:value-type="float" office:value="557.51" calcext:value-type="float">
            <text:p>557.51</text:p>
          </table:table-cell>
        </table:table-row>
        <table:table-row table:style-name="ro1">
          <table:table-cell office:value-type="float" office:value="3615472" calcext:value-type="float">
            <text:p>3615472</text:p>
          </table:table-cell>
          <table:table-cell table:formula="of:=[.A228]/1000/(60*60*24)" office:value-type="time" office:time-value="PT01H00M15.472S" calcext:value-type="time">
            <text:p>01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461.65" calcext:value-type="float">
            <text:p>461.65</text:p>
          </table:table-cell>
          <table:table-cell office:value-type="float" office:value="559.94" calcext:value-type="float">
            <text:p>559.94</text:p>
          </table:table-cell>
        </table:table-row>
        <table:table-row table:style-name="ro1">
          <table:table-cell office:value-type="float" office:value="3631471" calcext:value-type="float">
            <text:p>3631471</text:p>
          </table:table-cell>
          <table:table-cell table:formula="of:=[.A229]/1000/(60*60*24)" office:value-type="time" office:time-value="PT01H00M31.471S" calcext:value-type="time">
            <text:p>01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2" calcext:value-type="float">
            <text:p>546.92</text:p>
          </table:table-cell>
          <table:table-cell office:value-type="float" office:value="463.69" calcext:value-type="float">
            <text:p>463.69</text:p>
          </table:table-cell>
          <table:table-cell office:value-type="float" office:value="562.37" calcext:value-type="float">
            <text:p>562.37</text:p>
          </table:table-cell>
        </table:table-row>
        <table:table-row table:style-name="ro1">
          <table:table-cell office:value-type="float" office:value="3647471" calcext:value-type="float">
            <text:p>3647471</text:p>
          </table:table-cell>
          <table:table-cell table:formula="of:=[.A230]/1000/(60*60*24)" office:value-type="time" office:time-value="PT01H00M47.471S" calcext:value-type="time">
            <text:p>01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465.74" calcext:value-type="float">
            <text:p>465.74</text:p>
          </table:table-cell>
          <table:table-cell office:value-type="float" office:value="564.79" calcext:value-type="float">
            <text:p>564.79</text:p>
          </table:table-cell>
        </table:table-row>
        <table:table-row table:style-name="ro1">
          <table:table-cell office:value-type="float" office:value="3663471" calcext:value-type="float">
            <text:p>3663471</text:p>
          </table:table-cell>
          <table:table-cell table:formula="of:=[.A231]/1000/(60*60*24)" office:value-type="time" office:time-value="PT01H01M03.471S" calcext:value-type="time">
            <text:p>01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6" calcext:value-type="float">
            <text:p>547.06</text:p>
          </table:table-cell>
          <table:table-cell office:value-type="float" office:value="467.78" calcext:value-type="float">
            <text:p>467.78</text:p>
          </table:table-cell>
          <table:table-cell office:value-type="float" office:value="567.23" calcext:value-type="float">
            <text:p>567.23</text:p>
          </table:table-cell>
        </table:table-row>
        <table:table-row table:style-name="ro1">
          <table:table-cell office:value-type="float" office:value="3679471" calcext:value-type="float">
            <text:p>3679471</text:p>
          </table:table-cell>
          <table:table-cell table:formula="of:=[.A232]/1000/(60*60*24)" office:value-type="time" office:time-value="PT01H01M19.471S" calcext:value-type="time">
            <text:p>01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5.45" calcext:value-type="float">
            <text:p>545.45</text:p>
          </table:table-cell>
          <table:table-cell office:value-type="float" office:value="469.82" calcext:value-type="float">
            <text:p>469.82</text:p>
          </table:table-cell>
          <table:table-cell office:value-type="float" office:value="569.65" calcext:value-type="float">
            <text:p>569.65</text:p>
          </table:table-cell>
        </table:table-row>
        <table:table-row table:style-name="ro1">
          <table:table-cell office:value-type="float" office:value="3695472" calcext:value-type="float">
            <text:p>3695472</text:p>
          </table:table-cell>
          <table:table-cell table:formula="of:=[.A233]/1000/(60*60*24)" office:value-type="time" office:time-value="PT01H01M35.472S" calcext:value-type="time">
            <text:p>01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5" calcext:value-type="float">
            <text:p>547.15</text:p>
          </table:table-cell>
          <table:table-cell office:value-type="float" office:value="471.87" calcext:value-type="float">
            <text:p>471.87</text:p>
          </table:table-cell>
          <table:table-cell office:value-type="float" office:value="572.08" calcext:value-type="float">
            <text:p>572.08</text:p>
          </table:table-cell>
        </table:table-row>
        <table:table-row table:style-name="ro1">
          <table:table-cell office:value-type="float" office:value="3711471" calcext:value-type="float">
            <text:p>3711471</text:p>
          </table:table-cell>
          <table:table-cell table:formula="of:=[.A234]/1000/(60*60*24)" office:value-type="time" office:time-value="PT01H01M51.471S" calcext:value-type="time">
            <text:p>01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473.91" calcext:value-type="float">
            <text:p>473.91</text:p>
          </table:table-cell>
          <table:table-cell office:value-type="float" office:value="574.51" calcext:value-type="float">
            <text:p>574.51</text:p>
          </table:table-cell>
        </table:table-row>
        <table:table-row table:style-name="ro1">
          <table:table-cell office:value-type="float" office:value="3727472" calcext:value-type="float">
            <text:p>3727472</text:p>
          </table:table-cell>
          <table:table-cell table:formula="of:=[.A235]/1000/(60*60*24)" office:value-type="time" office:time-value="PT01H02M07.472S" calcext:value-type="time">
            <text:p>01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4" calcext:value-type="float">
            <text:p>547.14</text:p>
          </table:table-cell>
          <table:table-cell office:value-type="float" office:value="475.95" calcext:value-type="float">
            <text:p>475.95</text:p>
          </table:table-cell>
          <table:table-cell office:value-type="float" office:value="576.94" calcext:value-type="float">
            <text:p>576.94</text:p>
          </table:table-cell>
        </table:table-row>
        <table:table-row table:style-name="ro1">
          <table:table-cell office:value-type="float" office:value="3743471" calcext:value-type="float">
            <text:p>3743471</text:p>
          </table:table-cell>
          <table:table-cell table:formula="of:=[.A236]/1000/(60*60*24)" office:value-type="time" office:time-value="PT01H02M23.471S" calcext:value-type="time">
            <text:p>01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5" calcext:value-type="float">
            <text:p>547.15</text:p>
          </table:table-cell>
          <table:table-cell office:value-type="float" office:value="477.99" calcext:value-type="float">
            <text:p>477.99</text:p>
          </table:table-cell>
          <table:table-cell office:value-type="float" office:value="579.37" calcext:value-type="float">
            <text:p>579.37</text:p>
          </table:table-cell>
        </table:table-row>
        <table:table-row table:style-name="ro1">
          <table:table-cell office:value-type="float" office:value="3759472" calcext:value-type="float">
            <text:p>3759472</text:p>
          </table:table-cell>
          <table:table-cell table:formula="of:=[.A237]/1000/(60*60*24)" office:value-type="time" office:time-value="PT01H02M39.472S" calcext:value-type="time">
            <text:p>01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480.04" calcext:value-type="float">
            <text:p>480.04</text:p>
          </table:table-cell>
          <table:table-cell office:value-type="float" office:value="581.8" calcext:value-type="float">
            <text:p>581.8</text:p>
          </table:table-cell>
        </table:table-row>
        <table:table-row table:style-name="ro1">
          <table:table-cell office:value-type="float" office:value="3775471" calcext:value-type="float">
            <text:p>3775471</text:p>
          </table:table-cell>
          <table:table-cell table:formula="of:=[.A238]/1000/(60*60*24)" office:value-type="time" office:time-value="PT01H02M55.471S" calcext:value-type="time">
            <text:p>01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7" calcext:value-type="float">
            <text:p>546.67</text:p>
          </table:table-cell>
          <table:table-cell office:value-type="float" office:value="482.08" calcext:value-type="float">
            <text:p>482.08</text:p>
          </table:table-cell>
          <table:table-cell office:value-type="float" office:value="584.23" calcext:value-type="float">
            <text:p>584.23</text:p>
          </table:table-cell>
        </table:table-row>
        <table:table-row table:style-name="ro1">
          <table:table-cell office:value-type="float" office:value="3791471" calcext:value-type="float">
            <text:p>3791471</text:p>
          </table:table-cell>
          <table:table-cell table:formula="of:=[.A239]/1000/(60*60*24)" office:value-type="time" office:time-value="PT01H03M11.471S" calcext:value-type="time">
            <text:p>01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484.12" calcext:value-type="float">
            <text:p>484.12</text:p>
          </table:table-cell>
          <table:table-cell office:value-type="float" office:value="586.66" calcext:value-type="float">
            <text:p>586.66</text:p>
          </table:table-cell>
        </table:table-row>
        <table:table-row table:style-name="ro1">
          <table:table-cell office:value-type="float" office:value="3807471" calcext:value-type="float">
            <text:p>3807471</text:p>
          </table:table-cell>
          <table:table-cell table:formula="of:=[.A240]/1000/(60*60*24)" office:value-type="time" office:time-value="PT01H03M27.471S" calcext:value-type="time">
            <text:p>01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486.16" calcext:value-type="float">
            <text:p>486.16</text:p>
          </table:table-cell>
          <table:table-cell office:value-type="float" office:value="589.08" calcext:value-type="float">
            <text:p>589.08</text:p>
          </table:table-cell>
        </table:table-row>
        <table:table-row table:style-name="ro1">
          <table:table-cell office:value-type="float" office:value="3823472" calcext:value-type="float">
            <text:p>3823472</text:p>
          </table:table-cell>
          <table:table-cell table:formula="of:=[.A241]/1000/(60*60*24)" office:value-type="time" office:time-value="PT01H03M43.472S" calcext:value-type="time">
            <text:p>01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488.21" calcext:value-type="float">
            <text:p>488.21</text:p>
          </table:table-cell>
          <table:table-cell office:value-type="float" office:value="591.51" calcext:value-type="float">
            <text:p>591.51</text:p>
          </table:table-cell>
        </table:table-row>
        <table:table-row table:style-name="ro1">
          <table:table-cell office:value-type="float" office:value="3839472" calcext:value-type="float">
            <text:p>3839472</text:p>
          </table:table-cell>
          <table:table-cell table:formula="of:=[.A242]/1000/(60*60*24)" office:value-type="time" office:time-value="PT01H03M59.472S" calcext:value-type="time">
            <text:p>01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490.25" calcext:value-type="float">
            <text:p>490.25</text:p>
          </table:table-cell>
          <table:table-cell office:value-type="float" office:value="593.94" calcext:value-type="float">
            <text:p>593.94</text:p>
          </table:table-cell>
        </table:table-row>
        <table:table-row table:style-name="ro1">
          <table:table-cell office:value-type="float" office:value="3855471" calcext:value-type="float">
            <text:p>3855471</text:p>
          </table:table-cell>
          <table:table-cell table:formula="of:=[.A243]/1000/(60*60*24)" office:value-type="time" office:time-value="PT01H04M15.471S" calcext:value-type="time">
            <text:p>01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2" calcext:value-type="float">
            <text:p>546.82</text:p>
          </table:table-cell>
          <table:table-cell office:value-type="float" office:value="492.29" calcext:value-type="float">
            <text:p>492.29</text:p>
          </table:table-cell>
          <table:table-cell office:value-type="float" office:value="596.36" calcext:value-type="float">
            <text:p>596.36</text:p>
          </table:table-cell>
        </table:table-row>
        <table:table-row table:style-name="ro1">
          <table:table-cell office:value-type="float" office:value="3871472" calcext:value-type="float">
            <text:p>3871472</text:p>
          </table:table-cell>
          <table:table-cell table:formula="of:=[.A244]/1000/(60*60*24)" office:value-type="time" office:time-value="PT01H04M31.472S" calcext:value-type="time">
            <text:p>01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494.34" calcext:value-type="float">
            <text:p>494.34</text:p>
          </table:table-cell>
          <table:table-cell office:value-type="float" office:value="598.79" calcext:value-type="float">
            <text:p>598.79</text:p>
          </table:table-cell>
        </table:table-row>
        <table:table-row table:style-name="ro1">
          <table:table-cell office:value-type="float" office:value="3887471" calcext:value-type="float">
            <text:p>3887471</text:p>
          </table:table-cell>
          <table:table-cell table:formula="of:=[.A245]/1000/(60*60*24)" office:value-type="time" office:time-value="PT01H04M47.471S" calcext:value-type="time">
            <text:p>01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496.38" calcext:value-type="float">
            <text:p>496.38</text:p>
          </table:table-cell>
          <table:table-cell office:value-type="float" office:value="601.22" calcext:value-type="float">
            <text:p>601.22</text:p>
          </table:table-cell>
        </table:table-row>
        <table:table-row table:style-name="ro1">
          <table:table-cell office:value-type="float" office:value="3903471" calcext:value-type="float">
            <text:p>3903471</text:p>
          </table:table-cell>
          <table:table-cell table:formula="of:=[.A246]/1000/(60*60*24)" office:value-type="time" office:time-value="PT01H05M03.471S" calcext:value-type="time">
            <text:p>01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1" calcext:value-type="float">
            <text:p>545.21</text:p>
          </table:table-cell>
          <table:table-cell office:value-type="float" office:value="498.42" calcext:value-type="float">
            <text:p>498.42</text:p>
          </table:table-cell>
          <table:table-cell office:value-type="float" office:value="603.65" calcext:value-type="float">
            <text:p>603.65</text:p>
          </table:table-cell>
        </table:table-row>
        <table:table-row table:style-name="ro1">
          <table:table-cell office:value-type="float" office:value="3919471" calcext:value-type="float">
            <text:p>3919471</text:p>
          </table:table-cell>
          <table:table-cell table:formula="of:=[.A247]/1000/(60*60*24)" office:value-type="time" office:time-value="PT01H05M19.471S" calcext:value-type="time">
            <text:p>01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500.46" calcext:value-type="float">
            <text:p>500.46</text:p>
          </table:table-cell>
          <table:table-cell office:value-type="float" office:value="606.07" calcext:value-type="float">
            <text:p>606.07</text:p>
          </table:table-cell>
        </table:table-row>
        <table:table-row table:style-name="ro1">
          <table:table-cell office:value-type="float" office:value="3935471" calcext:value-type="float">
            <text:p>3935471</text:p>
          </table:table-cell>
          <table:table-cell table:formula="of:=[.A248]/1000/(60*60*24)" office:value-type="time" office:time-value="PT01H05M35.471S" calcext:value-type="time">
            <text:p>01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8" calcext:value-type="float">
            <text:p>544.98</text:p>
          </table:table-cell>
          <table:table-cell office:value-type="float" office:value="502.51" calcext:value-type="float">
            <text:p>502.51</text:p>
          </table:table-cell>
          <table:table-cell office:value-type="float" office:value="608.5" calcext:value-type="float">
            <text:p>608.5</text:p>
          </table:table-cell>
        </table:table-row>
        <table:table-row table:style-name="ro1">
          <table:table-cell office:value-type="float" office:value="3951471" calcext:value-type="float">
            <text:p>3951471</text:p>
          </table:table-cell>
          <table:table-cell table:formula="of:=[.A249]/1000/(60*60*24)" office:value-type="time" office:time-value="PT01H05M51.471S" calcext:value-type="time">
            <text:p>01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4" calcext:value-type="float">
            <text:p>547.04</text:p>
          </table:table-cell>
          <table:table-cell office:value-type="float" office:value="504.55" calcext:value-type="float">
            <text:p>504.55</text:p>
          </table:table-cell>
          <table:table-cell office:value-type="float" office:value="610.93" calcext:value-type="float">
            <text:p>610.93</text:p>
          </table:table-cell>
        </table:table-row>
        <table:table-row table:style-name="ro1">
          <table:table-cell office:value-type="float" office:value="3967471" calcext:value-type="float">
            <text:p>3967471</text:p>
          </table:table-cell>
          <table:table-cell table:formula="of:=[.A250]/1000/(60*60*24)" office:value-type="time" office:time-value="PT01H06M07.471S" calcext:value-type="time">
            <text:p>01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8" calcext:value-type="float">
            <text:p>546.68</text:p>
          </table:table-cell>
          <table:table-cell office:value-type="float" office:value="506.59" calcext:value-type="float">
            <text:p>506.59</text:p>
          </table:table-cell>
          <table:table-cell office:value-type="float" office:value="613.35" calcext:value-type="float">
            <text:p>613.35</text:p>
          </table:table-cell>
        </table:table-row>
        <table:table-row table:style-name="ro1">
          <table:table-cell office:value-type="float" office:value="3983472" calcext:value-type="float">
            <text:p>3983472</text:p>
          </table:table-cell>
          <table:table-cell table:formula="of:=[.A251]/1000/(60*60*24)" office:value-type="time" office:time-value="PT01H06M23.472S" calcext:value-type="time">
            <text:p>01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8" calcext:value-type="float">
            <text:p>544.98</text:p>
          </table:table-cell>
          <table:table-cell office:value-type="float" office:value="508.64" calcext:value-type="float">
            <text:p>508.64</text:p>
          </table:table-cell>
          <table:table-cell office:value-type="float" office:value="615.78" calcext:value-type="float">
            <text:p>615.78</text:p>
          </table:table-cell>
        </table:table-row>
        <table:table-row table:style-name="ro1">
          <table:table-cell office:value-type="float" office:value="3999471" calcext:value-type="float">
            <text:p>3999471</text:p>
          </table:table-cell>
          <table:table-cell table:formula="of:=[.A252]/1000/(60*60*24)" office:value-type="time" office:time-value="PT01H06M39.471S" calcext:value-type="time">
            <text:p>01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6" calcext:value-type="float">
            <text:p>545.06</text:p>
          </table:table-cell>
          <table:table-cell office:value-type="float" office:value="510.68" calcext:value-type="float">
            <text:p>510.68</text:p>
          </table:table-cell>
          <table:table-cell office:value-type="float" office:value="618.2" calcext:value-type="float">
            <text:p>618.2</text:p>
          </table:table-cell>
        </table:table-row>
        <table:table-row table:style-name="ro1">
          <table:table-cell office:value-type="float" office:value="4015472" calcext:value-type="float">
            <text:p>4015472</text:p>
          </table:table-cell>
          <table:table-cell table:formula="of:=[.A253]/1000/(60*60*24)" office:value-type="time" office:time-value="PT01H06M55.472S" calcext:value-type="time">
            <text:p>01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" calcext:value-type="float">
            <text:p>546.8</text:p>
          </table:table-cell>
          <table:table-cell office:value-type="float" office:value="512.72" calcext:value-type="float">
            <text:p>512.72</text:p>
          </table:table-cell>
          <table:table-cell office:value-type="float" office:value="620.63" calcext:value-type="float">
            <text:p>620.63</text:p>
          </table:table-cell>
        </table:table-row>
        <table:table-row table:style-name="ro1">
          <table:table-cell office:value-type="float" office:value="4031471" calcext:value-type="float">
            <text:p>4031471</text:p>
          </table:table-cell>
          <table:table-cell table:formula="of:=[.A254]/1000/(60*60*24)" office:value-type="time" office:time-value="PT01H07M11.471S" calcext:value-type="time">
            <text:p>01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8" calcext:value-type="float">
            <text:p>545.08</text:p>
          </table:table-cell>
          <table:table-cell office:value-type="float" office:value="514.76" calcext:value-type="float">
            <text:p>514.76</text:p>
          </table:table-cell>
          <table:table-cell office:value-type="float" office:value="623.05" calcext:value-type="float">
            <text:p>623.05</text:p>
          </table:table-cell>
        </table:table-row>
        <table:table-row table:style-name="ro1">
          <table:table-cell office:value-type="float" office:value="4047471" calcext:value-type="float">
            <text:p>4047471</text:p>
          </table:table-cell>
          <table:table-cell table:formula="of:=[.A255]/1000/(60*60*24)" office:value-type="time" office:time-value="PT01H07M27.471S" calcext:value-type="time">
            <text:p>01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5" calcext:value-type="float">
            <text:p>547.15</text:p>
          </table:table-cell>
          <table:table-cell office:value-type="float" office:value="516.81" calcext:value-type="float">
            <text:p>516.81</text:p>
          </table:table-cell>
          <table:table-cell office:value-type="float" office:value="625.48" calcext:value-type="float">
            <text:p>625.48</text:p>
          </table:table-cell>
        </table:table-row>
        <table:table-row table:style-name="ro1">
          <table:table-cell office:value-type="float" office:value="4063471" calcext:value-type="float">
            <text:p>4063471</text:p>
          </table:table-cell>
          <table:table-cell table:formula="of:=[.A256]/1000/(60*60*24)" office:value-type="time" office:time-value="PT01H07M43.471S" calcext:value-type="time">
            <text:p>01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6" calcext:value-type="float">
            <text:p>547.06</text:p>
          </table:table-cell>
          <table:table-cell office:value-type="float" office:value="518.85" calcext:value-type="float">
            <text:p>518.85</text:p>
          </table:table-cell>
          <table:table-cell office:value-type="float" office:value="627.9" calcext:value-type="float">
            <text:p>627.9</text:p>
          </table:table-cell>
        </table:table-row>
        <table:table-row table:style-name="ro1">
          <table:table-cell office:value-type="float" office:value="4079471" calcext:value-type="float">
            <text:p>4079471</text:p>
          </table:table-cell>
          <table:table-cell table:formula="of:=[.A257]/1000/(60*60*24)" office:value-type="time" office:time-value="PT01H07M59.471S" calcext:value-type="time">
            <text:p>01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" calcext:value-type="float">
            <text:p>545.2</text:p>
          </table:table-cell>
          <table:table-cell office:value-type="float" office:value="520.89" calcext:value-type="float">
            <text:p>520.89</text:p>
          </table:table-cell>
          <table:table-cell office:value-type="float" office:value="630.33" calcext:value-type="float">
            <text:p>630.33</text:p>
          </table:table-cell>
        </table:table-row>
        <table:table-row table:style-name="ro1">
          <table:table-cell office:value-type="float" office:value="4095471" calcext:value-type="float">
            <text:p>4095471</text:p>
          </table:table-cell>
          <table:table-cell table:formula="of:=[.A258]/1000/(60*60*24)" office:value-type="time" office:time-value="PT01H08M15.471S" calcext:value-type="time">
            <text:p>01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7" calcext:value-type="float">
            <text:p>546.67</text:p>
          </table:table-cell>
          <table:table-cell office:value-type="float" office:value="522.94" calcext:value-type="float">
            <text:p>522.94</text:p>
          </table:table-cell>
          <table:table-cell office:value-type="float" office:value="632.75" calcext:value-type="float">
            <text:p>632.75</text:p>
          </table:table-cell>
        </table:table-row>
        <table:table-row table:style-name="ro1">
          <table:table-cell office:value-type="float" office:value="4111471" calcext:value-type="float">
            <text:p>4111471</text:p>
          </table:table-cell>
          <table:table-cell table:formula="of:=[.A259]/1000/(60*60*24)" office:value-type="time" office:time-value="PT01H08M31.471S" calcext:value-type="time">
            <text:p>01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524.98" calcext:value-type="float">
            <text:p>524.98</text:p>
          </table:table-cell>
          <table:table-cell office:value-type="float" office:value="635.18" calcext:value-type="float">
            <text:p>635.18</text:p>
          </table:table-cell>
        </table:table-row>
        <table:table-row table:style-name="ro1">
          <table:table-cell office:value-type="float" office:value="4127472" calcext:value-type="float">
            <text:p>4127472</text:p>
          </table:table-cell>
          <table:table-cell table:formula="of:=[.A260]/1000/(60*60*24)" office:value-type="time" office:time-value="PT01H08M47.472S" calcext:value-type="time">
            <text:p>01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6" calcext:value-type="float">
            <text:p>545.06</text:p>
          </table:table-cell>
          <table:table-cell office:value-type="float" office:value="527.02" calcext:value-type="float">
            <text:p>527.02</text:p>
          </table:table-cell>
          <table:table-cell office:value-type="float" office:value="637.6" calcext:value-type="float">
            <text:p>637.6</text:p>
          </table:table-cell>
        </table:table-row>
        <table:table-row table:style-name="ro1">
          <table:table-cell office:value-type="float" office:value="4143471" calcext:value-type="float">
            <text:p>4143471</text:p>
          </table:table-cell>
          <table:table-cell table:formula="of:=[.A261]/1000/(60*60*24)" office:value-type="time" office:time-value="PT01H09M03.471S" calcext:value-type="time">
            <text:p>01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6" calcext:value-type="float">
            <text:p>545.06</text:p>
          </table:table-cell>
          <table:table-cell office:value-type="float" office:value="529.06" calcext:value-type="float">
            <text:p>529.06</text:p>
          </table:table-cell>
          <table:table-cell office:value-type="float" office:value="640.02" calcext:value-type="float">
            <text:p>640.02</text:p>
          </table:table-cell>
        </table:table-row>
        <table:table-row table:style-name="ro1">
          <table:table-cell office:value-type="float" office:value="4159472" calcext:value-type="float">
            <text:p>4159472</text:p>
          </table:table-cell>
          <table:table-cell table:formula="of:=[.A262]/1000/(60*60*24)" office:value-type="time" office:time-value="PT01H09M19.472S" calcext:value-type="time">
            <text:p>01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531.11" calcext:value-type="float">
            <text:p>531.11</text:p>
          </table:table-cell>
          <table:table-cell office:value-type="float" office:value="642.45" calcext:value-type="float">
            <text:p>642.45</text:p>
          </table:table-cell>
        </table:table-row>
        <table:table-row table:style-name="ro1">
          <table:table-cell office:value-type="float" office:value="4175471" calcext:value-type="float">
            <text:p>4175471</text:p>
          </table:table-cell>
          <table:table-cell table:formula="of:=[.A263]/1000/(60*60*24)" office:value-type="time" office:time-value="PT01H09M35.471S" calcext:value-type="time">
            <text:p>01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533.15" calcext:value-type="float">
            <text:p>533.15</text:p>
          </table:table-cell>
          <table:table-cell office:value-type="float" office:value="644.87" calcext:value-type="float">
            <text:p>644.87</text:p>
          </table:table-cell>
        </table:table-row>
        <table:table-row table:style-name="ro1">
          <table:table-cell office:value-type="float" office:value="4191471" calcext:value-type="float">
            <text:p>4191471</text:p>
          </table:table-cell>
          <table:table-cell table:formula="of:=[.A264]/1000/(60*60*24)" office:value-type="time" office:time-value="PT01H09M51.471S" calcext:value-type="time">
            <text:p>01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5.3" calcext:value-type="float">
            <text:p>545.3</text:p>
          </table:table-cell>
          <table:table-cell office:value-type="float" office:value="535.19" calcext:value-type="float">
            <text:p>535.19</text:p>
          </table:table-cell>
          <table:table-cell office:value-type="float" office:value="647.3" calcext:value-type="float">
            <text:p>647.3</text:p>
          </table:table-cell>
        </table:table-row>
        <table:table-row table:style-name="ro1">
          <table:table-cell office:value-type="float" office:value="4207472" calcext:value-type="float">
            <text:p>4207472</text:p>
          </table:table-cell>
          <table:table-cell table:formula="of:=[.A265]/1000/(60*60*24)" office:value-type="time" office:time-value="PT01H10M07.472S" calcext:value-type="time">
            <text:p>01:10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37.23" calcext:value-type="float">
            <text:p>537.23</text:p>
          </table:table-cell>
          <table:table-cell office:value-type="float" office:value="649.72" calcext:value-type="float">
            <text:p>649.72</text:p>
          </table:table-cell>
        </table:table-row>
        <table:table-row table:style-name="ro1">
          <table:table-cell office:value-type="float" office:value="4223472" calcext:value-type="float">
            <text:p>4223472</text:p>
          </table:table-cell>
          <table:table-cell table:formula="of:=[.A266]/1000/(60*60*24)" office:value-type="time" office:time-value="PT01H10M23.472S" calcext:value-type="time">
            <text:p>01:10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39.28" calcext:value-type="float">
            <text:p>539.28</text:p>
          </table:table-cell>
          <table:table-cell office:value-type="float" office:value="652.14" calcext:value-type="float">
            <text:p>652.14</text:p>
          </table:table-cell>
        </table:table-row>
        <table:table-row table:style-name="ro1">
          <table:table-cell office:value-type="float" office:value="4239471" calcext:value-type="float">
            <text:p>4239471</text:p>
          </table:table-cell>
          <table:table-cell table:formula="of:=[.A267]/1000/(60*60*24)" office:value-type="time" office:time-value="PT01H10M39.471S" calcext:value-type="time">
            <text:p>01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5.31" calcext:value-type="float">
            <text:p>545.31</text:p>
          </table:table-cell>
          <table:table-cell office:value-type="float" office:value="541.32" calcext:value-type="float">
            <text:p>541.32</text:p>
          </table:table-cell>
          <table:table-cell office:value-type="float" office:value="654.56" calcext:value-type="float">
            <text:p>654.56</text:p>
          </table:table-cell>
        </table:table-row>
        <table:table-row table:style-name="ro1">
          <table:table-cell office:value-type="float" office:value="4255471" calcext:value-type="float">
            <text:p>4255471</text:p>
          </table:table-cell>
          <table:table-cell table:formula="of:=[.A268]/1000/(60*60*24)" office:value-type="time" office:time-value="PT01H10M55.471S" calcext:value-type="time">
            <text:p>01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3" calcext:value-type="float">
            <text:p>547.03</text:p>
          </table:table-cell>
          <table:table-cell office:value-type="float" office:value="543.36" calcext:value-type="float">
            <text:p>543.36</text:p>
          </table:table-cell>
          <table:table-cell office:value-type="float" office:value="656.99" calcext:value-type="float">
            <text:p>656.99</text:p>
          </table:table-cell>
        </table:table-row>
        <table:table-row table:style-name="ro1">
          <table:table-cell office:value-type="float" office:value="4271471" calcext:value-type="float">
            <text:p>4271471</text:p>
          </table:table-cell>
          <table:table-cell table:formula="of:=[.A269]/1000/(60*60*24)" office:value-type="time" office:time-value="PT01H11M11.471S" calcext:value-type="time">
            <text:p>01:11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6" calcext:value-type="float">
            <text:p>544.96</text:p>
          </table:table-cell>
          <table:table-cell office:value-type="float" office:value="545.41" calcext:value-type="float">
            <text:p>545.41</text:p>
          </table:table-cell>
          <table:table-cell office:value-type="float" office:value="659.41" calcext:value-type="float">
            <text:p>659.41</text:p>
          </table:table-cell>
        </table:table-row>
        <table:table-row table:style-name="ro1">
          <table:table-cell office:value-type="float" office:value="4287471" calcext:value-type="float">
            <text:p>4287471</text:p>
          </table:table-cell>
          <table:table-cell table:formula="of:=[.A270]/1000/(60*60*24)" office:value-type="time" office:time-value="PT01H11M27.471S" calcext:value-type="time">
            <text:p>01:11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5.3" calcext:value-type="float">
            <text:p>545.3</text:p>
          </table:table-cell>
          <table:table-cell office:value-type="float" office:value="547.45" calcext:value-type="float">
            <text:p>547.45</text:p>
          </table:table-cell>
          <table:table-cell office:value-type="float" office:value="661.83" calcext:value-type="float">
            <text:p>661.83</text:p>
          </table:table-cell>
        </table:table-row>
        <table:table-row table:style-name="ro1">
          <table:table-cell office:value-type="float" office:value="4303472" calcext:value-type="float">
            <text:p>4303472</text:p>
          </table:table-cell>
          <table:table-cell table:formula="of:=[.A271]/1000/(60*60*24)" office:value-type="time" office:time-value="PT01H11M43.472S" calcext:value-type="time">
            <text:p>01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549.49" calcext:value-type="float">
            <text:p>549.49</text:p>
          </table:table-cell>
          <table:table-cell office:value-type="float" office:value="664.26" calcext:value-type="float">
            <text:p>664.26</text:p>
          </table:table-cell>
        </table:table-row>
        <table:table-row table:style-name="ro1">
          <table:table-cell office:value-type="float" office:value="4319471" calcext:value-type="float">
            <text:p>4319471</text:p>
          </table:table-cell>
          <table:table-cell table:formula="of:=[.A272]/1000/(60*60*24)" office:value-type="time" office:time-value="PT01H11M59.471S" calcext:value-type="time">
            <text:p>01:11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51.53" calcext:value-type="float">
            <text:p>551.53</text:p>
          </table:table-cell>
          <table:table-cell office:value-type="float" office:value="666.68" calcext:value-type="float">
            <text:p>666.68</text:p>
          </table:table-cell>
        </table:table-row>
        <table:table-row table:style-name="ro1">
          <table:table-cell office:value-type="float" office:value="4335472" calcext:value-type="float">
            <text:p>4335472</text:p>
          </table:table-cell>
          <table:table-cell table:formula="of:=[.A273]/1000/(60*60*24)" office:value-type="time" office:time-value="PT01H12M15.472S" calcext:value-type="time">
            <text:p>01:12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553.58" calcext:value-type="float">
            <text:p>553.58</text:p>
          </table:table-cell>
          <table:table-cell office:value-type="float" office:value="669.1" calcext:value-type="float">
            <text:p>669.1</text:p>
          </table:table-cell>
        </table:table-row>
        <table:table-row table:style-name="ro1">
          <table:table-cell office:value-type="float" office:value="4351472" calcext:value-type="float">
            <text:p>4351472</text:p>
          </table:table-cell>
          <table:table-cell table:formula="of:=[.A274]/1000/(60*60*24)" office:value-type="time" office:time-value="PT01H12M31.472S" calcext:value-type="time">
            <text:p>01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6" calcext:value-type="float">
            <text:p>544.96</text:p>
          </table:table-cell>
          <table:table-cell office:value-type="float" office:value="555.62" calcext:value-type="float">
            <text:p>555.62</text:p>
          </table:table-cell>
          <table:table-cell office:value-type="float" office:value="671.52" calcext:value-type="float">
            <text:p>671.52</text:p>
          </table:table-cell>
        </table:table-row>
        <table:table-row table:style-name="ro1">
          <table:table-cell office:value-type="float" office:value="4367471" calcext:value-type="float">
            <text:p>4367471</text:p>
          </table:table-cell>
          <table:table-cell table:formula="of:=[.A275]/1000/(60*60*24)" office:value-type="time" office:time-value="PT01H12M47.471S" calcext:value-type="time">
            <text:p>01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3.46" calcext:value-type="float">
            <text:p>543.46</text:p>
          </table:table-cell>
          <table:table-cell office:value-type="float" office:value="557.66" calcext:value-type="float">
            <text:p>557.66</text:p>
          </table:table-cell>
          <table:table-cell office:value-type="float" office:value="673.94" calcext:value-type="float">
            <text:p>673.94</text:p>
          </table:table-cell>
        </table:table-row>
        <table:table-row table:style-name="ro1">
          <table:table-cell office:value-type="float" office:value="4383472" calcext:value-type="float">
            <text:p>4383472</text:p>
          </table:table-cell>
          <table:table-cell table:formula="of:=[.A276]/1000/(60*60*24)" office:value-type="time" office:time-value="PT01H13M03.472S" calcext:value-type="time">
            <text:p>01:13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6" calcext:value-type="float">
            <text:p>544.96</text:p>
          </table:table-cell>
          <table:table-cell office:value-type="float" office:value="559.7" calcext:value-type="float">
            <text:p>559.7</text:p>
          </table:table-cell>
          <table:table-cell office:value-type="float" office:value="676.37" calcext:value-type="float">
            <text:p>676.37</text:p>
          </table:table-cell>
        </table:table-row>
        <table:table-row table:style-name="ro1">
          <table:table-cell office:value-type="float" office:value="4399471" calcext:value-type="float">
            <text:p>4399471</text:p>
          </table:table-cell>
          <table:table-cell table:formula="of:=[.A277]/1000/(60*60*24)" office:value-type="time" office:time-value="PT01H13M19.471S" calcext:value-type="time">
            <text:p>01:13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2" calcext:value-type="float">
            <text:p>544.82</text:p>
          </table:table-cell>
          <table:table-cell office:value-type="float" office:value="561.75" calcext:value-type="float">
            <text:p>561.75</text:p>
          </table:table-cell>
          <table:table-cell office:value-type="float" office:value="678.78" calcext:value-type="float">
            <text:p>678.78</text:p>
          </table:table-cell>
        </table:table-row>
        <table:table-row table:style-name="ro1">
          <table:table-cell office:value-type="float" office:value="4415472" calcext:value-type="float">
            <text:p>4415472</text:p>
          </table:table-cell>
          <table:table-cell table:formula="of:=[.A278]/1000/(60*60*24)" office:value-type="time" office:time-value="PT01H13M35.472S" calcext:value-type="time">
            <text:p>01:13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563.79" calcext:value-type="float">
            <text:p>563.79</text:p>
          </table:table-cell>
          <table:table-cell office:value-type="float" office:value="681.21" calcext:value-type="float">
            <text:p>681.21</text:p>
          </table:table-cell>
        </table:table-row>
        <table:table-row table:style-name="ro1">
          <table:table-cell office:value-type="float" office:value="4431471" calcext:value-type="float">
            <text:p>4431471</text:p>
          </table:table-cell>
          <table:table-cell table:formula="of:=[.A279]/1000/(60*60*24)" office:value-type="time" office:time-value="PT01H13M51.471S" calcext:value-type="time">
            <text:p>01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65.83" calcext:value-type="float">
            <text:p>565.83</text:p>
          </table:table-cell>
          <table:table-cell office:value-type="float" office:value="683.63" calcext:value-type="float">
            <text:p>683.63</text:p>
          </table:table-cell>
        </table:table-row>
        <table:table-row table:style-name="ro1">
          <table:table-cell office:value-type="float" office:value="4447472" calcext:value-type="float">
            <text:p>4447472</text:p>
          </table:table-cell>
          <table:table-cell table:formula="of:=[.A280]/1000/(60*60*24)" office:value-type="time" office:time-value="PT01H14M07.472S" calcext:value-type="time">
            <text:p>01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5.31" calcext:value-type="float">
            <text:p>545.31</text:p>
          </table:table-cell>
          <table:table-cell office:value-type="float" office:value="567.88" calcext:value-type="float">
            <text:p>567.88</text:p>
          </table:table-cell>
          <table:table-cell office:value-type="float" office:value="686.05" calcext:value-type="float">
            <text:p>686.05</text:p>
          </table:table-cell>
        </table:table-row>
        <table:table-row table:style-name="ro1">
          <table:table-cell office:value-type="float" office:value="4463471" calcext:value-type="float">
            <text:p>4463471</text:p>
          </table:table-cell>
          <table:table-cell table:formula="of:=[.A281]/1000/(60*60*24)" office:value-type="time" office:time-value="PT01H14M23.471S" calcext:value-type="time">
            <text:p>01:14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69.92" calcext:value-type="float">
            <text:p>569.92</text:p>
          </table:table-cell>
          <table:table-cell office:value-type="float" office:value="688.47" calcext:value-type="float">
            <text:p>688.47</text:p>
          </table:table-cell>
        </table:table-row>
        <table:table-row table:style-name="ro1">
          <table:table-cell office:value-type="float" office:value="4479471" calcext:value-type="float">
            <text:p>4479471</text:p>
          </table:table-cell>
          <table:table-cell table:formula="of:=[.A282]/1000/(60*60*24)" office:value-type="time" office:time-value="PT01H14M39.471S" calcext:value-type="time">
            <text:p>01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1" calcext:value-type="float">
            <text:p>545.21</text:p>
          </table:table-cell>
          <table:table-cell office:value-type="float" office:value="571.96" calcext:value-type="float">
            <text:p>571.96</text:p>
          </table:table-cell>
          <table:table-cell office:value-type="float" office:value="690.89" calcext:value-type="float">
            <text:p>690.89</text:p>
          </table:table-cell>
        </table:table-row>
        <table:table-row table:style-name="ro1">
          <table:table-cell office:value-type="float" office:value="4495471" calcext:value-type="float">
            <text:p>4495471</text:p>
          </table:table-cell>
          <table:table-cell table:formula="of:=[.A283]/1000/(60*60*24)" office:value-type="time" office:time-value="PT01H14M55.471S" calcext:value-type="time">
            <text:p>01:14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574" calcext:value-type="float">
            <text:p>574</text:p>
          </table:table-cell>
          <table:table-cell office:value-type="float" office:value="693.31" calcext:value-type="float">
            <text:p>693.31</text:p>
          </table:table-cell>
        </table:table-row>
        <table:table-row table:style-name="ro1">
          <table:table-cell office:value-type="float" office:value="4511472" calcext:value-type="float">
            <text:p>4511472</text:p>
          </table:table-cell>
          <table:table-cell table:formula="of:=[.A284]/1000/(60*60*24)" office:value-type="time" office:time-value="PT01H15M11.472S" calcext:value-type="time">
            <text:p>01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5.31" calcext:value-type="float">
            <text:p>545.31</text:p>
          </table:table-cell>
          <table:table-cell office:value-type="float" office:value="576.05" calcext:value-type="float">
            <text:p>576.05</text:p>
          </table:table-cell>
          <table:table-cell office:value-type="float" office:value="695.74" calcext:value-type="float">
            <text:p>695.74</text:p>
          </table:table-cell>
        </table:table-row>
        <table:table-row table:style-name="ro1">
          <table:table-cell office:value-type="float" office:value="4527472" calcext:value-type="float">
            <text:p>4527472</text:p>
          </table:table-cell>
          <table:table-cell table:formula="of:=[.A285]/1000/(60*60*24)" office:value-type="time" office:time-value="PT01H15M27.472S" calcext:value-type="time">
            <text:p>01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459.12" calcext:value-type="float">
            <text:p>459.12</text:p>
          </table:table-cell>
          <table:table-cell office:value-type="float" office:value="542.65" calcext:value-type="float">
            <text:p>542.65</text:p>
          </table:table-cell>
          <table:table-cell office:value-type="float" office:value="578.09" calcext:value-type="float">
            <text:p>578.09</text:p>
          </table:table-cell>
          <table:table-cell office:value-type="float" office:value="698.15" calcext:value-type="float">
            <text:p>698.15</text:p>
          </table:table-cell>
        </table:table-row>
        <table:table-row table:style-name="ro1">
          <table:table-cell office:value-type="float" office:value="4543471" calcext:value-type="float">
            <text:p>4543471</text:p>
          </table:table-cell>
          <table:table-cell table:formula="of:=[.A286]/1000/(60*60*24)" office:value-type="time" office:time-value="PT01H15M43.471S" calcext:value-type="time">
            <text:p>01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580.13" calcext:value-type="float">
            <text:p>580.13</text:p>
          </table:table-cell>
          <table:table-cell office:value-type="float" office:value="700.57" calcext:value-type="float">
            <text:p>700.57</text:p>
          </table:table-cell>
        </table:table-row>
        <table:table-row table:style-name="ro1">
          <table:table-cell office:value-type="float" office:value="4559471" calcext:value-type="float">
            <text:p>4559471</text:p>
          </table:table-cell>
          <table:table-cell table:formula="of:=[.A287]/1000/(60*60*24)" office:value-type="time" office:time-value="PT01H15M59.471S" calcext:value-type="time">
            <text:p>01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582.17" calcext:value-type="float">
            <text:p>582.17</text:p>
          </table:table-cell>
          <table:table-cell office:value-type="float" office:value="702.99" calcext:value-type="float">
            <text:p>702.99</text:p>
          </table:table-cell>
        </table:table-row>
        <table:table-row table:style-name="ro1">
          <table:table-cell office:value-type="float" office:value="4575472" calcext:value-type="float">
            <text:p>4575472</text:p>
          </table:table-cell>
          <table:table-cell table:formula="of:=[.A288]/1000/(60*60*24)" office:value-type="time" office:time-value="PT01H16M15.472S" calcext:value-type="time">
            <text:p>01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7" calcext:value-type="float">
            <text:p>543.37</text:p>
          </table:table-cell>
          <table:table-cell office:value-type="float" office:value="584.22" calcext:value-type="float">
            <text:p>584.22</text:p>
          </table:table-cell>
          <table:table-cell office:value-type="float" office:value="705.41" calcext:value-type="float">
            <text:p>705.41</text:p>
          </table:table-cell>
        </table:table-row>
        <table:table-row table:style-name="ro1">
          <table:table-cell office:value-type="float" office:value="4591471" calcext:value-type="float">
            <text:p>4591471</text:p>
          </table:table-cell>
          <table:table-cell table:formula="of:=[.A289]/1000/(60*60*24)" office:value-type="time" office:time-value="PT01H16M31.471S" calcext:value-type="time">
            <text:p>01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5.31" calcext:value-type="float">
            <text:p>545.31</text:p>
          </table:table-cell>
          <table:table-cell office:value-type="float" office:value="586.26" calcext:value-type="float">
            <text:p>586.26</text:p>
          </table:table-cell>
          <table:table-cell office:value-type="float" office:value="707.83" calcext:value-type="float">
            <text:p>707.83</text:p>
          </table:table-cell>
        </table:table-row>
        <table:table-row table:style-name="ro1">
          <table:table-cell office:value-type="float" office:value="4607471" calcext:value-type="float">
            <text:p>4607471</text:p>
          </table:table-cell>
          <table:table-cell table:formula="of:=[.A290]/1000/(60*60*24)" office:value-type="time" office:time-value="PT01H16M47.471S" calcext:value-type="time">
            <text:p>01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588.3" calcext:value-type="float">
            <text:p>588.3</text:p>
          </table:table-cell>
          <table:table-cell office:value-type="float" office:value="710.25" calcext:value-type="float">
            <text:p>710.25</text:p>
          </table:table-cell>
        </table:table-row>
        <table:table-row table:style-name="ro1">
          <table:table-cell office:value-type="float" office:value="4623472" calcext:value-type="float">
            <text:p>4623472</text:p>
          </table:table-cell>
          <table:table-cell table:formula="of:=[.A291]/1000/(60*60*24)" office:value-type="time" office:time-value="PT01H17M03.472S" calcext:value-type="time">
            <text:p>01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3" calcext:value-type="float">
            <text:p>543.23</text:p>
          </table:table-cell>
          <table:table-cell office:value-type="float" office:value="590.34" calcext:value-type="float">
            <text:p>590.34</text:p>
          </table:table-cell>
          <table:table-cell office:value-type="float" office:value="712.67" calcext:value-type="float">
            <text:p>712.67</text:p>
          </table:table-cell>
        </table:table-row>
        <table:table-row table:style-name="ro1">
          <table:table-cell office:value-type="float" office:value="4639471" calcext:value-type="float">
            <text:p>4639471</text:p>
          </table:table-cell>
          <table:table-cell table:formula="of:=[.A292]/1000/(60*60*24)" office:value-type="time" office:time-value="PT01H17M19.471S" calcext:value-type="time">
            <text:p>01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7" calcext:value-type="float">
            <text:p>543.37</text:p>
          </table:table-cell>
          <table:table-cell office:value-type="float" office:value="592.39" calcext:value-type="float">
            <text:p>592.39</text:p>
          </table:table-cell>
          <table:table-cell office:value-type="float" office:value="715.09" calcext:value-type="float">
            <text:p>715.09</text:p>
          </table:table-cell>
        </table:table-row>
        <table:table-row table:style-name="ro1">
          <table:table-cell office:value-type="float" office:value="4655471" calcext:value-type="float">
            <text:p>4655471</text:p>
          </table:table-cell>
          <table:table-cell table:formula="of:=[.A293]/1000/(60*60*24)" office:value-type="time" office:time-value="PT01H17M35.471S" calcext:value-type="time">
            <text:p>01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7" calcext:value-type="float">
            <text:p>543.37</text:p>
          </table:table-cell>
          <table:table-cell office:value-type="float" office:value="594.43" calcext:value-type="float">
            <text:p>594.43</text:p>
          </table:table-cell>
          <table:table-cell office:value-type="float" office:value="717.51" calcext:value-type="float">
            <text:p>717.51</text:p>
          </table:table-cell>
        </table:table-row>
        <table:table-row table:style-name="ro1">
          <table:table-cell office:value-type="float" office:value="4671471" calcext:value-type="float">
            <text:p>4671471</text:p>
          </table:table-cell>
          <table:table-cell table:formula="of:=[.A294]/1000/(60*60*24)" office:value-type="time" office:time-value="PT01H17M51.471S" calcext:value-type="time">
            <text:p>01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5.45" calcext:value-type="float">
            <text:p>545.45</text:p>
          </table:table-cell>
          <table:table-cell office:value-type="float" office:value="596.47" calcext:value-type="float">
            <text:p>596.47</text:p>
          </table:table-cell>
          <table:table-cell office:value-type="float" office:value="719.92" calcext:value-type="float">
            <text:p>719.92</text:p>
          </table:table-cell>
        </table:table-row>
        <table:table-row table:style-name="ro1">
          <table:table-cell office:value-type="float" office:value="4687471" calcext:value-type="float">
            <text:p>4687471</text:p>
          </table:table-cell>
          <table:table-cell table:formula="of:=[.A295]/1000/(60*60*24)" office:value-type="time" office:time-value="PT01H18M07.471S" calcext:value-type="time">
            <text:p>01:18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5.3" calcext:value-type="float">
            <text:p>545.3</text:p>
          </table:table-cell>
          <table:table-cell office:value-type="float" office:value="598.52" calcext:value-type="float">
            <text:p>598.52</text:p>
          </table:table-cell>
          <table:table-cell office:value-type="float" office:value="722.34" calcext:value-type="float">
            <text:p>722.34</text:p>
          </table:table-cell>
        </table:table-row>
        <table:table-row table:style-name="ro1">
          <table:table-cell office:value-type="float" office:value="4703471" calcext:value-type="float">
            <text:p>4703471</text:p>
          </table:table-cell>
          <table:table-cell table:formula="of:=[.A296]/1000/(60*60*24)" office:value-type="time" office:time-value="PT01H18M23.471S" calcext:value-type="time">
            <text:p>01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5.46" calcext:value-type="float">
            <text:p>545.46</text:p>
          </table:table-cell>
          <table:table-cell office:value-type="float" office:value="600.56" calcext:value-type="float">
            <text:p>600.56</text:p>
          </table:table-cell>
          <table:table-cell office:value-type="float" office:value="724.76" calcext:value-type="float">
            <text:p>724.76</text:p>
          </table:table-cell>
        </table:table-row>
        <table:table-row table:style-name="ro1">
          <table:table-cell office:value-type="float" office:value="4719471" calcext:value-type="float">
            <text:p>4719471</text:p>
          </table:table-cell>
          <table:table-cell table:formula="of:=[.A297]/1000/(60*60*24)" office:value-type="time" office:time-value="PT01H18M39.471S" calcext:value-type="time">
            <text:p>01:18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6" calcext:value-type="float">
            <text:p>545.06</text:p>
          </table:table-cell>
          <table:table-cell office:value-type="float" office:value="602.6" calcext:value-type="float">
            <text:p>602.6</text:p>
          </table:table-cell>
          <table:table-cell office:value-type="float" office:value="727.18" calcext:value-type="float">
            <text:p>727.18</text:p>
          </table:table-cell>
        </table:table-row>
        <table:table-row table:style-name="ro1">
          <table:table-cell office:value-type="float" office:value="4735472" calcext:value-type="float">
            <text:p>4735472</text:p>
          </table:table-cell>
          <table:table-cell table:formula="of:=[.A298]/1000/(60*60*24)" office:value-type="time" office:time-value="PT01H18M55.472S" calcext:value-type="time">
            <text:p>01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4" calcext:value-type="float">
            <text:p>543.14</text:p>
          </table:table-cell>
          <table:table-cell office:value-type="float" office:value="604.65" calcext:value-type="float">
            <text:p>604.65</text:p>
          </table:table-cell>
          <table:table-cell office:value-type="float" office:value="729.6" calcext:value-type="float">
            <text:p>729.6</text:p>
          </table:table-cell>
        </table:table-row>
        <table:table-row table:style-name="ro1">
          <table:table-cell office:value-type="float" office:value="4751471" calcext:value-type="float">
            <text:p>4751471</text:p>
          </table:table-cell>
          <table:table-cell table:formula="of:=[.A299]/1000/(60*60*24)" office:value-type="time" office:time-value="PT01H19M11.471S" calcext:value-type="time">
            <text:p>01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7" calcext:value-type="float">
            <text:p>543.37</text:p>
          </table:table-cell>
          <table:table-cell office:value-type="float" office:value="606.69" calcext:value-type="float">
            <text:p>606.69</text:p>
          </table:table-cell>
          <table:table-cell office:value-type="float" office:value="732.02" calcext:value-type="float">
            <text:p>732.02</text:p>
          </table:table-cell>
        </table:table-row>
        <table:table-row table:style-name="ro1">
          <table:table-cell office:value-type="float" office:value="4767471" calcext:value-type="float">
            <text:p>4767471</text:p>
          </table:table-cell>
          <table:table-cell table:formula="of:=[.A300]/1000/(60*60*24)" office:value-type="time" office:time-value="PT01H19M27.471S" calcext:value-type="time">
            <text:p>01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08.73" calcext:value-type="float">
            <text:p>608.73</text:p>
          </table:table-cell>
          <table:table-cell office:value-type="float" office:value="734.44" calcext:value-type="float">
            <text:p>734.44</text:p>
          </table:table-cell>
        </table:table-row>
        <table:table-row table:style-name="ro1">
          <table:table-cell office:value-type="float" office:value="4783471" calcext:value-type="float">
            <text:p>4783471</text:p>
          </table:table-cell>
          <table:table-cell table:formula="of:=[.A301]/1000/(60*60*24)" office:value-type="time" office:time-value="PT01H19M43.471S" calcext:value-type="time">
            <text:p>01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610.78" calcext:value-type="float">
            <text:p>610.78</text:p>
          </table:table-cell>
          <table:table-cell office:value-type="float" office:value="736.85" calcext:value-type="float">
            <text:p>736.85</text:p>
          </table:table-cell>
        </table:table-row>
        <table:table-row table:style-name="ro1">
          <table:table-cell office:value-type="float" office:value="4799472" calcext:value-type="float">
            <text:p>4799472</text:p>
          </table:table-cell>
          <table:table-cell table:formula="of:=[.A302]/1000/(60*60*24)" office:value-type="time" office:time-value="PT01H19M59.472S" calcext:value-type="time">
            <text:p>01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3.61" calcext:value-type="float">
            <text:p>543.61</text:p>
          </table:table-cell>
          <table:table-cell office:value-type="float" office:value="612.82" calcext:value-type="float">
            <text:p>612.82</text:p>
          </table:table-cell>
          <table:table-cell office:value-type="float" office:value="739.27" calcext:value-type="float">
            <text:p>739.27</text:p>
          </table:table-cell>
        </table:table-row>
        <table:table-row table:style-name="ro1">
          <table:table-cell office:value-type="float" office:value="4815472" calcext:value-type="float">
            <text:p>4815472</text:p>
          </table:table-cell>
          <table:table-cell table:formula="of:=[.A303]/1000/(60*60*24)" office:value-type="time" office:time-value="PT01H20M15.472S" calcext:value-type="time">
            <text:p>01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5.45" calcext:value-type="float">
            <text:p>545.45</text:p>
          </table:table-cell>
          <table:table-cell office:value-type="float" office:value="614.86" calcext:value-type="float">
            <text:p>614.86</text:p>
          </table:table-cell>
          <table:table-cell office:value-type="float" office:value="741.69" calcext:value-type="float">
            <text:p>741.69</text:p>
          </table:table-cell>
        </table:table-row>
        <table:table-row table:style-name="ro1">
          <table:table-cell office:value-type="float" office:value="4831471" calcext:value-type="float">
            <text:p>4831471</text:p>
          </table:table-cell>
          <table:table-cell table:formula="of:=[.A304]/1000/(60*60*24)" office:value-type="time" office:time-value="PT01H20M31.471S" calcext:value-type="time">
            <text:p>01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3" calcext:value-type="float">
            <text:p>543.23</text:p>
          </table:table-cell>
          <table:table-cell office:value-type="float" office:value="616.9" calcext:value-type="float">
            <text:p>616.9</text:p>
          </table:table-cell>
          <table:table-cell office:value-type="float" office:value="744.1" calcext:value-type="float">
            <text:p>744.1</text:p>
          </table:table-cell>
        </table:table-row>
        <table:table-row table:style-name="ro1">
          <table:table-cell office:value-type="float" office:value="4847471" calcext:value-type="float">
            <text:p>4847471</text:p>
          </table:table-cell>
          <table:table-cell table:formula="of:=[.A305]/1000/(60*60*24)" office:value-type="time" office:time-value="PT01H20M47.471S" calcext:value-type="time">
            <text:p>01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3.61" calcext:value-type="float">
            <text:p>543.61</text:p>
          </table:table-cell>
          <table:table-cell office:value-type="float" office:value="618.95" calcext:value-type="float">
            <text:p>618.95</text:p>
          </table:table-cell>
          <table:table-cell office:value-type="float" office:value="746.52" calcext:value-type="float">
            <text:p>746.52</text:p>
          </table:table-cell>
        </table:table-row>
        <table:table-row table:style-name="ro1">
          <table:table-cell office:value-type="float" office:value="4863471" calcext:value-type="float">
            <text:p>4863471</text:p>
          </table:table-cell>
          <table:table-cell table:formula="of:=[.A306]/1000/(60*60*24)" office:value-type="time" office:time-value="PT01H21M03.471S" calcext:value-type="time">
            <text:p>01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3.47" calcext:value-type="float">
            <text:p>543.47</text:p>
          </table:table-cell>
          <table:table-cell office:value-type="float" office:value="620.99" calcext:value-type="float">
            <text:p>620.99</text:p>
          </table:table-cell>
          <table:table-cell office:value-type="float" office:value="748.94" calcext:value-type="float">
            <text:p>748.94</text:p>
          </table:table-cell>
        </table:table-row>
        <table:table-row table:style-name="ro1">
          <table:table-cell office:value-type="float" office:value="4879472" calcext:value-type="float">
            <text:p>4879472</text:p>
          </table:table-cell>
          <table:table-cell table:formula="of:=[.A307]/1000/(60*60*24)" office:value-type="time" office:time-value="PT01H21M19.472S" calcext:value-type="time">
            <text:p>01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3" calcext:value-type="float">
            <text:p>541.3</text:p>
          </table:table-cell>
          <table:table-cell office:value-type="float" office:value="623.03" calcext:value-type="float">
            <text:p>623.03</text:p>
          </table:table-cell>
          <table:table-cell office:value-type="float" office:value="751.36" calcext:value-type="float">
            <text:p>751.36</text:p>
          </table:table-cell>
        </table:table-row>
        <table:table-row table:style-name="ro1">
          <table:table-cell office:value-type="float" office:value="4895472" calcext:value-type="float">
            <text:p>4895472</text:p>
          </table:table-cell>
          <table:table-cell table:formula="of:=[.A308]/1000/(60*60*24)" office:value-type="time" office:time-value="PT01H21M35.472S" calcext:value-type="time">
            <text:p>01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3" calcext:value-type="float">
            <text:p>543.23</text:p>
          </table:table-cell>
          <table:table-cell office:value-type="float" office:value="625.08" calcext:value-type="float">
            <text:p>625.08</text:p>
          </table:table-cell>
          <table:table-cell office:value-type="float" office:value="753.77" calcext:value-type="float">
            <text:p>753.77</text:p>
          </table:table-cell>
        </table:table-row>
        <table:table-row table:style-name="ro1">
          <table:table-cell office:value-type="float" office:value="4911471" calcext:value-type="float">
            <text:p>4911471</text:p>
          </table:table-cell>
          <table:table-cell table:formula="of:=[.A309]/1000/(60*60*24)" office:value-type="time" office:time-value="PT01H21M51.471S" calcext:value-type="time">
            <text:p>01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3.47" calcext:value-type="float">
            <text:p>543.47</text:p>
          </table:table-cell>
          <table:table-cell office:value-type="float" office:value="627.12" calcext:value-type="float">
            <text:p>627.12</text:p>
          </table:table-cell>
          <table:table-cell office:value-type="float" office:value="756.19" calcext:value-type="float">
            <text:p>756.19</text:p>
          </table:table-cell>
        </table:table-row>
        <table:table-row table:style-name="ro1">
          <table:table-cell office:value-type="float" office:value="4927472" calcext:value-type="float">
            <text:p>4927472</text:p>
          </table:table-cell>
          <table:table-cell table:formula="of:=[.A310]/1000/(60*60*24)" office:value-type="time" office:time-value="PT01H22M07.472S" calcext:value-type="time">
            <text:p>01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629.16" calcext:value-type="float">
            <text:p>629.16</text:p>
          </table:table-cell>
          <table:table-cell office:value-type="float" office:value="758.6" calcext:value-type="float">
            <text:p>758.6</text:p>
          </table:table-cell>
        </table:table-row>
        <table:table-row table:style-name="ro1">
          <table:table-cell office:value-type="float" office:value="4943472" calcext:value-type="float">
            <text:p>4943472</text:p>
          </table:table-cell>
          <table:table-cell table:formula="of:=[.A311]/1000/(60*60*24)" office:value-type="time" office:time-value="PT01H22M23.472S" calcext:value-type="time">
            <text:p>01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1.64" calcext:value-type="float">
            <text:p>541.64</text:p>
          </table:table-cell>
          <table:table-cell office:value-type="float" office:value="631.21" calcext:value-type="float">
            <text:p>631.21</text:p>
          </table:table-cell>
          <table:table-cell office:value-type="float" office:value="761.02" calcext:value-type="float">
            <text:p>761.02</text:p>
          </table:table-cell>
        </table:table-row>
        <table:table-row table:style-name="ro1">
          <table:table-cell office:value-type="float" office:value="4959471" calcext:value-type="float">
            <text:p>4959471</text:p>
          </table:table-cell>
          <table:table-cell table:formula="of:=[.A312]/1000/(60*60*24)" office:value-type="time" office:time-value="PT01H22M39.471S" calcext:value-type="time">
            <text:p>01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633.25" calcext:value-type="float">
            <text:p>633.25</text:p>
          </table:table-cell>
          <table:table-cell office:value-type="float" office:value="763.43" calcext:value-type="float">
            <text:p>763.43</text:p>
          </table:table-cell>
        </table:table-row>
        <table:table-row table:style-name="ro1">
          <table:table-cell office:value-type="float" office:value="4975471" calcext:value-type="float">
            <text:p>4975471</text:p>
          </table:table-cell>
          <table:table-cell table:formula="of:=[.A313]/1000/(60*60*24)" office:value-type="time" office:time-value="PT01H22M55.471S" calcext:value-type="time">
            <text:p>01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635.29" calcext:value-type="float">
            <text:p>635.29</text:p>
          </table:table-cell>
          <table:table-cell office:value-type="float" office:value="765.85" calcext:value-type="float">
            <text:p>765.85</text:p>
          </table:table-cell>
        </table:table-row>
        <table:table-row table:style-name="ro1">
          <table:table-cell office:value-type="float" office:value="4991471" calcext:value-type="float">
            <text:p>4991471</text:p>
          </table:table-cell>
          <table:table-cell table:formula="of:=[.A314]/1000/(60*60*24)" office:value-type="time" office:time-value="PT01H23M11.471S" calcext:value-type="time">
            <text:p>01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3.48" calcext:value-type="float">
            <text:p>543.48</text:p>
          </table:table-cell>
          <table:table-cell office:value-type="float" office:value="637.33" calcext:value-type="float">
            <text:p>637.33</text:p>
          </table:table-cell>
          <table:table-cell office:value-type="float" office:value="768.26" calcext:value-type="float">
            <text:p>768.26</text:p>
          </table:table-cell>
        </table:table-row>
        <table:table-row table:style-name="ro1">
          <table:table-cell office:value-type="float" office:value="5007471" calcext:value-type="float">
            <text:p>5007471</text:p>
          </table:table-cell>
          <table:table-cell table:formula="of:=[.A315]/1000/(60*60*24)" office:value-type="time" office:time-value="PT01H23M27.471S" calcext:value-type="time">
            <text:p>01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7" calcext:value-type="float">
            <text:p>543.37</text:p>
          </table:table-cell>
          <table:table-cell office:value-type="float" office:value="639.38" calcext:value-type="float">
            <text:p>639.38</text:p>
          </table:table-cell>
          <table:table-cell office:value-type="float" office:value="770.68" calcext:value-type="float">
            <text:p>770.68</text:p>
          </table:table-cell>
        </table:table-row>
        <table:table-row table:style-name="ro1">
          <table:table-cell office:value-type="float" office:value="5023471" calcext:value-type="float">
            <text:p>5023471</text:p>
          </table:table-cell>
          <table:table-cell table:formula="of:=[.A316]/1000/(60*60*24)" office:value-type="time" office:time-value="PT01H23M43.471S" calcext:value-type="time">
            <text:p>01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8" calcext:value-type="float">
            <text:p>543.38</text:p>
          </table:table-cell>
          <table:table-cell office:value-type="float" office:value="641.42" calcext:value-type="float">
            <text:p>641.42</text:p>
          </table:table-cell>
          <table:table-cell office:value-type="float" office:value="773.09" calcext:value-type="float">
            <text:p>773.09</text:p>
          </table:table-cell>
        </table:table-row>
        <table:table-row table:style-name="ro1">
          <table:table-cell office:value-type="float" office:value="5039472" calcext:value-type="float">
            <text:p>5039472</text:p>
          </table:table-cell>
          <table:table-cell table:formula="of:=[.A317]/1000/(60*60*24)" office:value-type="time" office:time-value="PT01H23M59.472S" calcext:value-type="time">
            <text:p>01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8" calcext:value-type="float">
            <text:p>543.38</text:p>
          </table:table-cell>
          <table:table-cell office:value-type="float" office:value="643.46" calcext:value-type="float">
            <text:p>643.46</text:p>
          </table:table-cell>
          <table:table-cell office:value-type="float" office:value="775.51" calcext:value-type="float">
            <text:p>775.51</text:p>
          </table:table-cell>
        </table:table-row>
        <table:table-row table:style-name="ro1">
          <table:table-cell office:value-type="float" office:value="5055472" calcext:value-type="float">
            <text:p>5055472</text:p>
          </table:table-cell>
          <table:table-cell table:formula="of:=[.A318]/1000/(60*60*24)" office:value-type="time" office:time-value="PT01H24M15.472S" calcext:value-type="time">
            <text:p>01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3.47" calcext:value-type="float">
            <text:p>543.47</text:p>
          </table:table-cell>
          <table:table-cell office:value-type="float" office:value="645.51" calcext:value-type="float">
            <text:p>645.51</text:p>
          </table:table-cell>
          <table:table-cell office:value-type="float" office:value="777.92" calcext:value-type="float">
            <text:p>777.92</text:p>
          </table:table-cell>
        </table:table-row>
        <table:table-row table:style-name="ro1">
          <table:table-cell office:value-type="float" office:value="5071471" calcext:value-type="float">
            <text:p>5071471</text:p>
          </table:table-cell>
          <table:table-cell table:formula="of:=[.A319]/1000/(60*60*24)" office:value-type="time" office:time-value="PT01H24M31.471S" calcext:value-type="time">
            <text:p>01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8" calcext:value-type="float">
            <text:p>543.38</text:p>
          </table:table-cell>
          <table:table-cell office:value-type="float" office:value="647.55" calcext:value-type="float">
            <text:p>647.55</text:p>
          </table:table-cell>
          <table:table-cell office:value-type="float" office:value="780.33" calcext:value-type="float">
            <text:p>780.33</text:p>
          </table:table-cell>
        </table:table-row>
        <table:table-row table:style-name="ro1">
          <table:table-cell office:value-type="float" office:value="5087471" calcext:value-type="float">
            <text:p>5087471</text:p>
          </table:table-cell>
          <table:table-cell table:formula="of:=[.A320]/1000/(60*60*24)" office:value-type="time" office:time-value="PT01H24M47.471S" calcext:value-type="time">
            <text:p>01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4" calcext:value-type="float">
            <text:p>543.24</text:p>
          </table:table-cell>
          <table:table-cell office:value-type="float" office:value="649.59" calcext:value-type="float">
            <text:p>649.59</text:p>
          </table:table-cell>
          <table:table-cell office:value-type="float" office:value="782.75" calcext:value-type="float">
            <text:p>782.75</text:p>
          </table:table-cell>
        </table:table-row>
        <table:table-row table:style-name="ro1">
          <table:table-cell office:value-type="float" office:value="5103471" calcext:value-type="float">
            <text:p>5103471</text:p>
          </table:table-cell>
          <table:table-cell table:formula="of:=[.A321]/1000/(60*60*24)" office:value-type="time" office:time-value="PT01H25M03.471S" calcext:value-type="time">
            <text:p>01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4" calcext:value-type="float">
            <text:p>541.4</text:p>
          </table:table-cell>
          <table:table-cell office:value-type="float" office:value="651.64" calcext:value-type="float">
            <text:p>651.64</text:p>
          </table:table-cell>
          <table:table-cell office:value-type="float" office:value="785.16" calcext:value-type="float">
            <text:p>785.16</text:p>
          </table:table-cell>
        </table:table-row>
        <table:table-row table:style-name="ro1">
          <table:table-cell office:value-type="float" office:value="5119471" calcext:value-type="float">
            <text:p>5119471</text:p>
          </table:table-cell>
          <table:table-cell table:formula="of:=[.A322]/1000/(60*60*24)" office:value-type="time" office:time-value="PT01H25M19.471S" calcext:value-type="time">
            <text:p>01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8" calcext:value-type="float">
            <text:p>541.38</text:p>
          </table:table-cell>
          <table:table-cell office:value-type="float" office:value="653.68" calcext:value-type="float">
            <text:p>653.68</text:p>
          </table:table-cell>
          <table:table-cell office:value-type="float" office:value="787.57" calcext:value-type="float">
            <text:p>787.57</text:p>
          </table:table-cell>
        </table:table-row>
        <table:table-row table:style-name="ro1">
          <table:table-cell office:value-type="float" office:value="5135472" calcext:value-type="float">
            <text:p>5135472</text:p>
          </table:table-cell>
          <table:table-cell table:formula="of:=[.A323]/1000/(60*60*24)" office:value-type="time" office:time-value="PT01H25M35.472S" calcext:value-type="time">
            <text:p>01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3" calcext:value-type="float">
            <text:p>543.23</text:p>
          </table:table-cell>
          <table:table-cell office:value-type="float" office:value="655.72" calcext:value-type="float">
            <text:p>655.72</text:p>
          </table:table-cell>
          <table:table-cell office:value-type="float" office:value="789.99" calcext:value-type="float">
            <text:p>789.99</text:p>
          </table:table-cell>
        </table:table-row>
        <table:table-row table:style-name="ro1">
          <table:table-cell office:value-type="float" office:value="5151472" calcext:value-type="float">
            <text:p>5151472</text:p>
          </table:table-cell>
          <table:table-cell table:formula="of:=[.A324]/1000/(60*60*24)" office:value-type="time" office:time-value="PT01H25M51.472S" calcext:value-type="time">
            <text:p>01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7" calcext:value-type="float">
            <text:p>543.37</text:p>
          </table:table-cell>
          <table:table-cell office:value-type="float" office:value="657.76" calcext:value-type="float">
            <text:p>657.76</text:p>
          </table:table-cell>
          <table:table-cell office:value-type="float" office:value="792.4" calcext:value-type="float">
            <text:p>792.4</text:p>
          </table:table-cell>
        </table:table-row>
        <table:table-row table:style-name="ro1">
          <table:table-cell office:value-type="float" office:value="5167471" calcext:value-type="float">
            <text:p>5167471</text:p>
          </table:table-cell>
          <table:table-cell table:formula="of:=[.A325]/1000/(60*60*24)" office:value-type="time" office:time-value="PT01H26M07.471S" calcext:value-type="time">
            <text:p>01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659.81" calcext:value-type="float">
            <text:p>659.81</text:p>
          </table:table-cell>
          <table:table-cell office:value-type="float" office:value="794.81" calcext:value-type="float">
            <text:p>794.81</text:p>
          </table:table-cell>
        </table:table-row>
        <table:table-row table:style-name="ro1">
          <table:table-cell office:value-type="float" office:value="5183471" calcext:value-type="float">
            <text:p>5183471</text:p>
          </table:table-cell>
          <table:table-cell table:formula="of:=[.A326]/1000/(60*60*24)" office:value-type="time" office:time-value="PT01H26M23.471S" calcext:value-type="time">
            <text:p>01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5" calcext:value-type="float">
            <text:p>541.55</text:p>
          </table:table-cell>
          <table:table-cell office:value-type="float" office:value="661.85" calcext:value-type="float">
            <text:p>661.85</text:p>
          </table:table-cell>
          <table:table-cell office:value-type="float" office:value="797.22" calcext:value-type="float">
            <text:p>797.22</text:p>
          </table:table-cell>
        </table:table-row>
        <table:table-row table:style-name="ro1">
          <table:table-cell office:value-type="float" office:value="5199471" calcext:value-type="float">
            <text:p>5199471</text:p>
          </table:table-cell>
          <table:table-cell table:formula="of:=[.A327]/1000/(60*60*24)" office:value-type="time" office:time-value="PT01H26M39.471S" calcext:value-type="time">
            <text:p>01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3.61" calcext:value-type="float">
            <text:p>543.61</text:p>
          </table:table-cell>
          <table:table-cell office:value-type="float" office:value="663.89" calcext:value-type="float">
            <text:p>663.89</text:p>
          </table:table-cell>
          <table:table-cell office:value-type="float" office:value="799.64" calcext:value-type="float">
            <text:p>799.64</text:p>
          </table:table-cell>
        </table:table-row>
        <table:table-row table:style-name="ro1">
          <table:table-cell office:value-type="float" office:value="5215471" calcext:value-type="float">
            <text:p>5215471</text:p>
          </table:table-cell>
          <table:table-cell table:formula="of:=[.A328]/1000/(60*60*24)" office:value-type="time" office:time-value="PT01H26M55.471S" calcext:value-type="time">
            <text:p>01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8" calcext:value-type="float">
            <text:p>544.98</text:p>
          </table:table-cell>
          <table:table-cell office:value-type="float" office:value="665.94" calcext:value-type="float">
            <text:p>665.94</text:p>
          </table:table-cell>
          <table:table-cell office:value-type="float" office:value="802.05" calcext:value-type="float">
            <text:p>802.05</text:p>
          </table:table-cell>
        </table:table-row>
        <table:table-row table:style-name="ro1">
          <table:table-cell office:value-type="float" office:value="5231471" calcext:value-type="float">
            <text:p>5231471</text:p>
          </table:table-cell>
          <table:table-cell table:formula="of:=[.A329]/1000/(60*60*24)" office:value-type="time" office:time-value="PT01H27M11.471S" calcext:value-type="time">
            <text:p>01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3.46" calcext:value-type="float">
            <text:p>543.46</text:p>
          </table:table-cell>
          <table:table-cell office:value-type="float" office:value="667.98" calcext:value-type="float">
            <text:p>667.98</text:p>
          </table:table-cell>
          <table:table-cell office:value-type="float" office:value="804.46" calcext:value-type="float">
            <text:p>804.46</text:p>
          </table:table-cell>
        </table:table-row>
        <table:table-row table:style-name="ro1">
          <table:table-cell office:value-type="float" office:value="5247471" calcext:value-type="float">
            <text:p>5247471</text:p>
          </table:table-cell>
          <table:table-cell table:formula="of:=[.A330]/1000/(60*60*24)" office:value-type="time" office:time-value="PT01H27M27.471S" calcext:value-type="time">
            <text:p>01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3" calcext:value-type="float">
            <text:p>541.53</text:p>
          </table:table-cell>
          <table:table-cell office:value-type="float" office:value="670.02" calcext:value-type="float">
            <text:p>670.02</text:p>
          </table:table-cell>
          <table:table-cell office:value-type="float" office:value="806.87" calcext:value-type="float">
            <text:p>806.87</text:p>
          </table:table-cell>
        </table:table-row>
        <table:table-row table:style-name="ro1">
          <table:table-cell office:value-type="float" office:value="5263471" calcext:value-type="float">
            <text:p>5263471</text:p>
          </table:table-cell>
          <table:table-cell table:formula="of:=[.A331]/1000/(60*60*24)" office:value-type="time" office:time-value="PT01H27M43.471S" calcext:value-type="time">
            <text:p>01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5" calcext:value-type="float">
            <text:p>543.15</text:p>
          </table:table-cell>
          <table:table-cell office:value-type="float" office:value="672.06" calcext:value-type="float">
            <text:p>672.06</text:p>
          </table:table-cell>
          <table:table-cell office:value-type="float" office:value="809.29" calcext:value-type="float">
            <text:p>809.29</text:p>
          </table:table-cell>
        </table:table-row>
        <table:table-row table:style-name="ro1">
          <table:table-cell office:value-type="float" office:value="5279471" calcext:value-type="float">
            <text:p>5279471</text:p>
          </table:table-cell>
          <table:table-cell table:formula="of:=[.A332]/1000/(60*60*24)" office:value-type="time" office:time-value="PT01H27M59.471S" calcext:value-type="time">
            <text:p>01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674.11" calcext:value-type="float">
            <text:p>674.11</text:p>
          </table:table-cell>
          <table:table-cell office:value-type="float" office:value="811.7" calcext:value-type="float">
            <text:p>811.7</text:p>
          </table:table-cell>
        </table:table-row>
        <table:table-row table:style-name="ro1">
          <table:table-cell office:value-type="float" office:value="5295471" calcext:value-type="float">
            <text:p>5295471</text:p>
          </table:table-cell>
          <table:table-cell table:formula="of:=[.A333]/1000/(60*60*24)" office:value-type="time" office:time-value="PT01H28M15.471S" calcext:value-type="time">
            <text:p>01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8" calcext:value-type="float">
            <text:p>543.38</text:p>
          </table:table-cell>
          <table:table-cell office:value-type="float" office:value="676.15" calcext:value-type="float">
            <text:p>676.15</text:p>
          </table:table-cell>
          <table:table-cell office:value-type="float" office:value="814.11" calcext:value-type="float">
            <text:p>814.11</text:p>
          </table:table-cell>
        </table:table-row>
        <table:table-row table:style-name="ro1">
          <table:table-cell office:value-type="float" office:value="5311471" calcext:value-type="float">
            <text:p>5311471</text:p>
          </table:table-cell>
          <table:table-cell table:formula="of:=[.A334]/1000/(60*60*24)" office:value-type="time" office:time-value="PT01H28M31.471S" calcext:value-type="time">
            <text:p>01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78.19" calcext:value-type="float">
            <text:p>678.19</text:p>
          </table:table-cell>
          <table:table-cell office:value-type="float" office:value="816.52" calcext:value-type="float">
            <text:p>816.52</text:p>
          </table:table-cell>
        </table:table-row>
        <table:table-row table:style-name="ro1">
          <table:table-cell office:value-type="float" office:value="5327471" calcext:value-type="float">
            <text:p>5327471</text:p>
          </table:table-cell>
          <table:table-cell table:formula="of:=[.A335]/1000/(60*60*24)" office:value-type="time" office:time-value="PT01H28M47.471S" calcext:value-type="time">
            <text:p>01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680.24" calcext:value-type="float">
            <text:p>680.24</text:p>
          </table:table-cell>
          <table:table-cell office:value-type="float" office:value="818.93" calcext:value-type="float">
            <text:p>818.93</text:p>
          </table:table-cell>
        </table:table-row>
        <table:table-row table:style-name="ro1">
          <table:table-cell office:value-type="float" office:value="5343471" calcext:value-type="float">
            <text:p>5343471</text:p>
          </table:table-cell>
          <table:table-cell table:formula="of:=[.A336]/1000/(60*60*24)" office:value-type="time" office:time-value="PT01H29M03.471S" calcext:value-type="time">
            <text:p>01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3" calcext:value-type="float">
            <text:p>541.3</text:p>
          </table:table-cell>
          <table:table-cell office:value-type="float" office:value="682.28" calcext:value-type="float">
            <text:p>682.28</text:p>
          </table:table-cell>
          <table:table-cell office:value-type="float" office:value="821.34" calcext:value-type="float">
            <text:p>821.34</text:p>
          </table:table-cell>
        </table:table-row>
        <table:table-row table:style-name="ro1">
          <table:table-cell office:value-type="float" office:value="5359471" calcext:value-type="float">
            <text:p>5359471</text:p>
          </table:table-cell>
          <table:table-cell table:formula="of:=[.A337]/1000/(60*60*24)" office:value-type="time" office:time-value="PT01H29M19.471S" calcext:value-type="time">
            <text:p>01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6" calcext:value-type="float">
            <text:p>541.16</text:p>
          </table:table-cell>
          <table:table-cell office:value-type="float" office:value="684.32" calcext:value-type="float">
            <text:p>684.32</text:p>
          </table:table-cell>
          <table:table-cell office:value-type="float" office:value="823.75" calcext:value-type="float">
            <text:p>823.75</text:p>
          </table:table-cell>
        </table:table-row>
        <table:table-row table:style-name="ro1">
          <table:table-cell office:value-type="float" office:value="5375471" calcext:value-type="float">
            <text:p>5375471</text:p>
          </table:table-cell>
          <table:table-cell table:formula="of:=[.A338]/1000/(60*60*24)" office:value-type="time" office:time-value="PT01H29M35.471S" calcext:value-type="time">
            <text:p>01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6" calcext:value-type="float">
            <text:p>543.36</text:p>
          </table:table-cell>
          <table:table-cell office:value-type="float" office:value="686.36" calcext:value-type="float">
            <text:p>686.36</text:p>
          </table:table-cell>
          <table:table-cell office:value-type="float" office:value="826.16" calcext:value-type="float">
            <text:p>826.16</text:p>
          </table:table-cell>
        </table:table-row>
        <table:table-row table:style-name="ro1">
          <table:table-cell office:value-type="float" office:value="5391472" calcext:value-type="float">
            <text:p>5391472</text:p>
          </table:table-cell>
          <table:table-cell table:formula="of:=[.A339]/1000/(60*60*24)" office:value-type="time" office:time-value="PT01H29M51.472S" calcext:value-type="time">
            <text:p>01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3.61" calcext:value-type="float">
            <text:p>543.61</text:p>
          </table:table-cell>
          <table:table-cell office:value-type="float" office:value="688.41" calcext:value-type="float">
            <text:p>688.41</text:p>
          </table:table-cell>
          <table:table-cell office:value-type="float" office:value="828.57" calcext:value-type="float">
            <text:p>828.57</text:p>
          </table:table-cell>
        </table:table-row>
        <table:table-row table:style-name="ro1">
          <table:table-cell office:value-type="float" office:value="5407471" calcext:value-type="float">
            <text:p>5407471</text:p>
          </table:table-cell>
          <table:table-cell table:formula="of:=[.A340]/1000/(60*60*24)" office:value-type="time" office:time-value="PT01H30M07.471S" calcext:value-type="time">
            <text:p>01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690.45" calcext:value-type="float">
            <text:p>690.45</text:p>
          </table:table-cell>
          <table:table-cell office:value-type="float" office:value="830.98" calcext:value-type="float">
            <text:p>830.98</text:p>
          </table:table-cell>
        </table:table-row>
        <table:table-row table:style-name="ro1">
          <table:table-cell office:value-type="float" office:value="5423471" calcext:value-type="float">
            <text:p>5423471</text:p>
          </table:table-cell>
          <table:table-cell table:formula="of:=[.A341]/1000/(60*60*24)" office:value-type="time" office:time-value="PT01H30M23.471S" calcext:value-type="time">
            <text:p>01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2" calcext:value-type="float">
            <text:p>541.52</text:p>
          </table:table-cell>
          <table:table-cell office:value-type="float" office:value="692.49" calcext:value-type="float">
            <text:p>692.49</text:p>
          </table:table-cell>
          <table:table-cell office:value-type="float" office:value="833.39" calcext:value-type="float">
            <text:p>833.39</text:p>
          </table:table-cell>
        </table:table-row>
        <table:table-row table:style-name="ro1">
          <table:table-cell office:value-type="float" office:value="5439471" calcext:value-type="float">
            <text:p>5439471</text:p>
          </table:table-cell>
          <table:table-cell table:formula="of:=[.A342]/1000/(60*60*24)" office:value-type="time" office:time-value="PT01H30M39.471S" calcext:value-type="time">
            <text:p>01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3.48" calcext:value-type="float">
            <text:p>543.48</text:p>
          </table:table-cell>
          <table:table-cell office:value-type="float" office:value="694.54" calcext:value-type="float">
            <text:p>694.54</text:p>
          </table:table-cell>
          <table:table-cell office:value-type="float" office:value="835.8" calcext:value-type="float">
            <text:p>835.8</text:p>
          </table:table-cell>
        </table:table-row>
        <table:table-row table:style-name="ro1">
          <table:table-cell office:value-type="float" office:value="5455471" calcext:value-type="float">
            <text:p>5455471</text:p>
          </table:table-cell>
          <table:table-cell table:formula="of:=[.A343]/1000/(60*60*24)" office:value-type="time" office:time-value="PT01H30M55.471S" calcext:value-type="time">
            <text:p>01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3" calcext:value-type="float">
            <text:p>541.53</text:p>
          </table:table-cell>
          <table:table-cell office:value-type="float" office:value="696.58" calcext:value-type="float">
            <text:p>696.58</text:p>
          </table:table-cell>
          <table:table-cell office:value-type="float" office:value="838.21" calcext:value-type="float">
            <text:p>838.21</text:p>
          </table:table-cell>
        </table:table-row>
        <table:table-row table:style-name="ro1">
          <table:table-cell office:value-type="float" office:value="5471471" calcext:value-type="float">
            <text:p>5471471</text:p>
          </table:table-cell>
          <table:table-cell table:formula="of:=[.A344]/1000/(60*60*24)" office:value-type="time" office:time-value="PT01H31M11.471S" calcext:value-type="time">
            <text:p>01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3.46" calcext:value-type="float">
            <text:p>543.46</text:p>
          </table:table-cell>
          <table:table-cell office:value-type="float" office:value="698.62" calcext:value-type="float">
            <text:p>698.62</text:p>
          </table:table-cell>
          <table:table-cell office:value-type="float" office:value="840.62" calcext:value-type="float">
            <text:p>840.62</text:p>
          </table:table-cell>
        </table:table-row>
        <table:table-row table:style-name="ro1">
          <table:table-cell office:value-type="float" office:value="5487472" calcext:value-type="float">
            <text:p>5487472</text:p>
          </table:table-cell>
          <table:table-cell table:formula="of:=[.A345]/1000/(60*60*24)" office:value-type="time" office:time-value="PT01H31M27.472S" calcext:value-type="time">
            <text:p>01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1.64" calcext:value-type="float">
            <text:p>541.64</text:p>
          </table:table-cell>
          <table:table-cell office:value-type="float" office:value="700.67" calcext:value-type="float">
            <text:p>700.67</text:p>
          </table:table-cell>
          <table:table-cell office:value-type="float" office:value="843.03" calcext:value-type="float">
            <text:p>843.03</text:p>
          </table:table-cell>
        </table:table-row>
        <table:table-row table:style-name="ro1">
          <table:table-cell office:value-type="float" office:value="5503471" calcext:value-type="float">
            <text:p>5503471</text:p>
          </table:table-cell>
          <table:table-cell table:formula="of:=[.A346]/1000/(60*60*24)" office:value-type="time" office:time-value="PT01H31M43.471S" calcext:value-type="time">
            <text:p>01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4" calcext:value-type="float">
            <text:p>541.4</text:p>
          </table:table-cell>
          <table:table-cell office:value-type="float" office:value="702.71" calcext:value-type="float">
            <text:p>702.71</text:p>
          </table:table-cell>
          <table:table-cell office:value-type="float" office:value="845.44" calcext:value-type="float">
            <text:p>845.44</text:p>
          </table:table-cell>
        </table:table-row>
        <table:table-row table:style-name="ro1">
          <table:table-cell office:value-type="float" office:value="5519471" calcext:value-type="float">
            <text:p>5519471</text:p>
          </table:table-cell>
          <table:table-cell table:formula="of:=[.A347]/1000/(60*60*24)" office:value-type="time" office:time-value="PT01H31M59.471S" calcext:value-type="time">
            <text:p>01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2" calcext:value-type="float">
            <text:p>541.52</text:p>
          </table:table-cell>
          <table:table-cell office:value-type="float" office:value="704.75" calcext:value-type="float">
            <text:p>704.75</text:p>
          </table:table-cell>
          <table:table-cell office:value-type="float" office:value="847.85" calcext:value-type="float">
            <text:p>847.85</text:p>
          </table:table-cell>
        </table:table-row>
        <table:table-row table:style-name="ro1">
          <table:table-cell office:value-type="float" office:value="5535472" calcext:value-type="float">
            <text:p>5535472</text:p>
          </table:table-cell>
          <table:table-cell table:formula="of:=[.A348]/1000/(60*60*24)" office:value-type="time" office:time-value="PT01H32M15.472S" calcext:value-type="time">
            <text:p>01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706.79" calcext:value-type="float">
            <text:p>706.79</text:p>
          </table:table-cell>
          <table:table-cell office:value-type="float" office:value="850.25" calcext:value-type="float">
            <text:p>850.25</text:p>
          </table:table-cell>
        </table:table-row>
        <table:table-row table:style-name="ro1">
          <table:table-cell office:value-type="float" office:value="5551471" calcext:value-type="float">
            <text:p>5551471</text:p>
          </table:table-cell>
          <table:table-cell table:formula="of:=[.A349]/1000/(60*60*24)" office:value-type="time" office:time-value="PT01H32M31.471S" calcext:value-type="time">
            <text:p>01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708.84" calcext:value-type="float">
            <text:p>708.84</text:p>
          </table:table-cell>
          <table:table-cell office:value-type="float" office:value="852.66" calcext:value-type="float">
            <text:p>852.66</text:p>
          </table:table-cell>
        </table:table-row>
        <table:table-row table:style-name="ro1">
          <table:table-cell office:value-type="float" office:value="5567471" calcext:value-type="float">
            <text:p>5567471</text:p>
          </table:table-cell>
          <table:table-cell table:formula="of:=[.A350]/1000/(60*60*24)" office:value-type="time" office:time-value="PT01H32M47.471S" calcext:value-type="time">
            <text:p>01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3" calcext:value-type="float">
            <text:p>541.53</text:p>
          </table:table-cell>
          <table:table-cell office:value-type="float" office:value="710.88" calcext:value-type="float">
            <text:p>710.88</text:p>
          </table:table-cell>
          <table:table-cell office:value-type="float" office:value="855.07" calcext:value-type="float">
            <text:p>855.07</text:p>
          </table:table-cell>
        </table:table-row>
        <table:table-row table:style-name="ro1">
          <table:table-cell office:value-type="float" office:value="5583471" calcext:value-type="float">
            <text:p>5583471</text:p>
          </table:table-cell>
          <table:table-cell table:formula="of:=[.A351]/1000/(60*60*24)" office:value-type="time" office:time-value="PT01H33M03.471S" calcext:value-type="time">
            <text:p>01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71" calcext:value-type="float">
            <text:p>539.71</text:p>
          </table:table-cell>
          <table:table-cell office:value-type="float" office:value="712.92" calcext:value-type="float">
            <text:p>712.92</text:p>
          </table:table-cell>
          <table:table-cell office:value-type="float" office:value="857.48" calcext:value-type="float">
            <text:p>857.48</text:p>
          </table:table-cell>
        </table:table-row>
        <table:table-row table:style-name="ro1">
          <table:table-cell office:value-type="float" office:value="5599471" calcext:value-type="float">
            <text:p>5599471</text:p>
          </table:table-cell>
          <table:table-cell table:formula="of:=[.A352]/1000/(60*60*24)" office:value-type="time" office:time-value="PT01H33M19.471S" calcext:value-type="time">
            <text:p>01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9" calcext:value-type="float">
            <text:p>543.39</text:p>
          </table:table-cell>
          <table:table-cell office:value-type="float" office:value="714.96" calcext:value-type="float">
            <text:p>714.96</text:p>
          </table:table-cell>
          <table:table-cell office:value-type="float" office:value="859.89" calcext:value-type="float">
            <text:p>859.89</text:p>
          </table:table-cell>
        </table:table-row>
        <table:table-row table:style-name="ro1">
          <table:table-cell office:value-type="float" office:value="5615471" calcext:value-type="float">
            <text:p>5615471</text:p>
          </table:table-cell>
          <table:table-cell table:formula="of:=[.A353]/1000/(60*60*24)" office:value-type="time" office:time-value="PT01H33M35.471S" calcext:value-type="time">
            <text:p>01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1.63" calcext:value-type="float">
            <text:p>541.63</text:p>
          </table:table-cell>
          <table:table-cell office:value-type="float" office:value="717.01" calcext:value-type="float">
            <text:p>717.01</text:p>
          </table:table-cell>
          <table:table-cell office:value-type="float" office:value="862.29" calcext:value-type="float">
            <text:p>862.29</text:p>
          </table:table-cell>
        </table:table-row>
        <table:table-row table:style-name="ro1">
          <table:table-cell office:value-type="float" office:value="5631471" calcext:value-type="float">
            <text:p>5631471</text:p>
          </table:table-cell>
          <table:table-cell table:formula="of:=[.A354]/1000/(60*60*24)" office:value-type="time" office:time-value="PT01H33M51.471S" calcext:value-type="time">
            <text:p>01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1.62" calcext:value-type="float">
            <text:p>541.62</text:p>
          </table:table-cell>
          <table:table-cell office:value-type="float" office:value="719.05" calcext:value-type="float">
            <text:p>719.05</text:p>
          </table:table-cell>
          <table:table-cell office:value-type="float" office:value="864.7" calcext:value-type="float">
            <text:p>864.7</text:p>
          </table:table-cell>
        </table:table-row>
        <table:table-row table:style-name="ro1">
          <table:table-cell office:value-type="float" office:value="5647471" calcext:value-type="float">
            <text:p>5647471</text:p>
          </table:table-cell>
          <table:table-cell table:formula="of:=[.A355]/1000/(60*60*24)" office:value-type="time" office:time-value="PT01H34M07.471S" calcext:value-type="time">
            <text:p>01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9.79" calcext:value-type="float">
            <text:p>539.79</text:p>
          </table:table-cell>
          <table:table-cell office:value-type="float" office:value="721.09" calcext:value-type="float">
            <text:p>721.09</text:p>
          </table:table-cell>
          <table:table-cell office:value-type="float" office:value="867.11" calcext:value-type="float">
            <text:p>867.11</text:p>
          </table:table-cell>
        </table:table-row>
        <table:table-row table:style-name="ro1">
          <table:table-cell office:value-type="float" office:value="5663471" calcext:value-type="float">
            <text:p>5663471</text:p>
          </table:table-cell>
          <table:table-cell table:formula="of:=[.A356]/1000/(60*60*24)" office:value-type="time" office:time-value="PT01H34M23.471S" calcext:value-type="time">
            <text:p>01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1.63" calcext:value-type="float">
            <text:p>541.63</text:p>
          </table:table-cell>
          <table:table-cell office:value-type="float" office:value="723.14" calcext:value-type="float">
            <text:p>723.14</text:p>
          </table:table-cell>
          <table:table-cell office:value-type="float" office:value="869.51" calcext:value-type="float">
            <text:p>869.51</text:p>
          </table:table-cell>
        </table:table-row>
        <table:table-row table:style-name="ro1">
          <table:table-cell office:value-type="float" office:value="5679471" calcext:value-type="float">
            <text:p>5679471</text:p>
          </table:table-cell>
          <table:table-cell table:formula="of:=[.A357]/1000/(60*60*24)" office:value-type="time" office:time-value="PT01H34M39.471S" calcext:value-type="time">
            <text:p>01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25.18" calcext:value-type="float">
            <text:p>725.18</text:p>
          </table:table-cell>
          <table:table-cell office:value-type="float" office:value="871.92" calcext:value-type="float">
            <text:p>871.92</text:p>
          </table:table-cell>
        </table:table-row>
        <table:table-row table:style-name="ro1">
          <table:table-cell office:value-type="float" office:value="5695472" calcext:value-type="float">
            <text:p>5695472</text:p>
          </table:table-cell>
          <table:table-cell table:formula="of:=[.A358]/1000/(60*60*24)" office:value-type="time" office:time-value="PT01H34M55.472S" calcext:value-type="time">
            <text:p>01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6" calcext:value-type="float">
            <text:p>541.06</text:p>
          </table:table-cell>
          <table:table-cell office:value-type="float" office:value="727.22" calcext:value-type="float">
            <text:p>727.22</text:p>
          </table:table-cell>
          <table:table-cell office:value-type="float" office:value="874.32" calcext:value-type="float">
            <text:p>874.32</text:p>
          </table:table-cell>
        </table:table-row>
        <table:table-row table:style-name="ro1">
          <table:table-cell office:value-type="float" office:value="5711471" calcext:value-type="float">
            <text:p>5711471</text:p>
          </table:table-cell>
          <table:table-cell table:formula="of:=[.A359]/1000/(60*60*24)" office:value-type="time" office:time-value="PT01H35M11.471S" calcext:value-type="time">
            <text:p>01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2" calcext:value-type="float">
            <text:p>459.2</text:p>
          </table:table-cell>
          <table:table-cell office:value-type="float" office:value="540.93" calcext:value-type="float">
            <text:p>540.93</text:p>
          </table:table-cell>
          <table:table-cell office:value-type="float" office:value="729.26" calcext:value-type="float">
            <text:p>729.26</text:p>
          </table:table-cell>
          <table:table-cell office:value-type="float" office:value="876.73" calcext:value-type="float">
            <text:p>876.73</text:p>
          </table:table-cell>
        </table:table-row>
        <table:table-row table:style-name="ro1">
          <table:table-cell office:value-type="float" office:value="5727471" calcext:value-type="float">
            <text:p>5727471</text:p>
          </table:table-cell>
          <table:table-cell table:formula="of:=[.A360]/1000/(60*60*24)" office:value-type="time" office:time-value="PT01H35M27.471S" calcext:value-type="time">
            <text:p>01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9.08" calcext:value-type="float">
            <text:p>539.08</text:p>
          </table:table-cell>
          <table:table-cell office:value-type="float" office:value="731.31" calcext:value-type="float">
            <text:p>731.31</text:p>
          </table:table-cell>
          <table:table-cell office:value-type="float" office:value="879.13" calcext:value-type="float">
            <text:p>879.13</text:p>
          </table:table-cell>
        </table:table-row>
        <table:table-row table:style-name="ro1">
          <table:table-cell office:value-type="float" office:value="5743471" calcext:value-type="float">
            <text:p>5743471</text:p>
          </table:table-cell>
          <table:table-cell table:formula="of:=[.A361]/1000/(60*60*24)" office:value-type="time" office:time-value="PT01H35M43.471S" calcext:value-type="time">
            <text:p>01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3" calcext:value-type="float">
            <text:p>541.53</text:p>
          </table:table-cell>
          <table:table-cell office:value-type="float" office:value="733.35" calcext:value-type="float">
            <text:p>733.35</text:p>
          </table:table-cell>
          <table:table-cell office:value-type="float" office:value="881.53" calcext:value-type="float">
            <text:p>881.53</text:p>
          </table:table-cell>
        </table:table-row>
        <table:table-row table:style-name="ro1">
          <table:table-cell office:value-type="float" office:value="5759471" calcext:value-type="float">
            <text:p>5759471</text:p>
          </table:table-cell>
          <table:table-cell table:formula="of:=[.A362]/1000/(60*60*24)" office:value-type="time" office:time-value="PT01H35M59.471S" calcext:value-type="time">
            <text:p>01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9.79" calcext:value-type="float">
            <text:p>539.79</text:p>
          </table:table-cell>
          <table:table-cell office:value-type="float" office:value="735.39" calcext:value-type="float">
            <text:p>735.39</text:p>
          </table:table-cell>
          <table:table-cell office:value-type="float" office:value="883.94" calcext:value-type="float">
            <text:p>883.94</text:p>
          </table:table-cell>
        </table:table-row>
        <table:table-row table:style-name="ro1">
          <table:table-cell office:value-type="float" office:value="5775471" calcext:value-type="float">
            <text:p>5775471</text:p>
          </table:table-cell>
          <table:table-cell table:formula="of:=[.A363]/1000/(60*60*24)" office:value-type="time" office:time-value="PT01H36M15.471S" calcext:value-type="time">
            <text:p>01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737.44" calcext:value-type="float">
            <text:p>737.44</text:p>
          </table:table-cell>
          <table:table-cell office:value-type="float" office:value="886.35" calcext:value-type="float">
            <text:p>886.35</text:p>
          </table:table-cell>
        </table:table-row>
        <table:table-row table:style-name="ro1">
          <table:table-cell office:value-type="float" office:value="5791471" calcext:value-type="float">
            <text:p>5791471</text:p>
          </table:table-cell>
          <table:table-cell table:formula="of:=[.A364]/1000/(60*60*24)" office:value-type="time" office:time-value="PT01H36M31.471S" calcext:value-type="time">
            <text:p>01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7" calcext:value-type="float">
            <text:p>539.57</text:p>
          </table:table-cell>
          <table:table-cell office:value-type="float" office:value="739.48" calcext:value-type="float">
            <text:p>739.48</text:p>
          </table:table-cell>
          <table:table-cell office:value-type="float" office:value="888.75" calcext:value-type="float">
            <text:p>888.75</text:p>
          </table:table-cell>
        </table:table-row>
        <table:table-row table:style-name="ro1">
          <table:table-cell office:value-type="float" office:value="5807471" calcext:value-type="float">
            <text:p>5807471</text:p>
          </table:table-cell>
          <table:table-cell table:formula="of:=[.A365]/1000/(60*60*24)" office:value-type="time" office:time-value="PT01H36M47.471S" calcext:value-type="time">
            <text:p>01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4" calcext:value-type="float">
            <text:p>541.54</text:p>
          </table:table-cell>
          <table:table-cell office:value-type="float" office:value="741.52" calcext:value-type="float">
            <text:p>741.52</text:p>
          </table:table-cell>
          <table:table-cell office:value-type="float" office:value="891.15" calcext:value-type="float">
            <text:p>891.15</text:p>
          </table:table-cell>
        </table:table-row>
        <table:table-row table:style-name="ro1">
          <table:table-cell office:value-type="float" office:value="5823471" calcext:value-type="float">
            <text:p>5823471</text:p>
          </table:table-cell>
          <table:table-cell table:formula="of:=[.A366]/1000/(60*60*24)" office:value-type="time" office:time-value="PT01H37M03.471S" calcext:value-type="time">
            <text:p>01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2" calcext:value-type="float">
            <text:p>541.52</text:p>
          </table:table-cell>
          <table:table-cell office:value-type="float" office:value="743.56" calcext:value-type="float">
            <text:p>743.56</text:p>
          </table:table-cell>
          <table:table-cell office:value-type="float" office:value="893.56" calcext:value-type="float">
            <text:p>893.56</text:p>
          </table:table-cell>
        </table:table-row>
        <table:table-row table:style-name="ro1">
          <table:table-cell office:value-type="float" office:value="5839471" calcext:value-type="float">
            <text:p>5839471</text:p>
          </table:table-cell>
          <table:table-cell table:formula="of:=[.A367]/1000/(60*60*24)" office:value-type="time" office:time-value="PT01H37M19.471S" calcext:value-type="time">
            <text:p>01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1.62" calcext:value-type="float">
            <text:p>541.62</text:p>
          </table:table-cell>
          <table:table-cell office:value-type="float" office:value="745.61" calcext:value-type="float">
            <text:p>745.61</text:p>
          </table:table-cell>
          <table:table-cell office:value-type="float" office:value="895.96" calcext:value-type="float">
            <text:p>895.96</text:p>
          </table:table-cell>
        </table:table-row>
        <table:table-row table:style-name="ro1">
          <table:table-cell office:value-type="float" office:value="5855471" calcext:value-type="float">
            <text:p>5855471</text:p>
          </table:table-cell>
          <table:table-cell table:formula="of:=[.A368]/1000/(60*60*24)" office:value-type="time" office:time-value="PT01H37M35.471S" calcext:value-type="time">
            <text:p>01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747.65" calcext:value-type="float">
            <text:p>747.65</text:p>
          </table:table-cell>
          <table:table-cell office:value-type="float" office:value="898.36" calcext:value-type="float">
            <text:p>898.36</text:p>
          </table:table-cell>
        </table:table-row>
        <table:table-row table:style-name="ro1">
          <table:table-cell office:value-type="float" office:value="5871471" calcext:value-type="float">
            <text:p>5871471</text:p>
          </table:table-cell>
          <table:table-cell table:formula="of:=[.A369]/1000/(60*60*24)" office:value-type="time" office:time-value="PT01H37M51.471S" calcext:value-type="time">
            <text:p>01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4" calcext:value-type="float">
            <text:p>541.4</text:p>
          </table:table-cell>
          <table:table-cell office:value-type="float" office:value="749.69" calcext:value-type="float">
            <text:p>749.69</text:p>
          </table:table-cell>
          <table:table-cell office:value-type="float" office:value="900.76" calcext:value-type="float">
            <text:p>900.76</text:p>
          </table:table-cell>
        </table:table-row>
        <table:table-row table:style-name="ro1">
          <table:table-cell office:value-type="float" office:value="5887471" calcext:value-type="float">
            <text:p>5887471</text:p>
          </table:table-cell>
          <table:table-cell table:formula="of:=[.A370]/1000/(60*60*24)" office:value-type="time" office:time-value="PT01H38M07.471S" calcext:value-type="time">
            <text:p>01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1.76" calcext:value-type="float">
            <text:p>541.76</text:p>
          </table:table-cell>
          <table:table-cell office:value-type="float" office:value="751.73" calcext:value-type="float">
            <text:p>751.73</text:p>
          </table:table-cell>
          <table:table-cell office:value-type="float" office:value="903.17" calcext:value-type="float">
            <text:p>903.17</text:p>
          </table:table-cell>
        </table:table-row>
        <table:table-row table:style-name="ro1">
          <table:table-cell office:value-type="float" office:value="5903471" calcext:value-type="float">
            <text:p>5903471</text:p>
          </table:table-cell>
          <table:table-cell table:formula="of:=[.A371]/1000/(60*60*24)" office:value-type="time" office:time-value="PT01H38M23.471S" calcext:value-type="time">
            <text:p>01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6" calcext:value-type="float">
            <text:p>539.56</text:p>
          </table:table-cell>
          <table:table-cell office:value-type="float" office:value="753.78" calcext:value-type="float">
            <text:p>753.78</text:p>
          </table:table-cell>
          <table:table-cell office:value-type="float" office:value="905.57" calcext:value-type="float">
            <text:p>905.57</text:p>
          </table:table-cell>
        </table:table-row>
        <table:table-row table:style-name="ro1">
          <table:table-cell office:value-type="float" office:value="5919471" calcext:value-type="float">
            <text:p>5919471</text:p>
          </table:table-cell>
          <table:table-cell table:formula="of:=[.A372]/1000/(60*60*24)" office:value-type="time" office:time-value="PT01H38M39.471S" calcext:value-type="time">
            <text:p>01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55.82" calcext:value-type="float">
            <text:p>755.82</text:p>
          </table:table-cell>
          <table:table-cell office:value-type="float" office:value="907.97" calcext:value-type="float">
            <text:p>907.97</text:p>
          </table:table-cell>
        </table:table-row>
        <table:table-row table:style-name="ro1">
          <table:table-cell office:value-type="float" office:value="5935471" calcext:value-type="float">
            <text:p>5935471</text:p>
          </table:table-cell>
          <table:table-cell table:formula="of:=[.A373]/1000/(60*60*24)" office:value-type="time" office:time-value="PT01H38M55.471S" calcext:value-type="time">
            <text:p>01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757.86" calcext:value-type="float">
            <text:p>757.86</text:p>
          </table:table-cell>
          <table:table-cell office:value-type="float" office:value="910.37" calcext:value-type="float">
            <text:p>910.37</text:p>
          </table:table-cell>
        </table:table-row>
        <table:table-row table:style-name="ro1">
          <table:table-cell office:value-type="float" office:value="5951472" calcext:value-type="float">
            <text:p>5951472</text:p>
          </table:table-cell>
          <table:table-cell table:formula="of:=[.A374]/1000/(60*60*24)" office:value-type="time" office:time-value="PT01H39M11.472S" calcext:value-type="time">
            <text:p>01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31" calcext:value-type="float">
            <text:p>541.31</text:p>
          </table:table-cell>
          <table:table-cell office:value-type="float" office:value="759.91" calcext:value-type="float">
            <text:p>759.91</text:p>
          </table:table-cell>
          <table:table-cell office:value-type="float" office:value="912.78" calcext:value-type="float">
            <text:p>912.78</text:p>
          </table:table-cell>
        </table:table-row>
        <table:table-row table:style-name="ro1">
          <table:table-cell office:value-type="float" office:value="5967471" calcext:value-type="float">
            <text:p>5967471</text:p>
          </table:table-cell>
          <table:table-cell table:formula="of:=[.A375]/1000/(60*60*24)" office:value-type="time" office:time-value="PT01H39M27.471S" calcext:value-type="time">
            <text:p>01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761.95" calcext:value-type="float">
            <text:p>761.95</text:p>
          </table:table-cell>
          <table:table-cell office:value-type="float" office:value="915.18" calcext:value-type="float">
            <text:p>915.18</text:p>
          </table:table-cell>
        </table:table-row>
        <table:table-row table:style-name="ro1">
          <table:table-cell office:value-type="float" office:value="5983472" calcext:value-type="float">
            <text:p>5983472</text:p>
          </table:table-cell>
          <table:table-cell table:formula="of:=[.A376]/1000/(60*60*24)" office:value-type="time" office:time-value="PT01H39M43.472S" calcext:value-type="time">
            <text:p>01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763.99" calcext:value-type="float">
            <text:p>763.99</text:p>
          </table:table-cell>
          <table:table-cell office:value-type="float" office:value="917.58" calcext:value-type="float">
            <text:p>917.58</text:p>
          </table:table-cell>
        </table:table-row>
        <table:table-row table:style-name="ro1">
          <table:table-cell office:value-type="float" office:value="5999472" calcext:value-type="float">
            <text:p>5999472</text:p>
          </table:table-cell>
          <table:table-cell table:formula="of:=[.A377]/1000/(60*60*24)" office:value-type="time" office:time-value="PT01H39M59.472S" calcext:value-type="time">
            <text:p>01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766.03" calcext:value-type="float">
            <text:p>766.03</text:p>
          </table:table-cell>
          <table:table-cell office:value-type="float" office:value="919.98" calcext:value-type="float">
            <text:p>919.98</text:p>
          </table:table-cell>
        </table:table-row>
        <table:table-row table:style-name="ro1">
          <table:table-cell office:value-type="float" office:value="6015471" calcext:value-type="float">
            <text:p>6015471</text:p>
          </table:table-cell>
          <table:table-cell table:formula="of:=[.A378]/1000/(60*60*24)" office:value-type="time" office:time-value="PT01H40M15.471S" calcext:value-type="time">
            <text:p>01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68.08" calcext:value-type="float">
            <text:p>768.08</text:p>
          </table:table-cell>
          <table:table-cell office:value-type="float" office:value="922.39" calcext:value-type="float">
            <text:p>922.39</text:p>
          </table:table-cell>
        </table:table-row>
        <table:table-row table:style-name="ro1">
          <table:table-cell office:value-type="float" office:value="6031472" calcext:value-type="float">
            <text:p>6031472</text:p>
          </table:table-cell>
          <table:table-cell table:formula="of:=[.A379]/1000/(60*60*24)" office:value-type="time" office:time-value="PT01H40M31.472S" calcext:value-type="time">
            <text:p>01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770.12" calcext:value-type="float">
            <text:p>770.12</text:p>
          </table:table-cell>
          <table:table-cell office:value-type="float" office:value="924.79" calcext:value-type="float">
            <text:p>924.79</text:p>
          </table:table-cell>
        </table:table-row>
        <table:table-row table:style-name="ro1">
          <table:table-cell office:value-type="float" office:value="6047472" calcext:value-type="float">
            <text:p>6047472</text:p>
          </table:table-cell>
          <table:table-cell table:formula="of:=[.A380]/1000/(60*60*24)" office:value-type="time" office:time-value="PT01H40M47.472S" calcext:value-type="time">
            <text:p>01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772.16" calcext:value-type="float">
            <text:p>772.16</text:p>
          </table:table-cell>
          <table:table-cell office:value-type="float" office:value="927.19" calcext:value-type="float">
            <text:p>927.19</text:p>
          </table:table-cell>
        </table:table-row>
        <table:table-row table:style-name="ro1">
          <table:table-cell office:value-type="float" office:value="6063471" calcext:value-type="float">
            <text:p>6063471</text:p>
          </table:table-cell>
          <table:table-cell table:formula="of:=[.A381]/1000/(60*60*24)" office:value-type="time" office:time-value="PT01H41M03.471S" calcext:value-type="time">
            <text:p>01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6" calcext:value-type="float">
            <text:p>539.56</text:p>
          </table:table-cell>
          <table:table-cell office:value-type="float" office:value="774.2" calcext:value-type="float">
            <text:p>774.2</text:p>
          </table:table-cell>
          <table:table-cell office:value-type="float" office:value="929.59" calcext:value-type="float">
            <text:p>929.59</text:p>
          </table:table-cell>
        </table:table-row>
        <table:table-row table:style-name="ro1">
          <table:table-cell office:value-type="float" office:value="6079471" calcext:value-type="float">
            <text:p>6079471</text:p>
          </table:table-cell>
          <table:table-cell table:formula="of:=[.A382]/1000/(60*60*24)" office:value-type="time" office:time-value="PT01H41M19.471S" calcext:value-type="time">
            <text:p>01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776.25" calcext:value-type="float">
            <text:p>776.25</text:p>
          </table:table-cell>
          <table:table-cell office:value-type="float" office:value="931.99" calcext:value-type="float">
            <text:p>931.99</text:p>
          </table:table-cell>
        </table:table-row>
        <table:table-row table:style-name="ro1">
          <table:table-cell office:value-type="float" office:value="6095471" calcext:value-type="float">
            <text:p>6095471</text:p>
          </table:table-cell>
          <table:table-cell table:formula="of:=[.A383]/1000/(60*60*24)" office:value-type="time" office:time-value="PT01H41M35.471S" calcext:value-type="time">
            <text:p>01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778.29" calcext:value-type="float">
            <text:p>778.29</text:p>
          </table:table-cell>
          <table:table-cell office:value-type="float" office:value="934.39" calcext:value-type="float">
            <text:p>934.39</text:p>
          </table:table-cell>
        </table:table-row>
        <table:table-row table:style-name="ro1">
          <table:table-cell office:value-type="float" office:value="6111471" calcext:value-type="float">
            <text:p>6111471</text:p>
          </table:table-cell>
          <table:table-cell table:formula="of:=[.A384]/1000/(60*60*24)" office:value-type="time" office:time-value="PT01H41M51.471S" calcext:value-type="time">
            <text:p>01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9.81" calcext:value-type="float">
            <text:p>539.81</text:p>
          </table:table-cell>
          <table:table-cell office:value-type="float" office:value="780.33" calcext:value-type="float">
            <text:p>780.33</text:p>
          </table:table-cell>
          <table:table-cell office:value-type="float" office:value="936.79" calcext:value-type="float">
            <text:p>936.79</text:p>
          </table:table-cell>
        </table:table-row>
        <table:table-row table:style-name="ro1">
          <table:table-cell office:value-type="float" office:value="6127471" calcext:value-type="float">
            <text:p>6127471</text:p>
          </table:table-cell>
          <table:table-cell table:formula="of:=[.A385]/1000/(60*60*24)" office:value-type="time" office:time-value="PT01H42M07.471S" calcext:value-type="time">
            <text:p>01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" calcext:value-type="float">
            <text:p>539.3</text:p>
          </table:table-cell>
          <table:table-cell office:value-type="float" office:value="782.37" calcext:value-type="float">
            <text:p>782.37</text:p>
          </table:table-cell>
          <table:table-cell office:value-type="float" office:value="939.19" calcext:value-type="float">
            <text:p>939.19</text:p>
          </table:table-cell>
        </table:table-row>
        <table:table-row table:style-name="ro1">
          <table:table-cell office:value-type="float" office:value="6143472" calcext:value-type="float">
            <text:p>6143472</text:p>
          </table:table-cell>
          <table:table-cell table:formula="of:=[.A386]/1000/(60*60*24)" office:value-type="time" office:time-value="PT01H42M23.472S" calcext:value-type="time">
            <text:p>01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" calcext:value-type="float">
            <text:p>539.3</text:p>
          </table:table-cell>
          <table:table-cell office:value-type="float" office:value="784.42" calcext:value-type="float">
            <text:p>784.42</text:p>
          </table:table-cell>
          <table:table-cell office:value-type="float" office:value="941.59" calcext:value-type="float">
            <text:p>941.59</text:p>
          </table:table-cell>
        </table:table-row>
        <table:table-row table:style-name="ro1">
          <table:table-cell office:value-type="float" office:value="6159471" calcext:value-type="float">
            <text:p>6159471</text:p>
          </table:table-cell>
          <table:table-cell table:formula="of:=[.A387]/1000/(60*60*24)" office:value-type="time" office:time-value="PT01H42M39.471S" calcext:value-type="time">
            <text:p>01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2" calcext:value-type="float">
            <text:p>539.32</text:p>
          </table:table-cell>
          <table:table-cell office:value-type="float" office:value="786.46" calcext:value-type="float">
            <text:p>786.46</text:p>
          </table:table-cell>
          <table:table-cell office:value-type="float" office:value="943.99" calcext:value-type="float">
            <text:p>943.99</text:p>
          </table:table-cell>
        </table:table-row>
        <table:table-row table:style-name="ro1">
          <table:table-cell office:value-type="float" office:value="6175471" calcext:value-type="float">
            <text:p>6175471</text:p>
          </table:table-cell>
          <table:table-cell table:formula="of:=[.A388]/1000/(60*60*24)" office:value-type="time" office:time-value="PT01H42M55.471S" calcext:value-type="time">
            <text:p>01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2" calcext:value-type="float">
            <text:p>539.32</text:p>
          </table:table-cell>
          <table:table-cell office:value-type="float" office:value="788.5" calcext:value-type="float">
            <text:p>788.5</text:p>
          </table:table-cell>
          <table:table-cell office:value-type="float" office:value="946.39" calcext:value-type="float">
            <text:p>946.39</text:p>
          </table:table-cell>
        </table:table-row>
        <table:table-row table:style-name="ro1">
          <table:table-cell office:value-type="float" office:value="6191471" calcext:value-type="float">
            <text:p>6191471</text:p>
          </table:table-cell>
          <table:table-cell table:formula="of:=[.A389]/1000/(60*60*24)" office:value-type="time" office:time-value="PT01H43M11.471S" calcext:value-type="time">
            <text:p>01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790.54" calcext:value-type="float">
            <text:p>790.54</text:p>
          </table:table-cell>
          <table:table-cell office:value-type="float" office:value="948.79" calcext:value-type="float">
            <text:p>948.79</text:p>
          </table:table-cell>
        </table:table-row>
        <table:table-row table:style-name="ro1">
          <table:table-cell office:value-type="float" office:value="6207472" calcext:value-type="float">
            <text:p>6207472</text:p>
          </table:table-cell>
          <table:table-cell table:formula="of:=[.A390]/1000/(60*60*24)" office:value-type="time" office:time-value="PT01H43M27.472S" calcext:value-type="time">
            <text:p>01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792.59" calcext:value-type="float">
            <text:p>792.59</text:p>
          </table:table-cell>
          <table:table-cell office:value-type="float" office:value="951.19" calcext:value-type="float">
            <text:p>951.19</text:p>
          </table:table-cell>
        </table:table-row>
        <table:table-row table:style-name="ro1">
          <table:table-cell office:value-type="float" office:value="6223471" calcext:value-type="float">
            <text:p>6223471</text:p>
          </table:table-cell>
          <table:table-cell table:formula="of:=[.A391]/1000/(60*60*24)" office:value-type="time" office:time-value="PT01H43M43.471S" calcext:value-type="time">
            <text:p>01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794.63" calcext:value-type="float">
            <text:p>794.63</text:p>
          </table:table-cell>
          <table:table-cell office:value-type="float" office:value="953.58" calcext:value-type="float">
            <text:p>953.58</text:p>
          </table:table-cell>
        </table:table-row>
        <table:table-row table:style-name="ro1">
          <table:table-cell office:value-type="float" office:value="6239471" calcext:value-type="float">
            <text:p>6239471</text:p>
          </table:table-cell>
          <table:table-cell table:formula="of:=[.A392]/1000/(60*60*24)" office:value-type="time" office:time-value="PT01H43M59.471S" calcext:value-type="time">
            <text:p>01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796.67" calcext:value-type="float">
            <text:p>796.67</text:p>
          </table:table-cell>
          <table:table-cell office:value-type="float" office:value="955.98" calcext:value-type="float">
            <text:p>955.98</text:p>
          </table:table-cell>
        </table:table-row>
        <table:table-row table:style-name="ro1">
          <table:table-cell office:value-type="float" office:value="6255472" calcext:value-type="float">
            <text:p>6255472</text:p>
          </table:table-cell>
          <table:table-cell table:formula="of:=[.A393]/1000/(60*60*24)" office:value-type="time" office:time-value="PT01H44M15.472S" calcext:value-type="time">
            <text:p>01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98.71" calcext:value-type="float">
            <text:p>798.71</text:p>
          </table:table-cell>
          <table:table-cell office:value-type="float" office:value="958.38" calcext:value-type="float">
            <text:p>958.38</text:p>
          </table:table-cell>
        </table:table-row>
        <table:table-row table:style-name="ro1">
          <table:table-cell office:value-type="float" office:value="6271472" calcext:value-type="float">
            <text:p>6271472</text:p>
          </table:table-cell>
          <table:table-cell table:formula="of:=[.A394]/1000/(60*60*24)" office:value-type="time" office:time-value="PT01H44M31.472S" calcext:value-type="time">
            <text:p>01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00.76" calcext:value-type="float">
            <text:p>800.76</text:p>
          </table:table-cell>
          <table:table-cell office:value-type="float" office:value="960.78" calcext:value-type="float">
            <text:p>960.78</text:p>
          </table:table-cell>
        </table:table-row>
        <table:table-row table:style-name="ro1">
          <table:table-cell office:value-type="float" office:value="6287471" calcext:value-type="float">
            <text:p>6287471</text:p>
          </table:table-cell>
          <table:table-cell table:formula="of:=[.A395]/1000/(60*60*24)" office:value-type="time" office:time-value="PT01H44M47.471S" calcext:value-type="time">
            <text:p>01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802.8" calcext:value-type="float">
            <text:p>802.8</text:p>
          </table:table-cell>
          <table:table-cell office:value-type="float" office:value="963.18" calcext:value-type="float">
            <text:p>963.18</text:p>
          </table:table-cell>
        </table:table-row>
        <table:table-row table:style-name="ro1">
          <table:table-cell office:value-type="float" office:value="6303472" calcext:value-type="float">
            <text:p>6303472</text:p>
          </table:table-cell>
          <table:table-cell table:formula="of:=[.A396]/1000/(60*60*24)" office:value-type="time" office:time-value="PT01H45M03.472S" calcext:value-type="time">
            <text:p>01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04.84" calcext:value-type="float">
            <text:p>804.84</text:p>
          </table:table-cell>
          <table:table-cell office:value-type="float" office:value="965.57" calcext:value-type="float">
            <text:p>965.57</text:p>
          </table:table-cell>
        </table:table-row>
        <table:table-row table:style-name="ro1">
          <table:table-cell office:value-type="float" office:value="6319472" calcext:value-type="float">
            <text:p>6319472</text:p>
          </table:table-cell>
          <table:table-cell table:formula="of:=[.A397]/1000/(60*60*24)" office:value-type="time" office:time-value="PT01H45M19.472S" calcext:value-type="time">
            <text:p>01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806.88" calcext:value-type="float">
            <text:p>806.88</text:p>
          </table:table-cell>
          <table:table-cell office:value-type="float" office:value="967.97" calcext:value-type="float">
            <text:p>967.97</text:p>
          </table:table-cell>
        </table:table-row>
        <table:table-row table:style-name="ro1">
          <table:table-cell office:value-type="float" office:value="6335471" calcext:value-type="float">
            <text:p>6335471</text:p>
          </table:table-cell>
          <table:table-cell table:formula="of:=[.A398]/1000/(60*60*24)" office:value-type="time" office:time-value="PT01H45M35.471S" calcext:value-type="time">
            <text:p>01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7.95" calcext:value-type="float">
            <text:p>537.95</text:p>
          </table:table-cell>
          <table:table-cell office:value-type="float" office:value="808.93" calcext:value-type="float">
            <text:p>808.93</text:p>
          </table:table-cell>
          <table:table-cell office:value-type="float" office:value="970.37" calcext:value-type="float">
            <text:p>970.37</text:p>
          </table:table-cell>
        </table:table-row>
        <table:table-row table:style-name="ro1">
          <table:table-cell office:value-type="float" office:value="6351471" calcext:value-type="float">
            <text:p>6351471</text:p>
          </table:table-cell>
          <table:table-cell table:formula="of:=[.A399]/1000/(60*60*24)" office:value-type="time" office:time-value="PT01H45M51.471S" calcext:value-type="time">
            <text:p>01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6" calcext:value-type="float">
            <text:p>539.56</text:p>
          </table:table-cell>
          <table:table-cell office:value-type="float" office:value="810.97" calcext:value-type="float">
            <text:p>810.97</text:p>
          </table:table-cell>
          <table:table-cell office:value-type="float" office:value="972.76" calcext:value-type="float">
            <text:p>972.76</text:p>
          </table:table-cell>
        </table:table-row>
        <table:table-row table:style-name="ro1">
          <table:table-cell office:value-type="float" office:value="6367471" calcext:value-type="float">
            <text:p>6367471</text:p>
          </table:table-cell>
          <table:table-cell table:formula="of:=[.A400]/1000/(60*60*24)" office:value-type="time" office:time-value="PT01H46M07.471S" calcext:value-type="time">
            <text:p>01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2" calcext:value-type="float">
            <text:p>537.72</text:p>
          </table:table-cell>
          <table:table-cell office:value-type="float" office:value="813.01" calcext:value-type="float">
            <text:p>813.01</text:p>
          </table:table-cell>
          <table:table-cell office:value-type="float" office:value="975.16" calcext:value-type="float">
            <text:p>975.16</text:p>
          </table:table-cell>
        </table:table-row>
        <table:table-row table:style-name="ro1">
          <table:table-cell office:value-type="float" office:value="6383471" calcext:value-type="float">
            <text:p>6383471</text:p>
          </table:table-cell>
          <table:table-cell table:formula="of:=[.A401]/1000/(60*60*24)" office:value-type="time" office:time-value="PT01H46M23.471S" calcext:value-type="time">
            <text:p>01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3" calcext:value-type="float">
            <text:p>537.63</text:p>
          </table:table-cell>
          <table:table-cell office:value-type="float" office:value="815.06" calcext:value-type="float">
            <text:p>815.06</text:p>
          </table:table-cell>
          <table:table-cell office:value-type="float" office:value="977.56" calcext:value-type="float">
            <text:p>977.56</text:p>
          </table:table-cell>
        </table:table-row>
        <table:table-row table:style-name="ro1">
          <table:table-cell office:value-type="float" office:value="6399471" calcext:value-type="float">
            <text:p>6399471</text:p>
          </table:table-cell>
          <table:table-cell table:formula="of:=[.A402]/1000/(60*60*24)" office:value-type="time" office:time-value="PT01H46M39.471S" calcext:value-type="time">
            <text:p>01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92" calcext:value-type="float">
            <text:p>459.92</text:p>
          </table:table-cell>
          <table:table-cell office:value-type="float" office:value="539.94" calcext:value-type="float">
            <text:p>539.94</text:p>
          </table:table-cell>
          <table:table-cell office:value-type="float" office:value="817.1" calcext:value-type="float">
            <text:p>817.1</text:p>
          </table:table-cell>
          <table:table-cell office:value-type="float" office:value="979.95" calcext:value-type="float">
            <text:p>979.95</text:p>
          </table:table-cell>
        </table:table-row>
        <table:table-row table:style-name="ro1">
          <table:table-cell office:value-type="float" office:value="6415472" calcext:value-type="float">
            <text:p>6415472</text:p>
          </table:table-cell>
          <table:table-cell table:formula="of:=[.A403]/1000/(60*60*24)" office:value-type="time" office:time-value="PT01H46M55.472S" calcext:value-type="time">
            <text:p>01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6" calcext:value-type="float">
            <text:p>539.56</text:p>
          </table:table-cell>
          <table:table-cell office:value-type="float" office:value="819.14" calcext:value-type="float">
            <text:p>819.14</text:p>
          </table:table-cell>
          <table:table-cell office:value-type="float" office:value="982.35" calcext:value-type="float">
            <text:p>982.35</text:p>
          </table:table-cell>
        </table:table-row>
        <table:table-row table:style-name="ro1">
          <table:table-cell office:value-type="float" office:value="6431472" calcext:value-type="float">
            <text:p>6431472</text:p>
          </table:table-cell>
          <table:table-cell table:formula="of:=[.A404]/1000/(60*60*24)" office:value-type="time" office:time-value="PT01H47M11.472S" calcext:value-type="time">
            <text:p>01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6" calcext:value-type="float">
            <text:p>539.56</text:p>
          </table:table-cell>
          <table:table-cell office:value-type="float" office:value="821.19" calcext:value-type="float">
            <text:p>821.19</text:p>
          </table:table-cell>
          <table:table-cell office:value-type="float" office:value="984.75" calcext:value-type="float">
            <text:p>984.75</text:p>
          </table:table-cell>
        </table:table-row>
        <table:table-row table:style-name="ro1">
          <table:table-cell office:value-type="float" office:value="6447472" calcext:value-type="float">
            <text:p>6447472</text:p>
          </table:table-cell>
          <table:table-cell table:formula="of:=[.A405]/1000/(60*60*24)" office:value-type="time" office:time-value="PT01H47M27.472S" calcext:value-type="time">
            <text:p>01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23.23" calcext:value-type="float">
            <text:p>823.23</text:p>
          </table:table-cell>
          <table:table-cell office:value-type="float" office:value="987.14" calcext:value-type="float">
            <text:p>987.14</text:p>
          </table:table-cell>
        </table:table-row>
        <table:table-row table:style-name="ro1">
          <table:table-cell office:value-type="float" office:value="6463472" calcext:value-type="float">
            <text:p>6463472</text:p>
          </table:table-cell>
          <table:table-cell table:formula="of:=[.A406]/1000/(60*60*24)" office:value-type="time" office:time-value="PT01H47M43.472S" calcext:value-type="time">
            <text:p>01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25.27" calcext:value-type="float">
            <text:p>825.27</text:p>
          </table:table-cell>
          <table:table-cell office:value-type="float" office:value="989.54" calcext:value-type="float">
            <text:p>989.54</text:p>
          </table:table-cell>
        </table:table-row>
        <table:table-row table:style-name="ro1">
          <table:table-cell office:value-type="float" office:value="6479471" calcext:value-type="float">
            <text:p>6479471</text:p>
          </table:table-cell>
          <table:table-cell table:formula="of:=[.A407]/1000/(60*60*24)" office:value-type="time" office:time-value="PT01H47M59.471S" calcext:value-type="time">
            <text:p>01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6" calcext:value-type="float">
            <text:p>539.56</text:p>
          </table:table-cell>
          <table:table-cell office:value-type="float" office:value="827.31" calcext:value-type="float">
            <text:p>827.31</text:p>
          </table:table-cell>
          <table:table-cell office:value-type="float" office:value="991.94" calcext:value-type="float">
            <text:p>991.94</text:p>
          </table:table-cell>
        </table:table-row>
        <table:table-row table:style-name="ro1">
          <table:table-cell office:value-type="float" office:value="6495471" calcext:value-type="float">
            <text:p>6495471</text:p>
          </table:table-cell>
          <table:table-cell table:formula="of:=[.A408]/1000/(60*60*24)" office:value-type="time" office:time-value="PT01H48M15.471S" calcext:value-type="time">
            <text:p>01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829.36" calcext:value-type="float">
            <text:p>829.36</text:p>
          </table:table-cell>
          <table:table-cell office:value-type="float" office:value="994.33" calcext:value-type="float">
            <text:p>994.33</text:p>
          </table:table-cell>
        </table:table-row>
        <table:table-row table:style-name="ro1">
          <table:table-cell office:value-type="float" office:value="6511471" calcext:value-type="float">
            <text:p>6511471</text:p>
          </table:table-cell>
          <table:table-cell table:formula="of:=[.A409]/1000/(60*60*24)" office:value-type="time" office:time-value="PT01H48M31.471S" calcext:value-type="time">
            <text:p>01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6" calcext:value-type="float">
            <text:p>539.56</text:p>
          </table:table-cell>
          <table:table-cell office:value-type="float" office:value="831.4" calcext:value-type="float">
            <text:p>831.4</text:p>
          </table:table-cell>
          <table:table-cell office:value-type="float" office:value="996.73" calcext:value-type="float">
            <text:p>996.73</text:p>
          </table:table-cell>
        </table:table-row>
        <table:table-row table:style-name="ro1">
          <table:table-cell office:value-type="float" office:value="6527471" calcext:value-type="float">
            <text:p>6527471</text:p>
          </table:table-cell>
          <table:table-cell table:formula="of:=[.A410]/1000/(60*60*24)" office:value-type="time" office:time-value="PT01H48M47.471S" calcext:value-type="time">
            <text:p>01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9.79" calcext:value-type="float">
            <text:p>539.79</text:p>
          </table:table-cell>
          <table:table-cell office:value-type="float" office:value="833.44" calcext:value-type="float">
            <text:p>833.44</text:p>
          </table:table-cell>
          <table:table-cell office:value-type="float" office:value="999.12" calcext:value-type="float">
            <text:p>999.12</text:p>
          </table:table-cell>
        </table:table-row>
        <table:table-row table:style-name="ro1">
          <table:table-cell office:value-type="float" office:value="6543472" calcext:value-type="float">
            <text:p>6543472</text:p>
          </table:table-cell>
          <table:table-cell table:formula="of:=[.A411]/1000/(60*60*24)" office:value-type="time" office:time-value="PT01H49M03.472S" calcext:value-type="time">
            <text:p>01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835.49" calcext:value-type="float">
            <text:p>835.49</text:p>
          </table:table-cell>
          <table:table-cell office:value-type="float" office:value="1001.52" calcext:value-type="float">
            <text:p>1001.52</text:p>
          </table:table-cell>
        </table:table-row>
        <table:table-row table:style-name="ro1">
          <table:table-cell office:value-type="float" office:value="6559472" calcext:value-type="float">
            <text:p>6559472</text:p>
          </table:table-cell>
          <table:table-cell table:formula="of:=[.A412]/1000/(60*60*24)" office:value-type="time" office:time-value="PT01H49M19.472S" calcext:value-type="time">
            <text:p>01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92" calcext:value-type="float">
            <text:p>459.92</text:p>
          </table:table-cell>
          <table:table-cell office:value-type="float" office:value="538.11" calcext:value-type="float">
            <text:p>538.11</text:p>
          </table:table-cell>
          <table:table-cell office:value-type="float" office:value="837.53" calcext:value-type="float">
            <text:p>837.53</text:p>
          </table:table-cell>
          <table:table-cell office:value-type="float" office:value="1003.91" calcext:value-type="float">
            <text:p>1003.91</text:p>
          </table:table-cell>
        </table:table-row>
        <table:table-row table:style-name="ro1">
          <table:table-cell office:value-type="float" office:value="6575472" calcext:value-type="float">
            <text:p>6575472</text:p>
          </table:table-cell>
          <table:table-cell table:formula="of:=[.A413]/1000/(60*60*24)" office:value-type="time" office:time-value="PT01H49M35.472S" calcext:value-type="time">
            <text:p>01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839.57" calcext:value-type="float">
            <text:p>839.57</text:p>
          </table:table-cell>
          <table:table-cell office:value-type="float" office:value="1006.31" calcext:value-type="float">
            <text:p>1006.31</text:p>
          </table:table-cell>
        </table:table-row>
        <table:table-row table:style-name="ro1">
          <table:table-cell office:value-type="float" office:value="6591471" calcext:value-type="float">
            <text:p>6591471</text:p>
          </table:table-cell>
          <table:table-cell table:formula="of:=[.A414]/1000/(60*60*24)" office:value-type="time" office:time-value="PT01H49M51.471S" calcext:value-type="time">
            <text:p>01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841.62" calcext:value-type="float">
            <text:p>841.62</text:p>
          </table:table-cell>
          <table:table-cell office:value-type="float" office:value="1008.7" calcext:value-type="float">
            <text:p>1008.7</text:p>
          </table:table-cell>
        </table:table-row>
        <table:table-row table:style-name="ro1">
          <table:table-cell office:value-type="float" office:value="6607472" calcext:value-type="float">
            <text:p>6607472</text:p>
          </table:table-cell>
          <table:table-cell table:formula="of:=[.A415]/1000/(60*60*24)" office:value-type="time" office:time-value="PT01H50M07.472S" calcext:value-type="time">
            <text:p>01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43.66" calcext:value-type="float">
            <text:p>843.66</text:p>
          </table:table-cell>
          <table:table-cell office:value-type="float" office:value="1011.1" calcext:value-type="float">
            <text:p>1011.1</text:p>
          </table:table-cell>
        </table:table-row>
        <table:table-row table:style-name="ro1">
          <table:table-cell office:value-type="float" office:value="6623472" calcext:value-type="float">
            <text:p>6623472</text:p>
          </table:table-cell>
          <table:table-cell table:formula="of:=[.A416]/1000/(60*60*24)" office:value-type="time" office:time-value="PT01H50M23.472S" calcext:value-type="time">
            <text:p>01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60.12" calcext:value-type="float">
            <text:p>460.12</text:p>
          </table:table-cell>
          <table:table-cell office:value-type="float" office:value="538.32" calcext:value-type="float">
            <text:p>538.32</text:p>
          </table:table-cell>
          <table:table-cell office:value-type="float" office:value="845.7" calcext:value-type="float">
            <text:p>845.7</text:p>
          </table:table-cell>
          <table:table-cell office:value-type="float" office:value="1013.49" calcext:value-type="float">
            <text:p>1013.49</text:p>
          </table:table-cell>
        </table:table-row>
        <table:table-row table:style-name="ro1">
          <table:table-cell office:value-type="float" office:value="6639471" calcext:value-type="float">
            <text:p>6639471</text:p>
          </table:table-cell>
          <table:table-cell table:formula="of:=[.A417]/1000/(60*60*24)" office:value-type="time" office:time-value="PT01H50M39.471S" calcext:value-type="time">
            <text:p>01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" calcext:value-type="float">
            <text:p>537.7</text:p>
          </table:table-cell>
          <table:table-cell office:value-type="float" office:value="847.75" calcext:value-type="float">
            <text:p>847.75</text:p>
          </table:table-cell>
          <table:table-cell office:value-type="float" office:value="1015.88" calcext:value-type="float">
            <text:p>1015.88</text:p>
          </table:table-cell>
        </table:table-row>
        <table:table-row table:style-name="ro1">
          <table:table-cell office:value-type="float" office:value="6655471" calcext:value-type="float">
            <text:p>6655471</text:p>
          </table:table-cell>
          <table:table-cell table:formula="of:=[.A418]/1000/(60*60*24)" office:value-type="time" office:time-value="PT01H50M55.471S" calcext:value-type="time">
            <text:p>01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849.79" calcext:value-type="float">
            <text:p>849.79</text:p>
          </table:table-cell>
          <table:table-cell office:value-type="float" office:value="1018.28" calcext:value-type="float">
            <text:p>1018.28</text:p>
          </table:table-cell>
        </table:table-row>
        <table:table-row table:style-name="ro1">
          <table:table-cell office:value-type="float" office:value="6671472" calcext:value-type="float">
            <text:p>6671472</text:p>
          </table:table-cell>
          <table:table-cell table:formula="of:=[.A419]/1000/(60*60*24)" office:value-type="time" office:time-value="PT01H51M11.472S" calcext:value-type="time">
            <text:p>01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851.83" calcext:value-type="float">
            <text:p>851.83</text:p>
          </table:table-cell>
          <table:table-cell office:value-type="float" office:value="1020.67" calcext:value-type="float">
            <text:p>1020.67</text:p>
          </table:table-cell>
        </table:table-row>
        <table:table-row table:style-name="ro1">
          <table:table-cell office:value-type="float" office:value="6687471" calcext:value-type="float">
            <text:p>6687471</text:p>
          </table:table-cell>
          <table:table-cell table:formula="of:=[.A420]/1000/(60*60*24)" office:value-type="time" office:time-value="PT01H51M27.471S" calcext:value-type="time">
            <text:p>01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2" calcext:value-type="float">
            <text:p>539.32</text:p>
          </table:table-cell>
          <table:table-cell office:value-type="float" office:value="853.87" calcext:value-type="float">
            <text:p>853.87</text:p>
          </table:table-cell>
          <table:table-cell office:value-type="float" office:value="1023.06" calcext:value-type="float">
            <text:p>1023.06</text:p>
          </table:table-cell>
        </table:table-row>
        <table:table-row table:style-name="ro1">
          <table:table-cell office:value-type="float" office:value="6703471" calcext:value-type="float">
            <text:p>6703471</text:p>
          </table:table-cell>
          <table:table-cell table:formula="of:=[.A421]/1000/(60*60*24)" office:value-type="time" office:time-value="PT01H51M43.471S" calcext:value-type="time">
            <text:p>01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855.92" calcext:value-type="float">
            <text:p>855.92</text:p>
          </table:table-cell>
          <table:table-cell office:value-type="float" office:value="1025.46" calcext:value-type="float">
            <text:p>1025.46</text:p>
          </table:table-cell>
        </table:table-row>
        <table:table-row table:style-name="ro1">
          <table:table-cell office:value-type="float" office:value="6719472" calcext:value-type="float">
            <text:p>6719472</text:p>
          </table:table-cell>
          <table:table-cell table:formula="of:=[.A422]/1000/(60*60*24)" office:value-type="time" office:time-value="PT01H51M59.472S" calcext:value-type="time">
            <text:p>01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857.96" calcext:value-type="float">
            <text:p>857.96</text:p>
          </table:table-cell>
          <table:table-cell office:value-type="float" office:value="1027.85" calcext:value-type="float">
            <text:p>1027.85</text:p>
          </table:table-cell>
        </table:table-row>
        <table:table-row table:style-name="ro1">
          <table:table-cell office:value-type="float" office:value="6735472" calcext:value-type="float">
            <text:p>6735472</text:p>
          </table:table-cell>
          <table:table-cell table:formula="of:=[.A423]/1000/(60*60*24)" office:value-type="time" office:time-value="PT01H52M15.472S" calcext:value-type="time">
            <text:p>01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7.95" calcext:value-type="float">
            <text:p>537.95</text:p>
          </table:table-cell>
          <table:table-cell office:value-type="float" office:value="860" calcext:value-type="float">
            <text:p>860</text:p>
          </table:table-cell>
          <table:table-cell office:value-type="float" office:value="1030.24" calcext:value-type="float">
            <text:p>1030.24</text:p>
          </table:table-cell>
        </table:table-row>
        <table:table-row table:style-name="ro1">
          <table:table-cell office:value-type="float" office:value="6751471" calcext:value-type="float">
            <text:p>6751471</text:p>
          </table:table-cell>
          <table:table-cell table:formula="of:=[.A424]/1000/(60*60*24)" office:value-type="time" office:time-value="PT01H52M31.471S" calcext:value-type="time">
            <text:p>01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862.05" calcext:value-type="float">
            <text:p>862.05</text:p>
          </table:table-cell>
          <table:table-cell office:value-type="float" office:value="1032.64" calcext:value-type="float">
            <text:p>1032.64</text:p>
          </table:table-cell>
        </table:table-row>
        <table:table-row table:style-name="ro1">
          <table:table-cell office:value-type="float" office:value="6767471" calcext:value-type="float">
            <text:p>6767471</text:p>
          </table:table-cell>
          <table:table-cell table:formula="of:=[.A425]/1000/(60*60*24)" office:value-type="time" office:time-value="PT01H52M47.471S" calcext:value-type="time">
            <text:p>01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6" calcext:value-type="float">
            <text:p>537.86</text:p>
          </table:table-cell>
          <table:table-cell office:value-type="float" office:value="864.09" calcext:value-type="float">
            <text:p>864.09</text:p>
          </table:table-cell>
          <table:table-cell office:value-type="float" office:value="1035.03" calcext:value-type="float">
            <text:p>1035.03</text:p>
          </table:table-cell>
        </table:table-row>
        <table:table-row table:style-name="ro1">
          <table:table-cell office:value-type="float" office:value="6783471" calcext:value-type="float">
            <text:p>6783471</text:p>
          </table:table-cell>
          <table:table-cell table:formula="of:=[.A426]/1000/(60*60*24)" office:value-type="time" office:time-value="PT01H53M03.471S" calcext:value-type="time">
            <text:p>01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1" calcext:value-type="float">
            <text:p>537.61</text:p>
          </table:table-cell>
          <table:table-cell office:value-type="float" office:value="866.13" calcext:value-type="float">
            <text:p>866.13</text:p>
          </table:table-cell>
          <table:table-cell office:value-type="float" office:value="1037.43" calcext:value-type="float">
            <text:p>1037.43</text:p>
          </table:table-cell>
        </table:table-row>
        <table:table-row table:style-name="ro1">
          <table:table-cell office:value-type="float" office:value="6799471" calcext:value-type="float">
            <text:p>6799471</text:p>
          </table:table-cell>
          <table:table-cell table:formula="of:=[.A427]/1000/(60*60*24)" office:value-type="time" office:time-value="PT01H53M19.471S" calcext:value-type="time">
            <text:p>01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9.8" calcext:value-type="float">
            <text:p>539.8</text:p>
          </table:table-cell>
          <table:table-cell office:value-type="float" office:value="868.18" calcext:value-type="float">
            <text:p>868.18</text:p>
          </table:table-cell>
          <table:table-cell office:value-type="float" office:value="1039.82" calcext:value-type="float">
            <text:p>1039.82</text:p>
          </table:table-cell>
        </table:table-row>
        <table:table-row table:style-name="ro1">
          <table:table-cell office:value-type="float" office:value="6815471" calcext:value-type="float">
            <text:p>6815471</text:p>
          </table:table-cell>
          <table:table-cell table:formula="of:=[.A428]/1000/(60*60*24)" office:value-type="time" office:time-value="PT01H53M35.471S" calcext:value-type="time">
            <text:p>01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60" calcext:value-type="float">
            <text:p>460</text:p>
          </table:table-cell>
          <table:table-cell office:value-type="float" office:value="538.19" calcext:value-type="float">
            <text:p>538.19</text:p>
          </table:table-cell>
          <table:table-cell office:value-type="float" office:value="870.22" calcext:value-type="float">
            <text:p>870.22</text:p>
          </table:table-cell>
          <table:table-cell office:value-type="float" office:value="1042.21" calcext:value-type="float">
            <text:p>1042.21</text:p>
          </table:table-cell>
        </table:table-row>
        <table:table-row table:style-name="ro1">
          <table:table-cell office:value-type="float" office:value="6831471" calcext:value-type="float">
            <text:p>6831471</text:p>
          </table:table-cell>
          <table:table-cell table:formula="of:=[.A429]/1000/(60*60*24)" office:value-type="time" office:time-value="PT01H53M51.471S" calcext:value-type="time">
            <text:p>01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3" calcext:value-type="float">
            <text:p>537.63</text:p>
          </table:table-cell>
          <table:table-cell office:value-type="float" office:value="872.26" calcext:value-type="float">
            <text:p>872.26</text:p>
          </table:table-cell>
          <table:table-cell office:value-type="float" office:value="1044.61" calcext:value-type="float">
            <text:p>1044.61</text:p>
          </table:table-cell>
        </table:table-row>
        <table:table-row table:style-name="ro1">
          <table:table-cell office:value-type="float" office:value="6847471" calcext:value-type="float">
            <text:p>6847471</text:p>
          </table:table-cell>
          <table:table-cell table:formula="of:=[.A430]/1000/(60*60*24)" office:value-type="time" office:time-value="PT01H54M07.471S" calcext:value-type="time">
            <text:p>01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874.3" calcext:value-type="float">
            <text:p>874.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6863471" calcext:value-type="float">
            <text:p>6863471</text:p>
          </table:table-cell>
          <table:table-cell table:formula="of:=[.A431]/1000/(60*60*24)" office:value-type="time" office:time-value="PT01H54M23.471S" calcext:value-type="time">
            <text:p>01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8" calcext:value-type="float">
            <text:p>537.38</text:p>
          </table:table-cell>
          <table:table-cell office:value-type="float" office:value="876.35" calcext:value-type="float">
            <text:p>876.35</text:p>
          </table:table-cell>
          <table:table-cell office:value-type="float" office:value="1049.39" calcext:value-type="float">
            <text:p>1049.39</text:p>
          </table:table-cell>
        </table:table-row>
        <table:table-row table:style-name="ro1">
          <table:table-cell office:value-type="float" office:value="6879471" calcext:value-type="float">
            <text:p>6879471</text:p>
          </table:table-cell>
          <table:table-cell table:formula="of:=[.A432]/1000/(60*60*24)" office:value-type="time" office:time-value="PT01H54M39.471S" calcext:value-type="time">
            <text:p>01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6" calcext:value-type="float">
            <text:p>537.46</text:p>
          </table:table-cell>
          <table:table-cell office:value-type="float" office:value="878.39" calcext:value-type="float">
            <text:p>878.39</text:p>
          </table:table-cell>
          <table:table-cell office:value-type="float" office:value="1051.78" calcext:value-type="float">
            <text:p>1051.78</text:p>
          </table:table-cell>
        </table:table-row>
        <table:table-row table:style-name="ro1">
          <table:table-cell office:value-type="float" office:value="6895471" calcext:value-type="float">
            <text:p>6895471</text:p>
          </table:table-cell>
          <table:table-cell table:formula="of:=[.A433]/1000/(60*60*24)" office:value-type="time" office:time-value="PT01H54M55.471S" calcext:value-type="time">
            <text:p>01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880.43" calcext:value-type="float">
            <text:p>880.43</text:p>
          </table:table-cell>
          <table:table-cell office:value-type="float" office:value="1054.17" calcext:value-type="float">
            <text:p>1054.17</text:p>
          </table:table-cell>
        </table:table-row>
        <table:table-row table:style-name="ro1">
          <table:table-cell office:value-type="float" office:value="6911472" calcext:value-type="float">
            <text:p>6911472</text:p>
          </table:table-cell>
          <table:table-cell table:formula="of:=[.A434]/1000/(60*60*24)" office:value-type="time" office:time-value="PT01H55M11.472S" calcext:value-type="time">
            <text:p>01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882.48" calcext:value-type="float">
            <text:p>882.48</text:p>
          </table:table-cell>
          <table:table-cell office:value-type="float" office:value="1056.56" calcext:value-type="float">
            <text:p>1056.56</text:p>
          </table:table-cell>
        </table:table-row>
        <table:table-row table:style-name="ro1">
          <table:table-cell office:value-type="float" office:value="6927472" calcext:value-type="float">
            <text:p>6927472</text:p>
          </table:table-cell>
          <table:table-cell table:formula="of:=[.A435]/1000/(60*60*24)" office:value-type="time" office:time-value="PT01H55M27.472S" calcext:value-type="time">
            <text:p>01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884.52" calcext:value-type="float">
            <text:p>884.52</text:p>
          </table:table-cell>
          <table:table-cell office:value-type="float" office:value="1058.95" calcext:value-type="float">
            <text:p>1058.95</text:p>
          </table:table-cell>
        </table:table-row>
        <table:table-row table:style-name="ro1">
          <table:table-cell office:value-type="float" office:value="6943471" calcext:value-type="float">
            <text:p>6943471</text:p>
          </table:table-cell>
          <table:table-cell table:formula="of:=[.A436]/1000/(60*60*24)" office:value-type="time" office:time-value="PT01H55M43.471S" calcext:value-type="time">
            <text:p>01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92" calcext:value-type="float">
            <text:p>459.92</text:p>
          </table:table-cell>
          <table:table-cell office:value-type="float" office:value="536.26" calcext:value-type="float">
            <text:p>536.26</text:p>
          </table:table-cell>
          <table:table-cell office:value-type="float" office:value="886.56" calcext:value-type="float">
            <text:p>886.56</text:p>
          </table:table-cell>
          <table:table-cell office:value-type="float" office:value="1061.35" calcext:value-type="float">
            <text:p>1061.35</text:p>
          </table:table-cell>
        </table:table-row>
        <table:table-row table:style-name="ro1">
          <table:table-cell office:value-type="float" office:value="6959471" calcext:value-type="float">
            <text:p>6959471</text:p>
          </table:table-cell>
          <table:table-cell table:formula="of:=[.A437]/1000/(60*60*24)" office:value-type="time" office:time-value="PT01H55M59.471S" calcext:value-type="time">
            <text:p>01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6" calcext:value-type="float">
            <text:p>537.86</text:p>
          </table:table-cell>
          <table:table-cell office:value-type="float" office:value="888.61" calcext:value-type="float">
            <text:p>888.61</text:p>
          </table:table-cell>
          <table:table-cell office:value-type="float" office:value="1063.74" calcext:value-type="float">
            <text:p>1063.74</text:p>
          </table:table-cell>
        </table:table-row>
        <table:table-row table:style-name="ro1">
          <table:table-cell office:value-type="float" office:value="6975471" calcext:value-type="float">
            <text:p>6975471</text:p>
          </table:table-cell>
          <table:table-cell table:formula="of:=[.A438]/1000/(60*60*24)" office:value-type="time" office:time-value="PT01H56M15.471S" calcext:value-type="time">
            <text:p>01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7" calcext:value-type="float">
            <text:p>537.87</text:p>
          </table:table-cell>
          <table:table-cell office:value-type="float" office:value="890.65" calcext:value-type="float">
            <text:p>890.65</text:p>
          </table:table-cell>
          <table:table-cell office:value-type="float" office:value="1066.13" calcext:value-type="float">
            <text:p>1066.13</text:p>
          </table:table-cell>
        </table:table-row>
        <table:table-row table:style-name="ro1">
          <table:table-cell office:value-type="float" office:value="6991471" calcext:value-type="float">
            <text:p>6991471</text:p>
          </table:table-cell>
          <table:table-cell table:formula="of:=[.A439]/1000/(60*60*24)" office:value-type="time" office:time-value="PT01H56M31.471S" calcext:value-type="time">
            <text:p>01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460" calcext:value-type="float">
            <text:p>460</text:p>
          </table:table-cell>
          <table:table-cell office:value-type="float" office:value="538.2" calcext:value-type="float">
            <text:p>538.2</text:p>
          </table:table-cell>
          <table:table-cell office:value-type="float" office:value="892.69" calcext:value-type="float">
            <text:p>892.69</text:p>
          </table:table-cell>
          <table:table-cell office:value-type="float" office:value="1068.52" calcext:value-type="float">
            <text:p>1068.52</text:p>
          </table:table-cell>
        </table:table-row>
        <table:table-row table:style-name="ro1">
          <table:table-cell office:value-type="float" office:value="7007471" calcext:value-type="float">
            <text:p>7007471</text:p>
          </table:table-cell>
          <table:table-cell table:formula="of:=[.A440]/1000/(60*60*24)" office:value-type="time" office:time-value="PT01H56M47.471S" calcext:value-type="time">
            <text:p>01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2" calcext:value-type="float">
            <text:p>537.72</text:p>
          </table:table-cell>
          <table:table-cell office:value-type="float" office:value="894.73" calcext:value-type="float">
            <text:p>894.73</text:p>
          </table:table-cell>
          <table:table-cell office:value-type="float" office:value="1070.91" calcext:value-type="float">
            <text:p>1070.91</text:p>
          </table:table-cell>
        </table:table-row>
        <table:table-row table:style-name="ro1">
          <table:table-cell office:value-type="float" office:value="7023472" calcext:value-type="float">
            <text:p>7023472</text:p>
          </table:table-cell>
          <table:table-cell table:formula="of:=[.A441]/1000/(60*60*24)" office:value-type="time" office:time-value="PT01H57M03.472S" calcext:value-type="time">
            <text:p>01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896.78" calcext:value-type="float">
            <text:p>896.78</text:p>
          </table:table-cell>
          <table:table-cell office:value-type="float" office:value="1073.3" calcext:value-type="float">
            <text:p>1073.3</text:p>
          </table:table-cell>
        </table:table-row>
        <table:table-row table:style-name="ro1">
          <table:table-cell office:value-type="float" office:value="7039471" calcext:value-type="float">
            <text:p>7039471</text:p>
          </table:table-cell>
          <table:table-cell table:formula="of:=[.A442]/1000/(60*60*24)" office:value-type="time" office:time-value="PT01H57M19.471S" calcext:value-type="time">
            <text:p>01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7.94" calcext:value-type="float">
            <text:p>537.94</text:p>
          </table:table-cell>
          <table:table-cell office:value-type="float" office:value="898.82" calcext:value-type="float">
            <text:p>898.82</text:p>
          </table:table-cell>
          <table:table-cell office:value-type="float" office:value="1075.69" calcext:value-type="float">
            <text:p>1075.69</text:p>
          </table:table-cell>
        </table:table-row>
        <table:table-row table:style-name="ro1">
          <table:table-cell office:value-type="float" office:value="7055471" calcext:value-type="float">
            <text:p>7055471</text:p>
          </table:table-cell>
          <table:table-cell table:formula="of:=[.A443]/1000/(60*60*24)" office:value-type="time" office:time-value="PT01H57M35.471S" calcext:value-type="time">
            <text:p>01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5" calcext:value-type="float">
            <text:p>537.85</text:p>
          </table:table-cell>
          <table:table-cell office:value-type="float" office:value="900.86" calcext:value-type="float">
            <text:p>900.86</text:p>
          </table:table-cell>
          <table:table-cell office:value-type="float" office:value="1078.08" calcext:value-type="float">
            <text:p>1078.08</text:p>
          </table:table-cell>
        </table:table-row>
        <table:table-row table:style-name="ro1">
          <table:table-cell office:value-type="float" office:value="7071471" calcext:value-type="float">
            <text:p>7071471</text:p>
          </table:table-cell>
          <table:table-cell table:formula="of:=[.A444]/1000/(60*60*24)" office:value-type="time" office:time-value="PT01H57M51.471S" calcext:value-type="time">
            <text:p>01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7.94" calcext:value-type="float">
            <text:p>537.94</text:p>
          </table:table-cell>
          <table:table-cell office:value-type="float" office:value="902.91" calcext:value-type="float">
            <text:p>902.91</text:p>
          </table:table-cell>
          <table:table-cell office:value-type="float" office:value="1080.47" calcext:value-type="float">
            <text:p>1080.47</text:p>
          </table:table-cell>
        </table:table-row>
        <table:table-row table:style-name="ro1">
          <table:table-cell office:value-type="float" office:value="7087471" calcext:value-type="float">
            <text:p>7087471</text:p>
          </table:table-cell>
          <table:table-cell table:formula="of:=[.A445]/1000/(60*60*24)" office:value-type="time" office:time-value="PT01H58M07.471S" calcext:value-type="time">
            <text:p>01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904.95" calcext:value-type="float">
            <text:p>904.95</text:p>
          </table:table-cell>
          <table:table-cell office:value-type="float" office:value="1082.86" calcext:value-type="float">
            <text:p>1082.86</text:p>
          </table:table-cell>
        </table:table-row>
        <table:table-row table:style-name="ro1">
          <table:table-cell office:value-type="float" office:value="7103471" calcext:value-type="float">
            <text:p>7103471</text:p>
          </table:table-cell>
          <table:table-cell table:formula="of:=[.A446]/1000/(60*60*24)" office:value-type="time" office:time-value="PT01H58M23.471S" calcext:value-type="time">
            <text:p>01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906.99" calcext:value-type="float">
            <text:p>906.99</text:p>
          </table:table-cell>
          <table:table-cell office:value-type="float" office:value="1085.25" calcext:value-type="float">
            <text:p>1085.25</text:p>
          </table:table-cell>
        </table:table-row>
        <table:table-row table:style-name="ro1">
          <table:table-cell office:value-type="float" office:value="7119471" calcext:value-type="float">
            <text:p>7119471</text:p>
          </table:table-cell>
          <table:table-cell table:formula="of:=[.A447]/1000/(60*60*24)" office:value-type="time" office:time-value="PT01H58M39.471S" calcext:value-type="time">
            <text:p>01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460" calcext:value-type="float">
            <text:p>460</text:p>
          </table:table-cell>
          <table:table-cell office:value-type="float" office:value="538.18" calcext:value-type="float">
            <text:p>538.18</text:p>
          </table:table-cell>
          <table:table-cell office:value-type="float" office:value="909.03" calcext:value-type="float">
            <text:p>909.03</text:p>
          </table:table-cell>
          <table:table-cell office:value-type="float" office:value="1087.64" calcext:value-type="float">
            <text:p>1087.64</text:p>
          </table:table-cell>
        </table:table-row>
        <table:table-row table:style-name="ro1">
          <table:table-cell office:value-type="float" office:value="7135471" calcext:value-type="float">
            <text:p>7135471</text:p>
          </table:table-cell>
          <table:table-cell table:formula="of:=[.A448]/1000/(60*60*24)" office:value-type="time" office:time-value="PT01H58M55.471S" calcext:value-type="time">
            <text:p>01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3" calcext:value-type="float">
            <text:p>537.73</text:p>
          </table:table-cell>
          <table:table-cell office:value-type="float" office:value="911.08" calcext:value-type="float">
            <text:p>911.08</text:p>
          </table:table-cell>
          <table:table-cell office:value-type="float" office:value="1090.03" calcext:value-type="float">
            <text:p>1090.03</text:p>
          </table:table-cell>
        </table:table-row>
        <table:table-row table:style-name="ro1">
          <table:table-cell office:value-type="float" office:value="7151471" calcext:value-type="float">
            <text:p>7151471</text:p>
          </table:table-cell>
          <table:table-cell table:formula="of:=[.A449]/1000/(60*60*24)" office:value-type="time" office:time-value="PT01H59M11.471S" calcext:value-type="time">
            <text:p>01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6.1" calcext:value-type="float">
            <text:p>536.1</text:p>
          </table:table-cell>
          <table:table-cell office:value-type="float" office:value="913.12" calcext:value-type="float">
            <text:p>913.12</text:p>
          </table:table-cell>
          <table:table-cell office:value-type="float" office:value="1092.42" calcext:value-type="float">
            <text:p>1092.42</text:p>
          </table:table-cell>
        </table:table-row>
        <table:table-row table:style-name="ro1">
          <table:table-cell office:value-type="float" office:value="7167471" calcext:value-type="float">
            <text:p>7167471</text:p>
          </table:table-cell>
          <table:table-cell table:formula="of:=[.A450]/1000/(60*60*24)" office:value-type="time" office:time-value="PT01H59M27.471S" calcext:value-type="time">
            <text:p>01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7" calcext:value-type="float">
            <text:p>537.87</text:p>
          </table:table-cell>
          <table:table-cell office:value-type="float" office:value="915.16" calcext:value-type="float">
            <text:p>915.16</text:p>
          </table:table-cell>
          <table:table-cell office:value-type="float" office:value="1094.81" calcext:value-type="float">
            <text:p>1094.81</text:p>
          </table:table-cell>
        </table:table-row>
        <table:table-row table:style-name="ro1">
          <table:table-cell office:value-type="float" office:value="7183471" calcext:value-type="float">
            <text:p>7183471</text:p>
          </table:table-cell>
          <table:table-cell table:formula="of:=[.A451]/1000/(60*60*24)" office:value-type="time" office:time-value="PT01H59M43.471S" calcext:value-type="time">
            <text:p>01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" calcext:value-type="float">
            <text:p>537.6</text:p>
          </table:table-cell>
          <table:table-cell office:value-type="float" office:value="917.21" calcext:value-type="float">
            <text:p>917.21</text:p>
          </table:table-cell>
          <table:table-cell office:value-type="float" office:value="1097.2" calcext:value-type="float">
            <text:p>1097.2</text:p>
          </table:table-cell>
        </table:table-row>
        <table:table-row table:style-name="ro1">
          <table:table-cell office:value-type="float" office:value="7199472" calcext:value-type="float">
            <text:p>7199472</text:p>
          </table:table-cell>
          <table:table-cell table:formula="of:=[.A452]/1000/(60*60*24)" office:value-type="time" office:time-value="PT01H59M59.472S" calcext:value-type="time">
            <text:p>01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6" calcext:value-type="float">
            <text:p>537.86</text:p>
          </table:table-cell>
          <table:table-cell office:value-type="float" office:value="919.25" calcext:value-type="float">
            <text:p>919.25</text:p>
          </table:table-cell>
          <table:table-cell office:value-type="float" office:value="1099.59" calcext:value-type="float">
            <text:p>1099.59</text:p>
          </table:table-cell>
        </table:table-row>
        <table:table-row table:style-name="ro1">
          <table:table-cell office:value-type="float" office:value="7215471" calcext:value-type="float">
            <text:p>7215471</text:p>
          </table:table-cell>
          <table:table-cell table:formula="of:=[.A453]/1000/(60*60*24)" office:value-type="time" office:time-value="PT02H00M15.471S" calcext:value-type="time">
            <text:p>02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5" calcext:value-type="float">
            <text:p>537.85</text:p>
          </table:table-cell>
          <table:table-cell office:value-type="float" office:value="921.29" calcext:value-type="float">
            <text:p>921.29</text:p>
          </table:table-cell>
          <table:table-cell office:value-type="float" office:value="1101.98" calcext:value-type="float">
            <text:p>1101.98</text:p>
          </table:table-cell>
        </table:table-row>
        <table:table-row table:style-name="ro1">
          <table:table-cell office:value-type="float" office:value="7231471" calcext:value-type="float">
            <text:p>7231471</text:p>
          </table:table-cell>
          <table:table-cell table:formula="of:=[.A454]/1000/(60*60*24)" office:value-type="time" office:time-value="PT02H00M31.471S" calcext:value-type="time">
            <text:p>02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6" calcext:value-type="float">
            <text:p>537.86</text:p>
          </table:table-cell>
          <table:table-cell office:value-type="float" office:value="923.33" calcext:value-type="float">
            <text:p>923.33</text:p>
          </table:table-cell>
          <table:table-cell office:value-type="float" office:value="1104.37" calcext:value-type="float">
            <text:p>1104.37</text:p>
          </table:table-cell>
        </table:table-row>
        <table:table-row table:style-name="ro1">
          <table:table-cell office:value-type="float" office:value="7247471" calcext:value-type="float">
            <text:p>7247471</text:p>
          </table:table-cell>
          <table:table-cell table:formula="of:=[.A455]/1000/(60*60*24)" office:value-type="time" office:time-value="PT02H00M47.471S" calcext:value-type="time">
            <text:p>02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9" calcext:value-type="float">
            <text:p>537.39</text:p>
          </table:table-cell>
          <table:table-cell office:value-type="float" office:value="925.38" calcext:value-type="float">
            <text:p>925.38</text:p>
          </table:table-cell>
          <table:table-cell office:value-type="float" office:value="1106.75" calcext:value-type="float">
            <text:p>1106.75</text:p>
          </table:table-cell>
        </table:table-row>
        <table:table-row table:style-name="ro1">
          <table:table-cell office:value-type="float" office:value="7263472" calcext:value-type="float">
            <text:p>7263472</text:p>
          </table:table-cell>
          <table:table-cell table:formula="of:=[.A456]/1000/(60*60*24)" office:value-type="time" office:time-value="PT02H01M03.472S" calcext:value-type="time">
            <text:p>02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2" calcext:value-type="float">
            <text:p>537.72</text:p>
          </table:table-cell>
          <table:table-cell office:value-type="float" office:value="927.42" calcext:value-type="float">
            <text:p>927.42</text:p>
          </table:table-cell>
          <table:table-cell office:value-type="float" office:value="1109.14" calcext:value-type="float">
            <text:p>1109.14</text:p>
          </table:table-cell>
        </table:table-row>
        <table:table-row table:style-name="ro1">
          <table:table-cell office:value-type="float" office:value="7279471" calcext:value-type="float">
            <text:p>7279471</text:p>
          </table:table-cell>
          <table:table-cell table:formula="of:=[.A457]/1000/(60*60*24)" office:value-type="time" office:time-value="PT02H01M19.471S" calcext:value-type="time">
            <text:p>02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929.46" calcext:value-type="float">
            <text:p>929.46</text:p>
          </table:table-cell>
          <table:table-cell office:value-type="float" office:value="1111.53" calcext:value-type="float">
            <text:p>1111.53</text:p>
          </table:table-cell>
        </table:table-row>
        <table:table-row table:style-name="ro1">
          <table:table-cell office:value-type="float" office:value="7295472" calcext:value-type="float">
            <text:p>7295472</text:p>
          </table:table-cell>
          <table:table-cell table:formula="of:=[.A458]/1000/(60*60*24)" office:value-type="time" office:time-value="PT02H01M35.472S" calcext:value-type="time">
            <text:p>02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931.5" calcext:value-type="float">
            <text:p>931.5</text:p>
          </table:table-cell>
          <table:table-cell office:value-type="float" office:value="1113.92" calcext:value-type="float">
            <text:p>1113.92</text:p>
          </table:table-cell>
        </table:table-row>
        <table:table-row table:style-name="ro1">
          <table:table-cell office:value-type="float" office:value="7311471" calcext:value-type="float">
            <text:p>7311471</text:p>
          </table:table-cell>
          <table:table-cell table:formula="of:=[.A459]/1000/(60*60*24)" office:value-type="time" office:time-value="PT02H01M51.471S" calcext:value-type="time">
            <text:p>02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933.55" calcext:value-type="float">
            <text:p>933.55</text:p>
          </table:table-cell>
          <table:table-cell office:value-type="float" office:value="1116.31" calcext:value-type="float">
            <text:p>1116.31</text:p>
          </table:table-cell>
        </table:table-row>
        <table:table-row table:style-name="ro1">
          <table:table-cell office:value-type="float" office:value="7327471" calcext:value-type="float">
            <text:p>7327471</text:p>
          </table:table-cell>
          <table:table-cell table:formula="of:=[.A460]/1000/(60*60*24)" office:value-type="time" office:time-value="PT02H02M07.471S" calcext:value-type="time">
            <text:p>02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935.59" calcext:value-type="float">
            <text:p>935.59</text:p>
          </table:table-cell>
          <table:table-cell office:value-type="float" office:value="1118.69" calcext:value-type="float">
            <text:p>1118.69</text:p>
          </table:table-cell>
        </table:table-row>
        <table:table-row table:style-name="ro1">
          <table:table-cell office:value-type="float" office:value="7343471" calcext:value-type="float">
            <text:p>7343471</text:p>
          </table:table-cell>
          <table:table-cell table:formula="of:=[.A461]/1000/(60*60*24)" office:value-type="time" office:time-value="PT02H02M23.471S" calcext:value-type="time">
            <text:p>02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2" calcext:value-type="float">
            <text:p>539.32</text:p>
          </table:table-cell>
          <table:table-cell office:value-type="float" office:value="937.63" calcext:value-type="float">
            <text:p>937.63</text:p>
          </table:table-cell>
          <table:table-cell office:value-type="float" office:value="1121.08" calcext:value-type="float">
            <text:p>1121.08</text:p>
          </table:table-cell>
        </table:table-row>
        <table:table-row table:style-name="ro1">
          <table:table-cell office:value-type="float" office:value="7359471" calcext:value-type="float">
            <text:p>7359471</text:p>
          </table:table-cell>
          <table:table-cell table:formula="of:=[.A462]/1000/(60*60*24)" office:value-type="time" office:time-value="PT02H02M39.471S" calcext:value-type="time">
            <text:p>02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8" calcext:value-type="float">
            <text:p>537.38</text:p>
          </table:table-cell>
          <table:table-cell office:value-type="float" office:value="939.68" calcext:value-type="float">
            <text:p>939.68</text:p>
          </table:table-cell>
          <table:table-cell office:value-type="float" office:value="1123.47" calcext:value-type="float">
            <text:p>1123.47</text:p>
          </table:table-cell>
        </table:table-row>
        <table:table-row table:style-name="ro1">
          <table:table-cell office:value-type="float" office:value="7375471" calcext:value-type="float">
            <text:p>7375471</text:p>
          </table:table-cell>
          <table:table-cell table:formula="of:=[.A463]/1000/(60*60*24)" office:value-type="time" office:time-value="PT02H02M55.471S" calcext:value-type="time">
            <text:p>02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5" calcext:value-type="float">
            <text:p>537.85</text:p>
          </table:table-cell>
          <table:table-cell office:value-type="float" office:value="941.72" calcext:value-type="float">
            <text:p>941.72</text:p>
          </table:table-cell>
          <table:table-cell office:value-type="float" office:value="1125.86" calcext:value-type="float">
            <text:p>1125.86</text:p>
          </table:table-cell>
        </table:table-row>
        <table:table-row table:style-name="ro1">
          <table:table-cell office:value-type="float" office:value="7391471" calcext:value-type="float">
            <text:p>7391471</text:p>
          </table:table-cell>
          <table:table-cell table:formula="of:=[.A464]/1000/(60*60*24)" office:value-type="time" office:time-value="PT02H03M11.471S" calcext:value-type="time">
            <text:p>02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4" calcext:value-type="float">
            <text:p>537.84</text:p>
          </table:table-cell>
          <table:table-cell office:value-type="float" office:value="943.76" calcext:value-type="float">
            <text:p>943.76</text:p>
          </table:table-cell>
          <table:table-cell office:value-type="float" office:value="1128.24" calcext:value-type="float">
            <text:p>1128.24</text:p>
          </table:table-cell>
        </table:table-row>
        <table:table-row table:style-name="ro1">
          <table:table-cell office:value-type="float" office:value="7407471" calcext:value-type="float">
            <text:p>7407471</text:p>
          </table:table-cell>
          <table:table-cell table:formula="of:=[.A465]/1000/(60*60*24)" office:value-type="time" office:time-value="PT02H03M27.471S" calcext:value-type="time">
            <text:p>02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945.8" calcext:value-type="float">
            <text:p>945.8</text:p>
          </table:table-cell>
          <table:table-cell office:value-type="float" office:value="1130.63" calcext:value-type="float">
            <text:p>1130.63</text:p>
          </table:table-cell>
        </table:table-row>
        <table:table-row table:style-name="ro1">
          <table:table-cell office:value-type="float" office:value="7423472" calcext:value-type="float">
            <text:p>7423472</text:p>
          </table:table-cell>
          <table:table-cell table:formula="of:=[.A466]/1000/(60*60*24)" office:value-type="time" office:time-value="PT02H03M43.472S" calcext:value-type="time">
            <text:p>02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947.85" calcext:value-type="float">
            <text:p>947.85</text:p>
          </table:table-cell>
          <table:table-cell office:value-type="float" office:value="1133.02" calcext:value-type="float">
            <text:p>1133.02</text:p>
          </table:table-cell>
        </table:table-row>
        <table:table-row table:style-name="ro1">
          <table:table-cell office:value-type="float" office:value="7439472" calcext:value-type="float">
            <text:p>7439472</text:p>
          </table:table-cell>
          <table:table-cell table:formula="of:=[.A467]/1000/(60*60*24)" office:value-type="time" office:time-value="PT02H03M59.472S" calcext:value-type="time">
            <text:p>02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2" calcext:value-type="float">
            <text:p>536.02</text:p>
          </table:table-cell>
          <table:table-cell office:value-type="float" office:value="949.89" calcext:value-type="float">
            <text:p>949.89</text:p>
          </table:table-cell>
          <table:table-cell office:value-type="float" office:value="1135.4" calcext:value-type="float">
            <text:p>1135.4</text:p>
          </table:table-cell>
        </table:table-row>
        <table:table-row table:style-name="ro1">
          <table:table-cell office:value-type="float" office:value="7455471" calcext:value-type="float">
            <text:p>7455471</text:p>
          </table:table-cell>
          <table:table-cell table:formula="of:=[.A468]/1000/(60*60*24)" office:value-type="time" office:time-value="PT02H04M15.471S" calcext:value-type="time">
            <text:p>02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951.93" calcext:value-type="float">
            <text:p>951.93</text:p>
          </table:table-cell>
          <table:table-cell office:value-type="float" office:value="1137.79" calcext:value-type="float">
            <text:p>1137.79</text:p>
          </table:table-cell>
        </table:table-row>
        <table:table-row table:style-name="ro1">
          <table:table-cell office:value-type="float" office:value="7471471" calcext:value-type="float">
            <text:p>7471471</text:p>
          </table:table-cell>
          <table:table-cell table:formula="of:=[.A469]/1000/(60*60*24)" office:value-type="time" office:time-value="PT02H04M31.471S" calcext:value-type="time">
            <text:p>02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2" calcext:value-type="float">
            <text:p>536.02</text:p>
          </table:table-cell>
          <table:table-cell office:value-type="float" office:value="953.97" calcext:value-type="float">
            <text:p>953.97</text:p>
          </table:table-cell>
          <table:table-cell office:value-type="float" office:value="1140.17" calcext:value-type="float">
            <text:p>1140.17</text:p>
          </table:table-cell>
        </table:table-row>
        <table:table-row table:style-name="ro1">
          <table:table-cell office:value-type="float" office:value="7487471" calcext:value-type="float">
            <text:p>7487471</text:p>
          </table:table-cell>
          <table:table-cell table:formula="of:=[.A470]/1000/(60*60*24)" office:value-type="time" office:time-value="PT02H04M47.471S" calcext:value-type="time">
            <text:p>02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2" calcext:value-type="float">
            <text:p>536.02</text:p>
          </table:table-cell>
          <table:table-cell office:value-type="float" office:value="956.02" calcext:value-type="float">
            <text:p>956.02</text:p>
          </table:table-cell>
          <table:table-cell office:value-type="float" office:value="1142.55" calcext:value-type="float">
            <text:p>1142.55</text:p>
          </table:table-cell>
        </table:table-row>
        <table:table-row table:style-name="ro1">
          <table:table-cell office:value-type="float" office:value="7503471" calcext:value-type="float">
            <text:p>7503471</text:p>
          </table:table-cell>
          <table:table-cell table:formula="of:=[.A471]/1000/(60*60*24)" office:value-type="time" office:time-value="PT02H05M03.471S" calcext:value-type="time">
            <text:p>02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2" calcext:value-type="float">
            <text:p>536.02</text:p>
          </table:table-cell>
          <table:table-cell office:value-type="float" office:value="958.06" calcext:value-type="float">
            <text:p>958.06</text:p>
          </table:table-cell>
          <table:table-cell office:value-type="float" office:value="1144.94" calcext:value-type="float">
            <text:p>1144.94</text:p>
          </table:table-cell>
        </table:table-row>
        <table:table-row table:style-name="ro1">
          <table:table-cell office:value-type="float" office:value="7519471" calcext:value-type="float">
            <text:p>7519471</text:p>
          </table:table-cell>
          <table:table-cell table:formula="of:=[.A472]/1000/(60*60*24)" office:value-type="time" office:time-value="PT02H05M19.471S" calcext:value-type="time">
            <text:p>02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2" calcext:value-type="float">
            <text:p>536.02</text:p>
          </table:table-cell>
          <table:table-cell office:value-type="float" office:value="960.1" calcext:value-type="float">
            <text:p>960.1</text:p>
          </table:table-cell>
          <table:table-cell office:value-type="float" office:value="1147.32" calcext:value-type="float">
            <text:p>1147.32</text:p>
          </table:table-cell>
        </table:table-row>
        <table:table-row table:style-name="ro1">
          <table:table-cell office:value-type="float" office:value="7535471" calcext:value-type="float">
            <text:p>7535471</text:p>
          </table:table-cell>
          <table:table-cell table:formula="of:=[.A473]/1000/(60*60*24)" office:value-type="time" office:time-value="PT02H05M35.471S" calcext:value-type="time">
            <text:p>02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4" calcext:value-type="float">
            <text:p>535.54</text:p>
          </table:table-cell>
          <table:table-cell office:value-type="float" office:value="962.14" calcext:value-type="float">
            <text:p>962.14</text:p>
          </table:table-cell>
          <table:table-cell office:value-type="float" office:value="1149.71" calcext:value-type="float">
            <text:p>1149.71</text:p>
          </table:table-cell>
        </table:table-row>
        <table:table-row table:style-name="ro1">
          <table:table-cell office:value-type="float" office:value="7551471" calcext:value-type="float">
            <text:p>7551471</text:p>
          </table:table-cell>
          <table:table-cell table:formula="of:=[.A474]/1000/(60*60*24)" office:value-type="time" office:time-value="PT02H05M51.471S" calcext:value-type="time">
            <text:p>02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9" calcext:value-type="float">
            <text:p>537.49</text:p>
          </table:table-cell>
          <table:table-cell office:value-type="float" office:value="964.19" calcext:value-type="float">
            <text:p>964.19</text:p>
          </table:table-cell>
          <table:table-cell office:value-type="float" office:value="1152.09" calcext:value-type="float">
            <text:p>1152.09</text:p>
          </table:table-cell>
        </table:table-row>
        <table:table-row table:style-name="ro1">
          <table:table-cell office:value-type="float" office:value="7567471" calcext:value-type="float">
            <text:p>7567471</text:p>
          </table:table-cell>
          <table:table-cell table:formula="of:=[.A475]/1000/(60*60*24)" office:value-type="time" office:time-value="PT02H06M07.471S" calcext:value-type="time">
            <text:p>02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6.11" calcext:value-type="float">
            <text:p>536.11</text:p>
          </table:table-cell>
          <table:table-cell office:value-type="float" office:value="966.23" calcext:value-type="float">
            <text:p>966.23</text:p>
          </table:table-cell>
          <table:table-cell office:value-type="float" office:value="1154.48" calcext:value-type="float">
            <text:p>1154.48</text:p>
          </table:table-cell>
        </table:table-row>
        <table:table-row table:style-name="ro1">
          <table:table-cell office:value-type="float" office:value="7583471" calcext:value-type="float">
            <text:p>7583471</text:p>
          </table:table-cell>
          <table:table-cell table:formula="of:=[.A476]/1000/(60*60*24)" office:value-type="time" office:time-value="PT02H06M23.471S" calcext:value-type="time">
            <text:p>02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3" calcext:value-type="float">
            <text:p>537.63</text:p>
          </table:table-cell>
          <table:table-cell office:value-type="float" office:value="968.27" calcext:value-type="float">
            <text:p>968.27</text:p>
          </table:table-cell>
          <table:table-cell office:value-type="float" office:value="1156.86" calcext:value-type="float">
            <text:p>1156.86</text:p>
          </table:table-cell>
        </table:table-row>
        <table:table-row table:style-name="ro1">
          <table:table-cell office:value-type="float" office:value="7599472" calcext:value-type="float">
            <text:p>7599472</text:p>
          </table:table-cell>
          <table:table-cell table:formula="of:=[.A477]/1000/(60*60*24)" office:value-type="time" office:time-value="PT02H06M39.472S" calcext:value-type="time">
            <text:p>02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970.32" calcext:value-type="float">
            <text:p>970.32</text:p>
          </table:table-cell>
          <table:table-cell office:value-type="float" office:value="1159.25" calcext:value-type="float">
            <text:p>1159.25</text:p>
          </table:table-cell>
        </table:table-row>
        <table:table-row table:style-name="ro1">
          <table:table-cell office:value-type="float" office:value="7615471" calcext:value-type="float">
            <text:p>7615471</text:p>
          </table:table-cell>
          <table:table-cell table:formula="of:=[.A478]/1000/(60*60*24)" office:value-type="time" office:time-value="PT02H06M55.471S" calcext:value-type="time">
            <text:p>02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6.12" calcext:value-type="float">
            <text:p>536.12</text:p>
          </table:table-cell>
          <table:table-cell office:value-type="float" office:value="972.36" calcext:value-type="float">
            <text:p>972.36</text:p>
          </table:table-cell>
          <table:table-cell office:value-type="float" office:value="1161.63" calcext:value-type="float">
            <text:p>1161.63</text:p>
          </table:table-cell>
        </table:table-row>
        <table:table-row table:style-name="ro1">
          <table:table-cell office:value-type="float" office:value="7631471" calcext:value-type="float">
            <text:p>7631471</text:p>
          </table:table-cell>
          <table:table-cell table:formula="of:=[.A479]/1000/(60*60*24)" office:value-type="time" office:time-value="PT02H07M11.471S" calcext:value-type="time">
            <text:p>02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5" calcext:value-type="float">
            <text:p>537.85</text:p>
          </table:table-cell>
          <table:table-cell office:value-type="float" office:value="974.4" calcext:value-type="float">
            <text:p>974.4</text:p>
          </table:table-cell>
          <table:table-cell office:value-type="float" office:value="1164.01" calcext:value-type="float">
            <text:p>1164.01</text:p>
          </table:table-cell>
        </table:table-row>
        <table:table-row table:style-name="ro1">
          <table:table-cell office:value-type="float" office:value="7647471" calcext:value-type="float">
            <text:p>7647471</text:p>
          </table:table-cell>
          <table:table-cell table:formula="of:=[.A480]/1000/(60*60*24)" office:value-type="time" office:time-value="PT02H07M27.471S" calcext:value-type="time">
            <text:p>02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976.44" calcext:value-type="float">
            <text:p>976.44</text:p>
          </table:table-cell>
          <table:table-cell office:value-type="float" office:value="1166.4" calcext:value-type="float">
            <text:p>1166.4</text:p>
          </table:table-cell>
        </table:table-row>
        <table:table-row table:style-name="ro1">
          <table:table-cell office:value-type="float" office:value="7663471" calcext:value-type="float">
            <text:p>7663471</text:p>
          </table:table-cell>
          <table:table-cell table:formula="of:=[.A481]/1000/(60*60*24)" office:value-type="time" office:time-value="PT02H07M43.471S" calcext:value-type="time">
            <text:p>02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7.94" calcext:value-type="float">
            <text:p>537.94</text:p>
          </table:table-cell>
          <table:table-cell office:value-type="float" office:value="978.49" calcext:value-type="float">
            <text:p>978.49</text:p>
          </table:table-cell>
          <table:table-cell office:value-type="float" office:value="1168.78" calcext:value-type="float">
            <text:p>1168.78</text:p>
          </table:table-cell>
        </table:table-row>
        <table:table-row table:style-name="ro1">
          <table:table-cell office:value-type="float" office:value="7679472" calcext:value-type="float">
            <text:p>7679472</text:p>
          </table:table-cell>
          <table:table-cell table:formula="of:=[.A482]/1000/(60*60*24)" office:value-type="time" office:time-value="PT02H07M59.472S" calcext:value-type="time">
            <text:p>02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6.11" calcext:value-type="float">
            <text:p>536.11</text:p>
          </table:table-cell>
          <table:table-cell office:value-type="float" office:value="980.53" calcext:value-type="float">
            <text:p>980.53</text:p>
          </table:table-cell>
          <table:table-cell office:value-type="float" office:value="1171.17" calcext:value-type="float">
            <text:p>1171.17</text:p>
          </table:table-cell>
        </table:table-row>
        <table:table-row table:style-name="ro1">
          <table:table-cell office:value-type="float" office:value="7695471" calcext:value-type="float">
            <text:p>7695471</text:p>
          </table:table-cell>
          <table:table-cell table:formula="of:=[.A483]/1000/(60*60*24)" office:value-type="time" office:time-value="PT02H08M15.471S" calcext:value-type="time">
            <text:p>02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2" calcext:value-type="float">
            <text:p>536.02</text:p>
          </table:table-cell>
          <table:table-cell office:value-type="float" office:value="982.57" calcext:value-type="float">
            <text:p>982.57</text:p>
          </table:table-cell>
          <table:table-cell office:value-type="float" office:value="1173.55" calcext:value-type="float">
            <text:p>1173.55</text:p>
          </table:table-cell>
        </table:table-row>
        <table:table-row table:style-name="ro1">
          <table:table-cell office:value-type="float" office:value="7711471" calcext:value-type="float">
            <text:p>7711471</text:p>
          </table:table-cell>
          <table:table-cell table:formula="of:=[.A484]/1000/(60*60*24)" office:value-type="time" office:time-value="PT02H08M31.471S" calcext:value-type="time">
            <text:p>02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984.61" calcext:value-type="float">
            <text:p>984.61</text:p>
          </table:table-cell>
          <table:table-cell office:value-type="float" office:value="1175.93" calcext:value-type="float">
            <text:p>1175.93</text:p>
          </table:table-cell>
        </table:table-row>
        <table:table-row table:style-name="ro1">
          <table:table-cell office:value-type="float" office:value="7727471" calcext:value-type="float">
            <text:p>7727471</text:p>
          </table:table-cell>
          <table:table-cell table:formula="of:=[.A485]/1000/(60*60*24)" office:value-type="time" office:time-value="PT02H08M47.471S" calcext:value-type="time">
            <text:p>02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986.66" calcext:value-type="float">
            <text:p>986.66</text:p>
          </table:table-cell>
          <table:table-cell office:value-type="float" office:value="1178.32" calcext:value-type="float">
            <text:p>1178.32</text:p>
          </table:table-cell>
        </table:table-row>
        <table:table-row table:style-name="ro1">
          <table:table-cell office:value-type="float" office:value="7743471" calcext:value-type="float">
            <text:p>7743471</text:p>
          </table:table-cell>
          <table:table-cell table:formula="of:=[.A486]/1000/(60*60*24)" office:value-type="time" office:time-value="PT02H09M03.471S" calcext:value-type="time">
            <text:p>02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988.7" calcext:value-type="float">
            <text:p>988.7</text:p>
          </table:table-cell>
          <table:table-cell office:value-type="float" office:value="1180.7" calcext:value-type="float">
            <text:p>1180.7</text:p>
          </table:table-cell>
        </table:table-row>
        <table:table-row table:style-name="ro1">
          <table:table-cell office:value-type="float" office:value="7759472" calcext:value-type="float">
            <text:p>7759472</text:p>
          </table:table-cell>
          <table:table-cell table:formula="of:=[.A487]/1000/(60*60*24)" office:value-type="time" office:time-value="PT02H09M19.472S" calcext:value-type="time">
            <text:p>02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990.74" calcext:value-type="float">
            <text:p>990.74</text:p>
          </table:table-cell>
          <table:table-cell office:value-type="float" office:value="1183.08" calcext:value-type="float">
            <text:p>1183.08</text:p>
          </table:table-cell>
        </table:table-row>
        <table:table-row table:style-name="ro1">
          <table:table-cell office:value-type="float" office:value="7775472" calcext:value-type="float">
            <text:p>7775472</text:p>
          </table:table-cell>
          <table:table-cell table:formula="of:=[.A488]/1000/(60*60*24)" office:value-type="time" office:time-value="PT02H09M35.472S" calcext:value-type="time">
            <text:p>02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992.78" calcext:value-type="float">
            <text:p>992.78</text:p>
          </table:table-cell>
          <table:table-cell office:value-type="float" office:value="1185.46" calcext:value-type="float">
            <text:p>1185.46</text:p>
          </table:table-cell>
        </table:table-row>
        <table:table-row table:style-name="ro1">
          <table:table-cell office:value-type="float" office:value="7791471" calcext:value-type="float">
            <text:p>7791471</text:p>
          </table:table-cell>
          <table:table-cell table:formula="of:=[.A489]/1000/(60*60*24)" office:value-type="time" office:time-value="PT02H09M51.471S" calcext:value-type="time">
            <text:p>02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994.83" calcext:value-type="float">
            <text:p>994.83</text:p>
          </table:table-cell>
          <table:table-cell office:value-type="float" office:value="1187.85" calcext:value-type="float">
            <text:p>1187.85</text:p>
          </table:table-cell>
        </table:table-row>
        <table:table-row table:style-name="ro1">
          <table:table-cell office:value-type="float" office:value="7807471" calcext:value-type="float">
            <text:p>7807471</text:p>
          </table:table-cell>
          <table:table-cell table:formula="of:=[.A490]/1000/(60*60*24)" office:value-type="time" office:time-value="PT02H10M07.471S" calcext:value-type="time">
            <text:p>02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996.87" calcext:value-type="float">
            <text:p>996.87</text:p>
          </table:table-cell>
          <table:table-cell office:value-type="float" office:value="1190.23" calcext:value-type="float">
            <text:p>1190.23</text:p>
          </table:table-cell>
        </table:table-row>
        <table:table-row table:style-name="ro1">
          <table:table-cell office:value-type="float" office:value="7823472" calcext:value-type="float">
            <text:p>7823472</text:p>
          </table:table-cell>
          <table:table-cell table:formula="of:=[.A491]/1000/(60*60*24)" office:value-type="time" office:time-value="PT02H10M23.472S" calcext:value-type="time">
            <text:p>02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998.91" calcext:value-type="float">
            <text:p>998.91</text:p>
          </table:table-cell>
          <table:table-cell office:value-type="float" office:value="1192.61" calcext:value-type="float">
            <text:p>1192.61</text:p>
          </table:table-cell>
        </table:table-row>
        <table:table-row table:style-name="ro1">
          <table:table-cell office:value-type="float" office:value="7839471" calcext:value-type="float">
            <text:p>7839471</text:p>
          </table:table-cell>
          <table:table-cell table:formula="of:=[.A492]/1000/(60*60*24)" office:value-type="time" office:time-value="PT02H10M39.471S" calcext:value-type="time">
            <text:p>02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1" calcext:value-type="float">
            <text:p>536.01</text:p>
          </table:table-cell>
          <table:table-cell office:value-type="float" office:value="1000.95" calcext:value-type="float">
            <text:p>1000.95</text:p>
          </table:table-cell>
          <table:table-cell office:value-type="float" office:value="1194.99" calcext:value-type="float">
            <text:p>1194.99</text:p>
          </table:table-cell>
        </table:table-row>
        <table:table-row table:style-name="ro1">
          <table:table-cell office:value-type="float" office:value="7855471" calcext:value-type="float">
            <text:p>7855471</text:p>
          </table:table-cell>
          <table:table-cell table:formula="of:=[.A493]/1000/(60*60*24)" office:value-type="time" office:time-value="PT02H10M55.471S" calcext:value-type="time">
            <text:p>02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1003" calcext:value-type="float">
            <text:p>1003</text:p>
          </table:table-cell>
          <table:table-cell office:value-type="float" office:value="1197.38" calcext:value-type="float">
            <text:p>1197.38</text:p>
          </table:table-cell>
        </table:table-row>
        <table:table-row table:style-name="ro1">
          <table:table-cell office:value-type="float" office:value="7871471" calcext:value-type="float">
            <text:p>7871471</text:p>
          </table:table-cell>
          <table:table-cell table:formula="of:=[.A494]/1000/(60*60*24)" office:value-type="time" office:time-value="PT02H11M11.471S" calcext:value-type="time">
            <text:p>02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1005.04" calcext:value-type="float">
            <text:p>1005.04</text:p>
          </table:table-cell>
          <table:table-cell office:value-type="float" office:value="1199.76" calcext:value-type="float">
            <text:p>1199.76</text:p>
          </table:table-cell>
        </table:table-row>
        <table:table-row table:style-name="ro1">
          <table:table-cell office:value-type="float" office:value="7887471" calcext:value-type="float">
            <text:p>7887471</text:p>
          </table:table-cell>
          <table:table-cell table:formula="of:=[.A495]/1000/(60*60*24)" office:value-type="time" office:time-value="PT02H11M27.471S" calcext:value-type="time">
            <text:p>02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5" calcext:value-type="float">
            <text:p>535.55</text:p>
          </table:table-cell>
          <table:table-cell office:value-type="float" office:value="1007.08" calcext:value-type="float">
            <text:p>1007.08</text:p>
          </table:table-cell>
          <table:table-cell office:value-type="float" office:value="1202.14" calcext:value-type="float">
            <text:p>1202.14</text:p>
          </table:table-cell>
        </table:table-row>
        <table:table-row table:style-name="ro1">
          <table:table-cell office:value-type="float" office:value="7903471" calcext:value-type="float">
            <text:p>7903471</text:p>
          </table:table-cell>
          <table:table-cell table:formula="of:=[.A496]/1000/(60*60*24)" office:value-type="time" office:time-value="PT02H11M43.471S" calcext:value-type="time">
            <text:p>02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1" calcext:value-type="float">
            <text:p>536.01</text:p>
          </table:table-cell>
          <table:table-cell office:value-type="float" office:value="1009.12" calcext:value-type="float">
            <text:p>1009.12</text:p>
          </table:table-cell>
          <table:table-cell office:value-type="float" office:value="1204.52" calcext:value-type="float">
            <text:p>1204.52</text:p>
          </table:table-cell>
        </table:table-row>
        <table:table-row table:style-name="ro1">
          <table:table-cell office:value-type="float" office:value="7919472" calcext:value-type="float">
            <text:p>7919472</text:p>
          </table:table-cell>
          <table:table-cell table:formula="of:=[.A497]/1000/(60*60*24)" office:value-type="time" office:time-value="PT02H11M59.472S" calcext:value-type="time">
            <text:p>02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4" calcext:value-type="float">
            <text:p>535.54</text:p>
          </table:table-cell>
          <table:table-cell office:value-type="float" office:value="1011.17" calcext:value-type="float">
            <text:p>1011.17</text:p>
          </table:table-cell>
          <table:table-cell office:value-type="float" office:value="1206.91" calcext:value-type="float">
            <text:p>1206.91</text:p>
          </table:table-cell>
        </table:table-row>
        <table:table-row table:style-name="ro1">
          <table:table-cell office:value-type="float" office:value="7935471" calcext:value-type="float">
            <text:p>7935471</text:p>
          </table:table-cell>
          <table:table-cell table:formula="of:=[.A498]/1000/(60*60*24)" office:value-type="time" office:time-value="PT02H12M15.471S" calcext:value-type="time">
            <text:p>02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1013.21" calcext:value-type="float">
            <text:p>1013.21</text:p>
          </table:table-cell>
          <table:table-cell office:value-type="float" office:value="1209.29" calcext:value-type="float">
            <text:p>1209.29</text:p>
          </table:table-cell>
        </table:table-row>
        <table:table-row table:style-name="ro1">
          <table:table-cell office:value-type="float" office:value="7951471" calcext:value-type="float">
            <text:p>7951471</text:p>
          </table:table-cell>
          <table:table-cell table:formula="of:=[.A499]/1000/(60*60*24)" office:value-type="time" office:time-value="PT02H12M31.471S" calcext:value-type="time">
            <text:p>02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9" calcext:value-type="float">
            <text:p>535.79</text:p>
          </table:table-cell>
          <table:table-cell office:value-type="float" office:value="1015.25" calcext:value-type="float">
            <text:p>1015.25</text:p>
          </table:table-cell>
          <table:table-cell office:value-type="float" office:value="1211.67" calcext:value-type="float">
            <text:p>1211.67</text:p>
          </table:table-cell>
        </table:table-row>
        <table:table-row table:style-name="ro1">
          <table:table-cell office:value-type="float" office:value="7967471" calcext:value-type="float">
            <text:p>7967471</text:p>
          </table:table-cell>
          <table:table-cell table:formula="of:=[.A500]/1000/(60*60*24)" office:value-type="time" office:time-value="PT02H12M47.471S" calcext:value-type="time">
            <text:p>02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4" calcext:value-type="float">
            <text:p>535.54</text:p>
          </table:table-cell>
          <table:table-cell office:value-type="float" office:value="1017.29" calcext:value-type="float">
            <text:p>1017.29</text:p>
          </table:table-cell>
          <table:table-cell office:value-type="float" office:value="1214.05" calcext:value-type="float">
            <text:p>1214.05</text:p>
          </table:table-cell>
        </table:table-row>
        <table:table-row table:style-name="ro1">
          <table:table-cell office:value-type="float" office:value="7983471" calcext:value-type="float">
            <text:p>7983471</text:p>
          </table:table-cell>
          <table:table-cell table:formula="of:=[.A501]/1000/(60*60*24)" office:value-type="time" office:time-value="PT02H13M03.471S" calcext:value-type="time">
            <text:p>02:13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1019.34" calcext:value-type="float">
            <text:p>1019.34</text:p>
          </table:table-cell>
          <table:table-cell office:value-type="float" office:value="1216.43" calcext:value-type="float">
            <text:p>1216.43</text:p>
          </table:table-cell>
        </table:table-row>
        <table:table-row table:style-name="ro1">
          <table:table-cell office:value-type="float" office:value="7999471" calcext:value-type="float">
            <text:p>7999471</text:p>
          </table:table-cell>
          <table:table-cell table:formula="of:=[.A502]/1000/(60*60*24)" office:value-type="time" office:time-value="PT02H13M19.471S" calcext:value-type="time">
            <text:p>02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1021.38" calcext:value-type="float">
            <text:p>1021.38</text:p>
          </table:table-cell>
          <table:table-cell office:value-type="float" office:value="1218.81" calcext:value-type="float">
            <text:p>1218.81</text:p>
          </table:table-cell>
        </table:table-row>
        <table:table-row table:style-name="ro1">
          <table:table-cell office:value-type="float" office:value="8015471" calcext:value-type="float">
            <text:p>8015471</text:p>
          </table:table-cell>
          <table:table-cell table:formula="of:=[.A503]/1000/(60*60*24)" office:value-type="time" office:time-value="PT02H13M35.471S" calcext:value-type="time">
            <text:p>02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1023.42" calcext:value-type="float">
            <text:p>1023.42</text:p>
          </table:table-cell>
          <table:table-cell office:value-type="float" office:value="1221.19" calcext:value-type="float">
            <text:p>1221.19</text:p>
          </table:table-cell>
        </table:table-row>
        <table:table-row table:style-name="ro1">
          <table:table-cell office:value-type="float" office:value="8031471" calcext:value-type="float">
            <text:p>8031471</text:p>
          </table:table-cell>
          <table:table-cell table:formula="of:=[.A504]/1000/(60*60*24)" office:value-type="time" office:time-value="PT02H13M51.471S" calcext:value-type="time">
            <text:p>02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6.1" calcext:value-type="float">
            <text:p>536.1</text:p>
          </table:table-cell>
          <table:table-cell office:value-type="float" office:value="1025.46" calcext:value-type="float">
            <text:p>1025.46</text:p>
          </table:table-cell>
          <table:table-cell office:value-type="float" office:value="1223.58" calcext:value-type="float">
            <text:p>1223.58</text:p>
          </table:table-cell>
        </table:table-row>
        <table:table-row table:style-name="ro1">
          <table:table-cell office:value-type="float" office:value="8047471" calcext:value-type="float">
            <text:p>8047471</text:p>
          </table:table-cell>
          <table:table-cell table:formula="of:=[.A505]/1000/(60*60*24)" office:value-type="time" office:time-value="PT02H14M07.471S" calcext:value-type="time">
            <text:p>02:14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1027.51" calcext:value-type="float">
            <text:p>1027.51</text:p>
          </table:table-cell>
          <table:table-cell office:value-type="float" office:value="1225.96" calcext:value-type="float">
            <text:p>1225.96</text:p>
          </table:table-cell>
        </table:table-row>
        <table:table-row table:style-name="ro1">
          <table:table-cell office:value-type="float" office:value="8063472" calcext:value-type="float">
            <text:p>8063472</text:p>
          </table:table-cell>
          <table:table-cell table:formula="of:=[.A506]/1000/(60*60*24)" office:value-type="time" office:time-value="PT02H14M23.472S" calcext:value-type="time">
            <text:p>02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1029.55" calcext:value-type="float">
            <text:p>1029.55</text:p>
          </table:table-cell>
          <table:table-cell office:value-type="float" office:value="1228.34" calcext:value-type="float">
            <text:p>1228.34</text:p>
          </table:table-cell>
        </table:table-row>
        <table:table-row table:style-name="ro1">
          <table:table-cell office:value-type="float" office:value="8079471" calcext:value-type="float">
            <text:p>8079471</text:p>
          </table:table-cell>
          <table:table-cell table:formula="of:=[.A507]/1000/(60*60*24)" office:value-type="time" office:time-value="PT02H14M39.471S" calcext:value-type="time">
            <text:p>02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1" calcext:value-type="float">
            <text:p>536.01</text:p>
          </table:table-cell>
          <table:table-cell office:value-type="float" office:value="1031.59" calcext:value-type="float">
            <text:p>1031.59</text:p>
          </table:table-cell>
          <table:table-cell office:value-type="float" office:value="1230.72" calcext:value-type="float">
            <text:p>1230.72</text:p>
          </table:table-cell>
        </table:table-row>
        <table:table-row table:style-name="ro1">
          <table:table-cell office:value-type="float" office:value="8095471" calcext:value-type="float">
            <text:p>8095471</text:p>
          </table:table-cell>
          <table:table-cell table:formula="of:=[.A508]/1000/(60*60*24)" office:value-type="time" office:time-value="PT02H14M55.471S" calcext:value-type="time">
            <text:p>02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6.11" calcext:value-type="float">
            <text:p>536.11</text:p>
          </table:table-cell>
          <table:table-cell office:value-type="float" office:value="1033.63" calcext:value-type="float">
            <text:p>1033.63</text:p>
          </table:table-cell>
          <table:table-cell office:value-type="float" office:value="1233.1" calcext:value-type="float">
            <text:p>1233.1</text:p>
          </table:table-cell>
        </table:table-row>
        <table:table-row table:style-name="ro1">
          <table:table-cell office:value-type="float" office:value="8111471" calcext:value-type="float">
            <text:p>8111471</text:p>
          </table:table-cell>
          <table:table-cell table:formula="of:=[.A509]/1000/(60*60*24)" office:value-type="time" office:time-value="PT02H15M11.471S" calcext:value-type="time">
            <text:p>02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9" calcext:value-type="float">
            <text:p>535.89</text:p>
          </table:table-cell>
          <table:table-cell office:value-type="float" office:value="1035.68" calcext:value-type="float">
            <text:p>1035.68</text:p>
          </table:table-cell>
          <table:table-cell office:value-type="float" office:value="1235.48" calcext:value-type="float">
            <text:p>1235.48</text:p>
          </table:table-cell>
        </table:table-row>
        <table:table-row table:style-name="ro1">
          <table:table-cell office:value-type="float" office:value="8127471" calcext:value-type="float">
            <text:p>8127471</text:p>
          </table:table-cell>
          <table:table-cell table:formula="of:=[.A510]/1000/(60*60*24)" office:value-type="time" office:time-value="PT02H15M27.471S" calcext:value-type="time">
            <text:p>02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1037.72" calcext:value-type="float">
            <text:p>1037.72</text:p>
          </table:table-cell>
          <table:table-cell office:value-type="float" office:value="1237.86" calcext:value-type="float">
            <text:p>1237.86</text:p>
          </table:table-cell>
        </table:table-row>
        <table:table-row table:style-name="ro1">
          <table:table-cell office:value-type="float" office:value="8143472" calcext:value-type="float">
            <text:p>8143472</text:p>
          </table:table-cell>
          <table:table-cell table:formula="of:=[.A511]/1000/(60*60*24)" office:value-type="time" office:time-value="PT02H15M43.472S" calcext:value-type="time">
            <text:p>02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1039.76" calcext:value-type="float">
            <text:p>1039.76</text:p>
          </table:table-cell>
          <table:table-cell office:value-type="float" office:value="1240.24" calcext:value-type="float">
            <text:p>1240.24</text:p>
          </table:table-cell>
        </table:table-row>
        <table:table-row table:style-name="ro1">
          <table:table-cell office:value-type="float" office:value="8159471" calcext:value-type="float">
            <text:p>8159471</text:p>
          </table:table-cell>
          <table:table-cell table:formula="of:=[.A512]/1000/(60*60*24)" office:value-type="time" office:time-value="PT02H15M59.471S" calcext:value-type="time">
            <text:p>02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2" calcext:value-type="float">
            <text:p>536.02</text:p>
          </table:table-cell>
          <table:table-cell office:value-type="float" office:value="1041.8" calcext:value-type="float">
            <text:p>1041.8</text:p>
          </table:table-cell>
          <table:table-cell office:value-type="float" office:value="1242.62" calcext:value-type="float">
            <text:p>1242.62</text:p>
          </table:table-cell>
        </table:table-row>
        <table:table-row table:style-name="ro1">
          <table:table-cell office:value-type="float" office:value="8175472" calcext:value-type="float">
            <text:p>8175472</text:p>
          </table:table-cell>
          <table:table-cell table:formula="of:=[.A513]/1000/(60*60*24)" office:value-type="time" office:time-value="PT02H16M15.472S" calcext:value-type="time">
            <text:p>02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1043.85" calcext:value-type="float">
            <text:p>1043.85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8191472" calcext:value-type="float">
            <text:p>8191472</text:p>
          </table:table-cell>
          <table:table-cell table:formula="of:=[.A514]/1000/(60*60*24)" office:value-type="time" office:time-value="PT02H16M31.472S" calcext:value-type="time">
            <text:p>02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92" calcext:value-type="float">
            <text:p>459.92</text:p>
          </table:table-cell>
          <table:table-cell office:value-type="float" office:value="536.25" calcext:value-type="float">
            <text:p>536.25</text:p>
          </table:table-cell>
          <table:table-cell office:value-type="float" office:value="1045.89" calcext:value-type="float">
            <text:p>1045.89</text:p>
          </table:table-cell>
          <table:table-cell office:value-type="float" office:value="1247.38" calcext:value-type="float">
            <text:p>1247.38</text:p>
          </table:table-cell>
        </table:table-row>
        <table:table-row table:style-name="ro1">
          <table:table-cell office:value-type="float" office:value="8207471" calcext:value-type="float">
            <text:p>8207471</text:p>
          </table:table-cell>
          <table:table-cell table:formula="of:=[.A515]/1000/(60*60*24)" office:value-type="time" office:time-value="PT02H16M47.471S" calcext:value-type="time">
            <text:p>02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6" calcext:value-type="float">
            <text:p>533.96</text:p>
          </table:table-cell>
          <table:table-cell office:value-type="float" office:value="1047.93" calcext:value-type="float">
            <text:p>1047.93</text:p>
          </table:table-cell>
          <table:table-cell office:value-type="float" office:value="1249.76" calcext:value-type="float">
            <text:p>1249.76</text:p>
          </table:table-cell>
        </table:table-row>
        <table:table-row table:style-name="ro1">
          <table:table-cell office:value-type="float" office:value="8223472" calcext:value-type="float">
            <text:p>8223472</text:p>
          </table:table-cell>
          <table:table-cell table:formula="of:=[.A516]/1000/(60*60*24)" office:value-type="time" office:time-value="PT02H17M03.472S" calcext:value-type="time">
            <text:p>02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1049.98" calcext:value-type="float">
            <text:p>1049.98</text:p>
          </table:table-cell>
          <table:table-cell office:value-type="float" office:value="1252.14" calcext:value-type="float">
            <text:p>1252.14</text:p>
          </table:table-cell>
        </table:table-row>
        <table:table-row table:style-name="ro1">
          <table:table-cell office:value-type="float" office:value="8239471" calcext:value-type="float">
            <text:p>8239471</text:p>
          </table:table-cell>
          <table:table-cell table:formula="of:=[.A517]/1000/(60*60*24)" office:value-type="time" office:time-value="PT02H17M19.471S" calcext:value-type="time">
            <text:p>02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1052.02" calcext:value-type="float">
            <text:p>1052.02</text:p>
          </table:table-cell>
          <table:table-cell office:value-type="float" office:value="1254.52" calcext:value-type="float">
            <text:p>1254.52</text:p>
          </table:table-cell>
        </table:table-row>
        <table:table-row table:style-name="ro1">
          <table:table-cell office:value-type="float" office:value="8255472" calcext:value-type="float">
            <text:p>8255472</text:p>
          </table:table-cell>
          <table:table-cell table:formula="of:=[.A518]/1000/(60*60*24)" office:value-type="time" office:time-value="PT02H17M35.472S" calcext:value-type="time">
            <text:p>02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1054.06" calcext:value-type="float">
            <text:p>1054.06</text:p>
          </table:table-cell>
          <table:table-cell office:value-type="float" office:value="1256.9" calcext:value-type="float">
            <text:p>1256.9</text:p>
          </table:table-cell>
        </table:table-row>
        <table:table-row table:style-name="ro1">
          <table:table-cell office:value-type="float" office:value="8271471" calcext:value-type="float">
            <text:p>8271471</text:p>
          </table:table-cell>
          <table:table-cell table:formula="of:=[.A519]/1000/(60*60*24)" office:value-type="time" office:time-value="PT02H17M51.471S" calcext:value-type="time">
            <text:p>02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6.11" calcext:value-type="float">
            <text:p>536.11</text:p>
          </table:table-cell>
          <table:table-cell office:value-type="float" office:value="1056.1" calcext:value-type="float">
            <text:p>1056.1</text:p>
          </table:table-cell>
          <table:table-cell office:value-type="float" office:value="1259.27" calcext:value-type="float">
            <text:p>1259.27</text:p>
          </table:table-cell>
        </table:table-row>
        <table:table-row table:style-name="ro1">
          <table:table-cell office:value-type="float" office:value="8287471" calcext:value-type="float">
            <text:p>8287471</text:p>
          </table:table-cell>
          <table:table-cell table:formula="of:=[.A520]/1000/(60*60*24)" office:value-type="time" office:time-value="PT02H18M07.471S" calcext:value-type="time">
            <text:p>02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1058.15" calcext:value-type="float">
            <text:p>1058.15</text:p>
          </table:table-cell>
          <table:table-cell office:value-type="float" office:value="1261.65" calcext:value-type="float">
            <text:p>1261.65</text:p>
          </table:table-cell>
        </table:table-row>
        <table:table-row table:style-name="ro1">
          <table:table-cell office:value-type="float" office:value="8303472" calcext:value-type="float">
            <text:p>8303472</text:p>
          </table:table-cell>
          <table:table-cell table:formula="of:=[.A521]/1000/(60*60*24)" office:value-type="time" office:time-value="PT02H18M23.472S" calcext:value-type="time">
            <text:p>02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9" calcext:value-type="float">
            <text:p>534.19</text:p>
          </table:table-cell>
          <table:table-cell office:value-type="float" office:value="1060.19" calcext:value-type="float">
            <text:p>1060.19</text:p>
          </table:table-cell>
          <table:table-cell office:value-type="float" office:value="1264.03" calcext:value-type="float">
            <text:p>1264.03</text:p>
          </table:table-cell>
        </table:table-row>
        <table:table-row table:style-name="ro1">
          <table:table-cell office:value-type="float" office:value="8319471" calcext:value-type="float">
            <text:p>8319471</text:p>
          </table:table-cell>
          <table:table-cell table:formula="of:=[.A522]/1000/(60*60*24)" office:value-type="time" office:time-value="PT02H18M39.471S" calcext:value-type="time">
            <text:p>02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062.23" calcext:value-type="float">
            <text:p>1062.23</text:p>
          </table:table-cell>
          <table:table-cell office:value-type="float" office:value="1266.41" calcext:value-type="float">
            <text:p>1266.41</text:p>
          </table:table-cell>
        </table:table-row>
        <table:table-row table:style-name="ro1">
          <table:table-cell office:value-type="float" office:value="8335471" calcext:value-type="float">
            <text:p>8335471</text:p>
          </table:table-cell>
          <table:table-cell table:formula="of:=[.A523]/1000/(60*60*24)" office:value-type="time" office:time-value="PT02H18M55.471S" calcext:value-type="time">
            <text:p>02:18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9" calcext:value-type="float">
            <text:p>535.79</text:p>
          </table:table-cell>
          <table:table-cell office:value-type="float" office:value="1064.28" calcext:value-type="float">
            <text:p>1064.28</text:p>
          </table:table-cell>
          <table:table-cell office:value-type="float" office:value="1268.78" calcext:value-type="float">
            <text:p>1268.78</text:p>
          </table:table-cell>
        </table:table-row>
        <table:table-row table:style-name="ro1">
          <table:table-cell office:value-type="float" office:value="8351471" calcext:value-type="float">
            <text:p>8351471</text:p>
          </table:table-cell>
          <table:table-cell table:formula="of:=[.A524]/1000/(60*60*24)" office:value-type="time" office:time-value="PT02H19M11.471S" calcext:value-type="time">
            <text:p>02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4" calcext:value-type="float">
            <text:p>534.04</text:p>
          </table:table-cell>
          <table:table-cell office:value-type="float" office:value="1066.32" calcext:value-type="float">
            <text:p>1066.32</text:p>
          </table:table-cell>
          <table:table-cell office:value-type="float" office:value="1271.16" calcext:value-type="float">
            <text:p>1271.16</text:p>
          </table:table-cell>
        </table:table-row>
        <table:table-row table:style-name="ro1">
          <table:table-cell office:value-type="float" office:value="8367471" calcext:value-type="float">
            <text:p>8367471</text:p>
          </table:table-cell>
          <table:table-cell table:formula="of:=[.A525]/1000/(60*60*24)" office:value-type="time" office:time-value="PT02H19M27.471S" calcext:value-type="time">
            <text:p>02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068.36" calcext:value-type="float">
            <text:p>1068.36</text:p>
          </table:table-cell>
          <table:table-cell office:value-type="float" office:value="1273.54" calcext:value-type="float">
            <text:p>1273.54</text:p>
          </table:table-cell>
        </table:table-row>
        <table:table-row table:style-name="ro1">
          <table:table-cell office:value-type="float" office:value="8383472" calcext:value-type="float">
            <text:p>8383472</text:p>
          </table:table-cell>
          <table:table-cell table:formula="of:=[.A526]/1000/(60*60*24)" office:value-type="time" office:time-value="PT02H19M43.472S" calcext:value-type="time">
            <text:p>02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3" calcext:value-type="float">
            <text:p>534.03</text:p>
          </table:table-cell>
          <table:table-cell office:value-type="float" office:value="1070.4" calcext:value-type="float">
            <text:p>1070.4</text:p>
          </table:table-cell>
          <table:table-cell office:value-type="float" office:value="1275.91" calcext:value-type="float">
            <text:p>1275.91</text:p>
          </table:table-cell>
        </table:table-row>
        <table:table-row table:style-name="ro1">
          <table:table-cell office:value-type="float" office:value="8399471" calcext:value-type="float">
            <text:p>8399471</text:p>
          </table:table-cell>
          <table:table-cell table:formula="of:=[.A527]/1000/(60*60*24)" office:value-type="time" office:time-value="PT02H19M59.471S" calcext:value-type="time">
            <text:p>02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1072.45" calcext:value-type="float">
            <text:p>1072.45</text:p>
          </table:table-cell>
          <table:table-cell office:value-type="float" office:value="1278.29" calcext:value-type="float">
            <text:p>1278.29</text:p>
          </table:table-cell>
        </table:table-row>
        <table:table-row table:style-name="ro1">
          <table:table-cell office:value-type="float" office:value="8415472" calcext:value-type="float">
            <text:p>8415472</text:p>
          </table:table-cell>
          <table:table-cell table:formula="of:=[.A528]/1000/(60*60*24)" office:value-type="time" office:time-value="PT02H20M15.472S" calcext:value-type="time">
            <text:p>02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1" calcext:value-type="float">
            <text:p>533.71</text:p>
          </table:table-cell>
          <table:table-cell office:value-type="float" office:value="1074.49" calcext:value-type="float">
            <text:p>1074.49</text:p>
          </table:table-cell>
          <table:table-cell office:value-type="float" office:value="1280.67" calcext:value-type="float">
            <text:p>1280.67</text:p>
          </table:table-cell>
        </table:table-row>
        <table:table-row table:style-name="ro1">
          <table:table-cell office:value-type="float" office:value="8431472" calcext:value-type="float">
            <text:p>8431472</text:p>
          </table:table-cell>
          <table:table-cell table:formula="of:=[.A529]/1000/(60*60*24)" office:value-type="time" office:time-value="PT02H20M31.472S" calcext:value-type="time">
            <text:p>02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7" calcext:value-type="float">
            <text:p>534.17</text:p>
          </table:table-cell>
          <table:table-cell office:value-type="float" office:value="1076.53" calcext:value-type="float">
            <text:p>1076.53</text:p>
          </table:table-cell>
          <table:table-cell office:value-type="float" office:value="1283.04" calcext:value-type="float">
            <text:p>1283.04</text:p>
          </table:table-cell>
        </table:table-row>
        <table:table-row table:style-name="ro1">
          <table:table-cell office:value-type="float" office:value="8447471" calcext:value-type="float">
            <text:p>8447471</text:p>
          </table:table-cell>
          <table:table-cell table:formula="of:=[.A530]/1000/(60*60*24)" office:value-type="time" office:time-value="PT02H20M47.471S" calcext:value-type="time">
            <text:p>02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1078.57" calcext:value-type="float">
            <text:p>1078.57</text:p>
          </table:table-cell>
          <table:table-cell office:value-type="float" office:value="1285.42" calcext:value-type="float">
            <text:p>1285.42</text:p>
          </table:table-cell>
        </table:table-row>
        <table:table-row table:style-name="ro1">
          <table:table-cell office:value-type="float" office:value="8463471" calcext:value-type="float">
            <text:p>8463471</text:p>
          </table:table-cell>
          <table:table-cell table:formula="of:=[.A531]/1000/(60*60*24)" office:value-type="time" office:time-value="PT02H21M03.471S" calcext:value-type="time">
            <text:p>02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1080.62" calcext:value-type="float">
            <text:p>1080.62</text:p>
          </table:table-cell>
          <table:table-cell office:value-type="float" office:value="1287.8" calcext:value-type="float">
            <text:p>1287.8</text:p>
          </table:table-cell>
        </table:table-row>
        <table:table-row table:style-name="ro1">
          <table:table-cell office:value-type="float" office:value="8479471" calcext:value-type="float">
            <text:p>8479471</text:p>
          </table:table-cell>
          <table:table-cell table:formula="of:=[.A532]/1000/(60*60*24)" office:value-type="time" office:time-value="PT02H21M19.471S" calcext:value-type="time">
            <text:p>02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3" calcext:value-type="float">
            <text:p>534.03</text:p>
          </table:table-cell>
          <table:table-cell office:value-type="float" office:value="1082.66" calcext:value-type="float">
            <text:p>1082.66</text:p>
          </table:table-cell>
          <table:table-cell office:value-type="float" office:value="1290.17" calcext:value-type="float">
            <text:p>1290.17</text:p>
          </table:table-cell>
        </table:table-row>
        <table:table-row table:style-name="ro1">
          <table:table-cell office:value-type="float" office:value="8495471" calcext:value-type="float">
            <text:p>8495471</text:p>
          </table:table-cell>
          <table:table-cell table:formula="of:=[.A533]/1000/(60*60*24)" office:value-type="time" office:time-value="PT02H21M35.471S" calcext:value-type="time">
            <text:p>02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84.7" calcext:value-type="float">
            <text:p>1084.7</text:p>
          </table:table-cell>
          <table:table-cell office:value-type="float" office:value="1292.55" calcext:value-type="float">
            <text:p>1292.55</text:p>
          </table:table-cell>
        </table:table-row>
        <table:table-row table:style-name="ro1">
          <table:table-cell office:value-type="float" office:value="8511471" calcext:value-type="float">
            <text:p>8511471</text:p>
          </table:table-cell>
          <table:table-cell table:formula="of:=[.A534]/1000/(60*60*24)" office:value-type="time" office:time-value="PT02H21M51.471S" calcext:value-type="time">
            <text:p>02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086.75" calcext:value-type="float">
            <text:p>1086.75</text:p>
          </table:table-cell>
          <table:table-cell office:value-type="float" office:value="1294.93" calcext:value-type="float">
            <text:p>1294.93</text:p>
          </table:table-cell>
        </table:table-row>
        <table:table-row table:style-name="ro1">
          <table:table-cell office:value-type="float" office:value="8527472" calcext:value-type="float">
            <text:p>8527472</text:p>
          </table:table-cell>
          <table:table-cell table:formula="of:=[.A535]/1000/(60*60*24)" office:value-type="time" office:time-value="PT02H22M07.472S" calcext:value-type="time">
            <text:p>02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88.79" calcext:value-type="float">
            <text:p>1088.79</text:p>
          </table:table-cell>
          <table:table-cell office:value-type="float" office:value="1297.3" calcext:value-type="float">
            <text:p>1297.3</text:p>
          </table:table-cell>
        </table:table-row>
        <table:table-row table:style-name="ro1">
          <table:table-cell office:value-type="float" office:value="8543472" calcext:value-type="float">
            <text:p>8543472</text:p>
          </table:table-cell>
          <table:table-cell table:formula="of:=[.A536]/1000/(60*60*24)" office:value-type="time" office:time-value="PT02H22M23.472S" calcext:value-type="time">
            <text:p>02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3" calcext:value-type="float">
            <text:p>534.03</text:p>
          </table:table-cell>
          <table:table-cell office:value-type="float" office:value="1090.83" calcext:value-type="float">
            <text:p>1090.83</text:p>
          </table:table-cell>
          <table:table-cell office:value-type="float" office:value="1299.68" calcext:value-type="float">
            <text:p>1299.68</text:p>
          </table:table-cell>
        </table:table-row>
        <table:table-row table:style-name="ro1">
          <table:table-cell office:value-type="float" office:value="8559472" calcext:value-type="float">
            <text:p>8559472</text:p>
          </table:table-cell>
          <table:table-cell table:formula="of:=[.A537]/1000/(60*60*24)" office:value-type="time" office:time-value="PT02H22M39.472S" calcext:value-type="time">
            <text:p>02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3" calcext:value-type="float">
            <text:p>534.03</text:p>
          </table:table-cell>
          <table:table-cell office:value-type="float" office:value="1092.87" calcext:value-type="float">
            <text:p>1092.87</text:p>
          </table:table-cell>
          <table:table-cell office:value-type="float" office:value="1302.05" calcext:value-type="float">
            <text:p>1302.05</text:p>
          </table:table-cell>
        </table:table-row>
        <table:table-row table:style-name="ro1">
          <table:table-cell office:value-type="float" office:value="8575471" calcext:value-type="float">
            <text:p>8575471</text:p>
          </table:table-cell>
          <table:table-cell table:formula="of:=[.A538]/1000/(60*60*24)" office:value-type="time" office:time-value="PT02H22M55.471S" calcext:value-type="time">
            <text:p>02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094.92" calcext:value-type="float">
            <text:p>1094.92</text:p>
          </table:table-cell>
          <table:table-cell office:value-type="float" office:value="1304.43" calcext:value-type="float">
            <text:p>1304.43</text:p>
          </table:table-cell>
        </table:table-row>
        <table:table-row table:style-name="ro1">
          <table:table-cell office:value-type="float" office:value="8591472" calcext:value-type="float">
            <text:p>8591472</text:p>
          </table:table-cell>
          <table:table-cell table:formula="of:=[.A539]/1000/(60*60*24)" office:value-type="time" office:time-value="PT02H23M11.472S" calcext:value-type="time">
            <text:p>02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096.96" calcext:value-type="float">
            <text:p>1096.96</text:p>
          </table:table-cell>
          <table:table-cell office:value-type="float" office:value="1306.8" calcext:value-type="float">
            <text:p>1306.8</text:p>
          </table:table-cell>
        </table:table-row>
        <table:table-row table:style-name="ro1">
          <table:table-cell office:value-type="float" office:value="8607472" calcext:value-type="float">
            <text:p>8607472</text:p>
          </table:table-cell>
          <table:table-cell table:formula="of:=[.A540]/1000/(60*60*24)" office:value-type="time" office:time-value="PT02H23M27.472S" calcext:value-type="time">
            <text:p>02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4" calcext:value-type="float">
            <text:p>534.04</text:p>
          </table:table-cell>
          <table:table-cell office:value-type="float" office:value="1099" calcext:value-type="float">
            <text:p>1099</text:p>
          </table:table-cell>
          <table:table-cell office:value-type="float" office:value="1309.18" calcext:value-type="float">
            <text:p>1309.18</text:p>
          </table:table-cell>
        </table:table-row>
        <table:table-row table:style-name="ro1">
          <table:table-cell office:value-type="float" office:value="8623471" calcext:value-type="float">
            <text:p>8623471</text:p>
          </table:table-cell>
          <table:table-cell table:formula="of:=[.A541]/1000/(60*60*24)" office:value-type="time" office:time-value="PT02H23M43.471S" calcext:value-type="time">
            <text:p>02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4" calcext:value-type="float">
            <text:p>534.04</text:p>
          </table:table-cell>
          <table:table-cell office:value-type="float" office:value="1101.04" calcext:value-type="float">
            <text:p>1101.04</text:p>
          </table:table-cell>
          <table:table-cell office:value-type="float" office:value="1311.55" calcext:value-type="float">
            <text:p>1311.55</text:p>
          </table:table-cell>
        </table:table-row>
        <table:table-row table:style-name="ro1">
          <table:table-cell office:value-type="float" office:value="8639471" calcext:value-type="float">
            <text:p>8639471</text:p>
          </table:table-cell>
          <table:table-cell table:formula="of:=[.A542]/1000/(60*60*24)" office:value-type="time" office:time-value="PT02H23M59.471S" calcext:value-type="time">
            <text:p>02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1103.08" calcext:value-type="float">
            <text:p>1103.08</text:p>
          </table:table-cell>
          <table:table-cell office:value-type="float" office:value="1313.93" calcext:value-type="float">
            <text:p>1313.93</text:p>
          </table:table-cell>
        </table:table-row>
        <table:table-row table:style-name="ro1">
          <table:table-cell office:value-type="float" office:value="8655471" calcext:value-type="float">
            <text:p>8655471</text:p>
          </table:table-cell>
          <table:table-cell table:formula="of:=[.A543]/1000/(60*60*24)" office:value-type="time" office:time-value="PT02H24M15.471S" calcext:value-type="time">
            <text:p>02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3" calcext:value-type="float">
            <text:p>534.03</text:p>
          </table:table-cell>
          <table:table-cell office:value-type="float" office:value="1105.13" calcext:value-type="float">
            <text:p>1105.13</text:p>
          </table:table-cell>
          <table:table-cell office:value-type="float" office:value="1316.31" calcext:value-type="float">
            <text:p>1316.31</text:p>
          </table:table-cell>
        </table:table-row>
        <table:table-row table:style-name="ro1">
          <table:table-cell office:value-type="float" office:value="8671472" calcext:value-type="float">
            <text:p>8671472</text:p>
          </table:table-cell>
          <table:table-cell table:formula="of:=[.A544]/1000/(60*60*24)" office:value-type="time" office:time-value="PT02H24M31.472S" calcext:value-type="time">
            <text:p>02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4" calcext:value-type="float">
            <text:p>534.04</text:p>
          </table:table-cell>
          <table:table-cell office:value-type="float" office:value="1107.17" calcext:value-type="float">
            <text:p>1107.17</text:p>
          </table:table-cell>
          <table:table-cell office:value-type="float" office:value="1318.68" calcext:value-type="float">
            <text:p>1318.68</text:p>
          </table:table-cell>
        </table:table-row>
        <table:table-row table:style-name="ro1">
          <table:table-cell office:value-type="float" office:value="8687471" calcext:value-type="float">
            <text:p>8687471</text:p>
          </table:table-cell>
          <table:table-cell table:formula="of:=[.A545]/1000/(60*60*24)" office:value-type="time" office:time-value="PT02H24M47.471S" calcext:value-type="time">
            <text:p>02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1109.21" calcext:value-type="float">
            <text:p>1109.21</text:p>
          </table:table-cell>
          <table:table-cell office:value-type="float" office:value="1321.06" calcext:value-type="float">
            <text:p>1321.06</text:p>
          </table:table-cell>
        </table:table-row>
        <table:table-row table:style-name="ro1">
          <table:table-cell office:value-type="float" office:value="8703471" calcext:value-type="float">
            <text:p>8703471</text:p>
          </table:table-cell>
          <table:table-cell table:formula="of:=[.A546]/1000/(60*60*24)" office:value-type="time" office:time-value="PT02H25M03.471S" calcext:value-type="time">
            <text:p>02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7" calcext:value-type="float">
            <text:p>534.17</text:p>
          </table:table-cell>
          <table:table-cell office:value-type="float" office:value="1111.26" calcext:value-type="float">
            <text:p>1111.26</text:p>
          </table:table-cell>
          <table:table-cell office:value-type="float" office:value="1323.43" calcext:value-type="float">
            <text:p>1323.43</text:p>
          </table:table-cell>
        </table:table-row>
        <table:table-row table:style-name="ro1">
          <table:table-cell office:value-type="float" office:value="8719471" calcext:value-type="float">
            <text:p>8719471</text:p>
          </table:table-cell>
          <table:table-cell table:formula="of:=[.A547]/1000/(60*60*24)" office:value-type="time" office:time-value="PT02H25M19.471S" calcext:value-type="time">
            <text:p>02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2" calcext:value-type="float">
            <text:p>533.72</text:p>
          </table:table-cell>
          <table:table-cell office:value-type="float" office:value="1113.3" calcext:value-type="float">
            <text:p>1113.3</text:p>
          </table:table-cell>
          <table:table-cell office:value-type="float" office:value="1325.81" calcext:value-type="float">
            <text:p>1325.81</text:p>
          </table:table-cell>
        </table:table-row>
        <table:table-row table:style-name="ro1">
          <table:table-cell office:value-type="float" office:value="8735472" calcext:value-type="float">
            <text:p>8735472</text:p>
          </table:table-cell>
          <table:table-cell table:formula="of:=[.A548]/1000/(60*60*24)" office:value-type="time" office:time-value="PT02H25M35.472S" calcext:value-type="time">
            <text:p>02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3" calcext:value-type="float">
            <text:p>534.03</text:p>
          </table:table-cell>
          <table:table-cell office:value-type="float" office:value="1115.34" calcext:value-type="float">
            <text:p>1115.34</text:p>
          </table:table-cell>
          <table:table-cell office:value-type="float" office:value="1328.18" calcext:value-type="float">
            <text:p>1328.18</text:p>
          </table:table-cell>
        </table:table-row>
        <table:table-row table:style-name="ro1">
          <table:table-cell office:value-type="float" office:value="8751471" calcext:value-type="float">
            <text:p>8751471</text:p>
          </table:table-cell>
          <table:table-cell table:formula="of:=[.A549]/1000/(60*60*24)" office:value-type="time" office:time-value="PT02H25M51.471S" calcext:value-type="time">
            <text:p>02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2" calcext:value-type="float">
            <text:p>534.02</text:p>
          </table:table-cell>
          <table:table-cell office:value-type="float" office:value="1117.38" calcext:value-type="float">
            <text:p>1117.38</text:p>
          </table:table-cell>
          <table:table-cell office:value-type="float" office:value="1330.56" calcext:value-type="float">
            <text:p>1330.56</text:p>
          </table:table-cell>
        </table:table-row>
        <table:table-row table:style-name="ro1">
          <table:table-cell office:value-type="float" office:value="8767472" calcext:value-type="float">
            <text:p>8767472</text:p>
          </table:table-cell>
          <table:table-cell table:formula="of:=[.A550]/1000/(60*60*24)" office:value-type="time" office:time-value="PT02H26M07.472S" calcext:value-type="time">
            <text:p>02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1119.43" calcext:value-type="float">
            <text:p>1119.43</text:p>
          </table:table-cell>
          <table:table-cell office:value-type="float" office:value="1332.93" calcext:value-type="float">
            <text:p>1332.93</text:p>
          </table:table-cell>
        </table:table-row>
        <table:table-row table:style-name="ro1">
          <table:table-cell office:value-type="float" office:value="8783471" calcext:value-type="float">
            <text:p>8783471</text:p>
          </table:table-cell>
          <table:table-cell table:formula="of:=[.A551]/1000/(60*60*24)" office:value-type="time" office:time-value="PT02H26M23.471S" calcext:value-type="time">
            <text:p>02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121.47" calcext:value-type="float">
            <text:p>1121.47</text:p>
          </table:table-cell>
          <table:table-cell office:value-type="float" office:value="1335.31" calcext:value-type="float">
            <text:p>1335.31</text:p>
          </table:table-cell>
        </table:table-row>
        <table:table-row table:style-name="ro1">
          <table:table-cell office:value-type="float" office:value="8799471" calcext:value-type="float">
            <text:p>8799471</text:p>
          </table:table-cell>
          <table:table-cell table:formula="of:=[.A552]/1000/(60*60*24)" office:value-type="time" office:time-value="PT02H26M39.471S" calcext:value-type="time">
            <text:p>02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23.51" calcext:value-type="float">
            <text:p>1123.51</text:p>
          </table:table-cell>
          <table:table-cell office:value-type="float" office:value="1337.68" calcext:value-type="float">
            <text:p>1337.68</text:p>
          </table:table-cell>
        </table:table-row>
        <table:table-row table:style-name="ro1">
          <table:table-cell office:value-type="float" office:value="8815472" calcext:value-type="float">
            <text:p>8815472</text:p>
          </table:table-cell>
          <table:table-cell table:formula="of:=[.A553]/1000/(60*60*24)" office:value-type="time" office:time-value="PT02H26M55.472S" calcext:value-type="time">
            <text:p>02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125.55" calcext:value-type="float">
            <text:p>1125.55</text:p>
          </table:table-cell>
          <table:table-cell office:value-type="float" office:value="1340.06" calcext:value-type="float">
            <text:p>1340.06</text:p>
          </table:table-cell>
        </table:table-row>
        <table:table-row table:style-name="ro1">
          <table:table-cell office:value-type="float" office:value="8831471" calcext:value-type="float">
            <text:p>8831471</text:p>
          </table:table-cell>
          <table:table-cell table:formula="of:=[.A554]/1000/(60*60*24)" office:value-type="time" office:time-value="PT02H27M11.471S" calcext:value-type="time">
            <text:p>02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7" calcext:value-type="float">
            <text:p>534.17</text:p>
          </table:table-cell>
          <table:table-cell office:value-type="float" office:value="1127.6" calcext:value-type="float">
            <text:p>1127.6</text:p>
          </table:table-cell>
          <table:table-cell office:value-type="float" office:value="1342.43" calcext:value-type="float">
            <text:p>1342.43</text:p>
          </table:table-cell>
        </table:table-row>
        <table:table-row table:style-name="ro1">
          <table:table-cell office:value-type="float" office:value="8847471" calcext:value-type="float">
            <text:p>8847471</text:p>
          </table:table-cell>
          <table:table-cell table:formula="of:=[.A555]/1000/(60*60*24)" office:value-type="time" office:time-value="PT02H27M27.471S" calcext:value-type="time">
            <text:p>02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8" calcext:value-type="float">
            <text:p>534.18</text:p>
          </table:table-cell>
          <table:table-cell office:value-type="float" office:value="1129.64" calcext:value-type="float">
            <text:p>1129.64</text:p>
          </table:table-cell>
          <table:table-cell office:value-type="float" office:value="1344.81" calcext:value-type="float">
            <text:p>1344.81</text:p>
          </table:table-cell>
        </table:table-row>
        <table:table-row table:style-name="ro1">
          <table:table-cell office:value-type="float" office:value="8863472" calcext:value-type="float">
            <text:p>8863472</text:p>
          </table:table-cell>
          <table:table-cell table:formula="of:=[.A556]/1000/(60*60*24)" office:value-type="time" office:time-value="PT02H27M43.472S" calcext:value-type="time">
            <text:p>02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1131.68" calcext:value-type="float">
            <text:p>1131.68</text:p>
          </table:table-cell>
          <table:table-cell office:value-type="float" office:value="1347.18" calcext:value-type="float">
            <text:p>1347.18</text:p>
          </table:table-cell>
        </table:table-row>
        <table:table-row table:style-name="ro1">
          <table:table-cell office:value-type="float" office:value="8879472" calcext:value-type="float">
            <text:p>8879472</text:p>
          </table:table-cell>
          <table:table-cell table:formula="of:=[.A557]/1000/(60*60*24)" office:value-type="time" office:time-value="PT02H27M59.472S" calcext:value-type="time">
            <text:p>02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33.72" calcext:value-type="float">
            <text:p>1133.72</text:p>
          </table:table-cell>
          <table:table-cell office:value-type="float" office:value="1349.56" calcext:value-type="float">
            <text:p>1349.56</text:p>
          </table:table-cell>
        </table:table-row>
        <table:table-row table:style-name="ro1">
          <table:table-cell office:value-type="float" office:value="8895472" calcext:value-type="float">
            <text:p>8895472</text:p>
          </table:table-cell>
          <table:table-cell table:formula="of:=[.A558]/1000/(60*60*24)" office:value-type="time" office:time-value="PT02H28M15.472S" calcext:value-type="time">
            <text:p>02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8" calcext:value-type="float">
            <text:p>534.18</text:p>
          </table:table-cell>
          <table:table-cell office:value-type="float" office:value="1135.77" calcext:value-type="float">
            <text:p>1135.77</text:p>
          </table:table-cell>
          <table:table-cell office:value-type="float" office:value="1351.93" calcext:value-type="float">
            <text:p>1351.93</text:p>
          </table:table-cell>
        </table:table-row>
        <table:table-row table:style-name="ro1">
          <table:table-cell office:value-type="float" office:value="8911471" calcext:value-type="float">
            <text:p>8911471</text:p>
          </table:table-cell>
          <table:table-cell table:formula="of:=[.A559]/1000/(60*60*24)" office:value-type="time" office:time-value="PT02H28M31.471S" calcext:value-type="time">
            <text:p>02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1137.81" calcext:value-type="float">
            <text:p>1137.81</text:p>
          </table:table-cell>
          <table:table-cell office:value-type="float" office:value="1354.3" calcext:value-type="float">
            <text:p>1354.3</text:p>
          </table:table-cell>
        </table:table-row>
        <table:table-row table:style-name="ro1">
          <table:table-cell office:value-type="float" office:value="8927471" calcext:value-type="float">
            <text:p>8927471</text:p>
          </table:table-cell>
          <table:table-cell table:formula="of:=[.A560]/1000/(60*60*24)" office:value-type="time" office:time-value="PT02H28M47.471S" calcext:value-type="time">
            <text:p>02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5" calcext:value-type="float">
            <text:p>534.05</text:p>
          </table:table-cell>
          <table:table-cell office:value-type="float" office:value="1139.85" calcext:value-type="float">
            <text:p>1139.85</text:p>
          </table:table-cell>
          <table:table-cell office:value-type="float" office:value="1356.68" calcext:value-type="float">
            <text:p>1356.68</text:p>
          </table:table-cell>
        </table:table-row>
        <table:table-row table:style-name="ro1">
          <table:table-cell office:value-type="float" office:value="8943471" calcext:value-type="float">
            <text:p>8943471</text:p>
          </table:table-cell>
          <table:table-cell table:formula="of:=[.A561]/1000/(60*60*24)" office:value-type="time" office:time-value="PT02H29M03.471S" calcext:value-type="time">
            <text:p>02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41.89" calcext:value-type="float">
            <text:p>1141.89</text:p>
          </table:table-cell>
          <table:table-cell office:value-type="float" office:value="1359.05" calcext:value-type="float">
            <text:p>1359.05</text:p>
          </table:table-cell>
        </table:table-row>
        <table:table-row table:style-name="ro1">
          <table:table-cell office:value-type="float" office:value="8959471" calcext:value-type="float">
            <text:p>8959471</text:p>
          </table:table-cell>
          <table:table-cell table:formula="of:=[.A562]/1000/(60*60*24)" office:value-type="time" office:time-value="PT02H29M19.471S" calcext:value-type="time">
            <text:p>02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143.94" calcext:value-type="float">
            <text:p>1143.94</text:p>
          </table:table-cell>
          <table:table-cell office:value-type="float" office:value="1361.43" calcext:value-type="float">
            <text:p>1361.43</text:p>
          </table:table-cell>
        </table:table-row>
        <table:table-row table:style-name="ro1">
          <table:table-cell office:value-type="float" office:value="8975471" calcext:value-type="float">
            <text:p>8975471</text:p>
          </table:table-cell>
          <table:table-cell table:formula="of:=[.A563]/1000/(60*60*24)" office:value-type="time" office:time-value="PT02H29M35.471S" calcext:value-type="time">
            <text:p>02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1145.98" calcext:value-type="float">
            <text:p>1145.98</text:p>
          </table:table-cell>
          <table:table-cell office:value-type="float" office:value="1363.8" calcext:value-type="float">
            <text:p>1363.8</text:p>
          </table:table-cell>
        </table:table-row>
        <table:table-row table:style-name="ro1">
          <table:table-cell office:value-type="float" office:value="8991472" calcext:value-type="float">
            <text:p>8991472</text:p>
          </table:table-cell>
          <table:table-cell table:formula="of:=[.A564]/1000/(60*60*24)" office:value-type="time" office:time-value="PT02H29M51.472S" calcext:value-type="time">
            <text:p>02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148.02" calcext:value-type="float">
            <text:p>1148.02</text:p>
          </table:table-cell>
          <table:table-cell office:value-type="float" office:value="1366.17" calcext:value-type="float">
            <text:p>1366.17</text:p>
          </table:table-cell>
        </table:table-row>
        <table:table-row table:style-name="ro1">
          <table:table-cell office:value-type="float" office:value="9007471" calcext:value-type="float">
            <text:p>9007471</text:p>
          </table:table-cell>
          <table:table-cell table:formula="of:=[.A565]/1000/(60*60*24)" office:value-type="time" office:time-value="PT02H30M07.471S" calcext:value-type="time">
            <text:p>02:30:07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50.06" calcext:value-type="float">
            <text:p>1150.06</text:p>
          </table:table-cell>
          <table:table-cell office:value-type="float" office:value="1368.55" calcext:value-type="float">
            <text:p>1368.55</text:p>
          </table:table-cell>
        </table:table-row>
        <table:table-row table:style-name="ro1">
          <table:table-cell office:value-type="float" office:value="9023472" calcext:value-type="float">
            <text:p>9023472</text:p>
          </table:table-cell>
          <table:table-cell table:formula="of:=[.A566]/1000/(60*60*24)" office:value-type="time" office:time-value="PT02H30M23.472S" calcext:value-type="time">
            <text:p>02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4.27" calcext:value-type="float">
            <text:p>534.27</text:p>
          </table:table-cell>
          <table:table-cell office:value-type="float" office:value="1152.11" calcext:value-type="float">
            <text:p>1152.11</text:p>
          </table:table-cell>
          <table:table-cell office:value-type="float" office:value="1370.92" calcext:value-type="float">
            <text:p>1370.92</text:p>
          </table:table-cell>
        </table:table-row>
        <table:table-row table:style-name="ro1">
          <table:table-cell office:value-type="float" office:value="9039471" calcext:value-type="float">
            <text:p>9039471</text:p>
          </table:table-cell>
          <table:table-cell table:formula="of:=[.A567]/1000/(60*60*24)" office:value-type="time" office:time-value="PT02H30M39.471S" calcext:value-type="time">
            <text:p>02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4" calcext:value-type="float">
            <text:p>532.34</text:p>
          </table:table-cell>
          <table:table-cell office:value-type="float" office:value="1154.15" calcext:value-type="float">
            <text:p>1154.15</text:p>
          </table:table-cell>
          <table:table-cell office:value-type="float" office:value="1373.29" calcext:value-type="float">
            <text:p>1373.29</text:p>
          </table:table-cell>
        </table:table-row>
        <table:table-row table:style-name="ro1">
          <table:table-cell office:value-type="float" office:value="9055472" calcext:value-type="float">
            <text:p>9055472</text:p>
          </table:table-cell>
          <table:table-cell table:formula="of:=[.A568]/1000/(60*60*24)" office:value-type="time" office:time-value="PT02H30M55.472S" calcext:value-type="time">
            <text:p>02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156.19" calcext:value-type="float">
            <text:p>1156.19</text:p>
          </table:table-cell>
          <table:table-cell office:value-type="float" office:value="1375.66" calcext:value-type="float">
            <text:p>1375.66</text:p>
          </table:table-cell>
        </table:table-row>
        <table:table-row table:style-name="ro1">
          <table:table-cell office:value-type="float" office:value="9071471" calcext:value-type="float">
            <text:p>9071471</text:p>
          </table:table-cell>
          <table:table-cell table:formula="of:=[.A569]/1000/(60*60*24)" office:value-type="time" office:time-value="PT02H31M11.471S" calcext:value-type="time">
            <text:p>02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58.23" calcext:value-type="float">
            <text:p>1158.23</text:p>
          </table:table-cell>
          <table:table-cell office:value-type="float" office:value="1378.03" calcext:value-type="float">
            <text:p>1378.03</text:p>
          </table:table-cell>
        </table:table-row>
        <table:table-row table:style-name="ro1">
          <table:table-cell office:value-type="float" office:value="9087471" calcext:value-type="float">
            <text:p>9087471</text:p>
          </table:table-cell>
          <table:table-cell table:formula="of:=[.A570]/1000/(60*60*24)" office:value-type="time" office:time-value="PT02H31M27.471S" calcext:value-type="time">
            <text:p>02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5" calcext:value-type="float">
            <text:p>533.95</text:p>
          </table:table-cell>
          <table:table-cell office:value-type="float" office:value="1160.27" calcext:value-type="float">
            <text:p>1160.27</text:p>
          </table:table-cell>
          <table:table-cell office:value-type="float" office:value="1380.4" calcext:value-type="float">
            <text:p>1380.4</text:p>
          </table:table-cell>
        </table:table-row>
        <table:table-row table:style-name="ro1">
          <table:table-cell office:value-type="float" office:value="9103472" calcext:value-type="float">
            <text:p>9103472</text:p>
          </table:table-cell>
          <table:table-cell table:formula="of:=[.A571]/1000/(60*60*24)" office:value-type="time" office:time-value="PT02H31M43.472S" calcext:value-type="time">
            <text:p>02:31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1" calcext:value-type="float">
            <text:p>533.71</text:p>
          </table:table-cell>
          <table:table-cell office:value-type="float" office:value="1162.32" calcext:value-type="float">
            <text:p>1162.32</text:p>
          </table:table-cell>
          <table:table-cell office:value-type="float" office:value="1382.77" calcext:value-type="float">
            <text:p>1382.77</text:p>
          </table:table-cell>
        </table:table-row>
        <table:table-row table:style-name="ro1">
          <table:table-cell office:value-type="float" office:value="9119471" calcext:value-type="float">
            <text:p>9119471</text:p>
          </table:table-cell>
          <table:table-cell table:formula="of:=[.A572]/1000/(60*60*24)" office:value-type="time" office:time-value="PT02H31M59.471S" calcext:value-type="time">
            <text:p>02:31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5" calcext:value-type="float">
            <text:p>535.55</text:p>
          </table:table-cell>
          <table:table-cell office:value-type="float" office:value="1164.36" calcext:value-type="float">
            <text:p>1164.36</text:p>
          </table:table-cell>
          <table:table-cell office:value-type="float" office:value="1385.15" calcext:value-type="float">
            <text:p>1385.15</text:p>
          </table:table-cell>
        </table:table-row>
        <table:table-row table:style-name="ro1">
          <table:table-cell office:value-type="float" office:value="9135472" calcext:value-type="float">
            <text:p>9135472</text:p>
          </table:table-cell>
          <table:table-cell table:formula="of:=[.A573]/1000/(60*60*24)" office:value-type="time" office:time-value="PT02H32M15.472S" calcext:value-type="time">
            <text:p>02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2" calcext:value-type="float">
            <text:p>533.72</text:p>
          </table:table-cell>
          <table:table-cell office:value-type="float" office:value="1166.4" calcext:value-type="float">
            <text:p>1166.4</text:p>
          </table:table-cell>
          <table:table-cell office:value-type="float" office:value="1387.52" calcext:value-type="float">
            <text:p>1387.52</text:p>
          </table:table-cell>
        </table:table-row>
        <table:table-row table:style-name="ro1">
          <table:table-cell office:value-type="float" office:value="9151471" calcext:value-type="float">
            <text:p>9151471</text:p>
          </table:table-cell>
          <table:table-cell table:formula="of:=[.A574]/1000/(60*60*24)" office:value-type="time" office:time-value="PT02H32M31.471S" calcext:value-type="time">
            <text:p>02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4" calcext:value-type="float">
            <text:p>534.04</text:p>
          </table:table-cell>
          <table:table-cell office:value-type="float" office:value="1168.44" calcext:value-type="float">
            <text:p>1168.44</text:p>
          </table:table-cell>
          <table:table-cell office:value-type="float" office:value="1389.89" calcext:value-type="float">
            <text:p>1389.89</text:p>
          </table:table-cell>
        </table:table-row>
        <table:table-row table:style-name="ro1">
          <table:table-cell office:value-type="float" office:value="9167471" calcext:value-type="float">
            <text:p>9167471</text:p>
          </table:table-cell>
          <table:table-cell table:formula="of:=[.A575]/1000/(60*60*24)" office:value-type="time" office:time-value="PT02H32M47.471S" calcext:value-type="time">
            <text:p>02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5" calcext:value-type="float">
            <text:p>533.95</text:p>
          </table:table-cell>
          <table:table-cell office:value-type="float" office:value="1170.49" calcext:value-type="float">
            <text:p>1170.49</text:p>
          </table:table-cell>
          <table:table-cell office:value-type="float" office:value="1392.26" calcext:value-type="float">
            <text:p>1392.26</text:p>
          </table:table-cell>
        </table:table-row>
        <table:table-row table:style-name="ro1">
          <table:table-cell office:value-type="float" office:value="9183472" calcext:value-type="float">
            <text:p>9183472</text:p>
          </table:table-cell>
          <table:table-cell table:formula="of:=[.A576]/1000/(60*60*24)" office:value-type="time" office:time-value="PT02H33M03.472S" calcext:value-type="time">
            <text:p>02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4" calcext:value-type="float">
            <text:p>534.04</text:p>
          </table:table-cell>
          <table:table-cell office:value-type="float" office:value="1172.53" calcext:value-type="float">
            <text:p>1172.53</text:p>
          </table:table-cell>
          <table:table-cell office:value-type="float" office:value="1394.63" calcext:value-type="float">
            <text:p>1394.63</text:p>
          </table:table-cell>
        </table:table-row>
        <table:table-row table:style-name="ro1">
          <table:table-cell office:value-type="float" office:value="9199471" calcext:value-type="float">
            <text:p>9199471</text:p>
          </table:table-cell>
          <table:table-cell table:formula="of:=[.A577]/1000/(60*60*24)" office:value-type="time" office:time-value="PT02H33M19.471S" calcext:value-type="time">
            <text:p>02:33:19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09" calcext:value-type="float">
            <text:p>532.09</text:p>
          </table:table-cell>
          <table:table-cell office:value-type="float" office:value="1174.57" calcext:value-type="float">
            <text:p>1174.57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9215471" calcext:value-type="float">
            <text:p>9215471</text:p>
          </table:table-cell>
          <table:table-cell table:formula="of:=[.A578]/1000/(60*60*24)" office:value-type="time" office:time-value="PT02H33M35.471S" calcext:value-type="time">
            <text:p>02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4" calcext:value-type="float">
            <text:p>532.34</text:p>
          </table:table-cell>
          <table:table-cell office:value-type="float" office:value="1176.61" calcext:value-type="float">
            <text:p>1176.61</text:p>
          </table:table-cell>
          <table:table-cell office:value-type="float" office:value="1399.37" calcext:value-type="float">
            <text:p>1399.37</text:p>
          </table:table-cell>
        </table:table-row>
        <table:table-row table:style-name="ro1">
          <table:table-cell office:value-type="float" office:value="9231471" calcext:value-type="float">
            <text:p>9231471</text:p>
          </table:table-cell>
          <table:table-cell table:formula="of:=[.A579]/1000/(60*60*24)" office:value-type="time" office:time-value="PT02H33M51.471S" calcext:value-type="time">
            <text:p>02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2.43" calcext:value-type="float">
            <text:p>532.43</text:p>
          </table:table-cell>
          <table:table-cell office:value-type="float" office:value="1178.66" calcext:value-type="float">
            <text:p>1178.66</text:p>
          </table:table-cell>
          <table:table-cell office:value-type="float" office:value="1401.74" calcext:value-type="float">
            <text:p>1401.74</text:p>
          </table:table-cell>
        </table:table-row>
        <table:table-row table:style-name="ro1">
          <table:table-cell office:value-type="float" office:value="9247471" calcext:value-type="float">
            <text:p>9247471</text:p>
          </table:table-cell>
          <table:table-cell table:formula="of:=[.A580]/1000/(60*60*24)" office:value-type="time" office:time-value="PT02H34M07.471S" calcext:value-type="time">
            <text:p>02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4.26" calcext:value-type="float">
            <text:p>534.26</text:p>
          </table:table-cell>
          <table:table-cell office:value-type="float" office:value="1180.7" calcext:value-type="float">
            <text:p>1180.7</text:p>
          </table:table-cell>
          <table:table-cell office:value-type="float" office:value="1404.11" calcext:value-type="float">
            <text:p>1404.11</text:p>
          </table:table-cell>
        </table:table-row>
        <table:table-row table:style-name="ro1">
          <table:table-cell office:value-type="float" office:value="9263472" calcext:value-type="float">
            <text:p>9263472</text:p>
          </table:table-cell>
          <table:table-cell table:formula="of:=[.A581]/1000/(60*60*24)" office:value-type="time" office:time-value="PT02H34M23.472S" calcext:value-type="time">
            <text:p>02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5" calcext:value-type="float">
            <text:p>533.95</text:p>
          </table:table-cell>
          <table:table-cell office:value-type="float" office:value="1182.74" calcext:value-type="float">
            <text:p>1182.74</text:p>
          </table:table-cell>
          <table:table-cell office:value-type="float" office:value="1406.48" calcext:value-type="float">
            <text:p>1406.48</text:p>
          </table:table-cell>
        </table:table-row>
        <table:table-row table:style-name="ro1">
          <table:table-cell office:value-type="float" office:value="9279471" calcext:value-type="float">
            <text:p>9279471</text:p>
          </table:table-cell>
          <table:table-cell table:formula="of:=[.A582]/1000/(60*60*24)" office:value-type="time" office:time-value="PT02H34M39.471S" calcext:value-type="time">
            <text:p>02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9" calcext:value-type="float">
            <text:p>534.19</text:p>
          </table:table-cell>
          <table:table-cell office:value-type="float" office:value="1184.79" calcext:value-type="float">
            <text:p>1184.79</text:p>
          </table:table-cell>
          <table:table-cell office:value-type="float" office:value="1408.85" calcext:value-type="float">
            <text:p>1408.85</text:p>
          </table:table-cell>
        </table:table-row>
        <table:table-row table:style-name="ro1">
          <table:table-cell office:value-type="float" office:value="9295471" calcext:value-type="float">
            <text:p>9295471</text:p>
          </table:table-cell>
          <table:table-cell table:formula="of:=[.A583]/1000/(60*60*24)" office:value-type="time" office:time-value="PT02H34M55.471S" calcext:value-type="time">
            <text:p>02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2" calcext:value-type="float">
            <text:p>532.2</text:p>
          </table:table-cell>
          <table:table-cell office:value-type="float" office:value="1186.83" calcext:value-type="float">
            <text:p>1186.83</text:p>
          </table:table-cell>
          <table:table-cell office:value-type="float" office:value="1411.21" calcext:value-type="float">
            <text:p>1411.21</text:p>
          </table:table-cell>
        </table:table-row>
        <table:table-row table:style-name="ro1">
          <table:table-cell office:value-type="float" office:value="9311471" calcext:value-type="float">
            <text:p>9311471</text:p>
          </table:table-cell>
          <table:table-cell table:formula="of:=[.A584]/1000/(60*60*24)" office:value-type="time" office:time-value="PT02H35M11.471S" calcext:value-type="time">
            <text:p>02:35:11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2.43" calcext:value-type="float">
            <text:p>532.43</text:p>
          </table:table-cell>
          <table:table-cell office:value-type="float" office:value="1188.87" calcext:value-type="float">
            <text:p>1188.87</text:p>
          </table:table-cell>
          <table:table-cell office:value-type="float" office:value="1413.58" calcext:value-type="float">
            <text:p>1413.58</text:p>
          </table:table-cell>
        </table:table-row>
        <table:table-row table:style-name="ro1">
          <table:table-cell office:value-type="float" office:value="9327471" calcext:value-type="float">
            <text:p>9327471</text:p>
          </table:table-cell>
          <table:table-cell table:formula="of:=[.A585]/1000/(60*60*24)" office:value-type="time" office:time-value="PT02H35M27.471S" calcext:value-type="time">
            <text:p>02:35:27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2" calcext:value-type="float">
            <text:p>532.2</text:p>
          </table:table-cell>
          <table:table-cell office:value-type="float" office:value="1190.91" calcext:value-type="float">
            <text:p>1190.91</text:p>
          </table:table-cell>
          <table:table-cell office:value-type="float" office:value="1415.95" calcext:value-type="float">
            <text:p>1415.95</text:p>
          </table:table-cell>
        </table:table-row>
        <table:table-row table:style-name="ro1">
          <table:table-cell office:value-type="float" office:value="9343472" calcext:value-type="float">
            <text:p>9343472</text:p>
          </table:table-cell>
          <table:table-cell table:formula="of:=[.A586]/1000/(60*60*24)" office:value-type="time" office:time-value="PT02H35M43.472S" calcext:value-type="time">
            <text:p>02:35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4" calcext:value-type="float">
            <text:p>532.34</text:p>
          </table:table-cell>
          <table:table-cell office:value-type="float" office:value="1192.96" calcext:value-type="float">
            <text:p>1192.96</text:p>
          </table:table-cell>
          <table:table-cell office:value-type="float" office:value="1418.32" calcext:value-type="float">
            <text:p>1418.32</text:p>
          </table:table-cell>
        </table:table-row>
        <table:table-row table:style-name="ro1">
          <table:table-cell office:value-type="float" office:value="9359471" calcext:value-type="float">
            <text:p>9359471</text:p>
          </table:table-cell>
          <table:table-cell table:formula="of:=[.A587]/1000/(60*60*24)" office:value-type="time" office:time-value="PT02H35M59.471S" calcext:value-type="time">
            <text:p>02:35:59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4" calcext:value-type="float">
            <text:p>532.34</text:p>
          </table:table-cell>
          <table:table-cell office:value-type="float" office:value="1195" calcext:value-type="float">
            <text:p>1195</text:p>
          </table:table-cell>
          <table:table-cell office:value-type="float" office:value="1420.69" calcext:value-type="float">
            <text:p>1420.69</text:p>
          </table:table-cell>
        </table:table-row>
        <table:table-row table:style-name="ro1">
          <table:table-cell office:value-type="float" office:value="9375471" calcext:value-type="float">
            <text:p>9375471</text:p>
          </table:table-cell>
          <table:table-cell table:formula="of:=[.A588]/1000/(60*60*24)" office:value-type="time" office:time-value="PT02H36M15.471S" calcext:value-type="time">
            <text:p>02:36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7" calcext:value-type="float">
            <text:p>531.87</text:p>
          </table:table-cell>
          <table:table-cell office:value-type="float" office:value="1197.04" calcext:value-type="float">
            <text:p>1197.04</text:p>
          </table:table-cell>
          <table:table-cell office:value-type="float" office:value="1423.06" calcext:value-type="float">
            <text:p>1423.06</text:p>
          </table:table-cell>
        </table:table-row>
        <table:table-row table:style-name="ro1">
          <table:table-cell office:value-type="float" office:value="9391471" calcext:value-type="float">
            <text:p>9391471</text:p>
          </table:table-cell>
          <table:table-cell table:formula="of:=[.A589]/1000/(60*60*24)" office:value-type="time" office:time-value="PT02H36M31.471S" calcext:value-type="time">
            <text:p>02:36:31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7" calcext:value-type="float">
            <text:p>531.97</text:p>
          </table:table-cell>
          <table:table-cell office:value-type="float" office:value="1199.09" calcext:value-type="float">
            <text:p>1199.09</text:p>
          </table:table-cell>
          <table:table-cell office:value-type="float" office:value="1425.43" calcext:value-type="float">
            <text:p>1425.43</text:p>
          </table:table-cell>
        </table:table-row>
        <table:table-row table:style-name="ro1">
          <table:table-cell office:value-type="float" office:value="9407472" calcext:value-type="float">
            <text:p>9407472</text:p>
          </table:table-cell>
          <table:table-cell table:formula="of:=[.A590]/1000/(60*60*24)" office:value-type="time" office:time-value="PT02H36M47.472S" calcext:value-type="time">
            <text:p>02:36:47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01.13" calcext:value-type="float">
            <text:p>1201.13</text:p>
          </table:table-cell>
          <table:table-cell office:value-type="float" office:value="1427.79" calcext:value-type="float">
            <text:p>1427.79</text:p>
          </table:table-cell>
        </table:table-row>
        <table:table-row table:style-name="ro1">
          <table:table-cell office:value-type="float" office:value="9423471" calcext:value-type="float">
            <text:p>9423471</text:p>
          </table:table-cell>
          <table:table-cell table:formula="of:=[.A591]/1000/(60*60*24)" office:value-type="time" office:time-value="PT02H37M03.471S" calcext:value-type="time">
            <text:p>02:37:03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2" calcext:value-type="float">
            <text:p>532.2</text:p>
          </table:table-cell>
          <table:table-cell office:value-type="float" office:value="1203.17" calcext:value-type="float">
            <text:p>1203.17</text:p>
          </table:table-cell>
          <table:table-cell office:value-type="float" office:value="1430.16" calcext:value-type="float">
            <text:p>1430.16</text:p>
          </table:table-cell>
        </table:table-row>
        <table:table-row table:style-name="ro1">
          <table:table-cell office:value-type="float" office:value="9439471" calcext:value-type="float">
            <text:p>9439471</text:p>
          </table:table-cell>
          <table:table-cell table:formula="of:=[.A592]/1000/(60*60*24)" office:value-type="time" office:time-value="PT02H37M19.471S" calcext:value-type="time">
            <text:p>02:37:19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21" calcext:value-type="float">
            <text:p>532.21</text:p>
          </table:table-cell>
          <table:table-cell office:value-type="float" office:value="1205.21" calcext:value-type="float">
            <text:p>1205.21</text:p>
          </table:table-cell>
          <table:table-cell office:value-type="float" office:value="1432.53" calcext:value-type="float">
            <text:p>1432.53</text:p>
          </table:table-cell>
        </table:table-row>
        <table:table-row table:style-name="ro1">
          <table:table-cell office:value-type="float" office:value="9455472" calcext:value-type="float">
            <text:p>9455472</text:p>
          </table:table-cell>
          <table:table-cell table:formula="of:=[.A593]/1000/(60*60*24)" office:value-type="time" office:time-value="PT02H37M35.472S" calcext:value-type="time">
            <text:p>02:37:35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2.43" calcext:value-type="float">
            <text:p>532.43</text:p>
          </table:table-cell>
          <table:table-cell office:value-type="float" office:value="1207.26" calcext:value-type="float">
            <text:p>1207.26</text:p>
          </table:table-cell>
          <table:table-cell office:value-type="float" office:value="1434.9" calcext:value-type="float">
            <text:p>1434.9</text:p>
          </table:table-cell>
        </table:table-row>
        <table:table-row table:style-name="ro1">
          <table:table-cell office:value-type="float" office:value="9471471" calcext:value-type="float">
            <text:p>9471471</text:p>
          </table:table-cell>
          <table:table-cell table:formula="of:=[.A594]/1000/(60*60*24)" office:value-type="time" office:time-value="PT02H37M51.471S" calcext:value-type="time">
            <text:p>02:37:51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7" calcext:value-type="float">
            <text:p>531.97</text:p>
          </table:table-cell>
          <table:table-cell office:value-type="float" office:value="1209.3" calcext:value-type="float">
            <text:p>1209.3</text:p>
          </table:table-cell>
          <table:table-cell office:value-type="float" office:value="1437.26" calcext:value-type="float">
            <text:p>1437.26</text:p>
          </table:table-cell>
        </table:table-row>
        <table:table-row table:style-name="ro1">
          <table:table-cell office:value-type="float" office:value="9487472" calcext:value-type="float">
            <text:p>9487472</text:p>
          </table:table-cell>
          <table:table-cell table:formula="of:=[.A595]/1000/(60*60*24)" office:value-type="time" office:time-value="PT02H38M07.472S" calcext:value-type="time">
            <text:p>02:38:07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1" calcext:value-type="float">
            <text:p>532.11</text:p>
          </table:table-cell>
          <table:table-cell office:value-type="float" office:value="1211.34" calcext:value-type="float">
            <text:p>1211.34</text:p>
          </table:table-cell>
          <table:table-cell office:value-type="float" office:value="1439.63" calcext:value-type="float">
            <text:p>1439.63</text:p>
          </table:table-cell>
        </table:table-row>
        <table:table-row table:style-name="ro1">
          <table:table-cell office:value-type="float" office:value="9503471" calcext:value-type="float">
            <text:p>9503471</text:p>
          </table:table-cell>
          <table:table-cell table:formula="of:=[.A596]/1000/(60*60*24)" office:value-type="time" office:time-value="PT02H38M23.471S" calcext:value-type="time">
            <text:p>02:38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2.43" calcext:value-type="float">
            <text:p>532.43</text:p>
          </table:table-cell>
          <table:table-cell office:value-type="float" office:value="1213.39" calcext:value-type="float">
            <text:p>1213.39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9519471" calcext:value-type="float">
            <text:p>9519471</text:p>
          </table:table-cell>
          <table:table-cell table:formula="of:=[.A597]/1000/(60*60*24)" office:value-type="time" office:time-value="PT02H38M39.471S" calcext:value-type="time">
            <text:p>02:38:39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2.44" calcext:value-type="float">
            <text:p>532.44</text:p>
          </table:table-cell>
          <table:table-cell office:value-type="float" office:value="1215.43" calcext:value-type="float">
            <text:p>1215.43</text:p>
          </table:table-cell>
          <table:table-cell office:value-type="float" office:value="1444.36" calcext:value-type="float">
            <text:p>1444.36</text:p>
          </table:table-cell>
        </table:table-row>
        <table:table-row table:style-name="ro1">
          <table:table-cell office:value-type="float" office:value="9535471" calcext:value-type="float">
            <text:p>9535471</text:p>
          </table:table-cell>
          <table:table-cell table:formula="of:=[.A598]/1000/(60*60*24)" office:value-type="time" office:time-value="PT02H38M55.471S" calcext:value-type="time">
            <text:p>02:38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2.42" calcext:value-type="float">
            <text:p>532.42</text:p>
          </table:table-cell>
          <table:table-cell office:value-type="float" office:value="1217.47" calcext:value-type="float">
            <text:p>1217.47</text:p>
          </table:table-cell>
          <table:table-cell office:value-type="float" office:value="1446.73" calcext:value-type="float">
            <text:p>1446.73</text:p>
          </table:table-cell>
        </table:table-row>
        <table:table-row table:style-name="ro1">
          <table:table-cell office:value-type="float" office:value="9551471" calcext:value-type="float">
            <text:p>9551471</text:p>
          </table:table-cell>
          <table:table-cell table:formula="of:=[.A599]/1000/(60*60*24)" office:value-type="time" office:time-value="PT02H39M11.471S" calcext:value-type="time">
            <text:p>02:39:11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2.43" calcext:value-type="float">
            <text:p>532.43</text:p>
          </table:table-cell>
          <table:table-cell office:value-type="float" office:value="1219.52" calcext:value-type="float">
            <text:p>1219.52</text:p>
          </table:table-cell>
          <table:table-cell office:value-type="float" office:value="1449.1" calcext:value-type="float">
            <text:p>1449.1</text:p>
          </table:table-cell>
        </table:table-row>
        <table:table-row table:style-name="ro1">
          <table:table-cell office:value-type="float" office:value="9567471" calcext:value-type="float">
            <text:p>9567471</text:p>
          </table:table-cell>
          <table:table-cell table:formula="of:=[.A600]/1000/(60*60*24)" office:value-type="time" office:time-value="PT02H39M27.471S" calcext:value-type="time">
            <text:p>02:39:27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7" calcext:value-type="float">
            <text:p>531.97</text:p>
          </table:table-cell>
          <table:table-cell office:value-type="float" office:value="1221.56" calcext:value-type="float">
            <text:p>1221.56</text:p>
          </table:table-cell>
          <table:table-cell office:value-type="float" office:value="1451.46" calcext:value-type="float">
            <text:p>1451.46</text:p>
          </table:table-cell>
        </table:table-row>
        <table:table-row table:style-name="ro1">
          <table:table-cell office:value-type="float" office:value="9583472" calcext:value-type="float">
            <text:p>9583472</text:p>
          </table:table-cell>
          <table:table-cell table:formula="of:=[.A601]/1000/(60*60*24)" office:value-type="time" office:time-value="PT02H39M43.472S" calcext:value-type="time">
            <text:p>02:39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23.6" calcext:value-type="float">
            <text:p>1223.6</text:p>
          </table:table-cell>
          <table:table-cell office:value-type="float" office:value="1453.83" calcext:value-type="float">
            <text:p>1453.83</text:p>
          </table:table-cell>
        </table:table-row>
        <table:table-row table:style-name="ro1">
          <table:table-cell office:value-type="float" office:value="9599472" calcext:value-type="float">
            <text:p>9599472</text:p>
          </table:table-cell>
          <table:table-cell table:formula="of:=[.A602]/1000/(60*60*24)" office:value-type="time" office:time-value="PT02H39M59.472S" calcext:value-type="time">
            <text:p>02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5" calcext:value-type="float">
            <text:p>530.5</text:p>
          </table:table-cell>
          <table:table-cell office:value-type="float" office:value="1225.64" calcext:value-type="float">
            <text:p>1225.64</text:p>
          </table:table-cell>
          <table:table-cell office:value-type="float" office:value="1456.19" calcext:value-type="float">
            <text:p>1456.19</text:p>
          </table:table-cell>
        </table:table-row>
        <table:table-row table:style-name="ro1">
          <table:table-cell office:value-type="float" office:value="9615471" calcext:value-type="float">
            <text:p>9615471</text:p>
          </table:table-cell>
          <table:table-cell table:formula="of:=[.A603]/1000/(60*60*24)" office:value-type="time" office:time-value="PT02H40M15.471S" calcext:value-type="time">
            <text:p>02:40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4" calcext:value-type="float">
            <text:p>532.34</text:p>
          </table:table-cell>
          <table:table-cell office:value-type="float" office:value="1227.69" calcext:value-type="float">
            <text:p>1227.69</text:p>
          </table:table-cell>
          <table:table-cell office:value-type="float" office:value="1458.56" calcext:value-type="float">
            <text:p>1458.56</text:p>
          </table:table-cell>
        </table:table-row>
        <table:table-row table:style-name="ro1">
          <table:table-cell office:value-type="float" office:value="9631471" calcext:value-type="float">
            <text:p>9631471</text:p>
          </table:table-cell>
          <table:table-cell table:formula="of:=[.A604]/1000/(60*60*24)" office:value-type="time" office:time-value="PT02H40M31.471S" calcext:value-type="time">
            <text:p>02:40:31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2" calcext:value-type="float">
            <text:p>532.12</text:p>
          </table:table-cell>
          <table:table-cell office:value-type="float" office:value="1229.73" calcext:value-type="float">
            <text:p>1229.73</text:p>
          </table:table-cell>
          <table:table-cell office:value-type="float" office:value="1460.92" calcext:value-type="float">
            <text:p>1460.92</text:p>
          </table:table-cell>
        </table:table-row>
        <table:table-row table:style-name="ro1">
          <table:table-cell office:value-type="float" office:value="9647471" calcext:value-type="float">
            <text:p>9647471</text:p>
          </table:table-cell>
          <table:table-cell table:formula="of:=[.A605]/1000/(60*60*24)" office:value-type="time" office:time-value="PT02H40M47.471S" calcext:value-type="time">
            <text:p>02:40:47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4" calcext:value-type="float">
            <text:p>532.34</text:p>
          </table:table-cell>
          <table:table-cell office:value-type="float" office:value="1231.77" calcext:value-type="float">
            <text:p>1231.77</text:p>
          </table:table-cell>
          <table:table-cell office:value-type="float" office:value="1463.29" calcext:value-type="float">
            <text:p>1463.29</text:p>
          </table:table-cell>
        </table:table-row>
        <table:table-row table:style-name="ro1">
          <table:table-cell office:value-type="float" office:value="9663471" calcext:value-type="float">
            <text:p>9663471</text:p>
          </table:table-cell>
          <table:table-cell table:formula="of:=[.A606]/1000/(60*60*24)" office:value-type="time" office:time-value="PT02H41M03.471S" calcext:value-type="time">
            <text:p>02:41:03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4" calcext:value-type="float">
            <text:p>532.34</text:p>
          </table:table-cell>
          <table:table-cell office:value-type="float" office:value="1233.82" calcext:value-type="float">
            <text:p>1233.82</text:p>
          </table:table-cell>
          <table:table-cell office:value-type="float" office:value="1465.65" calcext:value-type="float">
            <text:p>1465.65</text:p>
          </table:table-cell>
        </table:table-row>
        <table:table-row table:style-name="ro1">
          <table:table-cell office:value-type="float" office:value="9679471" calcext:value-type="float">
            <text:p>9679471</text:p>
          </table:table-cell>
          <table:table-cell table:formula="of:=[.A607]/1000/(60*60*24)" office:value-type="time" office:time-value="PT02H41M19.471S" calcext:value-type="time">
            <text:p>02:41:19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2" calcext:value-type="float">
            <text:p>532.2</text:p>
          </table:table-cell>
          <table:table-cell office:value-type="float" office:value="1235.86" calcext:value-type="float">
            <text:p>1235.86</text:p>
          </table:table-cell>
          <table:table-cell office:value-type="float" office:value="1468.02" calcext:value-type="float">
            <text:p>1468.02</text:p>
          </table:table-cell>
        </table:table-row>
        <table:table-row table:style-name="ro1">
          <table:table-cell office:value-type="float" office:value="9695471" calcext:value-type="float">
            <text:p>9695471</text:p>
          </table:table-cell>
          <table:table-cell table:formula="of:=[.A608]/1000/(60*60*24)" office:value-type="time" office:time-value="PT02H41M35.471S" calcext:value-type="time">
            <text:p>02:41:35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2.43" calcext:value-type="float">
            <text:p>532.43</text:p>
          </table:table-cell>
          <table:table-cell office:value-type="float" office:value="1237.9" calcext:value-type="float">
            <text:p>1237.9</text:p>
          </table:table-cell>
          <table:table-cell office:value-type="float" office:value="1470.38" calcext:value-type="float">
            <text:p>1470.38</text:p>
          </table:table-cell>
        </table:table-row>
        <table:table-row table:style-name="ro1">
          <table:table-cell office:value-type="float" office:value="9711471" calcext:value-type="float">
            <text:p>9711471</text:p>
          </table:table-cell>
          <table:table-cell table:formula="of:=[.A609]/1000/(60*60*24)" office:value-type="time" office:time-value="PT02H41M51.471S" calcext:value-type="time">
            <text:p>02:41:51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1" calcext:value-type="float">
            <text:p>532.11</text:p>
          </table:table-cell>
          <table:table-cell office:value-type="float" office:value="1239.94" calcext:value-type="float">
            <text:p>1239.94</text:p>
          </table:table-cell>
          <table:table-cell office:value-type="float" office:value="1472.75" calcext:value-type="float">
            <text:p>1472.75</text:p>
          </table:table-cell>
        </table:table-row>
        <table:table-row table:style-name="ro1">
          <table:table-cell office:value-type="float" office:value="9727471" calcext:value-type="float">
            <text:p>9727471</text:p>
          </table:table-cell>
          <table:table-cell table:formula="of:=[.A610]/1000/(60*60*24)" office:value-type="time" office:time-value="PT02H42M07.471S" calcext:value-type="time">
            <text:p>02:42:07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8" calcext:value-type="float">
            <text:p>532.18</text:p>
          </table:table-cell>
          <table:table-cell office:value-type="float" office:value="1241.99" calcext:value-type="float">
            <text:p>1241.99</text:p>
          </table:table-cell>
          <table:table-cell office:value-type="float" office:value="1475.11" calcext:value-type="float">
            <text:p>1475.11</text:p>
          </table:table-cell>
        </table:table-row>
        <table:table-row table:style-name="ro1">
          <table:table-cell office:value-type="float" office:value="9743471" calcext:value-type="float">
            <text:p>9743471</text:p>
          </table:table-cell>
          <table:table-cell table:formula="of:=[.A611]/1000/(60*60*24)" office:value-type="time" office:time-value="PT02H42M23.471S" calcext:value-type="time">
            <text:p>02:42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244.03" calcext:value-type="float">
            <text:p>1244.03</text:p>
          </table:table-cell>
          <table:table-cell office:value-type="float" office:value="1477.47" calcext:value-type="float">
            <text:p>1477.47</text:p>
          </table:table-cell>
        </table:table-row>
        <table:table-row table:style-name="ro1">
          <table:table-cell office:value-type="float" office:value="9759471" calcext:value-type="float">
            <text:p>9759471</text:p>
          </table:table-cell>
          <table:table-cell table:formula="of:=[.A612]/1000/(60*60*24)" office:value-type="time" office:time-value="PT02H42M39.471S" calcext:value-type="time">
            <text:p>02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246.07" calcext:value-type="float">
            <text:p>1246.07</text:p>
          </table:table-cell>
          <table:table-cell office:value-type="float" office:value="1479.84" calcext:value-type="float">
            <text:p>1479.84</text:p>
          </table:table-cell>
        </table:table-row>
        <table:table-row table:style-name="ro1">
          <table:table-cell office:value-type="float" office:value="9775471" calcext:value-type="float">
            <text:p>9775471</text:p>
          </table:table-cell>
          <table:table-cell table:formula="of:=[.A613]/1000/(60*60*24)" office:value-type="time" office:time-value="PT02H42M55.471S" calcext:value-type="time">
            <text:p>02:42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4" calcext:value-type="float">
            <text:p>532.34</text:p>
          </table:table-cell>
          <table:table-cell office:value-type="float" office:value="1248.12" calcext:value-type="float">
            <text:p>1248.12</text:p>
          </table:table-cell>
          <table:table-cell office:value-type="float" office:value="1482.2" calcext:value-type="float">
            <text:p>1482.2</text:p>
          </table:table-cell>
        </table:table-row>
        <table:table-row table:style-name="ro1">
          <table:table-cell office:value-type="float" office:value="9791471" calcext:value-type="float">
            <text:p>9791471</text:p>
          </table:table-cell>
          <table:table-cell table:formula="of:=[.A614]/1000/(60*60*24)" office:value-type="time" office:time-value="PT02H43M11.471S" calcext:value-type="time">
            <text:p>02:43:11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250.16" calcext:value-type="float">
            <text:p>1250.16</text:p>
          </table:table-cell>
          <table:table-cell office:value-type="float" office:value="1484.56" calcext:value-type="float">
            <text:p>1484.56</text:p>
          </table:table-cell>
        </table:table-row>
        <table:table-row table:style-name="ro1">
          <table:table-cell office:value-type="float" office:value="9807471" calcext:value-type="float">
            <text:p>9807471</text:p>
          </table:table-cell>
          <table:table-cell table:formula="of:=[.A615]/1000/(60*60*24)" office:value-type="time" office:time-value="PT02H43M27.471S" calcext:value-type="time">
            <text:p>02:43:27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21" calcext:value-type="float">
            <text:p>532.21</text:p>
          </table:table-cell>
          <table:table-cell office:value-type="float" office:value="1252.2" calcext:value-type="float">
            <text:p>1252.2</text:p>
          </table:table-cell>
          <table:table-cell office:value-type="float" office:value="1486.93" calcext:value-type="float">
            <text:p>1486.93</text:p>
          </table:table-cell>
        </table:table-row>
        <table:table-row table:style-name="ro1">
          <table:table-cell office:value-type="float" office:value="9823471" calcext:value-type="float">
            <text:p>9823471</text:p>
          </table:table-cell>
          <table:table-cell table:formula="of:=[.A616]/1000/(60*60*24)" office:value-type="time" office:time-value="PT02H43M43.471S" calcext:value-type="time">
            <text:p>02:43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4" calcext:value-type="float">
            <text:p>532.34</text:p>
          </table:table-cell>
          <table:table-cell office:value-type="float" office:value="1254.24" calcext:value-type="float">
            <text:p>1254.24</text:p>
          </table:table-cell>
          <table:table-cell office:value-type="float" office:value="1489.3" calcext:value-type="float">
            <text:p>1489.3</text:p>
          </table:table-cell>
        </table:table-row>
        <table:table-row table:style-name="ro1">
          <table:table-cell office:value-type="float" office:value="9839471" calcext:value-type="float">
            <text:p>9839471</text:p>
          </table:table-cell>
          <table:table-cell table:formula="of:=[.A617]/1000/(60*60*24)" office:value-type="time" office:time-value="PT02H43M59.471S" calcext:value-type="time">
            <text:p>02:43:59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1" calcext:value-type="float">
            <text:p>532.11</text:p>
          </table:table-cell>
          <table:table-cell office:value-type="float" office:value="1256.29" calcext:value-type="float">
            <text:p>1256.29</text:p>
          </table:table-cell>
          <table:table-cell office:value-type="float" office:value="1491.66" calcext:value-type="float">
            <text:p>1491.66</text:p>
          </table:table-cell>
        </table:table-row>
        <table:table-row table:style-name="ro1">
          <table:table-cell office:value-type="float" office:value="9855471" calcext:value-type="float">
            <text:p>9855471</text:p>
          </table:table-cell>
          <table:table-cell table:formula="of:=[.A618]/1000/(60*60*24)" office:value-type="time" office:time-value="PT02H44M15.471S" calcext:value-type="time">
            <text:p>02:44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2.42" calcext:value-type="float">
            <text:p>532.42</text:p>
          </table:table-cell>
          <table:table-cell office:value-type="float" office:value="1258.33" calcext:value-type="float">
            <text:p>1258.33</text:p>
          </table:table-cell>
          <table:table-cell office:value-type="float" office:value="1494.02" calcext:value-type="float">
            <text:p>1494.02</text:p>
          </table:table-cell>
        </table:table-row>
        <table:table-row table:style-name="ro1">
          <table:table-cell office:value-type="float" office:value="9871471" calcext:value-type="float">
            <text:p>9871471</text:p>
          </table:table-cell>
          <table:table-cell table:formula="of:=[.A619]/1000/(60*60*24)" office:value-type="time" office:time-value="PT02H44M31.471S" calcext:value-type="time">
            <text:p>02:44:31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2.43" calcext:value-type="float">
            <text:p>532.43</text:p>
          </table:table-cell>
          <table:table-cell office:value-type="float" office:value="1260.37" calcext:value-type="float">
            <text:p>1260.37</text:p>
          </table:table-cell>
          <table:table-cell office:value-type="float" office:value="1496.39" calcext:value-type="float">
            <text:p>1496.39</text:p>
          </table:table-cell>
        </table:table-row>
        <table:table-row table:style-name="ro1">
          <table:table-cell office:value-type="float" office:value="9887472" calcext:value-type="float">
            <text:p>9887472</text:p>
          </table:table-cell>
          <table:table-cell table:formula="of:=[.A620]/1000/(60*60*24)" office:value-type="time" office:time-value="PT02H44M47.472S" calcext:value-type="time">
            <text:p>02:44:47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5" calcext:value-type="float">
            <text:p>530.5</text:p>
          </table:table-cell>
          <table:table-cell office:value-type="float" office:value="1262.42" calcext:value-type="float">
            <text:p>1262.42</text:p>
          </table:table-cell>
          <table:table-cell office:value-type="float" office:value="1498.75" calcext:value-type="float">
            <text:p>1498.75</text:p>
          </table:table-cell>
        </table:table-row>
        <table:table-row table:style-name="ro1">
          <table:table-cell office:value-type="float" office:value="9903471" calcext:value-type="float">
            <text:p>9903471</text:p>
          </table:table-cell>
          <table:table-cell table:formula="of:=[.A621]/1000/(60*60*24)" office:value-type="time" office:time-value="PT02H45M03.471S" calcext:value-type="time">
            <text:p>02:45:03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264.46" calcext:value-type="float">
            <text:p>1264.46</text:p>
          </table:table-cell>
          <table:table-cell office:value-type="float" office:value="1501.11" calcext:value-type="float">
            <text:p>1501.11</text:p>
          </table:table-cell>
        </table:table-row>
        <table:table-row table:style-name="ro1">
          <table:table-cell office:value-type="float" office:value="9919472" calcext:value-type="float">
            <text:p>9919472</text:p>
          </table:table-cell>
          <table:table-cell table:formula="of:=[.A622]/1000/(60*60*24)" office:value-type="time" office:time-value="PT02H45M19.472S" calcext:value-type="time">
            <text:p>02:45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30.6" calcext:value-type="float">
            <text:p>530.6</text:p>
          </table:table-cell>
          <table:table-cell office:value-type="float" office:value="1266.5" calcext:value-type="float">
            <text:p>1266.5</text:p>
          </table:table-cell>
          <table:table-cell office:value-type="float" office:value="1503.47" calcext:value-type="float">
            <text:p>1503.47</text:p>
          </table:table-cell>
        </table:table-row>
        <table:table-row table:style-name="ro1">
          <table:table-cell office:value-type="float" office:value="9935472" calcext:value-type="float">
            <text:p>9935472</text:p>
          </table:table-cell>
          <table:table-cell table:formula="of:=[.A623]/1000/(60*60*24)" office:value-type="time" office:time-value="PT02H45M35.472S" calcext:value-type="time">
            <text:p>02:45:35</text:p>
          </table:table-cell>
          <table:table-cell office:value-type="float" office:value="1.15" calcext:value-type="float">
            <text:p>1.15</text:p>
          </table:table-cell>
          <table:table-cell office:value-type="float" office:value="459.92" calcext:value-type="float">
            <text:p>459.92</text:p>
          </table:table-cell>
          <table:table-cell office:value-type="float" office:value="530.74" calcext:value-type="float">
            <text:p>530.74</text:p>
          </table:table-cell>
          <table:table-cell office:value-type="float" office:value="1268.54" calcext:value-type="float">
            <text:p>1268.54</text:p>
          </table:table-cell>
          <table:table-cell office:value-type="float" office:value="1505.83" calcext:value-type="float">
            <text:p>1505.83</text:p>
          </table:table-cell>
        </table:table-row>
        <table:table-row table:style-name="ro1">
          <table:table-cell office:value-type="float" office:value="9951472" calcext:value-type="float">
            <text:p>9951472</text:p>
          </table:table-cell>
          <table:table-cell table:formula="of:=[.A624]/1000/(60*60*24)" office:value-type="time" office:time-value="PT02H45M51.472S" calcext:value-type="time">
            <text:p>02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4" calcext:value-type="float">
            <text:p>530.04</text:p>
          </table:table-cell>
          <table:table-cell office:value-type="float" office:value="1270.59" calcext:value-type="float">
            <text:p>1270.59</text:p>
          </table:table-cell>
          <table:table-cell office:value-type="float" office:value="1508.2" calcext:value-type="float">
            <text:p>1508.2</text:p>
          </table:table-cell>
        </table:table-row>
        <table:table-row table:style-name="ro1">
          <table:table-cell office:value-type="float" office:value="9967471" calcext:value-type="float">
            <text:p>9967471</text:p>
          </table:table-cell>
          <table:table-cell table:formula="of:=[.A625]/1000/(60*60*24)" office:value-type="time" office:time-value="PT02H46M07.471S" calcext:value-type="time">
            <text:p>02:46:07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2" calcext:value-type="float">
            <text:p>532.2</text:p>
          </table:table-cell>
          <table:table-cell office:value-type="float" office:value="1272.63" calcext:value-type="float">
            <text:p>1272.63</text:p>
          </table:table-cell>
          <table:table-cell office:value-type="float" office:value="1510.56" calcext:value-type="float">
            <text:p>1510.56</text:p>
          </table:table-cell>
        </table:table-row>
        <table:table-row table:style-name="ro1">
          <table:table-cell office:value-type="float" office:value="9983471" calcext:value-type="float">
            <text:p>9983471</text:p>
          </table:table-cell>
          <table:table-cell table:formula="of:=[.A626]/1000/(60*60*24)" office:value-type="time" office:time-value="PT02H46M23.471S" calcext:value-type="time">
            <text:p>02:46:23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6" calcext:value-type="float">
            <text:p>530.26</text:p>
          </table:table-cell>
          <table:table-cell office:value-type="float" office:value="1274.67" calcext:value-type="float">
            <text:p>1274.67</text:p>
          </table:table-cell>
          <table:table-cell office:value-type="float" office:value="1512.92" calcext:value-type="float">
            <text:p>1512.92</text:p>
          </table:table-cell>
        </table:table-row>
        <table:table-row table:style-name="ro1">
          <table:table-cell office:value-type="float" office:value="9999471" calcext:value-type="float">
            <text:p>9999471</text:p>
          </table:table-cell>
          <table:table-cell table:formula="of:=[.A627]/1000/(60*60*24)" office:value-type="time" office:time-value="PT02H46M39.471S" calcext:value-type="time">
            <text:p>02:46:39</text:p>
          </table:table-cell>
          <table:table-cell office:value-type="float" office:value="1.15" calcext:value-type="float">
            <text:p>1.15</text:p>
          </table:table-cell>
          <table:table-cell office:value-type="float" office:value="459.92" calcext:value-type="float">
            <text:p>459.92</text:p>
          </table:table-cell>
          <table:table-cell office:value-type="float" office:value="530.74" calcext:value-type="float">
            <text:p>530.74</text:p>
          </table:table-cell>
          <table:table-cell office:value-type="float" office:value="1276.72" calcext:value-type="float">
            <text:p>1276.72</text:p>
          </table:table-cell>
          <table:table-cell office:value-type="float" office:value="1515.28" calcext:value-type="float">
            <text:p>1515.28</text:p>
          </table:table-cell>
        </table:table-row>
        <table:table-row table:style-name="ro1">
          <table:table-cell office:value-type="float" office:value="10015471" calcext:value-type="float">
            <text:p>10015471</text:p>
          </table:table-cell>
          <table:table-cell table:formula="of:=[.A628]/1000/(60*60*24)" office:value-type="time" office:time-value="PT02H46M55.471S" calcext:value-type="time">
            <text:p>02:46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8" calcext:value-type="float">
            <text:p>459.8</text:p>
          </table:table-cell>
          <table:table-cell office:value-type="float" office:value="532.42" calcext:value-type="float">
            <text:p>532.42</text:p>
          </table:table-cell>
          <table:table-cell office:value-type="float" office:value="1278.76" calcext:value-type="float">
            <text:p>1278.76</text:p>
          </table:table-cell>
          <table:table-cell office:value-type="float" office:value="1517.64" calcext:value-type="float">
            <text:p>1517.64</text:p>
          </table:table-cell>
        </table:table-row>
        <table:table-row table:style-name="ro1">
          <table:table-cell office:value-type="float" office:value="10031471" calcext:value-type="float">
            <text:p>10031471</text:p>
          </table:table-cell>
          <table:table-cell table:formula="of:=[.A629]/1000/(60*60*24)" office:value-type="time" office:time-value="PT02H47M11.471S" calcext:value-type="time">
            <text:p>02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280.8" calcext:value-type="float">
            <text:p>1280.8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0047471" calcext:value-type="float">
            <text:p>10047471</text:p>
          </table:table-cell>
          <table:table-cell table:formula="of:=[.A630]/1000/(60*60*24)" office:value-type="time" office:time-value="PT02H47M27.471S" calcext:value-type="time">
            <text:p>02:47:27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3" calcext:value-type="float">
            <text:p>530.13</text:p>
          </table:table-cell>
          <table:table-cell office:value-type="float" office:value="1282.84" calcext:value-type="float">
            <text:p>1282.84</text:p>
          </table:table-cell>
          <table:table-cell office:value-type="float" office:value="1522.36" calcext:value-type="float">
            <text:p>1522.36</text:p>
          </table:table-cell>
        </table:table-row>
        <table:table-row table:style-name="ro1">
          <table:table-cell office:value-type="float" office:value="10063471" calcext:value-type="float">
            <text:p>10063471</text:p>
          </table:table-cell>
          <table:table-cell table:formula="of:=[.A631]/1000/(60*60*24)" office:value-type="time" office:time-value="PT02H47M43.471S" calcext:value-type="time">
            <text:p>02:47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2" calcext:value-type="float">
            <text:p>532.32</text:p>
          </table:table-cell>
          <table:table-cell office:value-type="float" office:value="1284.89" calcext:value-type="float">
            <text:p>1284.89</text:p>
          </table:table-cell>
          <table:table-cell office:value-type="float" office:value="1524.72" calcext:value-type="float">
            <text:p>1524.72</text:p>
          </table:table-cell>
        </table:table-row>
        <table:table-row table:style-name="ro1">
          <table:table-cell office:value-type="float" office:value="10079471" calcext:value-type="float">
            <text:p>10079471</text:p>
          </table:table-cell>
          <table:table-cell table:formula="of:=[.A632]/1000/(60*60*24)" office:value-type="time" office:time-value="PT02H47M59.471S" calcext:value-type="time">
            <text:p>02:47:59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286.93" calcext:value-type="float">
            <text:p>1286.93</text:p>
          </table:table-cell>
          <table:table-cell office:value-type="float" office:value="1527.08" calcext:value-type="float">
            <text:p>1527.08</text:p>
          </table:table-cell>
        </table:table-row>
        <table:table-row table:style-name="ro1">
          <table:table-cell office:value-type="float" office:value="10095472" calcext:value-type="float">
            <text:p>10095472</text:p>
          </table:table-cell>
          <table:table-cell table:formula="of:=[.A633]/1000/(60*60*24)" office:value-type="time" office:time-value="PT02H48M15.472S" calcext:value-type="time">
            <text:p>02:48:15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6" calcext:value-type="float">
            <text:p>530.26</text:p>
          </table:table-cell>
          <table:table-cell office:value-type="float" office:value="1288.97" calcext:value-type="float">
            <text:p>1288.97</text:p>
          </table:table-cell>
          <table:table-cell office:value-type="float" office:value="1529.44" calcext:value-type="float">
            <text:p>1529.44</text:p>
          </table:table-cell>
        </table:table-row>
        <table:table-row table:style-name="ro1">
          <table:table-cell office:value-type="float" office:value="10111471" calcext:value-type="float">
            <text:p>10111471</text:p>
          </table:table-cell>
          <table:table-cell table:formula="of:=[.A634]/1000/(60*60*24)" office:value-type="time" office:time-value="PT02H48M31.471S" calcext:value-type="time">
            <text:p>02:48:31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30.6" calcext:value-type="float">
            <text:p>530.6</text:p>
          </table:table-cell>
          <table:table-cell office:value-type="float" office:value="1291.01" calcext:value-type="float">
            <text:p>1291.01</text:p>
          </table:table-cell>
          <table:table-cell office:value-type="float" office:value="1531.8" calcext:value-type="float">
            <text:p>1531.8</text:p>
          </table:table-cell>
        </table:table-row>
        <table:table-row table:style-name="ro1">
          <table:table-cell office:value-type="float" office:value="10127471" calcext:value-type="float">
            <text:p>10127471</text:p>
          </table:table-cell>
          <table:table-cell table:formula="of:=[.A635]/1000/(60*60*24)" office:value-type="time" office:time-value="PT02H48M47.471S" calcext:value-type="time">
            <text:p>02:48:47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293.06" calcext:value-type="float">
            <text:p>1293.06</text:p>
          </table:table-cell>
          <table:table-cell office:value-type="float" office:value="1534.16" calcext:value-type="float">
            <text:p>1534.16</text:p>
          </table:table-cell>
        </table:table-row>
        <table:table-row table:style-name="ro1">
          <table:table-cell office:value-type="float" office:value="10143471" calcext:value-type="float">
            <text:p>10143471</text:p>
          </table:table-cell>
          <table:table-cell table:formula="of:=[.A636]/1000/(60*60*24)" office:value-type="time" office:time-value="PT02H49M03.471S" calcext:value-type="time">
            <text:p>02:49:03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7" calcext:value-type="float">
            <text:p>530.37</text:p>
          </table:table-cell>
          <table:table-cell office:value-type="float" office:value="1295.1" calcext:value-type="float">
            <text:p>1295.1</text:p>
          </table:table-cell>
          <table:table-cell office:value-type="float" office:value="1536.52" calcext:value-type="float">
            <text:p>1536.52</text:p>
          </table:table-cell>
        </table:table-row>
        <table:table-row table:style-name="ro1">
          <table:table-cell office:value-type="float" office:value="10159471" calcext:value-type="float">
            <text:p>10159471</text:p>
          </table:table-cell>
          <table:table-cell table:formula="of:=[.A637]/1000/(60*60*24)" office:value-type="time" office:time-value="PT02H49M19.471S" calcext:value-type="time">
            <text:p>02:49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5" calcext:value-type="float">
            <text:p>530.5</text:p>
          </table:table-cell>
          <table:table-cell office:value-type="float" office:value="1297.14" calcext:value-type="float">
            <text:p>1297.14</text:p>
          </table:table-cell>
          <table:table-cell office:value-type="float" office:value="1538.88" calcext:value-type="float">
            <text:p>1538.88</text:p>
          </table:table-cell>
        </table:table-row>
        <table:table-row table:style-name="ro1">
          <table:table-cell office:value-type="float" office:value="10175471" calcext:value-type="float">
            <text:p>10175471</text:p>
          </table:table-cell>
          <table:table-cell table:formula="of:=[.A638]/1000/(60*60*24)" office:value-type="time" office:time-value="PT02H49M35.471S" calcext:value-type="time">
            <text:p>02:49:35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4" calcext:value-type="float">
            <text:p>530.14</text:p>
          </table:table-cell>
          <table:table-cell office:value-type="float" office:value="1299.18" calcext:value-type="float">
            <text:p>1299.18</text:p>
          </table:table-cell>
          <table:table-cell office:value-type="float" office:value="1541.24" calcext:value-type="float">
            <text:p>1541.24</text:p>
          </table:table-cell>
        </table:table-row>
        <table:table-row table:style-name="ro1">
          <table:table-cell office:value-type="float" office:value="10191471" calcext:value-type="float">
            <text:p>10191471</text:p>
          </table:table-cell>
          <table:table-cell table:formula="of:=[.A639]/1000/(60*60*24)" office:value-type="time" office:time-value="PT02H49M51.471S" calcext:value-type="time">
            <text:p>02:49:51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7" calcext:value-type="float">
            <text:p>530.27</text:p>
          </table:table-cell>
          <table:table-cell office:value-type="float" office:value="1301.23" calcext:value-type="float">
            <text:p>1301.23</text:p>
          </table:table-cell>
          <table:table-cell office:value-type="float" office:value="1543.59" calcext:value-type="float">
            <text:p>1543.59</text:p>
          </table:table-cell>
        </table:table-row>
        <table:table-row table:style-name="ro1">
          <table:table-cell office:value-type="float" office:value="10207471" calcext:value-type="float">
            <text:p>10207471</text:p>
          </table:table-cell>
          <table:table-cell table:formula="of:=[.A640]/1000/(60*60*24)" office:value-type="time" office:time-value="PT02H50M07.471S" calcext:value-type="time">
            <text:p>02:50:07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30.59" calcext:value-type="float">
            <text:p>530.59</text:p>
          </table:table-cell>
          <table:table-cell office:value-type="float" office:value="1303.27" calcext:value-type="float">
            <text:p>1303.27</text:p>
          </table:table-cell>
          <table:table-cell office:value-type="float" office:value="1545.95" calcext:value-type="float">
            <text:p>1545.95</text:p>
          </table:table-cell>
        </table:table-row>
        <table:table-row table:style-name="ro1">
          <table:table-cell office:value-type="float" office:value="10223471" calcext:value-type="float">
            <text:p>10223471</text:p>
          </table:table-cell>
          <table:table-cell table:formula="of:=[.A641]/1000/(60*60*24)" office:value-type="time" office:time-value="PT02H50M23.471S" calcext:value-type="time">
            <text:p>02:50:23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305.31" calcext:value-type="float">
            <text:p>1305.31</text:p>
          </table:table-cell>
          <table:table-cell office:value-type="float" office:value="1548.31" calcext:value-type="float">
            <text:p>1548.31</text:p>
          </table:table-cell>
        </table:table-row>
        <table:table-row table:style-name="ro1">
          <table:table-cell office:value-type="float" office:value="10239472" calcext:value-type="float">
            <text:p>10239472</text:p>
          </table:table-cell>
          <table:table-cell table:formula="of:=[.A642]/1000/(60*60*24)" office:value-type="time" office:time-value="PT02H50M39.472S" calcext:value-type="time">
            <text:p>02:50:39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307.36" calcext:value-type="float">
            <text:p>1307.36</text:p>
          </table:table-cell>
          <table:table-cell office:value-type="float" office:value="1550.67" calcext:value-type="float">
            <text:p>1550.67</text:p>
          </table:table-cell>
        </table:table-row>
        <table:table-row table:style-name="ro1">
          <table:table-cell office:value-type="float" office:value="10255471" calcext:value-type="float">
            <text:p>10255471</text:p>
          </table:table-cell>
          <table:table-cell table:formula="of:=[.A643]/1000/(60*60*24)" office:value-type="time" office:time-value="PT02H50M55.471S" calcext:value-type="time">
            <text:p>02:50:55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309.4" calcext:value-type="float">
            <text:p>1309.4</text:p>
          </table:table-cell>
          <table:table-cell office:value-type="float" office:value="1553.03" calcext:value-type="float">
            <text:p>1553.03</text:p>
          </table:table-cell>
        </table:table-row>
        <table:table-row table:style-name="ro1">
          <table:table-cell office:value-type="float" office:value="10271471" calcext:value-type="float">
            <text:p>10271471</text:p>
          </table:table-cell>
          <table:table-cell table:formula="of:=[.A644]/1000/(60*60*24)" office:value-type="time" office:time-value="PT02H51M11.471S" calcext:value-type="time">
            <text:p>02:51:11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11.44" calcext:value-type="float">
            <text:p>1311.44</text:p>
          </table:table-cell>
          <table:table-cell office:value-type="float" office:value="1555.38" calcext:value-type="float">
            <text:p>1555.38</text:p>
          </table:table-cell>
        </table:table-row>
        <table:table-row table:style-name="ro1">
          <table:table-cell office:value-type="float" office:value="10287471" calcext:value-type="float">
            <text:p>10287471</text:p>
          </table:table-cell>
          <table:table-cell table:formula="of:=[.A645]/1000/(60*60*24)" office:value-type="time" office:time-value="PT02H51M27.471S" calcext:value-type="time">
            <text:p>02:51:27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13.48" calcext:value-type="float">
            <text:p>1313.48</text:p>
          </table:table-cell>
          <table:table-cell office:value-type="float" office:value="1557.74" calcext:value-type="float">
            <text:p>1557.74</text:p>
          </table:table-cell>
        </table:table-row>
        <table:table-row table:style-name="ro1">
          <table:table-cell office:value-type="float" office:value="10303471" calcext:value-type="float">
            <text:p>10303471</text:p>
          </table:table-cell>
          <table:table-cell table:formula="of:=[.A646]/1000/(60*60*24)" office:value-type="time" office:time-value="PT02H51M43.471S" calcext:value-type="time">
            <text:p>02:51:43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5" calcext:value-type="float">
            <text:p>530.5</text:p>
          </table:table-cell>
          <table:table-cell office:value-type="float" office:value="1315.53" calcext:value-type="float">
            <text:p>1315.53</text:p>
          </table:table-cell>
          <table:table-cell office:value-type="float" office:value="1560.1" calcext:value-type="float">
            <text:p>1560.1</text:p>
          </table:table-cell>
        </table:table-row>
        <table:table-row table:style-name="ro1">
          <table:table-cell office:value-type="float" office:value="10319472" calcext:value-type="float">
            <text:p>10319472</text:p>
          </table:table-cell>
          <table:table-cell table:formula="of:=[.A647]/1000/(60*60*24)" office:value-type="time" office:time-value="PT02H51M59.472S" calcext:value-type="time">
            <text:p>02:51:59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17.57" calcext:value-type="float">
            <text:p>1317.57</text:p>
          </table:table-cell>
          <table:table-cell office:value-type="float" office:value="1562.45" calcext:value-type="float">
            <text:p>1562.45</text:p>
          </table:table-cell>
        </table:table-row>
        <table:table-row table:style-name="ro1">
          <table:table-cell office:value-type="float" office:value="10335472" calcext:value-type="float">
            <text:p>10335472</text:p>
          </table:table-cell>
          <table:table-cell table:formula="of:=[.A648]/1000/(60*60*24)" office:value-type="time" office:time-value="PT02H52M15.472S" calcext:value-type="time">
            <text:p>02:52:15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5" calcext:value-type="float">
            <text:p>530.5</text:p>
          </table:table-cell>
          <table:table-cell office:value-type="float" office:value="1319.61" calcext:value-type="float">
            <text:p>1319.61</text:p>
          </table:table-cell>
          <table:table-cell office:value-type="float" office:value="1564.81" calcext:value-type="float">
            <text:p>1564.81</text:p>
          </table:table-cell>
        </table:table-row>
        <table:table-row table:style-name="ro1">
          <table:table-cell office:value-type="float" office:value="10351471" calcext:value-type="float">
            <text:p>10351471</text:p>
          </table:table-cell>
          <table:table-cell table:formula="of:=[.A649]/1000/(60*60*24)" office:value-type="time" office:time-value="PT02H52M31.471S" calcext:value-type="time">
            <text:p>02:52:31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30.59" calcext:value-type="float">
            <text:p>530.59</text:p>
          </table:table-cell>
          <table:table-cell office:value-type="float" office:value="1321.65" calcext:value-type="float">
            <text:p>1321.65</text:p>
          </table:table-cell>
          <table:table-cell office:value-type="float" office:value="1567.17" calcext:value-type="float">
            <text:p>1567.17</text:p>
          </table:table-cell>
        </table:table-row>
        <table:table-row table:style-name="ro1">
          <table:table-cell office:value-type="float" office:value="10367471" calcext:value-type="float">
            <text:p>10367471</text:p>
          </table:table-cell>
          <table:table-cell table:formula="of:=[.A650]/1000/(60*60*24)" office:value-type="time" office:time-value="PT02H52M47.471S" calcext:value-type="time">
            <text:p>02:52:47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23.7" calcext:value-type="float">
            <text:p>1323.7</text:p>
          </table:table-cell>
          <table:table-cell office:value-type="float" office:value="1569.52" calcext:value-type="float">
            <text:p>1569.52</text:p>
          </table:table-cell>
        </table:table-row>
        <table:table-row table:style-name="ro1">
          <table:table-cell office:value-type="float" office:value="10383472" calcext:value-type="float">
            <text:p>10383472</text:p>
          </table:table-cell>
          <table:table-cell table:formula="of:=[.A651]/1000/(60*60*24)" office:value-type="time" office:time-value="PT02H53M03.472S" calcext:value-type="time">
            <text:p>02:53:03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325.74" calcext:value-type="float">
            <text:p>1325.74</text:p>
          </table:table-cell>
          <table:table-cell office:value-type="float" office:value="1571.88" calcext:value-type="float">
            <text:p>1571.88</text:p>
          </table:table-cell>
        </table:table-row>
        <table:table-row table:style-name="ro1">
          <table:table-cell office:value-type="float" office:value="10399471" calcext:value-type="float">
            <text:p>10399471</text:p>
          </table:table-cell>
          <table:table-cell table:formula="of:=[.A652]/1000/(60*60*24)" office:value-type="time" office:time-value="PT02H53M19.471S" calcext:value-type="time">
            <text:p>02:53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27.78" calcext:value-type="float">
            <text:p>1327.78</text:p>
          </table:table-cell>
          <table:table-cell office:value-type="float" office:value="1574.24" calcext:value-type="float">
            <text:p>1574.24</text:p>
          </table:table-cell>
        </table:table-row>
        <table:table-row table:style-name="ro1">
          <table:table-cell office:value-type="float" office:value="10415472" calcext:value-type="float">
            <text:p>10415472</text:p>
          </table:table-cell>
          <table:table-cell table:formula="of:=[.A653]/1000/(60*60*24)" office:value-type="time" office:time-value="PT02H53M35.472S" calcext:value-type="time">
            <text:p>02:53:35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7" calcext:value-type="float">
            <text:p>531.87</text:p>
          </table:table-cell>
          <table:table-cell office:value-type="float" office:value="1329.82" calcext:value-type="float">
            <text:p>1329.82</text:p>
          </table:table-cell>
          <table:table-cell office:value-type="float" office:value="1576.59" calcext:value-type="float">
            <text:p>1576.59</text:p>
          </table:table-cell>
        </table:table-row>
        <table:table-row table:style-name="ro1">
          <table:table-cell office:value-type="float" office:value="10431471" calcext:value-type="float">
            <text:p>10431471</text:p>
          </table:table-cell>
          <table:table-cell table:formula="of:=[.A654]/1000/(60*60*24)" office:value-type="time" office:time-value="PT02H53M51.471S" calcext:value-type="time">
            <text:p>02:53:51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5" calcext:value-type="float">
            <text:p>530.5</text:p>
          </table:table-cell>
          <table:table-cell office:value-type="float" office:value="1331.87" calcext:value-type="float">
            <text:p>1331.87</text:p>
          </table:table-cell>
          <table:table-cell office:value-type="float" office:value="1578.95" calcext:value-type="float">
            <text:p>1578.95</text:p>
          </table:table-cell>
        </table:table-row>
        <table:table-row table:style-name="ro1">
          <table:table-cell office:value-type="float" office:value="10447472" calcext:value-type="float">
            <text:p>10447472</text:p>
          </table:table-cell>
          <table:table-cell table:formula="of:=[.A655]/1000/(60*60*24)" office:value-type="time" office:time-value="PT02H54M07.472S" calcext:value-type="time">
            <text:p>02:54:07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2" calcext:value-type="float">
            <text:p>528.52</text:p>
          </table:table-cell>
          <table:table-cell office:value-type="float" office:value="1333.91" calcext:value-type="float">
            <text:p>1333.91</text:p>
          </table:table-cell>
          <table:table-cell office:value-type="float" office:value="1581.3" calcext:value-type="float">
            <text:p>1581.3</text:p>
          </table:table-cell>
        </table:table-row>
        <table:table-row table:style-name="ro1">
          <table:table-cell office:value-type="float" office:value="10463471" calcext:value-type="float">
            <text:p>10463471</text:p>
          </table:table-cell>
          <table:table-cell table:formula="of:=[.A656]/1000/(60*60*24)" office:value-type="time" office:time-value="PT02H54M23.471S" calcext:value-type="time">
            <text:p>02:54:23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335.95" calcext:value-type="float">
            <text:p>1335.95</text:p>
          </table:table-cell>
          <table:table-cell office:value-type="float" office:value="1583.66" calcext:value-type="float">
            <text:p>1583.66</text:p>
          </table:table-cell>
        </table:table-row>
        <table:table-row table:style-name="ro1">
          <table:table-cell office:value-type="float" office:value="10479471" calcext:value-type="float">
            <text:p>10479471</text:p>
          </table:table-cell>
          <table:table-cell table:formula="of:=[.A657]/1000/(60*60*24)" office:value-type="time" office:time-value="PT02H54M39.471S" calcext:value-type="time">
            <text:p>02:54:39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30.59" calcext:value-type="float">
            <text:p>530.59</text:p>
          </table:table-cell>
          <table:table-cell office:value-type="float" office:value="1338" calcext:value-type="float">
            <text:p>1338</text:p>
          </table:table-cell>
          <table:table-cell office:value-type="float" office:value="1586.01" calcext:value-type="float">
            <text:p>1586.01</text:p>
          </table:table-cell>
        </table:table-row>
        <table:table-row table:style-name="ro1">
          <table:table-cell office:value-type="float" office:value="10495472" calcext:value-type="float">
            <text:p>10495472</text:p>
          </table:table-cell>
          <table:table-cell table:formula="of:=[.A658]/1000/(60*60*24)" office:value-type="time" office:time-value="PT02H54M55.472S" calcext:value-type="time">
            <text:p>02:54:55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40.04" calcext:value-type="float">
            <text:p>1340.04</text:p>
          </table:table-cell>
          <table:table-cell office:value-type="float" office:value="1588.37" calcext:value-type="float">
            <text:p>1588.37</text:p>
          </table:table-cell>
        </table:table-row>
        <table:table-row table:style-name="ro1">
          <table:table-cell office:value-type="float" office:value="10511471" calcext:value-type="float">
            <text:p>10511471</text:p>
          </table:table-cell>
          <table:table-cell table:formula="of:=[.A659]/1000/(60*60*24)" office:value-type="time" office:time-value="PT02H55M11.471S" calcext:value-type="time">
            <text:p>02:55:11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3" calcext:value-type="float">
            <text:p>528.43</text:p>
          </table:table-cell>
          <table:table-cell office:value-type="float" office:value="1342.08" calcext:value-type="float">
            <text:p>1342.08</text:p>
          </table:table-cell>
          <table:table-cell office:value-type="float" office:value="1590.72" calcext:value-type="float">
            <text:p>1590.72</text:p>
          </table:table-cell>
        </table:table-row>
        <table:table-row table:style-name="ro1">
          <table:table-cell office:value-type="float" office:value="10527471" calcext:value-type="float">
            <text:p>10527471</text:p>
          </table:table-cell>
          <table:table-cell table:formula="of:=[.A660]/1000/(60*60*24)" office:value-type="time" office:time-value="PT02H55M27.471S" calcext:value-type="time">
            <text:p>02:55:27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5" calcext:value-type="float">
            <text:p>528.65</text:p>
          </table:table-cell>
          <table:table-cell office:value-type="float" office:value="1344.12" calcext:value-type="float">
            <text:p>1344.12</text:p>
          </table:table-cell>
          <table:table-cell office:value-type="float" office:value="1593.08" calcext:value-type="float">
            <text:p>1593.08</text:p>
          </table:table-cell>
        </table:table-row>
        <table:table-row table:style-name="ro1">
          <table:table-cell office:value-type="float" office:value="10543471" calcext:value-type="float">
            <text:p>10543471</text:p>
          </table:table-cell>
          <table:table-cell table:formula="of:=[.A661]/1000/(60*60*24)" office:value-type="time" office:time-value="PT02H55M43.471S" calcext:value-type="time">
            <text:p>02:55:43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30.59" calcext:value-type="float">
            <text:p>530.59</text:p>
          </table:table-cell>
          <table:table-cell office:value-type="float" office:value="1346.17" calcext:value-type="float">
            <text:p>1346.17</text:p>
          </table:table-cell>
          <table:table-cell office:value-type="float" office:value="1595.43" calcext:value-type="float">
            <text:p>1595.43</text:p>
          </table:table-cell>
        </table:table-row>
        <table:table-row table:style-name="ro1">
          <table:table-cell office:value-type="float" office:value="10559471" calcext:value-type="float">
            <text:p>10559471</text:p>
          </table:table-cell>
          <table:table-cell table:formula="of:=[.A662]/1000/(60*60*24)" office:value-type="time" office:time-value="PT02H55M59.471S" calcext:value-type="time">
            <text:p>02:55:59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4" calcext:value-type="float">
            <text:p>528.54</text:p>
          </table:table-cell>
          <table:table-cell office:value-type="float" office:value="1348.21" calcext:value-type="float">
            <text:p>1348.21</text:p>
          </table:table-cell>
          <table:table-cell office:value-type="float" office:value="1597.79" calcext:value-type="float">
            <text:p>1597.79</text:p>
          </table:table-cell>
        </table:table-row>
        <table:table-row table:style-name="ro1">
          <table:table-cell office:value-type="float" office:value="10575471" calcext:value-type="float">
            <text:p>10575471</text:p>
          </table:table-cell>
          <table:table-cell table:formula="of:=[.A663]/1000/(60*60*24)" office:value-type="time" office:time-value="PT02H56M15.471S" calcext:value-type="time">
            <text:p>02:56:15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7" calcext:value-type="float">
            <text:p>530.27</text:p>
          </table:table-cell>
          <table:table-cell office:value-type="float" office:value="1350.25" calcext:value-type="float">
            <text:p>1350.25</text:p>
          </table:table-cell>
          <table:table-cell office:value-type="float" office:value="1600.14" calcext:value-type="float">
            <text:p>1600.14</text:p>
          </table:table-cell>
        </table:table-row>
        <table:table-row table:style-name="ro1">
          <table:table-cell office:value-type="float" office:value="10591471" calcext:value-type="float">
            <text:p>10591471</text:p>
          </table:table-cell>
          <table:table-cell table:formula="of:=[.A664]/1000/(60*60*24)" office:value-type="time" office:time-value="PT02H56M31.471S" calcext:value-type="time">
            <text:p>02:56:31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5" calcext:value-type="float">
            <text:p>530.5</text:p>
          </table:table-cell>
          <table:table-cell office:value-type="float" office:value="1352.3" calcext:value-type="float">
            <text:p>1352.3</text:p>
          </table:table-cell>
          <table:table-cell office:value-type="float" office:value="1602.49" calcext:value-type="float">
            <text:p>1602.49</text:p>
          </table:table-cell>
        </table:table-row>
        <table:table-row table:style-name="ro1">
          <table:table-cell office:value-type="float" office:value="10607471" calcext:value-type="float">
            <text:p>10607471</text:p>
          </table:table-cell>
          <table:table-cell table:formula="of:=[.A665]/1000/(60*60*24)" office:value-type="time" office:time-value="PT02H56M47.471S" calcext:value-type="time">
            <text:p>02:56:47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6" calcext:value-type="float">
            <text:p>528.66</text:p>
          </table:table-cell>
          <table:table-cell office:value-type="float" office:value="1354.34" calcext:value-type="float">
            <text:p>1354.34</text:p>
          </table:table-cell>
          <table:table-cell office:value-type="float" office:value="1604.85" calcext:value-type="float">
            <text:p>1604.85</text:p>
          </table:table-cell>
        </table:table-row>
        <table:table-row table:style-name="ro1">
          <table:table-cell office:value-type="float" office:value="10623472" calcext:value-type="float">
            <text:p>10623472</text:p>
          </table:table-cell>
          <table:table-cell table:formula="of:=[.A666]/1000/(60*60*24)" office:value-type="time" office:time-value="PT02H57M03.472S" calcext:value-type="time">
            <text:p>02:57:03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56.38" calcext:value-type="float">
            <text:p>1356.38</text:p>
          </table:table-cell>
          <table:table-cell office:value-type="float" office:value="1607.2" calcext:value-type="float">
            <text:p>1607.2</text:p>
          </table:table-cell>
        </table:table-row>
        <table:table-row table:style-name="ro1">
          <table:table-cell office:value-type="float" office:value="10639472" calcext:value-type="float">
            <text:p>10639472</text:p>
          </table:table-cell>
          <table:table-cell table:formula="of:=[.A667]/1000/(60*60*24)" office:value-type="time" office:time-value="PT02H57M19.472S" calcext:value-type="time">
            <text:p>02:57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6" calcext:value-type="float">
            <text:p>530.26</text:p>
          </table:table-cell>
          <table:table-cell office:value-type="float" office:value="1358.42" calcext:value-type="float">
            <text:p>1358.42</text:p>
          </table:table-cell>
          <table:table-cell office:value-type="float" office:value="1609.56" calcext:value-type="float">
            <text:p>1609.56</text:p>
          </table:table-cell>
        </table:table-row>
        <table:table-row table:style-name="ro1">
          <table:table-cell office:value-type="float" office:value="10655471" calcext:value-type="float">
            <text:p>10655471</text:p>
          </table:table-cell>
          <table:table-cell table:formula="of:=[.A668]/1000/(60*60*24)" office:value-type="time" office:time-value="PT02H57M35.471S" calcext:value-type="time">
            <text:p>02:57:35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6" calcext:value-type="float">
            <text:p>530.26</text:p>
          </table:table-cell>
          <table:table-cell office:value-type="float" office:value="1360.47" calcext:value-type="float">
            <text:p>1360.47</text:p>
          </table:table-cell>
          <table:table-cell office:value-type="float" office:value="1611.91" calcext:value-type="float">
            <text:p>1611.91</text:p>
          </table:table-cell>
        </table:table-row>
        <table:table-row table:style-name="ro1">
          <table:table-cell office:value-type="float" office:value="10671471" calcext:value-type="float">
            <text:p>10671471</text:p>
          </table:table-cell>
          <table:table-cell table:formula="of:=[.A669]/1000/(60*60*24)" office:value-type="time" office:time-value="PT02H57M51.471S" calcext:value-type="time">
            <text:p>02:57:51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28.75" calcext:value-type="float">
            <text:p>528.75</text:p>
          </table:table-cell>
          <table:table-cell office:value-type="float" office:value="1362.51" calcext:value-type="float">
            <text:p>1362.51</text:p>
          </table:table-cell>
          <table:table-cell office:value-type="float" office:value="1614.26" calcext:value-type="float">
            <text:p>1614.26</text:p>
          </table:table-cell>
        </table:table-row>
        <table:table-row table:style-name="ro1">
          <table:table-cell office:value-type="float" office:value="10687471" calcext:value-type="float">
            <text:p>10687471</text:p>
          </table:table-cell>
          <table:table-cell table:formula="of:=[.A670]/1000/(60*60*24)" office:value-type="time" office:time-value="PT02H58M07.471S" calcext:value-type="time">
            <text:p>02:58:07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2" calcext:value-type="float">
            <text:p>528.52</text:p>
          </table:table-cell>
          <table:table-cell office:value-type="float" office:value="1364.55" calcext:value-type="float">
            <text:p>1364.55</text:p>
          </table:table-cell>
          <table:table-cell office:value-type="float" office:value="1616.62" calcext:value-type="float">
            <text:p>1616.62</text:p>
          </table:table-cell>
        </table:table-row>
        <table:table-row table:style-name="ro1">
          <table:table-cell office:value-type="float" office:value="10703472" calcext:value-type="float">
            <text:p>10703472</text:p>
          </table:table-cell>
          <table:table-cell table:formula="of:=[.A671]/1000/(60*60*24)" office:value-type="time" office:time-value="PT02H58M23.472S" calcext:value-type="time">
            <text:p>02:58:23</text:p>
          </table:table-cell>
          <table:table-cell office:value-type="float" office:value="1.15" calcext:value-type="float">
            <text:p>1.15</text:p>
          </table:table-cell>
          <table:table-cell office:value-type="float" office:value="459.92" calcext:value-type="float">
            <text:p>459.92</text:p>
          </table:table-cell>
          <table:table-cell office:value-type="float" office:value="528.89" calcext:value-type="float">
            <text:p>528.89</text:p>
          </table:table-cell>
          <table:table-cell office:value-type="float" office:value="1366.6" calcext:value-type="float">
            <text:p>1366.6</text:p>
          </table:table-cell>
          <table:table-cell office:value-type="float" office:value="1618.97" calcext:value-type="float">
            <text:p>1618.97</text:p>
          </table:table-cell>
        </table:table-row>
        <table:table-row table:style-name="ro1">
          <table:table-cell office:value-type="float" office:value="10719471" calcext:value-type="float">
            <text:p>10719471</text:p>
          </table:table-cell>
          <table:table-cell table:formula="of:=[.A672]/1000/(60*60*24)" office:value-type="time" office:time-value="PT02H58M39.471S" calcext:value-type="time">
            <text:p>02:58:39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3" calcext:value-type="float">
            <text:p>528.53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1621.32" calcext:value-type="float">
            <text:p>1621.32</text:p>
          </table:table-cell>
        </table:table-row>
        <table:table-row table:style-name="ro1">
          <table:table-cell office:value-type="float" office:value="10735472" calcext:value-type="float">
            <text:p>10735472</text:p>
          </table:table-cell>
          <table:table-cell table:formula="of:=[.A673]/1000/(60*60*24)" office:value-type="time" office:time-value="PT02H58M55.472S" calcext:value-type="time">
            <text:p>02:58:55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30.57" calcext:value-type="float">
            <text:p>530.57</text:p>
          </table:table-cell>
          <table:table-cell office:value-type="float" office:value="1370.68" calcext:value-type="float">
            <text:p>1370.68</text:p>
          </table:table-cell>
          <table:table-cell office:value-type="float" office:value="1623.67" calcext:value-type="float">
            <text:p>1623.67</text:p>
          </table:table-cell>
        </table:table-row>
        <table:table-row table:style-name="ro1">
          <table:table-cell office:value-type="float" office:value="10751472" calcext:value-type="float">
            <text:p>10751472</text:p>
          </table:table-cell>
          <table:table-cell table:formula="of:=[.A674]/1000/(60*60*24)" office:value-type="time" office:time-value="PT02H59M11.472S" calcext:value-type="time">
            <text:p>02:59:11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6" calcext:value-type="float">
            <text:p>528.66</text:p>
          </table:table-cell>
          <table:table-cell office:value-type="float" office:value="1372.72" calcext:value-type="float">
            <text:p>1372.72</text:p>
          </table:table-cell>
          <table:table-cell office:value-type="float" office:value="1626.02" calcext:value-type="float">
            <text:p>1626.02</text:p>
          </table:table-cell>
        </table:table-row>
        <table:table-row table:style-name="ro1">
          <table:table-cell office:value-type="float" office:value="10767471" calcext:value-type="float">
            <text:p>10767471</text:p>
          </table:table-cell>
          <table:table-cell table:formula="of:=[.A675]/1000/(60*60*24)" office:value-type="time" office:time-value="PT02H59M27.471S" calcext:value-type="time">
            <text:p>02:59:27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6.82" calcext:value-type="float">
            <text:p>526.82</text:p>
          </table:table-cell>
          <table:table-cell office:value-type="float" office:value="1374.77" calcext:value-type="float">
            <text:p>1374.77</text:p>
          </table:table-cell>
          <table:table-cell office:value-type="float" office:value="1628.37" calcext:value-type="float">
            <text:p>1628.37</text:p>
          </table:table-cell>
        </table:table-row>
        <table:table-row table:style-name="ro1">
          <table:table-cell office:value-type="float" office:value="10783471" calcext:value-type="float">
            <text:p>10783471</text:p>
          </table:table-cell>
          <table:table-cell table:formula="of:=[.A676]/1000/(60*60*24)" office:value-type="time" office:time-value="PT02H59M43.471S" calcext:value-type="time">
            <text:p>02:59:43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6" calcext:value-type="float">
            <text:p>528.66</text:p>
          </table:table-cell>
          <table:table-cell office:value-type="float" office:value="1376.81" calcext:value-type="float">
            <text:p>1376.81</text:p>
          </table:table-cell>
          <table:table-cell office:value-type="float" office:value="1630.72" calcext:value-type="float">
            <text:p>1630.72</text:p>
          </table:table-cell>
        </table:table-row>
        <table:table-row table:style-name="ro1">
          <table:table-cell office:value-type="float" office:value="10799471" calcext:value-type="float">
            <text:p>10799471</text:p>
          </table:table-cell>
          <table:table-cell table:formula="of:=[.A677]/1000/(60*60*24)" office:value-type="time" office:time-value="PT02H59M59.471S" calcext:value-type="time">
            <text:p>02:59:59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3" calcext:value-type="float">
            <text:p>528.3</text:p>
          </table:table-cell>
          <table:table-cell office:value-type="float" office:value="1378.85" calcext:value-type="float">
            <text:p>1378.85</text:p>
          </table:table-cell>
          <table:table-cell office:value-type="float" office:value="1633.07" calcext:value-type="float">
            <text:p>1633.07</text:p>
          </table:table-cell>
        </table:table-row>
        <table:table-row table:style-name="ro1">
          <table:table-cell office:value-type="float" office:value="10815471" calcext:value-type="float">
            <text:p>10815471</text:p>
          </table:table-cell>
          <table:table-cell table:formula="of:=[.A678]/1000/(60*60*24)" office:value-type="time" office:time-value="PT03H00M15.471S" calcext:value-type="time">
            <text:p>03:00:15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6" calcext:value-type="float">
            <text:p>528.66</text:p>
          </table:table-cell>
          <table:table-cell office:value-type="float" office:value="1380.9" calcext:value-type="float">
            <text:p>1380.9</text:p>
          </table:table-cell>
          <table:table-cell office:value-type="float" office:value="1635.42" calcext:value-type="float">
            <text:p>1635.42</text:p>
          </table:table-cell>
        </table:table-row>
        <table:table-row table:style-name="ro1">
          <table:table-cell office:value-type="float" office:value="10831471" calcext:value-type="float">
            <text:p>10831471</text:p>
          </table:table-cell>
          <table:table-cell table:formula="of:=[.A679]/1000/(60*60*24)" office:value-type="time" office:time-value="PT03H00M31.471S" calcext:value-type="time">
            <text:p>03:00:31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7" calcext:value-type="float">
            <text:p>528.67</text:p>
          </table:table-cell>
          <table:table-cell office:value-type="float" office:value="1382.94" calcext:value-type="float">
            <text:p>1382.94</text:p>
          </table:table-cell>
          <table:table-cell office:value-type="float" office:value="1637.77" calcext:value-type="float">
            <text:p>1637.77</text:p>
          </table:table-cell>
        </table:table-row>
        <table:table-row table:style-name="ro1">
          <table:table-cell office:value-type="float" office:value="10847472" calcext:value-type="float">
            <text:p>10847472</text:p>
          </table:table-cell>
          <table:table-cell table:formula="of:=[.A680]/1000/(60*60*24)" office:value-type="time" office:time-value="PT03H00M47.472S" calcext:value-type="time">
            <text:p>03:00:47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6" calcext:value-type="float">
            <text:p>528.66</text:p>
          </table:table-cell>
          <table:table-cell office:value-type="float" office:value="1384.98" calcext:value-type="float">
            <text:p>1384.98</text:p>
          </table:table-cell>
          <table:table-cell office:value-type="float" office:value="1640.12" calcext:value-type="float">
            <text:p>1640.12</text:p>
          </table:table-cell>
        </table:table-row>
        <table:table-row table:style-name="ro1">
          <table:table-cell office:value-type="float" office:value="10863471" calcext:value-type="float">
            <text:p>10863471</text:p>
          </table:table-cell>
          <table:table-cell table:formula="of:=[.A681]/1000/(60*60*24)" office:value-type="time" office:time-value="PT03H01M03.471S" calcext:value-type="time">
            <text:p>03:01:03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3" calcext:value-type="float">
            <text:p>528.43</text:p>
          </table:table-cell>
          <table:table-cell office:value-type="float" office:value="1387.03" calcext:value-type="float">
            <text:p>1387.03</text:p>
          </table:table-cell>
          <table:table-cell office:value-type="float" office:value="1642.47" calcext:value-type="float">
            <text:p>1642.47</text:p>
          </table:table-cell>
        </table:table-row>
        <table:table-row table:style-name="ro1">
          <table:table-cell office:value-type="float" office:value="10879471" calcext:value-type="float">
            <text:p>10879471</text:p>
          </table:table-cell>
          <table:table-cell table:formula="of:=[.A682]/1000/(60*60*24)" office:value-type="time" office:time-value="PT03H01M19.471S" calcext:value-type="time">
            <text:p>03:01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2" calcext:value-type="float">
            <text:p>528.52</text:p>
          </table:table-cell>
          <table:table-cell office:value-type="float" office:value="1389.07" calcext:value-type="float">
            <text:p>1389.07</text:p>
          </table:table-cell>
          <table:table-cell office:value-type="float" office:value="1644.82" calcext:value-type="float">
            <text:p>1644.82</text:p>
          </table:table-cell>
        </table:table-row>
        <table:table-row table:style-name="ro1">
          <table:table-cell office:value-type="float" office:value="10895471" calcext:value-type="float">
            <text:p>10895471</text:p>
          </table:table-cell>
          <table:table-cell table:formula="of:=[.A683]/1000/(60*60*24)" office:value-type="time" office:time-value="PT03H01M35.471S" calcext:value-type="time">
            <text:p>03:01:35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5" calcext:value-type="float">
            <text:p>528.65</text:p>
          </table:table-cell>
          <table:table-cell office:value-type="float" office:value="1391.11" calcext:value-type="float">
            <text:p>1391.11</text:p>
          </table:table-cell>
          <table:table-cell office:value-type="float" office:value="1647.17" calcext:value-type="float">
            <text:p>1647.17</text:p>
          </table:table-cell>
        </table:table-row>
        <table:table-row table:style-name="ro1">
          <table:table-cell office:value-type="float" office:value="10911471" calcext:value-type="float">
            <text:p>10911471</text:p>
          </table:table-cell>
          <table:table-cell table:formula="of:=[.A684]/1000/(60*60*24)" office:value-type="time" office:time-value="PT03H01M51.471S" calcext:value-type="time">
            <text:p>03:01:51</text:p>
          </table:table-cell>
          <table:table-cell office:value-type="float" office:value="1.15" calcext:value-type="float">
            <text:p>1.15</text:p>
          </table:table-cell>
          <table:table-cell office:value-type="float" office:value="459.92" calcext:value-type="float">
            <text:p>459.92</text:p>
          </table:table-cell>
          <table:table-cell office:value-type="float" office:value="528.89" calcext:value-type="float">
            <text:p>528.89</text:p>
          </table:table-cell>
          <table:table-cell office:value-type="float" office:value="1393.15" calcext:value-type="float">
            <text:p>1393.15</text:p>
          </table:table-cell>
          <table:table-cell office:value-type="float" office:value="1649.51" calcext:value-type="float">
            <text:p>1649.51</text:p>
          </table:table-cell>
        </table:table-row>
        <table:table-row table:style-name="ro1">
          <table:table-cell office:value-type="float" office:value="10927472" calcext:value-type="float">
            <text:p>10927472</text:p>
          </table:table-cell>
          <table:table-cell table:formula="of:=[.A685]/1000/(60*60*24)" office:value-type="time" office:time-value="PT03H02M07.472S" calcext:value-type="time">
            <text:p>03:02:07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9" calcext:value-type="float">
            <text:p>526.59</text:p>
          </table:table-cell>
          <table:table-cell office:value-type="float" office:value="1395.2" calcext:value-type="float">
            <text:p>1395.2</text:p>
          </table:table-cell>
          <table:table-cell office:value-type="float" office:value="1651.86" calcext:value-type="float">
            <text:p>1651.86</text:p>
          </table:table-cell>
        </table:table-row>
        <table:table-row table:style-name="ro1">
          <table:table-cell office:value-type="float" office:value="10943471" calcext:value-type="float">
            <text:p>10943471</text:p>
          </table:table-cell>
          <table:table-cell table:formula="of:=[.A686]/1000/(60*60*24)" office:value-type="time" office:time-value="PT03H02M23.471S" calcext:value-type="time">
            <text:p>03:02:23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6.82" calcext:value-type="float">
            <text:p>526.82</text:p>
          </table:table-cell>
          <table:table-cell office:value-type="float" office:value="1397.24" calcext:value-type="float">
            <text:p>1397.24</text:p>
          </table:table-cell>
          <table:table-cell office:value-type="float" office:value="1654.21" calcext:value-type="float">
            <text:p>1654.21</text:p>
          </table:table-cell>
        </table:table-row>
        <table:table-row table:style-name="ro1">
          <table:table-cell office:value-type="float" office:value="10959471" calcext:value-type="float">
            <text:p>10959471</text:p>
          </table:table-cell>
          <table:table-cell table:formula="of:=[.A687]/1000/(60*60*24)" office:value-type="time" office:time-value="PT03H02M39.471S" calcext:value-type="time">
            <text:p>03:02:39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28.75" calcext:value-type="float">
            <text:p>528.75</text:p>
          </table:table-cell>
          <table:table-cell office:value-type="float" office:value="1399.28" calcext:value-type="float">
            <text:p>1399.28</text:p>
          </table:table-cell>
          <table:table-cell office:value-type="float" office:value="1656.55" calcext:value-type="float">
            <text:p>1656.55</text:p>
          </table:table-cell>
        </table:table-row>
        <table:table-row table:style-name="ro1">
          <table:table-cell office:value-type="float" office:value="10975471" calcext:value-type="float">
            <text:p>10975471</text:p>
          </table:table-cell>
          <table:table-cell table:formula="of:=[.A688]/1000/(60*60*24)" office:value-type="time" office:time-value="PT03H02M55.471S" calcext:value-type="time">
            <text:p>03:02:55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9" calcext:value-type="float">
            <text:p>526.69</text:p>
          </table:table-cell>
          <table:table-cell office:value-type="float" office:value="1401.33" calcext:value-type="float">
            <text:p>1401.33</text:p>
          </table:table-cell>
          <table:table-cell office:value-type="float" office:value="1658.9" calcext:value-type="float">
            <text:p>1658.9</text:p>
          </table:table-cell>
        </table:table-row>
        <table:table-row table:style-name="ro1">
          <table:table-cell office:value-type="float" office:value="10991471" calcext:value-type="float">
            <text:p>10991471</text:p>
          </table:table-cell>
          <table:table-cell table:formula="of:=[.A689]/1000/(60*60*24)" office:value-type="time" office:time-value="PT03H03M11.471S" calcext:value-type="time">
            <text:p>03:03:11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7" calcext:value-type="float">
            <text:p>528.67</text:p>
          </table:table-cell>
          <table:table-cell office:value-type="float" office:value="1403.37" calcext:value-type="float">
            <text:p>1403.37</text:p>
          </table:table-cell>
          <table:table-cell office:value-type="float" office:value="1661.25" calcext:value-type="float">
            <text:p>1661.25</text:p>
          </table:table-cell>
        </table:table-row>
        <table:table-row table:style-name="ro1">
          <table:table-cell office:value-type="float" office:value="11007471" calcext:value-type="float">
            <text:p>11007471</text:p>
          </table:table-cell>
          <table:table-cell table:formula="of:=[.A690]/1000/(60*60*24)" office:value-type="time" office:time-value="PT03H03M27.471S" calcext:value-type="time">
            <text:p>03:03:27</text:p>
          </table:table-cell>
          <table:table-cell office:value-type="float" office:value="1.15" calcext:value-type="float">
            <text:p>1.15</text:p>
          </table:table-cell>
          <table:table-cell office:value-type="float" office:value="459.92" calcext:value-type="float">
            <text:p>459.92</text:p>
          </table:table-cell>
          <table:table-cell office:value-type="float" office:value="528.9" calcext:value-type="float">
            <text:p>528.9</text:p>
          </table:table-cell>
          <table:table-cell office:value-type="float" office:value="1405.41" calcext:value-type="float">
            <text:p>1405.41</text:p>
          </table:table-cell>
          <table:table-cell office:value-type="float" office:value="1663.6" calcext:value-type="float">
            <text:p>1663.6</text:p>
          </table:table-cell>
        </table:table-row>
        <table:table-row table:style-name="ro1">
          <table:table-cell office:value-type="float" office:value="11023471" calcext:value-type="float">
            <text:p>11023471</text:p>
          </table:table-cell>
          <table:table-cell table:formula="of:=[.A691]/1000/(60*60*24)" office:value-type="time" office:time-value="PT03H03M43.471S" calcext:value-type="time">
            <text:p>03:03:43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8" calcext:value-type="float">
            <text:p>526.68</text:p>
          </table:table-cell>
          <table:table-cell office:value-type="float" office:value="1407.45" calcext:value-type="float">
            <text:p>1407.45</text:p>
          </table:table-cell>
          <table:table-cell office:value-type="float" office:value="1665.94" calcext:value-type="float">
            <text:p>1665.94</text:p>
          </table:table-cell>
        </table:table-row>
        <table:table-row table:style-name="ro1">
          <table:table-cell office:value-type="float" office:value="11039471" calcext:value-type="float">
            <text:p>11039471</text:p>
          </table:table-cell>
          <table:table-cell table:formula="of:=[.A692]/1000/(60*60*24)" office:value-type="time" office:time-value="PT03H03M59.471S" calcext:value-type="time">
            <text:p>03:03:59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28.74" calcext:value-type="float">
            <text:p>528.74</text:p>
          </table:table-cell>
          <table:table-cell office:value-type="float" office:value="1409.5" calcext:value-type="float">
            <text:p>1409.5</text:p>
          </table:table-cell>
          <table:table-cell office:value-type="float" office:value="1668.29" calcext:value-type="float">
            <text:p>1668.29</text:p>
          </table:table-cell>
        </table:table-row>
        <table:table-row table:style-name="ro1">
          <table:table-cell office:value-type="float" office:value="11055471" calcext:value-type="float">
            <text:p>11055471</text:p>
          </table:table-cell>
          <table:table-cell table:formula="of:=[.A693]/1000/(60*60*24)" office:value-type="time" office:time-value="PT03H04M15.471S" calcext:value-type="time">
            <text:p>03:04:15</text:p>
          </table:table-cell>
          <table:table-cell office:value-type="float" office:value="1.15" calcext:value-type="float">
            <text:p>1.15</text:p>
          </table:table-cell>
          <table:table-cell office:value-type="float" office:value="459.92" calcext:value-type="float">
            <text:p>459.92</text:p>
          </table:table-cell>
          <table:table-cell office:value-type="float" office:value="527.05" calcext:value-type="float">
            <text:p>527.05</text:p>
          </table:table-cell>
          <table:table-cell office:value-type="float" office:value="1411.54" calcext:value-type="float">
            <text:p>1411.54</text:p>
          </table:table-cell>
          <table:table-cell office:value-type="float" office:value="1670.63" calcext:value-type="float">
            <text:p>1670.63</text:p>
          </table:table-cell>
        </table:table-row>
        <table:table-row table:style-name="ro1">
          <table:table-cell office:value-type="float" office:value="11071471" calcext:value-type="float">
            <text:p>11071471</text:p>
          </table:table-cell>
          <table:table-cell table:formula="of:=[.A694]/1000/(60*60*24)" office:value-type="time" office:time-value="PT03H04M31.471S" calcext:value-type="time">
            <text:p>03:04:31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9" calcext:value-type="float">
            <text:p>526.59</text:p>
          </table:table-cell>
          <table:table-cell office:value-type="float" office:value="1413.58" calcext:value-type="float">
            <text:p>1413.58</text:p>
          </table:table-cell>
          <table:table-cell office:value-type="float" office:value="1672.98" calcext:value-type="float">
            <text:p>1672.98</text:p>
          </table:table-cell>
        </table:table-row>
        <table:table-row table:style-name="ro1">
          <table:table-cell office:value-type="float" office:value="11087471" calcext:value-type="float">
            <text:p>11087471</text:p>
          </table:table-cell>
          <table:table-cell table:formula="of:=[.A695]/1000/(60*60*24)" office:value-type="time" office:time-value="PT03H04M47.471S" calcext:value-type="time">
            <text:p>03:04:47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9" calcext:value-type="float">
            <text:p>526.69</text:p>
          </table:table-cell>
          <table:table-cell office:value-type="float" office:value="1415.63" calcext:value-type="float">
            <text:p>1415.63</text:p>
          </table:table-cell>
          <table:table-cell office:value-type="float" office:value="1675.32" calcext:value-type="float">
            <text:p>1675.32</text:p>
          </table:table-cell>
        </table:table-row>
        <table:table-row table:style-name="ro1">
          <table:table-cell office:value-type="float" office:value="11103471" calcext:value-type="float">
            <text:p>11103471</text:p>
          </table:table-cell>
          <table:table-cell table:formula="of:=[.A696]/1000/(60*60*24)" office:value-type="time" office:time-value="PT03H05M03.471S" calcext:value-type="time">
            <text:p>03:05:03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8" calcext:value-type="float">
            <text:p>526.68</text:p>
          </table:table-cell>
          <table:table-cell office:value-type="float" office:value="1417.67" calcext:value-type="float">
            <text:p>1417.67</text:p>
          </table:table-cell>
          <table:table-cell office:value-type="float" office:value="1677.66" calcext:value-type="float">
            <text:p>1677.66</text:p>
          </table:table-cell>
        </table:table-row>
        <table:table-row table:style-name="ro1">
          <table:table-cell office:value-type="float" office:value="11119471" calcext:value-type="float">
            <text:p>11119471</text:p>
          </table:table-cell>
          <table:table-cell table:formula="of:=[.A697]/1000/(60*60*24)" office:value-type="time" office:time-value="PT03H05M19.471S" calcext:value-type="time">
            <text:p>03:05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9" calcext:value-type="float">
            <text:p>526.59</text:p>
          </table:table-cell>
          <table:table-cell office:value-type="float" office:value="1419.71" calcext:value-type="float">
            <text:p>1419.71</text:p>
          </table:table-cell>
          <table:table-cell office:value-type="float" office:value="1680.01" calcext:value-type="float">
            <text:p>1680.01</text:p>
          </table:table-cell>
        </table:table-row>
        <table:table-row table:style-name="ro1">
          <table:table-cell office:value-type="float" office:value="11135472" calcext:value-type="float">
            <text:p>11135472</text:p>
          </table:table-cell>
          <table:table-cell table:formula="of:=[.A698]/1000/(60*60*24)" office:value-type="time" office:time-value="PT03H05M35.472S" calcext:value-type="time">
            <text:p>03:05:35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8" calcext:value-type="float">
            <text:p>526.68</text:p>
          </table:table-cell>
          <table:table-cell office:value-type="float" office:value="1421.75" calcext:value-type="float">
            <text:p>1421.75</text:p>
          </table:table-cell>
          <table:table-cell office:value-type="float" office:value="1682.35" calcext:value-type="float">
            <text:p>1682.35</text:p>
          </table:table-cell>
        </table:table-row>
        <table:table-row table:style-name="ro1">
          <table:table-cell office:value-type="float" office:value="11151472" calcext:value-type="float">
            <text:p>11151472</text:p>
          </table:table-cell>
          <table:table-cell table:formula="of:=[.A699]/1000/(60*60*24)" office:value-type="time" office:time-value="PT03H05M51.472S" calcext:value-type="time">
            <text:p>03:05:51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6.83" calcext:value-type="float">
            <text:p>526.83</text:p>
          </table:table-cell>
          <table:table-cell office:value-type="float" office:value="1423.8" calcext:value-type="float">
            <text:p>1423.8</text:p>
          </table:table-cell>
          <table:table-cell office:value-type="float" office:value="1684.7" calcext:value-type="float">
            <text:p>1684.7</text:p>
          </table:table-cell>
        </table:table-row>
        <table:table-row table:style-name="ro1">
          <table:table-cell office:value-type="float" office:value="11167471" calcext:value-type="float">
            <text:p>11167471</text:p>
          </table:table-cell>
          <table:table-cell table:formula="of:=[.A700]/1000/(60*60*24)" office:value-type="time" office:time-value="PT03H06M07.471S" calcext:value-type="time">
            <text:p>03:06:07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6.82" calcext:value-type="float">
            <text:p>526.82</text:p>
          </table:table-cell>
          <table:table-cell office:value-type="float" office:value="1425.84" calcext:value-type="float">
            <text:p>1425.84</text:p>
          </table:table-cell>
          <table:table-cell office:value-type="float" office:value="1687.04" calcext:value-type="float">
            <text:p>1687.04</text:p>
          </table:table-cell>
        </table:table-row>
        <table:table-row table:style-name="ro1">
          <table:table-cell office:value-type="float" office:value="11183471" calcext:value-type="float">
            <text:p>11183471</text:p>
          </table:table-cell>
          <table:table-cell table:formula="of:=[.A701]/1000/(60*60*24)" office:value-type="time" office:time-value="PT03H06M23.471S" calcext:value-type="time">
            <text:p>03:06:23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9" calcext:value-type="float">
            <text:p>526.59</text:p>
          </table:table-cell>
          <table:table-cell office:value-type="float" office:value="1427.88" calcext:value-type="float">
            <text:p>1427.88</text:p>
          </table:table-cell>
          <table:table-cell office:value-type="float" office:value="1689.38" calcext:value-type="float">
            <text:p>1689.38</text:p>
          </table:table-cell>
        </table:table-row>
        <table:table-row table:style-name="ro1">
          <table:table-cell office:value-type="float" office:value="11199471" calcext:value-type="float">
            <text:p>11199471</text:p>
          </table:table-cell>
          <table:table-cell table:formula="of:=[.A702]/1000/(60*60*24)" office:value-type="time" office:time-value="PT03H06M39.471S" calcext:value-type="time">
            <text:p>03:06:39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8" calcext:value-type="float">
            <text:p>526.68</text:p>
          </table:table-cell>
          <table:table-cell office:value-type="float" office:value="1429.93" calcext:value-type="float">
            <text:p>1429.93</text:p>
          </table:table-cell>
          <table:table-cell office:value-type="float" office:value="1691.72" calcext:value-type="float">
            <text:p>1691.72</text:p>
          </table:table-cell>
        </table:table-row>
        <table:table-row table:style-name="ro1">
          <table:table-cell office:value-type="float" office:value="11215472" calcext:value-type="float">
            <text:p>11215472</text:p>
          </table:table-cell>
          <table:table-cell table:formula="of:=[.A703]/1000/(60*60*24)" office:value-type="time" office:time-value="PT03H06M55.472S" calcext:value-type="time">
            <text:p>03:06:55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5" calcext:value-type="float">
            <text:p>526.45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694.07" calcext:value-type="float">
            <text:p>1694.07</text:p>
          </table:table-cell>
        </table:table-row>
        <table:table-row table:style-name="ro1">
          <table:table-cell office:value-type="float" office:value="11231472" calcext:value-type="float">
            <text:p>11231472</text:p>
          </table:table-cell>
          <table:table-cell table:formula="of:=[.A704]/1000/(60*60*24)" office:value-type="time" office:time-value="PT03H07M11.472S" calcext:value-type="time">
            <text:p>03:07:11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4" calcext:value-type="float">
            <text:p>526.44</text:p>
          </table:table-cell>
          <table:table-cell office:value-type="float" office:value="1434.01" calcext:value-type="float">
            <text:p>1434.01</text:p>
          </table:table-cell>
          <table:table-cell office:value-type="float" office:value="1696.41" calcext:value-type="float">
            <text:p>1696.41</text:p>
          </table:table-cell>
        </table:table-row>
        <table:table-row table:style-name="ro1">
          <table:table-cell office:value-type="float" office:value="11247471" calcext:value-type="float">
            <text:p>11247471</text:p>
          </table:table-cell>
          <table:table-cell table:formula="of:=[.A705]/1000/(60*60*24)" office:value-type="time" office:time-value="PT03H07M27.471S" calcext:value-type="time">
            <text:p>03:07:27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8" calcext:value-type="float">
            <text:p>526.58</text:p>
          </table:table-cell>
          <table:table-cell office:value-type="float" office:value="1436.05" calcext:value-type="float">
            <text:p>1436.05</text:p>
          </table:table-cell>
          <table:table-cell office:value-type="float" office:value="1698.75" calcext:value-type="float">
            <text:p>1698.75</text:p>
          </table:table-cell>
        </table:table-row>
        <table:table-row table:style-name="ro1">
          <table:table-cell office:value-type="float" office:value="11263471" calcext:value-type="float">
            <text:p>11263471</text:p>
          </table:table-cell>
          <table:table-cell table:formula="of:=[.A706]/1000/(60*60*24)" office:value-type="time" office:time-value="PT03H07M43.471S" calcext:value-type="time">
            <text:p>03:07:43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4" calcext:value-type="float">
            <text:p>524.74</text:p>
          </table:table-cell>
          <table:table-cell office:value-type="float" office:value="1438.1" calcext:value-type="float">
            <text:p>1438.1</text:p>
          </table:table-cell>
          <table:table-cell office:value-type="float" office:value="1701.09" calcext:value-type="float">
            <text:p>1701.09</text:p>
          </table:table-cell>
        </table:table-row>
        <table:table-row table:style-name="ro1">
          <table:table-cell office:value-type="float" office:value="11279471" calcext:value-type="float">
            <text:p>11279471</text:p>
          </table:table-cell>
          <table:table-cell table:formula="of:=[.A707]/1000/(60*60*24)" office:value-type="time" office:time-value="PT03H07M59.471S" calcext:value-type="time">
            <text:p>03:07:59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26.91" calcext:value-type="float">
            <text:p>526.91</text:p>
          </table:table-cell>
          <table:table-cell office:value-type="float" office:value="1440.14" calcext:value-type="float">
            <text:p>1440.14</text:p>
          </table:table-cell>
          <table:table-cell office:value-type="float" office:value="1703.43" calcext:value-type="float">
            <text:p>1703.43</text:p>
          </table:table-cell>
        </table:table-row>
        <table:table-row table:style-name="ro1">
          <table:table-cell office:value-type="float" office:value="11295471" calcext:value-type="float">
            <text:p>11295471</text:p>
          </table:table-cell>
          <table:table-cell table:formula="of:=[.A708]/1000/(60*60*24)" office:value-type="time" office:time-value="PT03H08M15.471S" calcext:value-type="time">
            <text:p>03:08:15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9" calcext:value-type="float">
            <text:p>526.59</text:p>
          </table:table-cell>
          <table:table-cell office:value-type="float" office:value="1442.18" calcext:value-type="float">
            <text:p>1442.18</text:p>
          </table:table-cell>
          <table:table-cell office:value-type="float" office:value="1705.77" calcext:value-type="float">
            <text:p>1705.77</text:p>
          </table:table-cell>
        </table:table-row>
        <table:table-row table:style-name="ro1">
          <table:table-cell office:value-type="float" office:value="11311471" calcext:value-type="float">
            <text:p>11311471</text:p>
          </table:table-cell>
          <table:table-cell table:formula="of:=[.A709]/1000/(60*60*24)" office:value-type="time" office:time-value="PT03H08M31.471S" calcext:value-type="time">
            <text:p>03:08:31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26.91" calcext:value-type="float">
            <text:p>526.91</text:p>
          </table:table-cell>
          <table:table-cell office:value-type="float" office:value="1444.22" calcext:value-type="float">
            <text:p>1444.22</text:p>
          </table:table-cell>
          <table:table-cell office:value-type="float" office:value="1708.11" calcext:value-type="float">
            <text:p>1708.11</text:p>
          </table:table-cell>
        </table:table-row>
        <table:table-row table:style-name="ro1">
          <table:table-cell office:value-type="float" office:value="11327471" calcext:value-type="float">
            <text:p>11327471</text:p>
          </table:table-cell>
          <table:table-cell table:formula="of:=[.A710]/1000/(60*60*24)" office:value-type="time" office:time-value="PT03H08M47.471S" calcext:value-type="time">
            <text:p>03:08:47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4" calcext:value-type="float">
            <text:p>524.84</text:p>
          </table:table-cell>
          <table:table-cell office:value-type="float" office:value="1446.27" calcext:value-type="float">
            <text:p>1446.27</text:p>
          </table:table-cell>
          <table:table-cell office:value-type="float" office:value="1710.45" calcext:value-type="float">
            <text:p>1710.45</text:p>
          </table:table-cell>
        </table:table-row>
        <table:table-row table:style-name="ro1">
          <table:table-cell office:value-type="float" office:value="11343471" calcext:value-type="float">
            <text:p>11343471</text:p>
          </table:table-cell>
          <table:table-cell table:formula="of:=[.A711]/1000/(60*60*24)" office:value-type="time" office:time-value="PT03H09M03.471S" calcext:value-type="time">
            <text:p>03:09:03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6.83" calcext:value-type="float">
            <text:p>526.83</text:p>
          </table:table-cell>
          <table:table-cell office:value-type="float" office:value="1448.31" calcext:value-type="float">
            <text:p>1448.31</text:p>
          </table:table-cell>
          <table:table-cell office:value-type="float" office:value="1712.79" calcext:value-type="float">
            <text:p>1712.79</text:p>
          </table:table-cell>
        </table:table-row>
        <table:table-row table:style-name="ro1">
          <table:table-cell office:value-type="float" office:value="11359471" calcext:value-type="float">
            <text:p>11359471</text:p>
          </table:table-cell>
          <table:table-cell table:formula="of:=[.A712]/1000/(60*60*24)" office:value-type="time" office:time-value="PT03H09M19.471S" calcext:value-type="time">
            <text:p>03:09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9" calcext:value-type="float">
            <text:p>526.59</text:p>
          </table:table-cell>
          <table:table-cell office:value-type="float" office:value="1450.35" calcext:value-type="float">
            <text:p>1450.35</text:p>
          </table:table-cell>
          <table:table-cell office:value-type="float" office:value="1715.12" calcext:value-type="float">
            <text:p>1715.12</text:p>
          </table:table-cell>
        </table:table-row>
        <table:table-row table:style-name="ro1">
          <table:table-cell office:value-type="float" office:value="11375471" calcext:value-type="float">
            <text:p>11375471</text:p>
          </table:table-cell>
          <table:table-cell table:formula="of:=[.A713]/1000/(60*60*24)" office:value-type="time" office:time-value="PT03H09M35.471S" calcext:value-type="time">
            <text:p>03:09:35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1" calcext:value-type="float">
            <text:p>524.61</text:p>
          </table:table-cell>
          <table:table-cell office:value-type="float" office:value="1452.39" calcext:value-type="float">
            <text:p>1452.39</text:p>
          </table:table-cell>
          <table:table-cell office:value-type="float" office:value="1717.46" calcext:value-type="float">
            <text:p>1717.46</text:p>
          </table:table-cell>
        </table:table-row>
        <table:table-row table:style-name="ro1">
          <table:table-cell office:value-type="float" office:value="11391471" calcext:value-type="float">
            <text:p>11391471</text:p>
          </table:table-cell>
          <table:table-cell table:formula="of:=[.A714]/1000/(60*60*24)" office:value-type="time" office:time-value="PT03H09M51.471S" calcext:value-type="time">
            <text:p>03:09:51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5" calcext:value-type="float">
            <text:p>526.45</text:p>
          </table:table-cell>
          <table:table-cell office:value-type="float" office:value="1454.44" calcext:value-type="float">
            <text:p>1454.44</text:p>
          </table:table-cell>
          <table:table-cell office:value-type="float" office:value="1719.8" calcext:value-type="float">
            <text:p>1719.8</text:p>
          </table:table-cell>
        </table:table-row>
        <table:table-row table:style-name="ro1">
          <table:table-cell office:value-type="float" office:value="11407471" calcext:value-type="float">
            <text:p>11407471</text:p>
          </table:table-cell>
          <table:table-cell table:formula="of:=[.A715]/1000/(60*60*24)" office:value-type="time" office:time-value="PT03H10M07.471S" calcext:value-type="time">
            <text:p>03:10:07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9" calcext:value-type="float">
            <text:p>526.59</text:p>
          </table:table-cell>
          <table:table-cell office:value-type="float" office:value="1456.48" calcext:value-type="float">
            <text:p>1456.48</text:p>
          </table:table-cell>
          <table:table-cell office:value-type="float" office:value="1722.14" calcext:value-type="float">
            <text:p>1722.14</text:p>
          </table:table-cell>
        </table:table-row>
        <table:table-row table:style-name="ro1">
          <table:table-cell office:value-type="float" office:value="11423471" calcext:value-type="float">
            <text:p>11423471</text:p>
          </table:table-cell>
          <table:table-cell table:formula="of:=[.A716]/1000/(60*60*24)" office:value-type="time" office:time-value="PT03H10M23.471S" calcext:value-type="time">
            <text:p>03:10:23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1" calcext:value-type="float">
            <text:p>524.61</text:p>
          </table:table-cell>
          <table:table-cell office:value-type="float" office:value="1458.52" calcext:value-type="float">
            <text:p>1458.52</text:p>
          </table:table-cell>
          <table:table-cell office:value-type="float" office:value="1724.47" calcext:value-type="float">
            <text:p>1724.47</text:p>
          </table:table-cell>
        </table:table-row>
        <table:table-row table:style-name="ro1">
          <table:table-cell office:value-type="float" office:value="11439471" calcext:value-type="float">
            <text:p>11439471</text:p>
          </table:table-cell>
          <table:table-cell table:formula="of:=[.A717]/1000/(60*60*24)" office:value-type="time" office:time-value="PT03H10M39.471S" calcext:value-type="time">
            <text:p>03:10:39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4" calcext:value-type="float">
            <text:p>526.44</text:p>
          </table:table-cell>
          <table:table-cell office:value-type="float" office:value="1460.56" calcext:value-type="float">
            <text:p>1460.56</text:p>
          </table:table-cell>
          <table:table-cell office:value-type="float" office:value="1726.81" calcext:value-type="float">
            <text:p>1726.81</text:p>
          </table:table-cell>
        </table:table-row>
        <table:table-row table:style-name="ro1">
          <table:table-cell office:value-type="float" office:value="11455471" calcext:value-type="float">
            <text:p>11455471</text:p>
          </table:table-cell>
          <table:table-cell table:formula="of:=[.A718]/1000/(60*60*24)" office:value-type="time" office:time-value="PT03H10M55.471S" calcext:value-type="time">
            <text:p>03:10:55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4" calcext:value-type="float">
            <text:p>524.84</text:p>
          </table:table-cell>
          <table:table-cell office:value-type="float" office:value="1462.61" calcext:value-type="float">
            <text:p>1462.61</text:p>
          </table:table-cell>
          <table:table-cell office:value-type="float" office:value="1729.14" calcext:value-type="float">
            <text:p>1729.14</text:p>
          </table:table-cell>
        </table:table-row>
        <table:table-row table:style-name="ro1">
          <table:table-cell office:value-type="float" office:value="11471471" calcext:value-type="float">
            <text:p>11471471</text:p>
          </table:table-cell>
          <table:table-cell table:formula="of:=[.A719]/1000/(60*60*24)" office:value-type="time" office:time-value="PT03H11M11.471S" calcext:value-type="time">
            <text:p>03:11:11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4" calcext:value-type="float">
            <text:p>524.84</text:p>
          </table:table-cell>
          <table:table-cell office:value-type="float" office:value="1464.65" calcext:value-type="float">
            <text:p>1464.65</text:p>
          </table:table-cell>
          <table:table-cell office:value-type="float" office:value="1731.48" calcext:value-type="float">
            <text:p>1731.48</text:p>
          </table:table-cell>
        </table:table-row>
        <table:table-row table:style-name="ro1">
          <table:table-cell office:value-type="float" office:value="11487472" calcext:value-type="float">
            <text:p>11487472</text:p>
          </table:table-cell>
          <table:table-cell table:formula="of:=[.A720]/1000/(60*60*24)" office:value-type="time" office:time-value="PT03H11M27.472S" calcext:value-type="time">
            <text:p>03:11:27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3" calcext:value-type="float">
            <text:p>524.83</text:p>
          </table:table-cell>
          <table:table-cell office:value-type="float" office:value="1466.69" calcext:value-type="float">
            <text:p>1466.69</text:p>
          </table:table-cell>
          <table:table-cell office:value-type="float" office:value="1733.81" calcext:value-type="float">
            <text:p>1733.81</text:p>
          </table:table-cell>
        </table:table-row>
        <table:table-row table:style-name="ro1">
          <table:table-cell office:value-type="float" office:value="11503471" calcext:value-type="float">
            <text:p>11503471</text:p>
          </table:table-cell>
          <table:table-cell table:formula="of:=[.A721]/1000/(60*60*24)" office:value-type="time" office:time-value="PT03H11M43.471S" calcext:value-type="time">
            <text:p>03:11:43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4" calcext:value-type="float">
            <text:p>524.84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736.15" calcext:value-type="float">
            <text:p>1736.15</text:p>
          </table:table-cell>
        </table:table-row>
        <table:table-row table:style-name="ro1">
          <table:table-cell office:value-type="float" office:value="11519471" calcext:value-type="float">
            <text:p>11519471</text:p>
          </table:table-cell>
          <table:table-cell table:formula="of:=[.A722]/1000/(60*60*24)" office:value-type="time" office:time-value="PT03H11M59.471S" calcext:value-type="time">
            <text:p>03:11:59</text:p>
          </table:table-cell>
          <table:table-cell office:value-type="float" office:value="1.14" calcext:value-type="float">
            <text:p>1.14</text:p>
          </table:table-cell>
          <table:table-cell office:value-type="float" office:value="459.8" calcext:value-type="float">
            <text:p>459.8</text:p>
          </table:table-cell>
          <table:table-cell office:value-type="float" office:value="525.07" calcext:value-type="float">
            <text:p>525.07</text:p>
          </table:table-cell>
          <table:table-cell office:value-type="float" office:value="1470.78" calcext:value-type="float">
            <text:p>1470.78</text:p>
          </table:table-cell>
          <table:table-cell office:value-type="float" office:value="1738.48" calcext:value-type="float">
            <text:p>1738.48</text:p>
          </table:table-cell>
        </table:table-row>
        <table:table-row table:style-name="ro1">
          <table:table-cell office:value-type="float" office:value="11535472" calcext:value-type="float">
            <text:p>11535472</text:p>
          </table:table-cell>
          <table:table-cell table:formula="of:=[.A723]/1000/(60*60*24)" office:value-type="time" office:time-value="PT03H12M15.472S" calcext:value-type="time">
            <text:p>03:12:15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4" calcext:value-type="float">
            <text:p>524.84</text:p>
          </table:table-cell>
          <table:table-cell office:value-type="float" office:value="1472.82" calcext:value-type="float">
            <text:p>1472.82</text:p>
          </table:table-cell>
          <table:table-cell office:value-type="float" office:value="1740.81" calcext:value-type="float">
            <text:p>1740.81</text:p>
          </table:table-cell>
        </table:table-row>
        <table:table-row table:style-name="ro1">
          <table:table-cell office:value-type="float" office:value="11551472" calcext:value-type="float">
            <text:p>11551472</text:p>
          </table:table-cell>
          <table:table-cell table:formula="of:=[.A724]/1000/(60*60*24)" office:value-type="time" office:time-value="PT03H12M31.472S" calcext:value-type="time">
            <text:p>03:12:31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2" calcext:value-type="float">
            <text:p>522.92</text:p>
          </table:table-cell>
          <table:table-cell office:value-type="float" office:value="1474.86" calcext:value-type="float">
            <text:p>1474.86</text:p>
          </table:table-cell>
          <table:table-cell office:value-type="float" office:value="1743.14" calcext:value-type="float">
            <text:p>1743.14</text:p>
          </table:table-cell>
        </table:table-row>
        <table:table-row table:style-name="ro1">
          <table:table-cell office:value-type="float" office:value="11567471" calcext:value-type="float">
            <text:p>11567471</text:p>
          </table:table-cell>
          <table:table-cell table:formula="of:=[.A725]/1000/(60*60*24)" office:value-type="time" office:time-value="PT03H12M47.471S" calcext:value-type="time">
            <text:p>03:12:47</text:p>
          </table:table-cell>
          <table:table-cell office:value-type="float" office:value="1.14" calcext:value-type="float">
            <text:p>1.1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4.98" calcext:value-type="float">
            <text:p>524.98</text:p>
          </table:table-cell>
          <table:table-cell office:value-type="float" office:value="1476.9" calcext:value-type="float">
            <text:p>1476.9</text:p>
          </table:table-cell>
          <table:table-cell office:value-type="float" office:value="1745.48" calcext:value-type="float">
            <text:p>1745.48</text:p>
          </table:table-cell>
        </table:table-row>
        <table:table-row table:style-name="ro1">
          <table:table-cell office:value-type="float" office:value="11583471" calcext:value-type="float">
            <text:p>11583471</text:p>
          </table:table-cell>
          <table:table-cell table:formula="of:=[.A726]/1000/(60*60*24)" office:value-type="time" office:time-value="PT03H13M03.471S" calcext:value-type="time">
            <text:p>03:13:03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4" calcext:value-type="float">
            <text:p>524.84</text:p>
          </table:table-cell>
          <table:table-cell office:value-type="float" office:value="1478.95" calcext:value-type="float">
            <text:p>1478.95</text:p>
          </table:table-cell>
          <table:table-cell office:value-type="float" office:value="1747.81" calcext:value-type="float">
            <text:p>1747.81</text:p>
          </table:table-cell>
        </table:table-row>
        <table:table-row table:style-name="ro1">
          <table:table-cell office:value-type="float" office:value="11599472" calcext:value-type="float">
            <text:p>11599472</text:p>
          </table:table-cell>
          <table:table-cell table:formula="of:=[.A727]/1000/(60*60*24)" office:value-type="time" office:time-value="PT03H13M19.472S" calcext:value-type="time">
            <text:p>03:13:19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4" calcext:value-type="float">
            <text:p>524.84</text:p>
          </table:table-cell>
          <table:table-cell office:value-type="float" office:value="1480.99" calcext:value-type="float">
            <text:p>1480.99</text:p>
          </table:table-cell>
          <table:table-cell office:value-type="float" office:value="1750.14" calcext:value-type="float">
            <text:p>1750.14</text:p>
          </table:table-cell>
        </table:table-row>
        <table:table-row table:style-name="ro1">
          <table:table-cell office:value-type="float" office:value="11615471" calcext:value-type="float">
            <text:p>11615471</text:p>
          </table:table-cell>
          <table:table-cell table:formula="of:=[.A728]/1000/(60*60*24)" office:value-type="time" office:time-value="PT03H13M35.471S" calcext:value-type="time">
            <text:p>03:13:35</text:p>
          </table:table-cell>
          <table:table-cell office:value-type="float" office:value="1.14" calcext:value-type="float">
            <text:p>1.14</text:p>
          </table:table-cell>
          <table:table-cell office:value-type="float" office:value="459.8" calcext:value-type="float">
            <text:p>459.8</text:p>
          </table:table-cell>
          <table:table-cell office:value-type="float" office:value="525.07" calcext:value-type="float">
            <text:p>525.07</text:p>
          </table:table-cell>
          <table:table-cell office:value-type="float" office:value="1483.03" calcext:value-type="float">
            <text:p>1483.03</text:p>
          </table:table-cell>
          <table:table-cell office:value-type="float" office:value="1752.47" calcext:value-type="float">
            <text:p>1752.47</text:p>
          </table:table-cell>
        </table:table-row>
        <table:table-row table:style-name="ro1">
          <table:table-cell office:value-type="float" office:value="11631472" calcext:value-type="float">
            <text:p>11631472</text:p>
          </table:table-cell>
          <table:table-cell table:formula="of:=[.A729]/1000/(60*60*24)" office:value-type="time" office:time-value="PT03H13M51.472S" calcext:value-type="time">
            <text:p>03:13:51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5" calcext:value-type="float">
            <text:p>524.75</text:p>
          </table:table-cell>
          <table:table-cell office:value-type="float" office:value="1485.07" calcext:value-type="float">
            <text:p>1485.07</text:p>
          </table:table-cell>
          <table:table-cell office:value-type="float" office:value="1754.8" calcext:value-type="float">
            <text:p>1754.8</text:p>
          </table:table-cell>
        </table:table-row>
        <table:table-row table:style-name="ro1">
          <table:table-cell office:value-type="float" office:value="11647471" calcext:value-type="float">
            <text:p>11647471</text:p>
          </table:table-cell>
          <table:table-cell table:formula="of:=[.A730]/1000/(60*60*24)" office:value-type="time" office:time-value="PT03H14M07.471S" calcext:value-type="time">
            <text:p>03:14:07</text:p>
          </table:table-cell>
          <table:table-cell office:value-type="float" office:value="1.14" calcext:value-type="float">
            <text:p>1.1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3.13" calcext:value-type="float">
            <text:p>523.13</text:p>
          </table:table-cell>
          <table:table-cell office:value-type="float" office:value="1487.12" calcext:value-type="float">
            <text:p>1487.12</text:p>
          </table:table-cell>
          <table:table-cell office:value-type="float" office:value="1757.13" calcext:value-type="float">
            <text:p>1757.13</text:p>
          </table:table-cell>
        </table:table-row>
        <table:table-row table:style-name="ro1">
          <table:table-cell office:value-type="float" office:value="11663472" calcext:value-type="float">
            <text:p>11663472</text:p>
          </table:table-cell>
          <table:table-cell table:formula="of:=[.A731]/1000/(60*60*24)" office:value-type="time" office:time-value="PT03H14M23.472S" calcext:value-type="time">
            <text:p>03:14:23</text:p>
          </table:table-cell>
          <table:table-cell office:value-type="float" office:value="1.14" calcext:value-type="float">
            <text:p>1.14</text:p>
          </table:table-cell>
          <table:table-cell office:value-type="float" office:value="459.8" calcext:value-type="float">
            <text:p>459.8</text:p>
          </table:table-cell>
          <table:table-cell office:value-type="float" office:value="525.07" calcext:value-type="float">
            <text:p>525.07</text:p>
          </table:table-cell>
          <table:table-cell office:value-type="float" office:value="1489.16" calcext:value-type="float">
            <text:p>1489.16</text:p>
          </table:table-cell>
          <table:table-cell office:value-type="float" office:value="1759.46" calcext:value-type="float">
            <text:p>1759.46</text:p>
          </table:table-cell>
        </table:table-row>
        <table:table-row table:style-name="ro1">
          <table:table-cell office:value-type="float" office:value="11679471" calcext:value-type="float">
            <text:p>11679471</text:p>
          </table:table-cell>
          <table:table-cell table:formula="of:=[.A732]/1000/(60*60*24)" office:value-type="time" office:time-value="PT03H14M39.471S" calcext:value-type="time">
            <text:p>03:14:39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4" calcext:value-type="float">
            <text:p>524.74</text:p>
          </table:table-cell>
          <table:table-cell office:value-type="float" office:value="1491.2" calcext:value-type="float">
            <text:p>1491.2</text:p>
          </table:table-cell>
          <table:table-cell office:value-type="float" office:value="1761.79" calcext:value-type="float">
            <text:p>1761.79</text:p>
          </table:table-cell>
        </table:table-row>
        <table:table-row table:style-name="ro1">
          <table:table-cell office:value-type="float" office:value="11695471" calcext:value-type="float">
            <text:p>11695471</text:p>
          </table:table-cell>
          <table:table-cell table:formula="of:=[.A733]/1000/(60*60*24)" office:value-type="time" office:time-value="PT03H14M55.471S" calcext:value-type="time">
            <text:p>03:14:55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" calcext:value-type="float">
            <text:p>523</text:p>
          </table:table-cell>
          <table:table-cell office:value-type="float" office:value="1493.24" calcext:value-type="float">
            <text:p>1493.24</text:p>
          </table:table-cell>
          <table:table-cell office:value-type="float" office:value="1764.12" calcext:value-type="float">
            <text:p>1764.12</text:p>
          </table:table-cell>
        </table:table-row>
        <table:table-row table:style-name="ro1">
          <table:table-cell office:value-type="float" office:value="11711471" calcext:value-type="float">
            <text:p>11711471</text:p>
          </table:table-cell>
          <table:table-cell table:formula="of:=[.A734]/1000/(60*60*24)" office:value-type="time" office:time-value="PT03H15M11.471S" calcext:value-type="time">
            <text:p>03:15:11</text:p>
          </table:table-cell>
          <table:table-cell office:value-type="float" office:value="1.14" calcext:value-type="float">
            <text:p>1.1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4.98" calcext:value-type="float">
            <text:p>524.98</text:p>
          </table:table-cell>
          <table:table-cell office:value-type="float" office:value="1495.29" calcext:value-type="float">
            <text:p>1495.29</text:p>
          </table:table-cell>
          <table:table-cell office:value-type="float" office:value="1766.45" calcext:value-type="float">
            <text:p>1766.45</text:p>
          </table:table-cell>
        </table:table-row>
        <table:table-row table:style-name="ro1">
          <table:table-cell office:value-type="float" office:value="11727471" calcext:value-type="float">
            <text:p>11727471</text:p>
          </table:table-cell>
          <table:table-cell table:formula="of:=[.A735]/1000/(60*60*24)" office:value-type="time" office:time-value="PT03H15M27.471S" calcext:value-type="time">
            <text:p>03:15:27</text:p>
          </table:table-cell>
          <table:table-cell office:value-type="float" office:value="1.14" calcext:value-type="float">
            <text:p>1.14</text:p>
          </table:table-cell>
          <table:table-cell office:value-type="float" office:value="459.8" calcext:value-type="float">
            <text:p>459.8</text:p>
          </table:table-cell>
          <table:table-cell office:value-type="float" office:value="523.23" calcext:value-type="float">
            <text:p>523.23</text:p>
          </table:table-cell>
          <table:table-cell office:value-type="float" office:value="1497.33" calcext:value-type="float">
            <text:p>1497.33</text:p>
          </table:table-cell>
          <table:table-cell office:value-type="float" office:value="1768.78" calcext:value-type="float">
            <text:p>1768.78</text:p>
          </table:table-cell>
        </table:table-row>
        <table:table-row table:style-name="ro1">
          <table:table-cell office:value-type="float" office:value="11743471" calcext:value-type="float">
            <text:p>11743471</text:p>
          </table:table-cell>
          <table:table-cell table:formula="of:=[.A736]/1000/(60*60*24)" office:value-type="time" office:time-value="PT03H15M43.471S" calcext:value-type="time">
            <text:p>03:15:43</text:p>
          </table:table-cell>
          <table:table-cell office:value-type="float" office:value="1.14" calcext:value-type="float">
            <text:p>1.14</text:p>
          </table:table-cell>
          <table:table-cell office:value-type="float" office:value="459.8" calcext:value-type="float">
            <text:p>459.8</text:p>
          </table:table-cell>
          <table:table-cell office:value-type="float" office:value="523.24" calcext:value-type="float">
            <text:p>523.24</text:p>
          </table:table-cell>
          <table:table-cell office:value-type="float" office:value="1499.37" calcext:value-type="float">
            <text:p>1499.37</text:p>
          </table:table-cell>
          <table:table-cell office:value-type="float" office:value="1771.1" calcext:value-type="float">
            <text:p>1771.1</text:p>
          </table:table-cell>
        </table:table-row>
        <table:table-row table:style-name="ro1">
          <table:table-cell office:value-type="float" office:value="11759472" calcext:value-type="float">
            <text:p>11759472</text:p>
          </table:table-cell>
          <table:table-cell table:formula="of:=[.A737]/1000/(60*60*24)" office:value-type="time" office:time-value="PT03H15M59.472S" calcext:value-type="time">
            <text:p>03:15:59</text:p>
          </table:table-cell>
          <table:table-cell office:value-type="float" office:value="1.14" calcext:value-type="float">
            <text:p>1.14</text:p>
          </table:table-cell>
          <table:table-cell office:value-type="float" office:value="459.8" calcext:value-type="float">
            <text:p>459.8</text:p>
          </table:table-cell>
          <table:table-cell office:value-type="float" office:value="523.24" calcext:value-type="float">
            <text:p>523.24</text:p>
          </table:table-cell>
          <table:table-cell office:value-type="float" office:value="1501.42" calcext:value-type="float">
            <text:p>1501.42</text:p>
          </table:table-cell>
          <table:table-cell office:value-type="float" office:value="1773.43" calcext:value-type="float">
            <text:p>1773.43</text:p>
          </table:table-cell>
        </table:table-row>
        <table:table-row table:style-name="ro1">
          <table:table-cell office:value-type="float" office:value="11775471" calcext:value-type="float">
            <text:p>11775471</text:p>
          </table:table-cell>
          <table:table-cell table:formula="of:=[.A738]/1000/(60*60*24)" office:value-type="time" office:time-value="PT03H16M15.471S" calcext:value-type="time">
            <text:p>03:16:15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.01" calcext:value-type="float">
            <text:p>523.01</text:p>
          </table:table-cell>
          <table:table-cell office:value-type="float" office:value="1503.46" calcext:value-type="float">
            <text:p>1503.46</text:p>
          </table:table-cell>
          <table:table-cell office:value-type="float" office:value="1775.76" calcext:value-type="float">
            <text:p>1775.76</text:p>
          </table:table-cell>
        </table:table-row>
        <table:table-row table:style-name="ro1">
          <table:table-cell office:value-type="float" office:value="11791471" calcext:value-type="float">
            <text:p>11791471</text:p>
          </table:table-cell>
          <table:table-cell table:formula="of:=[.A739]/1000/(60*60*24)" office:value-type="time" office:time-value="PT03H16M31.471S" calcext:value-type="time">
            <text:p>03:16:31</text:p>
          </table:table-cell>
          <table:table-cell office:value-type="float" office:value="1.14" calcext:value-type="float">
            <text:p>1.1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3.14" calcext:value-type="float">
            <text:p>523.14</text:p>
          </table:table-cell>
          <table:table-cell office:value-type="float" office:value="1505.5" calcext:value-type="float">
            <text:p>1505.5</text:p>
          </table:table-cell>
          <table:table-cell office:value-type="float" office:value="1778.08" calcext:value-type="float">
            <text:p>1778.08</text:p>
          </table:table-cell>
        </table:table-row>
        <table:table-row table:style-name="ro1">
          <table:table-cell office:value-type="float" office:value="11807471" calcext:value-type="float">
            <text:p>11807471</text:p>
          </table:table-cell>
          <table:table-cell table:formula="of:=[.A740]/1000/(60*60*24)" office:value-type="time" office:time-value="PT03H16M47.471S" calcext:value-type="time">
            <text:p>03:16:47</text:p>
          </table:table-cell>
          <table:table-cell office:value-type="float" office:value="1.14" calcext:value-type="float">
            <text:p>1.14</text:p>
          </table:table-cell>
          <table:table-cell office:value-type="float" office:value="459.8" calcext:value-type="float">
            <text:p>459.8</text:p>
          </table:table-cell>
          <table:table-cell office:value-type="float" office:value="523.24" calcext:value-type="float">
            <text:p>523.24</text:p>
          </table:table-cell>
          <table:table-cell office:value-type="float" office:value="1507.55" calcext:value-type="float">
            <text:p>1507.55</text:p>
          </table:table-cell>
          <table:table-cell office:value-type="float" office:value="1780.41" calcext:value-type="float">
            <text:p>1780.41</text:p>
          </table:table-cell>
        </table:table-row>
        <table:table-row table:style-name="ro1">
          <table:table-cell office:value-type="float" office:value="11823472" calcext:value-type="float">
            <text:p>11823472</text:p>
          </table:table-cell>
          <table:table-cell table:formula="of:=[.A741]/1000/(60*60*24)" office:value-type="time" office:time-value="PT03H17M03.472S" calcext:value-type="time">
            <text:p>03:17:03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4" calcext:value-type="float">
            <text:p>520.94</text:p>
          </table:table-cell>
          <table:table-cell office:value-type="float" office:value="1509.59" calcext:value-type="float">
            <text:p>1509.59</text:p>
          </table:table-cell>
          <table:table-cell office:value-type="float" office:value="1782.73" calcext:value-type="float">
            <text:p>1782.73</text:p>
          </table:table-cell>
        </table:table-row>
        <table:table-row table:style-name="ro1">
          <table:table-cell office:value-type="float" office:value="11839471" calcext:value-type="float">
            <text:p>11839471</text:p>
          </table:table-cell>
          <table:table-cell table:formula="of:=[.A742]/1000/(60*60*24)" office:value-type="time" office:time-value="PT03H17M19.471S" calcext:value-type="time">
            <text:p>03:17:19</text:p>
          </table:table-cell>
          <table:table-cell office:value-type="float" office:value="1.14" calcext:value-type="float">
            <text:p>1.14</text:p>
          </table:table-cell>
          <table:table-cell office:value-type="float" office:value="459.92" calcext:value-type="float">
            <text:p>459.92</text:p>
          </table:table-cell>
          <table:table-cell office:value-type="float" office:value="523.37" calcext:value-type="float">
            <text:p>523.37</text:p>
          </table:table-cell>
          <table:table-cell office:value-type="float" office:value="1511.63" calcext:value-type="float">
            <text:p>1511.63</text:p>
          </table:table-cell>
          <table:table-cell office:value-type="float" office:value="1785.06" calcext:value-type="float">
            <text:p>1785.06</text:p>
          </table:table-cell>
        </table:table-row>
        <table:table-row table:style-name="ro1">
          <table:table-cell office:value-type="float" office:value="11855472" calcext:value-type="float">
            <text:p>11855472</text:p>
          </table:table-cell>
          <table:table-cell table:formula="of:=[.A743]/1000/(60*60*24)" office:value-type="time" office:time-value="PT03H17M35.472S" calcext:value-type="time">
            <text:p>03:17:35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8" calcext:value-type="float">
            <text:p>522.78</text:p>
          </table:table-cell>
          <table:table-cell office:value-type="float" office:value="1513.67" calcext:value-type="float">
            <text:p>1513.67</text:p>
          </table:table-cell>
          <table:table-cell office:value-type="float" office:value="1787.38" calcext:value-type="float">
            <text:p>1787.38</text:p>
          </table:table-cell>
        </table:table-row>
        <table:table-row table:style-name="ro1">
          <table:table-cell office:value-type="float" office:value="11871471" calcext:value-type="float">
            <text:p>11871471</text:p>
          </table:table-cell>
          <table:table-cell table:formula="of:=[.A744]/1000/(60*60*24)" office:value-type="time" office:time-value="PT03H17M51.471S" calcext:value-type="time">
            <text:p>03:17:51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1.3" calcext:value-type="float">
            <text:p>521.3</text:p>
          </table:table-cell>
          <table:table-cell office:value-type="float" office:value="1515.72" calcext:value-type="float">
            <text:p>1515.72</text:p>
          </table:table-cell>
          <table:table-cell office:value-type="float" office:value="1789.7" calcext:value-type="float">
            <text:p>1789.7</text:p>
          </table:table-cell>
        </table:table-row>
        <table:table-row table:style-name="ro1">
          <table:table-cell office:value-type="float" office:value="11887471" calcext:value-type="float">
            <text:p>11887471</text:p>
          </table:table-cell>
          <table:table-cell table:formula="of:=[.A745]/1000/(60*60*24)" office:value-type="time" office:time-value="PT03H18M07.471S" calcext:value-type="time">
            <text:p>03:18:07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.01" calcext:value-type="float">
            <text:p>523.01</text:p>
          </table:table-cell>
          <table:table-cell office:value-type="float" office:value="1517.76" calcext:value-type="float">
            <text:p>1517.76</text:p>
          </table:table-cell>
          <table:table-cell office:value-type="float" office:value="1792.03" calcext:value-type="float">
            <text:p>1792.03</text:p>
          </table:table-cell>
        </table:table-row>
        <table:table-row table:style-name="ro1">
          <table:table-cell office:value-type="float" office:value="11903471" calcext:value-type="float">
            <text:p>11903471</text:p>
          </table:table-cell>
          <table:table-cell table:formula="of:=[.A746]/1000/(60*60*24)" office:value-type="time" office:time-value="PT03H18M23.471S" calcext:value-type="time">
            <text:p>03:18:23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" calcext:value-type="float">
            <text:p>523</text:p>
          </table:table-cell>
          <table:table-cell office:value-type="float" office:value="1519.8" calcext:value-type="float">
            <text:p>1519.8</text:p>
          </table:table-cell>
          <table:table-cell office:value-type="float" office:value="1794.35" calcext:value-type="float">
            <text:p>1794.35</text:p>
          </table:table-cell>
        </table:table-row>
        <table:table-row table:style-name="ro1">
          <table:table-cell office:value-type="float" office:value="11919471" calcext:value-type="float">
            <text:p>11919471</text:p>
          </table:table-cell>
          <table:table-cell table:formula="of:=[.A747]/1000/(60*60*24)" office:value-type="time" office:time-value="PT03H18M39.471S" calcext:value-type="time">
            <text:p>03:18:39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.02" calcext:value-type="float">
            <text:p>523.02</text:p>
          </table:table-cell>
          <table:table-cell office:value-type="float" office:value="1521.84" calcext:value-type="float">
            <text:p>1521.84</text:p>
          </table:table-cell>
          <table:table-cell office:value-type="float" office:value="1796.68" calcext:value-type="float">
            <text:p>1796.68</text:p>
          </table:table-cell>
        </table:table-row>
        <table:table-row table:style-name="ro1">
          <table:table-cell office:value-type="float" office:value="11935471" calcext:value-type="float">
            <text:p>11935471</text:p>
          </table:table-cell>
          <table:table-cell table:formula="of:=[.A748]/1000/(60*60*24)" office:value-type="time" office:time-value="PT03H18M55.471S" calcext:value-type="time">
            <text:p>03:18:55</text:p>
          </table:table-cell>
          <table:table-cell office:value-type="float" office:value="1.14" calcext:value-type="float">
            <text:p>1.1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4.98" calcext:value-type="float">
            <text:p>524.98</text:p>
          </table:table-cell>
          <table:table-cell office:value-type="float" office:value="1523.89" calcext:value-type="float">
            <text:p>1523.89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1951471" calcext:value-type="float">
            <text:p>11951471</text:p>
          </table:table-cell>
          <table:table-cell table:formula="of:=[.A749]/1000/(60*60*24)" office:value-type="time" office:time-value="PT03H19M11.471S" calcext:value-type="time">
            <text:p>03:19:11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" calcext:value-type="float">
            <text:p>523</text:p>
          </table:table-cell>
          <table:table-cell office:value-type="float" office:value="1525.93" calcext:value-type="float">
            <text:p>1525.93</text:p>
          </table:table-cell>
          <table:table-cell office:value-type="float" office:value="1801.32" calcext:value-type="float">
            <text:p>1801.32</text:p>
          </table:table-cell>
        </table:table-row>
        <table:table-row table:style-name="ro1">
          <table:table-cell office:value-type="float" office:value="11967471" calcext:value-type="float">
            <text:p>11967471</text:p>
          </table:table-cell>
          <table:table-cell table:formula="of:=[.A750]/1000/(60*60*24)" office:value-type="time" office:time-value="PT03H19M27.471S" calcext:value-type="time">
            <text:p>03:19:27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2" calcext:value-type="float">
            <text:p>522.92</text:p>
          </table:table-cell>
          <table:table-cell office:value-type="float" office:value="1527.97" calcext:value-type="float">
            <text:p>1527.97</text:p>
          </table:table-cell>
          <table:table-cell office:value-type="float" office:value="1803.64" calcext:value-type="float">
            <text:p>1803.64</text:p>
          </table:table-cell>
        </table:table-row>
        <table:table-row table:style-name="ro1">
          <table:table-cell office:value-type="float" office:value="11983472" calcext:value-type="float">
            <text:p>11983472</text:p>
          </table:table-cell>
          <table:table-cell table:formula="of:=[.A751]/1000/(60*60*24)" office:value-type="time" office:time-value="PT03H19M43.472S" calcext:value-type="time">
            <text:p>03:19:43</text:p>
          </table:table-cell>
          <table:table-cell office:value-type="float" office:value="1.14" calcext:value-type="float">
            <text:p>1.14</text:p>
          </table:table-cell>
          <table:table-cell office:value-type="float" office:value="460" calcext:value-type="float">
            <text:p>460</text:p>
          </table:table-cell>
          <table:table-cell office:value-type="float" office:value="523.48" calcext:value-type="float">
            <text:p>523.48</text:p>
          </table:table-cell>
          <table:table-cell office:value-type="float" office:value="1530.02" calcext:value-type="float">
            <text:p>1530.02</text:p>
          </table:table-cell>
          <table:table-cell office:value-type="float" office:value="1805.97" calcext:value-type="float">
            <text:p>1805.97</text:p>
          </table:table-cell>
        </table:table-row>
        <table:table-row table:style-name="ro1">
          <table:table-cell office:value-type="float" office:value="11999471" calcext:value-type="float">
            <text:p>11999471</text:p>
          </table:table-cell>
          <table:table-cell table:formula="of:=[.A752]/1000/(60*60*24)" office:value-type="time" office:time-value="PT03H19M59.471S" calcext:value-type="time">
            <text:p>03:19:59</text:p>
          </table:table-cell>
          <table:table-cell office:value-type="float" office:value="1.13" calcext:value-type="float">
            <text:p>1.13</text:p>
          </table:table-cell>
          <table:table-cell office:value-type="float" office:value="459.92" calcext:value-type="float">
            <text:p>459.92</text:p>
          </table:table-cell>
          <table:table-cell office:value-type="float" office:value="521.53" calcext:value-type="float">
            <text:p>521.53</text:p>
          </table:table-cell>
          <table:table-cell office:value-type="float" office:value="1532.06" calcext:value-type="float">
            <text:p>1532.06</text:p>
          </table:table-cell>
          <table:table-cell office:value-type="float" office:value="1808.29" calcext:value-type="float">
            <text:p>1808.29</text:p>
          </table:table-cell>
        </table:table-row>
        <table:table-row table:style-name="ro1">
          <table:table-cell office:value-type="float" office:value="12015472" calcext:value-type="float">
            <text:p>12015472</text:p>
          </table:table-cell>
          <table:table-cell table:formula="of:=[.A753]/1000/(60*60*24)" office:value-type="time" office:time-value="PT03H20M15.472S" calcext:value-type="time">
            <text:p>03:20:15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1" calcext:value-type="float">
            <text:p>522.91</text:p>
          </table:table-cell>
          <table:table-cell office:value-type="float" office:value="1534.1" calcext:value-type="float">
            <text:p>1534.1</text:p>
          </table:table-cell>
          <table:table-cell office:value-type="float" office:value="1810.61" calcext:value-type="float">
            <text:p>1810.61</text:p>
          </table:table-cell>
        </table:table-row>
        <table:table-row table:style-name="ro1">
          <table:table-cell office:value-type="float" office:value="12031471" calcext:value-type="float">
            <text:p>12031471</text:p>
          </table:table-cell>
          <table:table-cell table:formula="of:=[.A754]/1000/(60*60*24)" office:value-type="time" office:time-value="PT03H20M31.471S" calcext:value-type="time">
            <text:p>03:20:31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4" calcext:value-type="float">
            <text:p>520.94</text:p>
          </table:table-cell>
          <table:table-cell office:value-type="float" office:value="1536.14" calcext:value-type="float">
            <text:p>1536.14</text:p>
          </table:table-cell>
          <table:table-cell office:value-type="float" office:value="1812.93" calcext:value-type="float">
            <text:p>1812.93</text:p>
          </table:table-cell>
        </table:table-row>
        <table:table-row table:style-name="ro1">
          <table:table-cell office:value-type="float" office:value="12047471" calcext:value-type="float">
            <text:p>12047471</text:p>
          </table:table-cell>
          <table:table-cell table:formula="of:=[.A755]/1000/(60*60*24)" office:value-type="time" office:time-value="PT03H20M47.471S" calcext:value-type="time">
            <text:p>03:20:47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1" calcext:value-type="float">
            <text:p>522.91</text:p>
          </table:table-cell>
          <table:table-cell office:value-type="float" office:value="1538.19" calcext:value-type="float">
            <text:p>1538.19</text:p>
          </table:table-cell>
          <table:table-cell office:value-type="float" office:value="1815.25" calcext:value-type="float">
            <text:p>1815.25</text:p>
          </table:table-cell>
        </table:table-row>
        <table:table-row table:style-name="ro1">
          <table:table-cell office:value-type="float" office:value="12063471" calcext:value-type="float">
            <text:p>12063471</text:p>
          </table:table-cell>
          <table:table-cell table:formula="of:=[.A756]/1000/(60*60*24)" office:value-type="time" office:time-value="PT03H21M03.471S" calcext:value-type="time">
            <text:p>03:21:03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8" calcext:value-type="float">
            <text:p>522.78</text:p>
          </table:table-cell>
          <table:table-cell office:value-type="float" office:value="1540.23" calcext:value-type="float">
            <text:p>1540.23</text:p>
          </table:table-cell>
          <table:table-cell office:value-type="float" office:value="1817.57" calcext:value-type="float">
            <text:p>1817.57</text:p>
          </table:table-cell>
        </table:table-row>
        <table:table-row table:style-name="ro1">
          <table:table-cell office:value-type="float" office:value="12079472" calcext:value-type="float">
            <text:p>12079472</text:p>
          </table:table-cell>
          <table:table-cell table:formula="of:=[.A757]/1000/(60*60*24)" office:value-type="time" office:time-value="PT03H21M19.472S" calcext:value-type="time">
            <text:p>03:21:19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7" calcext:value-type="float">
            <text:p>522.77</text:p>
          </table:table-cell>
          <table:table-cell office:value-type="float" office:value="1542.27" calcext:value-type="float">
            <text:p>1542.27</text:p>
          </table:table-cell>
          <table:table-cell office:value-type="float" office:value="1819.89" calcext:value-type="float">
            <text:p>1819.89</text:p>
          </table:table-cell>
        </table:table-row>
        <table:table-row table:style-name="ro1">
          <table:table-cell office:value-type="float" office:value="12095471" calcext:value-type="float">
            <text:p>12095471</text:p>
          </table:table-cell>
          <table:table-cell table:formula="of:=[.A758]/1000/(60*60*24)" office:value-type="time" office:time-value="PT03H21M35.471S" calcext:value-type="time">
            <text:p>03:21:35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1.31" calcext:value-type="float">
            <text:p>521.31</text:p>
          </table:table-cell>
          <table:table-cell office:value-type="float" office:value="1544.32" calcext:value-type="float">
            <text:p>1544.32</text:p>
          </table:table-cell>
          <table:table-cell office:value-type="float" office:value="1822.2" calcext:value-type="float">
            <text:p>1822.2</text:p>
          </table:table-cell>
        </table:table-row>
        <table:table-row table:style-name="ro1">
          <table:table-cell office:value-type="float" office:value="12111472" calcext:value-type="float">
            <text:p>12111472</text:p>
          </table:table-cell>
          <table:table-cell table:formula="of:=[.A759]/1000/(60*60*24)" office:value-type="time" office:time-value="PT03H21M51.472S" calcext:value-type="time">
            <text:p>03:21:51</text:p>
          </table:table-cell>
          <table:table-cell office:value-type="float" office:value="1.13" calcext:value-type="float">
            <text:p>1.13</text:p>
          </table:table-cell>
          <table:table-cell office:value-type="float" office:value="460" calcext:value-type="float">
            <text:p>460</text:p>
          </table:table-cell>
          <table:table-cell office:value-type="float" office:value="521.64" calcext:value-type="float">
            <text:p>521.64</text:p>
          </table:table-cell>
          <table:table-cell office:value-type="float" office:value="1546.36" calcext:value-type="float">
            <text:p>1546.36</text:p>
          </table:table-cell>
          <table:table-cell office:value-type="float" office:value="1824.52" calcext:value-type="float">
            <text:p>1824.52</text:p>
          </table:table-cell>
        </table:table-row>
        <table:table-row table:style-name="ro1">
          <table:table-cell office:value-type="float" office:value="12127472" calcext:value-type="float">
            <text:p>12127472</text:p>
          </table:table-cell>
          <table:table-cell table:formula="of:=[.A760]/1000/(60*60*24)" office:value-type="time" office:time-value="PT03H22M07.472S" calcext:value-type="time">
            <text:p>03:22:07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1.31" calcext:value-type="float">
            <text:p>521.31</text:p>
          </table:table-cell>
          <table:table-cell office:value-type="float" office:value="1548.4" calcext:value-type="float">
            <text:p>1548.4</text:p>
          </table:table-cell>
          <table:table-cell office:value-type="float" office:value="1826.84" calcext:value-type="float">
            <text:p>1826.84</text:p>
          </table:table-cell>
        </table:table-row>
        <table:table-row table:style-name="ro1">
          <table:table-cell office:value-type="float" office:value="12143471" calcext:value-type="float">
            <text:p>12143471</text:p>
          </table:table-cell>
          <table:table-cell table:formula="of:=[.A761]/1000/(60*60*24)" office:value-type="time" office:time-value="PT03H22M23.471S" calcext:value-type="time">
            <text:p>03:22:23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8" calcext:value-type="float">
            <text:p>521.08</text:p>
          </table:table-cell>
          <table:table-cell office:value-type="float" office:value="1550.44" calcext:value-type="float">
            <text:p>1550.44</text:p>
          </table:table-cell>
          <table:table-cell office:value-type="float" office:value="1829.15" calcext:value-type="float">
            <text:p>1829.15</text:p>
          </table:table-cell>
        </table:table-row>
        <table:table-row table:style-name="ro1">
          <table:table-cell office:value-type="float" office:value="12159472" calcext:value-type="float">
            <text:p>12159472</text:p>
          </table:table-cell>
          <table:table-cell table:formula="of:=[.A762]/1000/(60*60*24)" office:value-type="time" office:time-value="PT03H22M39.472S" calcext:value-type="time">
            <text:p>03:22:39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.01" calcext:value-type="float">
            <text:p>523.01</text:p>
          </table:table-cell>
          <table:table-cell office:value-type="float" office:value="1552.49" calcext:value-type="float">
            <text:p>1552.49</text:p>
          </table:table-cell>
          <table:table-cell office:value-type="float" office:value="1831.47" calcext:value-type="float">
            <text:p>1831.47</text:p>
          </table:table-cell>
        </table:table-row>
        <table:table-row table:style-name="ro1">
          <table:table-cell office:value-type="float" office:value="12175471" calcext:value-type="float">
            <text:p>12175471</text:p>
          </table:table-cell>
          <table:table-cell table:formula="of:=[.A763]/1000/(60*60*24)" office:value-type="time" office:time-value="PT03H22M55.471S" calcext:value-type="time">
            <text:p>03:22:55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7" calcext:value-type="float">
            <text:p>521.07</text:p>
          </table:table-cell>
          <table:table-cell office:value-type="float" office:value="1554.53" calcext:value-type="float">
            <text:p>1554.53</text:p>
          </table:table-cell>
          <table:table-cell office:value-type="float" office:value="1833.78" calcext:value-type="float">
            <text:p>1833.78</text:p>
          </table:table-cell>
        </table:table-row>
        <table:table-row table:style-name="ro1">
          <table:table-cell office:value-type="float" office:value="12191471" calcext:value-type="float">
            <text:p>12191471</text:p>
          </table:table-cell>
          <table:table-cell table:formula="of:=[.A764]/1000/(60*60*24)" office:value-type="time" office:time-value="PT03H23M11.471S" calcext:value-type="time">
            <text:p>03:23:11</text:p>
          </table:table-cell>
          <table:table-cell office:value-type="float" office:value="1.13" calcext:value-type="float">
            <text:p>1.13</text:p>
          </table:table-cell>
          <table:table-cell office:value-type="float" office:value="459.92" calcext:value-type="float">
            <text:p>459.92</text:p>
          </table:table-cell>
          <table:table-cell office:value-type="float" office:value="521.53" calcext:value-type="float">
            <text:p>521.53</text:p>
          </table:table-cell>
          <table:table-cell office:value-type="float" office:value="1556.57" calcext:value-type="float">
            <text:p>1556.57</text:p>
          </table:table-cell>
          <table:table-cell office:value-type="float" office:value="1836.1" calcext:value-type="float">
            <text:p>1836.1</text:p>
          </table:table-cell>
        </table:table-row>
        <table:table-row table:style-name="ro1">
          <table:table-cell office:value-type="float" office:value="12207471" calcext:value-type="float">
            <text:p>12207471</text:p>
          </table:table-cell>
          <table:table-cell table:formula="of:=[.A765]/1000/(60*60*24)" office:value-type="time" office:time-value="PT03H23M27.471S" calcext:value-type="time">
            <text:p>03:23:27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5" calcext:value-type="float">
            <text:p>520.95</text:p>
          </table:table-cell>
          <table:table-cell office:value-type="float" office:value="1558.62" calcext:value-type="float">
            <text:p>1558.62</text:p>
          </table:table-cell>
          <table:table-cell office:value-type="float" office:value="1838.41" calcext:value-type="float">
            <text:p>1838.41</text:p>
          </table:table-cell>
        </table:table-row>
        <table:table-row table:style-name="ro1">
          <table:table-cell office:value-type="float" office:value="12223471" calcext:value-type="float">
            <text:p>12223471</text:p>
          </table:table-cell>
          <table:table-cell table:formula="of:=[.A766]/1000/(60*60*24)" office:value-type="time" office:time-value="PT03H23M43.471S" calcext:value-type="time">
            <text:p>03:23:43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9.46" calcext:value-type="float">
            <text:p>519.46</text:p>
          </table:table-cell>
          <table:table-cell office:value-type="float" office:value="1560.66" calcext:value-type="float">
            <text:p>1560.66</text:p>
          </table:table-cell>
          <table:table-cell office:value-type="float" office:value="1840.73" calcext:value-type="float">
            <text:p>1840.73</text:p>
          </table:table-cell>
        </table:table-row>
        <table:table-row table:style-name="ro1">
          <table:table-cell office:value-type="float" office:value="12239471" calcext:value-type="float">
            <text:p>12239471</text:p>
          </table:table-cell>
          <table:table-cell table:formula="of:=[.A767]/1000/(60*60*24)" office:value-type="time" office:time-value="PT03H23M59.471S" calcext:value-type="time">
            <text:p>03:23:59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1.3" calcext:value-type="float">
            <text:p>521.3</text:p>
          </table:table-cell>
          <table:table-cell office:value-type="float" office:value="1562.7" calcext:value-type="float">
            <text:p>1562.7</text:p>
          </table:table-cell>
          <table:table-cell office:value-type="float" office:value="1843.04" calcext:value-type="float">
            <text:p>1843.04</text:p>
          </table:table-cell>
        </table:table-row>
        <table:table-row table:style-name="ro1">
          <table:table-cell office:value-type="float" office:value="12255471" calcext:value-type="float">
            <text:p>12255471</text:p>
          </table:table-cell>
          <table:table-cell table:formula="of:=[.A768]/1000/(60*60*24)" office:value-type="time" office:time-value="PT03H24M15.471S" calcext:value-type="time">
            <text:p>03:24:15</text:p>
          </table:table-cell>
          <table:table-cell office:value-type="float" office:value="1.14" calcext:value-type="float">
            <text:p>1.1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3.15" calcext:value-type="float">
            <text:p>523.15</text:p>
          </table:table-cell>
          <table:table-cell office:value-type="float" office:value="1564.74" calcext:value-type="float">
            <text:p>1564.74</text:p>
          </table:table-cell>
          <table:table-cell office:value-type="float" office:value="1845.35" calcext:value-type="float">
            <text:p>1845.35</text:p>
          </table:table-cell>
        </table:table-row>
        <table:table-row table:style-name="ro1">
          <table:table-cell office:value-type="float" office:value="12271471" calcext:value-type="float">
            <text:p>12271471</text:p>
          </table:table-cell>
          <table:table-cell table:formula="of:=[.A769]/1000/(60*60*24)" office:value-type="time" office:time-value="PT03H24M31.471S" calcext:value-type="time">
            <text:p>03:24:31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9.32" calcext:value-type="float">
            <text:p>519.32</text:p>
          </table:table-cell>
          <table:table-cell office:value-type="float" office:value="1566.79" calcext:value-type="float">
            <text:p>1566.79</text:p>
          </table:table-cell>
          <table:table-cell office:value-type="float" office:value="1847.66" calcext:value-type="float">
            <text:p>1847.66</text:p>
          </table:table-cell>
        </table:table-row>
        <table:table-row table:style-name="ro1">
          <table:table-cell office:value-type="float" office:value="12287471" calcext:value-type="float">
            <text:p>12287471</text:p>
          </table:table-cell>
          <table:table-cell table:formula="of:=[.A770]/1000/(60*60*24)" office:value-type="time" office:time-value="PT03H24M47.471S" calcext:value-type="time">
            <text:p>03:24:47</text:p>
          </table:table-cell>
          <table:table-cell office:value-type="float" office:value="1.13" calcext:value-type="float">
            <text:p>1.13</text:p>
          </table:table-cell>
          <table:table-cell office:value-type="float" office:value="459.92" calcext:value-type="float">
            <text:p>459.92</text:p>
          </table:table-cell>
          <table:table-cell office:value-type="float" office:value="519.69" calcext:value-type="float">
            <text:p>519.69</text:p>
          </table:table-cell>
          <table:table-cell office:value-type="float" office:value="1568.83" calcext:value-type="float">
            <text:p>1568.83</text:p>
          </table:table-cell>
          <table:table-cell office:value-type="float" office:value="1849.97" calcext:value-type="float">
            <text:p>1849.97</text:p>
          </table:table-cell>
        </table:table-row>
        <table:table-row table:style-name="ro1">
          <table:table-cell office:value-type="float" office:value="12303471" calcext:value-type="float">
            <text:p>12303471</text:p>
          </table:table-cell>
          <table:table-cell table:formula="of:=[.A771]/1000/(60*60*24)" office:value-type="time" office:time-value="PT03H25M03.471S" calcext:value-type="time">
            <text:p>03:25:03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9.33" calcext:value-type="float">
            <text:p>519.33</text:p>
          </table:table-cell>
          <table:table-cell office:value-type="float" office:value="1570.87" calcext:value-type="float">
            <text:p>1570.87</text:p>
          </table:table-cell>
          <table:table-cell office:value-type="float" office:value="1852.29" calcext:value-type="float">
            <text:p>1852.29</text:p>
          </table:table-cell>
        </table:table-row>
        <table:table-row table:style-name="ro1">
          <table:table-cell office:value-type="float" office:value="12319471" calcext:value-type="float">
            <text:p>12319471</text:p>
          </table:table-cell>
          <table:table-cell table:formula="of:=[.A772]/1000/(60*60*24)" office:value-type="time" office:time-value="PT03H25M19.471S" calcext:value-type="time">
            <text:p>03:25:19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9.46" calcext:value-type="float">
            <text:p>519.46</text:p>
          </table:table-cell>
          <table:table-cell office:value-type="float" office:value="1572.92" calcext:value-type="float">
            <text:p>1572.92</text:p>
          </table:table-cell>
          <table:table-cell office:value-type="float" office:value="1854.6" calcext:value-type="float">
            <text:p>1854.6</text:p>
          </table:table-cell>
        </table:table-row>
        <table:table-row table:style-name="ro1">
          <table:table-cell office:value-type="float" office:value="12335472" calcext:value-type="float">
            <text:p>12335472</text:p>
          </table:table-cell>
          <table:table-cell table:formula="of:=[.A773]/1000/(60*60*24)" office:value-type="time" office:time-value="PT03H25M35.472S" calcext:value-type="time">
            <text:p>03:25:35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9.34" calcext:value-type="float">
            <text:p>519.34</text:p>
          </table:table-cell>
          <table:table-cell office:value-type="float" office:value="1574.96" calcext:value-type="float">
            <text:p>1574.96</text:p>
          </table:table-cell>
          <table:table-cell office:value-type="float" office:value="1856.91" calcext:value-type="float">
            <text:p>1856.91</text:p>
          </table:table-cell>
        </table:table-row>
        <table:table-row table:style-name="ro1">
          <table:table-cell office:value-type="float" office:value="12351471" calcext:value-type="float">
            <text:p>12351471</text:p>
          </table:table-cell>
          <table:table-cell table:formula="of:=[.A774]/1000/(60*60*24)" office:value-type="time" office:time-value="PT03H25M51.471S" calcext:value-type="time">
            <text:p>03:25:51</text:p>
          </table:table-cell>
          <table:table-cell office:value-type="float" office:value="1.13" calcext:value-type="float">
            <text:p>1.13</text:p>
          </table:table-cell>
          <table:table-cell office:value-type="float" office:value="459.8" calcext:value-type="float">
            <text:p>459.8</text:p>
          </table:table-cell>
          <table:table-cell office:value-type="float" office:value="519.55" calcext:value-type="float">
            <text:p>519.55</text:p>
          </table:table-cell>
          <table:table-cell office:value-type="float" office:value="1577" calcext:value-type="float">
            <text:p>1577</text:p>
          </table:table-cell>
          <table:table-cell office:value-type="float" office:value="1859.22" calcext:value-type="float">
            <text:p>1859.22</text:p>
          </table:table-cell>
        </table:table-row>
        <table:table-row table:style-name="ro1">
          <table:table-cell office:value-type="float" office:value="12367472" calcext:value-type="float">
            <text:p>12367472</text:p>
          </table:table-cell>
          <table:table-cell table:formula="of:=[.A775]/1000/(60*60*24)" office:value-type="time" office:time-value="PT03H26M07.472S" calcext:value-type="time">
            <text:p>03:26:07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9.47" calcext:value-type="float">
            <text:p>519.47</text:p>
          </table:table-cell>
          <table:table-cell office:value-type="float" office:value="1579.04" calcext:value-type="float">
            <text:p>1579.04</text:p>
          </table:table-cell>
          <table:table-cell office:value-type="float" office:value="1861.53" calcext:value-type="float">
            <text:p>1861.53</text:p>
          </table:table-cell>
        </table:table-row>
        <table:table-row table:style-name="ro1">
          <table:table-cell office:value-type="float" office:value="12383471" calcext:value-type="float">
            <text:p>12383471</text:p>
          </table:table-cell>
          <table:table-cell table:formula="of:=[.A776]/1000/(60*60*24)" office:value-type="time" office:time-value="PT03H26M23.471S" calcext:value-type="time">
            <text:p>03:26:23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5" calcext:value-type="float">
            <text:p>519.25</text:p>
          </table:table-cell>
          <table:table-cell office:value-type="float" office:value="1581.09" calcext:value-type="float">
            <text:p>1581.09</text:p>
          </table:table-cell>
          <table:table-cell office:value-type="float" office:value="1863.84" calcext:value-type="float">
            <text:p>1863.84</text:p>
          </table:table-cell>
        </table:table-row>
        <table:table-row table:style-name="ro1">
          <table:table-cell office:value-type="float" office:value="12399471" calcext:value-type="float">
            <text:p>12399471</text:p>
          </table:table-cell>
          <table:table-cell table:formula="of:=[.A777]/1000/(60*60*24)" office:value-type="time" office:time-value="PT03H26M39.471S" calcext:value-type="time">
            <text:p>03:26:39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9.09" calcext:value-type="float">
            <text:p>519.09</text:p>
          </table:table-cell>
          <table:table-cell office:value-type="float" office:value="1583.13" calcext:value-type="float">
            <text:p>1583.13</text:p>
          </table:table-cell>
          <table:table-cell office:value-type="float" office:value="1866.14" calcext:value-type="float">
            <text:p>1866.14</text:p>
          </table:table-cell>
        </table:table-row>
        <table:table-row table:style-name="ro1">
          <table:table-cell office:value-type="float" office:value="12415472" calcext:value-type="float">
            <text:p>12415472</text:p>
          </table:table-cell>
          <table:table-cell table:formula="of:=[.A778]/1000/(60*60*24)" office:value-type="time" office:time-value="PT03H26M55.472S" calcext:value-type="time">
            <text:p>03:26:55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9.46" calcext:value-type="float">
            <text:p>519.46</text:p>
          </table:table-cell>
          <table:table-cell office:value-type="float" office:value="1585.17" calcext:value-type="float">
            <text:p>1585.17</text:p>
          </table:table-cell>
          <table:table-cell office:value-type="float" office:value="1868.45" calcext:value-type="float">
            <text:p>1868.45</text:p>
          </table:table-cell>
        </table:table-row>
        <table:table-row table:style-name="ro1">
          <table:table-cell office:value-type="float" office:value="12431471" calcext:value-type="float">
            <text:p>12431471</text:p>
          </table:table-cell>
          <table:table-cell table:formula="of:=[.A779]/1000/(60*60*24)" office:value-type="time" office:time-value="PT03H27M11.471S" calcext:value-type="time">
            <text:p>03:27:11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9.46" calcext:value-type="float">
            <text:p>519.46</text:p>
          </table:table-cell>
          <table:table-cell office:value-type="float" office:value="1587.22" calcext:value-type="float">
            <text:p>1587.22</text:p>
          </table:table-cell>
          <table:table-cell office:value-type="float" office:value="1870.76" calcext:value-type="float">
            <text:p>1870.76</text:p>
          </table:table-cell>
        </table:table-row>
        <table:table-row table:style-name="ro1">
          <table:table-cell office:value-type="float" office:value="12447471" calcext:value-type="float">
            <text:p>12447471</text:p>
          </table:table-cell>
          <table:table-cell table:formula="of:=[.A780]/1000/(60*60*24)" office:value-type="time" office:time-value="PT03H27M27.471S" calcext:value-type="time">
            <text:p>03:27:27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7.39" calcext:value-type="float">
            <text:p>517.39</text:p>
          </table:table-cell>
          <table:table-cell office:value-type="float" office:value="1589.26" calcext:value-type="float">
            <text:p>1589.26</text:p>
          </table:table-cell>
          <table:table-cell office:value-type="float" office:value="1873.07" calcext:value-type="float">
            <text:p>1873.07</text:p>
          </table:table-cell>
        </table:table-row>
        <table:table-row table:style-name="ro1">
          <table:table-cell office:value-type="float" office:value="12463471" calcext:value-type="float">
            <text:p>12463471</text:p>
          </table:table-cell>
          <table:table-cell table:formula="of:=[.A781]/1000/(60*60*24)" office:value-type="time" office:time-value="PT03H27M43.471S" calcext:value-type="time">
            <text:p>03:27:43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9.11" calcext:value-type="float">
            <text:p>519.11</text:p>
          </table:table-cell>
          <table:table-cell office:value-type="float" office:value="1591.3" calcext:value-type="float">
            <text:p>1591.3</text:p>
          </table:table-cell>
          <table:table-cell office:value-type="float" office:value="1875.37" calcext:value-type="float">
            <text:p>1875.37</text:p>
          </table:table-cell>
        </table:table-row>
        <table:table-row table:style-name="ro1">
          <table:table-cell office:value-type="float" office:value="12479471" calcext:value-type="float">
            <text:p>12479471</text:p>
          </table:table-cell>
          <table:table-cell table:formula="of:=[.A782]/1000/(60*60*24)" office:value-type="time" office:time-value="PT03H27M59.471S" calcext:value-type="time">
            <text:p>03:27:59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9.32" calcext:value-type="float">
            <text:p>519.32</text:p>
          </table:table-cell>
          <table:table-cell office:value-type="float" office:value="1593.34" calcext:value-type="float">
            <text:p>1593.34</text:p>
          </table:table-cell>
          <table:table-cell office:value-type="float" office:value="1877.68" calcext:value-type="float">
            <text:p>1877.68</text:p>
          </table:table-cell>
        </table:table-row>
        <table:table-row table:style-name="ro1">
          <table:table-cell office:value-type="float" office:value="12495471" calcext:value-type="float">
            <text:p>12495471</text:p>
          </table:table-cell>
          <table:table-cell table:formula="of:=[.A783]/1000/(60*60*24)" office:value-type="time" office:time-value="PT03H28M15.471S" calcext:value-type="time">
            <text:p>03:28:15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5" calcext:value-type="float">
            <text:p>519.25</text:p>
          </table:table-cell>
          <table:table-cell office:value-type="float" office:value="1595.39" calcext:value-type="float">
            <text:p>1595.39</text:p>
          </table:table-cell>
          <table:table-cell office:value-type="float" office:value="1879.98" calcext:value-type="float">
            <text:p>1879.98</text:p>
          </table:table-cell>
        </table:table-row>
        <table:table-row table:style-name="ro1">
          <table:table-cell office:value-type="float" office:value="12511472" calcext:value-type="float">
            <text:p>12511472</text:p>
          </table:table-cell>
          <table:table-cell table:formula="of:=[.A784]/1000/(60*60*24)" office:value-type="time" office:time-value="PT03H28M31.472S" calcext:value-type="time">
            <text:p>03:28:31</text:p>
          </table:table-cell>
          <table:table-cell office:value-type="float" office:value="1.13" calcext:value-type="float">
            <text:p>1.13</text:p>
          </table:table-cell>
          <table:table-cell office:value-type="float" office:value="459.8" calcext:value-type="float">
            <text:p>459.8</text:p>
          </table:table-cell>
          <table:table-cell office:value-type="float" office:value="517.71" calcext:value-type="float">
            <text:p>517.71</text:p>
          </table:table-cell>
          <table:table-cell office:value-type="float" office:value="1597.43" calcext:value-type="float">
            <text:p>1597.43</text:p>
          </table:table-cell>
          <table:table-cell office:value-type="float" office:value="1882.29" calcext:value-type="float">
            <text:p>1882.29</text:p>
          </table:table-cell>
        </table:table-row>
        <table:table-row table:style-name="ro1">
          <table:table-cell office:value-type="float" office:value="12527471" calcext:value-type="float">
            <text:p>12527471</text:p>
          </table:table-cell>
          <table:table-cell table:formula="of:=[.A785]/1000/(60*60*24)" office:value-type="time" office:time-value="PT03H28M47.471S" calcext:value-type="time">
            <text:p>03:28:47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7.41" calcext:value-type="float">
            <text:p>517.41</text:p>
          </table:table-cell>
          <table:table-cell office:value-type="float" office:value="1599.47" calcext:value-type="float">
            <text:p>1599.47</text:p>
          </table:table-cell>
          <table:table-cell office:value-type="float" office:value="1884.59" calcext:value-type="float">
            <text:p>1884.59</text:p>
          </table:table-cell>
        </table:table-row>
        <table:table-row table:style-name="ro1">
          <table:table-cell office:value-type="float" office:value="12543471" calcext:value-type="float">
            <text:p>12543471</text:p>
          </table:table-cell>
          <table:table-cell table:formula="of:=[.A786]/1000/(60*60*24)" office:value-type="time" office:time-value="PT03H29M03.471S" calcext:value-type="time">
            <text:p>03:29:03</text:p>
          </table:table-cell>
          <table:table-cell office:value-type="float" office:value="1.13" calcext:value-type="float">
            <text:p>1.13</text:p>
          </table:table-cell>
          <table:table-cell office:value-type="float" office:value="459.92" calcext:value-type="float">
            <text:p>459.92</text:p>
          </table:table-cell>
          <table:table-cell office:value-type="float" office:value="519.7" calcext:value-type="float">
            <text:p>519.7</text:p>
          </table:table-cell>
          <table:table-cell office:value-type="float" office:value="1601.51" calcext:value-type="float">
            <text:p>1601.51</text:p>
          </table:table-cell>
          <table:table-cell office:value-type="float" office:value="1886.89" calcext:value-type="float">
            <text:p>1886.89</text:p>
          </table:table-cell>
        </table:table-row>
        <table:table-row table:style-name="ro1">
          <table:table-cell office:value-type="float" office:value="12559471" calcext:value-type="float">
            <text:p>12559471</text:p>
          </table:table-cell>
          <table:table-cell table:formula="of:=[.A787]/1000/(60*60*24)" office:value-type="time" office:time-value="PT03H29M19.471S" calcext:value-type="time">
            <text:p>03:29:19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7.41" calcext:value-type="float">
            <text:p>517.41</text:p>
          </table:table-cell>
          <table:table-cell office:value-type="float" office:value="1603.56" calcext:value-type="float">
            <text:p>1603.56</text:p>
          </table:table-cell>
          <table:table-cell office:value-type="float" office:value="1889.2" calcext:value-type="float">
            <text:p>1889.2</text:p>
          </table:table-cell>
        </table:table-row>
        <table:table-row table:style-name="ro1">
          <table:table-cell office:value-type="float" office:value="12575471" calcext:value-type="float">
            <text:p>12575471</text:p>
          </table:table-cell>
          <table:table-cell table:formula="of:=[.A788]/1000/(60*60*24)" office:value-type="time" office:time-value="PT03H29M35.471S" calcext:value-type="time">
            <text:p>03:29:35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7.62" calcext:value-type="float">
            <text:p>517.62</text:p>
          </table:table-cell>
          <table:table-cell office:value-type="float" office:value="1605.6" calcext:value-type="float">
            <text:p>1605.6</text:p>
          </table:table-cell>
          <table:table-cell office:value-type="float" office:value="1891.5" calcext:value-type="float">
            <text:p>1891.5</text:p>
          </table:table-cell>
        </table:table-row>
        <table:table-row table:style-name="ro1">
          <table:table-cell office:value-type="float" office:value="12591471" calcext:value-type="float">
            <text:p>12591471</text:p>
          </table:table-cell>
          <table:table-cell table:formula="of:=[.A789]/1000/(60*60*24)" office:value-type="time" office:time-value="PT03H29M51.471S" calcext:value-type="time">
            <text:p>03:29:51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3" calcext:value-type="float">
            <text:p>519.23</text:p>
          </table:table-cell>
          <table:table-cell office:value-type="float" office:value="1607.64" calcext:value-type="float">
            <text:p>1607.64</text:p>
          </table:table-cell>
          <table:table-cell office:value-type="float" office:value="1893.8" calcext:value-type="float">
            <text:p>1893.8</text:p>
          </table:table-cell>
        </table:table-row>
        <table:table-row table:style-name="ro1">
          <table:table-cell office:value-type="float" office:value="12607471" calcext:value-type="float">
            <text:p>12607471</text:p>
          </table:table-cell>
          <table:table-cell table:formula="of:=[.A790]/1000/(60*60*24)" office:value-type="time" office:time-value="PT03H30M07.471S" calcext:value-type="time">
            <text:p>03:30:07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9.11" calcext:value-type="float">
            <text:p>519.11</text:p>
          </table:table-cell>
          <table:table-cell office:value-type="float" office:value="1609.68" calcext:value-type="float">
            <text:p>1609.68</text:p>
          </table:table-cell>
          <table:table-cell office:value-type="float" office:value="1896.1" calcext:value-type="float">
            <text:p>1896.1</text:p>
          </table:table-cell>
        </table:table-row>
        <table:table-row table:style-name="ro1">
          <table:table-cell office:value-type="float" office:value="12623471" calcext:value-type="float">
            <text:p>12623471</text:p>
          </table:table-cell>
          <table:table-cell table:formula="of:=[.A791]/1000/(60*60*24)" office:value-type="time" office:time-value="PT03H30M23.471S" calcext:value-type="time">
            <text:p>03:30:23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49" calcext:value-type="float">
            <text:p>517.49</text:p>
          </table:table-cell>
          <table:table-cell office:value-type="float" office:value="1611.73" calcext:value-type="float">
            <text:p>1611.73</text:p>
          </table:table-cell>
          <table:table-cell office:value-type="float" office:value="1898.4" calcext:value-type="float">
            <text:p>1898.4</text:p>
          </table:table-cell>
        </table:table-row>
        <table:table-row table:style-name="ro1">
          <table:table-cell office:value-type="float" office:value="12639471" calcext:value-type="float">
            <text:p>12639471</text:p>
          </table:table-cell>
          <table:table-cell table:formula="of:=[.A792]/1000/(60*60*24)" office:value-type="time" office:time-value="PT03H30M39.471S" calcext:value-type="time">
            <text:p>03:30:39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7.25" calcext:value-type="float">
            <text:p>517.25</text:p>
          </table:table-cell>
          <table:table-cell office:value-type="float" office:value="1613.77" calcext:value-type="float">
            <text:p>1613.77</text:p>
          </table:table-cell>
          <table:table-cell office:value-type="float" office:value="1900.7" calcext:value-type="float">
            <text:p>1900.7</text:p>
          </table:table-cell>
        </table:table-row>
        <table:table-row table:style-name="ro1">
          <table:table-cell office:value-type="float" office:value="12655471" calcext:value-type="float">
            <text:p>12655471</text:p>
          </table:table-cell>
          <table:table-cell table:formula="of:=[.A793]/1000/(60*60*24)" office:value-type="time" office:time-value="PT03H30M55.471S" calcext:value-type="time">
            <text:p>03:30:55</text:p>
          </table:table-cell>
          <table:table-cell office:value-type="float" office:value="1.13" calcext:value-type="float">
            <text:p>1.13</text:p>
          </table:table-cell>
          <table:table-cell office:value-type="float" office:value="459.8" calcext:value-type="float">
            <text:p>459.8</text:p>
          </table:table-cell>
          <table:table-cell office:value-type="float" office:value="517.71" calcext:value-type="float">
            <text:p>517.71</text:p>
          </table:table-cell>
          <table:table-cell office:value-type="float" office:value="1615.81" calcext:value-type="float">
            <text:p>1615.81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12671472" calcext:value-type="float">
            <text:p>12671472</text:p>
          </table:table-cell>
          <table:table-cell table:formula="of:=[.A794]/1000/(60*60*24)" office:value-type="time" office:time-value="PT03H31M11.472S" calcext:value-type="time">
            <text:p>03:31:11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49" calcext:value-type="float">
            <text:p>517.49</text:p>
          </table:table-cell>
          <table:table-cell office:value-type="float" office:value="1617.85" calcext:value-type="float">
            <text:p>1617.85</text:p>
          </table:table-cell>
          <table:table-cell office:value-type="float" office:value="1905.3" calcext:value-type="float">
            <text:p>1905.3</text:p>
          </table:table-cell>
        </table:table-row>
        <table:table-row table:style-name="ro1">
          <table:table-cell office:value-type="float" office:value="12687471" calcext:value-type="float">
            <text:p>12687471</text:p>
          </table:table-cell>
          <table:table-cell table:formula="of:=[.A795]/1000/(60*60*24)" office:value-type="time" office:time-value="PT03H31M27.471S" calcext:value-type="time">
            <text:p>03:31:27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48" calcext:value-type="float">
            <text:p>517.48</text:p>
          </table:table-cell>
          <table:table-cell office:value-type="float" office:value="1619.9" calcext:value-type="float">
            <text:p>1619.9</text:p>
          </table:table-cell>
          <table:table-cell office:value-type="float" office:value="1907.6" calcext:value-type="float">
            <text:p>1907.6</text:p>
          </table:table-cell>
        </table:table-row>
        <table:table-row table:style-name="ro1">
          <table:table-cell office:value-type="float" office:value="12703471" calcext:value-type="float">
            <text:p>12703471</text:p>
          </table:table-cell>
          <table:table-cell table:formula="of:=[.A796]/1000/(60*60*24)" office:value-type="time" office:time-value="PT03H31M43.471S" calcext:value-type="time">
            <text:p>03:31:43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7.63" calcext:value-type="float">
            <text:p>517.63</text:p>
          </table:table-cell>
          <table:table-cell office:value-type="float" office:value="1621.94" calcext:value-type="float">
            <text:p>1621.94</text:p>
          </table:table-cell>
          <table:table-cell office:value-type="float" office:value="1909.9" calcext:value-type="float">
            <text:p>1909.9</text:p>
          </table:table-cell>
        </table:table-row>
        <table:table-row table:style-name="ro1">
          <table:table-cell office:value-type="float" office:value="12719471" calcext:value-type="float">
            <text:p>12719471</text:p>
          </table:table-cell>
          <table:table-cell table:formula="of:=[.A797]/1000/(60*60*24)" office:value-type="time" office:time-value="PT03H31M59.471S" calcext:value-type="time">
            <text:p>03:31:59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49" calcext:value-type="float">
            <text:p>517.49</text:p>
          </table:table-cell>
          <table:table-cell office:value-type="float" office:value="1623.98" calcext:value-type="float">
            <text:p>1623.98</text:p>
          </table:table-cell>
          <table:table-cell office:value-type="float" office:value="1912.2" calcext:value-type="float">
            <text:p>1912.2</text:p>
          </table:table-cell>
        </table:table-row>
        <table:table-row table:style-name="ro1">
          <table:table-cell office:value-type="float" office:value="12735471" calcext:value-type="float">
            <text:p>12735471</text:p>
          </table:table-cell>
          <table:table-cell table:formula="of:=[.A798]/1000/(60*60*24)" office:value-type="time" office:time-value="PT03H32M15.471S" calcext:value-type="time">
            <text:p>03:32:15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5.64" calcext:value-type="float">
            <text:p>515.64</text:p>
          </table:table-cell>
          <table:table-cell office:value-type="float" office:value="1626.03" calcext:value-type="float">
            <text:p>1626.03</text:p>
          </table:table-cell>
          <table:table-cell office:value-type="float" office:value="1914.49" calcext:value-type="float">
            <text:p>1914.49</text:p>
          </table:table-cell>
        </table:table-row>
        <table:table-row table:style-name="ro1">
          <table:table-cell office:value-type="float" office:value="12751471" calcext:value-type="float">
            <text:p>12751471</text:p>
          </table:table-cell>
          <table:table-cell table:formula="of:=[.A799]/1000/(60*60*24)" office:value-type="time" office:time-value="PT03H32M31.471S" calcext:value-type="time">
            <text:p>03:32:31</text:p>
          </table:table-cell>
          <table:table-cell office:value-type="float" office:value="1.13" calcext:value-type="float">
            <text:p>1.13</text:p>
          </table:table-cell>
          <table:table-cell office:value-type="float" office:value="459.8" calcext:value-type="float">
            <text:p>459.8</text:p>
          </table:table-cell>
          <table:table-cell office:value-type="float" office:value="519.56" calcext:value-type="float">
            <text:p>519.56</text:p>
          </table:table-cell>
          <table:table-cell office:value-type="float" office:value="1628.07" calcext:value-type="float">
            <text:p>1628.07</text:p>
          </table:table-cell>
          <table:table-cell office:value-type="float" office:value="1916.79" calcext:value-type="float">
            <text:p>1916.79</text:p>
          </table:table-cell>
        </table:table-row>
        <table:table-row table:style-name="ro1">
          <table:table-cell office:value-type="float" office:value="12767471" calcext:value-type="float">
            <text:p>12767471</text:p>
          </table:table-cell>
          <table:table-cell table:formula="of:=[.A800]/1000/(60*60*24)" office:value-type="time" office:time-value="PT03H32M47.471S" calcext:value-type="time">
            <text:p>03:32:47</text:p>
          </table:table-cell>
          <table:table-cell office:value-type="float" office:value="1.13" calcext:value-type="float">
            <text:p>1.13</text:p>
          </table:table-cell>
          <table:table-cell office:value-type="float" office:value="459.8" calcext:value-type="float">
            <text:p>459.8</text:p>
          </table:table-cell>
          <table:table-cell office:value-type="float" office:value="517.72" calcext:value-type="float">
            <text:p>517.72</text:p>
          </table:table-cell>
          <table:table-cell office:value-type="float" office:value="1630.11" calcext:value-type="float">
            <text:p>1630.11</text:p>
          </table:table-cell>
          <table:table-cell office:value-type="float" office:value="1919.09" calcext:value-type="float">
            <text:p>1919.09</text:p>
          </table:table-cell>
        </table:table-row>
        <table:table-row table:style-name="ro1">
          <table:table-cell office:value-type="float" office:value="12783471" calcext:value-type="float">
            <text:p>12783471</text:p>
          </table:table-cell>
          <table:table-cell table:formula="of:=[.A801]/1000/(60*60*24)" office:value-type="time" office:time-value="PT03H33M03.471S" calcext:value-type="time">
            <text:p>03:33:03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49" calcext:value-type="float">
            <text:p>517.49</text:p>
          </table:table-cell>
          <table:table-cell office:value-type="float" office:value="1632.15" calcext:value-type="float">
            <text:p>1632.15</text:p>
          </table:table-cell>
          <table:table-cell office:value-type="float" office:value="1921.39" calcext:value-type="float">
            <text:p>1921.39</text:p>
          </table:table-cell>
        </table:table-row>
        <table:table-row table:style-name="ro1">
          <table:table-cell office:value-type="float" office:value="12799471" calcext:value-type="float">
            <text:p>12799471</text:p>
          </table:table-cell>
          <table:table-cell table:formula="of:=[.A802]/1000/(60*60*24)" office:value-type="time" office:time-value="PT03H33M19.471S" calcext:value-type="time">
            <text:p>03:33:19</text:p>
          </table:table-cell>
          <table:table-cell office:value-type="float" office:value="1.12" calcext:value-type="float">
            <text:p>1.12</text:p>
          </table:table-cell>
          <table:table-cell office:value-type="float" office:value="459.8" calcext:value-type="float">
            <text:p>459.8</text:p>
          </table:table-cell>
          <table:table-cell office:value-type="float" office:value="515.87" calcext:value-type="float">
            <text:p>515.87</text:p>
          </table:table-cell>
          <table:table-cell office:value-type="float" office:value="1634.2" calcext:value-type="float">
            <text:p>1634.2</text:p>
          </table:table-cell>
          <table:table-cell office:value-type="float" office:value="1923.69" calcext:value-type="float">
            <text:p>1923.69</text:p>
          </table:table-cell>
        </table:table-row>
        <table:table-row table:style-name="ro1">
          <table:table-cell office:value-type="float" office:value="12815471" calcext:value-type="float">
            <text:p>12815471</text:p>
          </table:table-cell>
          <table:table-cell table:formula="of:=[.A803]/1000/(60*60*24)" office:value-type="time" office:time-value="PT03H33M35.471S" calcext:value-type="time">
            <text:p>03:33:35</text:p>
          </table:table-cell>
          <table:table-cell office:value-type="float" office:value="1.12" calcext:value-type="float">
            <text:p>1.12</text:p>
          </table:table-cell>
          <table:table-cell office:value-type="float" office:value="459.92" calcext:value-type="float">
            <text:p>459.92</text:p>
          </table:table-cell>
          <table:table-cell office:value-type="float" office:value="516.02" calcext:value-type="float">
            <text:p>516.02</text:p>
          </table:table-cell>
          <table:table-cell office:value-type="float" office:value="1636.24" calcext:value-type="float">
            <text:p>1636.24</text:p>
          </table:table-cell>
          <table:table-cell office:value-type="float" office:value="1925.98" calcext:value-type="float">
            <text:p>1925.98</text:p>
          </table:table-cell>
        </table:table-row>
        <table:table-row table:style-name="ro1">
          <table:table-cell office:value-type="float" office:value="12831472" calcext:value-type="float">
            <text:p>12831472</text:p>
          </table:table-cell>
          <table:table-cell table:formula="of:=[.A804]/1000/(60*60*24)" office:value-type="time" office:time-value="PT03H33M51.472S" calcext:value-type="time">
            <text:p>03:33:51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5.64" calcext:value-type="float">
            <text:p>515.64</text:p>
          </table:table-cell>
          <table:table-cell office:value-type="float" office:value="1638.28" calcext:value-type="float">
            <text:p>1638.28</text:p>
          </table:table-cell>
          <table:table-cell office:value-type="float" office:value="1928.27" calcext:value-type="float">
            <text:p>1928.27</text:p>
          </table:table-cell>
        </table:table-row>
        <table:table-row table:style-name="ro1">
          <table:table-cell office:value-type="float" office:value="12847471" calcext:value-type="float">
            <text:p>12847471</text:p>
          </table:table-cell>
          <table:table-cell table:formula="of:=[.A805]/1000/(60*60*24)" office:value-type="time" office:time-value="PT03H34M07.471S" calcext:value-type="time">
            <text:p>03:34:07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5.34" calcext:value-type="float">
            <text:p>515.34</text:p>
          </table:table-cell>
          <table:table-cell office:value-type="float" office:value="1640.33" calcext:value-type="float">
            <text:p>1640.33</text:p>
          </table:table-cell>
          <table:table-cell office:value-type="float" office:value="1930.57" calcext:value-type="float">
            <text:p>1930.57</text:p>
          </table:table-cell>
        </table:table-row>
        <table:table-row table:style-name="ro1">
          <table:table-cell office:value-type="float" office:value="12863471" calcext:value-type="float">
            <text:p>12863471</text:p>
          </table:table-cell>
          <table:table-cell table:formula="of:=[.A806]/1000/(60*60*24)" office:value-type="time" office:time-value="PT03H34M23.471S" calcext:value-type="time">
            <text:p>03:34:23</text:p>
          </table:table-cell>
          <table:table-cell office:value-type="float" office:value="1.12" calcext:value-type="float">
            <text:p>1.12</text:p>
          </table:table-cell>
          <table:table-cell office:value-type="float" office:value="459.8" calcext:value-type="float">
            <text:p>459.8</text:p>
          </table:table-cell>
          <table:table-cell office:value-type="float" office:value="515.88" calcext:value-type="float">
            <text:p>515.88</text:p>
          </table:table-cell>
          <table:table-cell office:value-type="float" office:value="1642.37" calcext:value-type="float">
            <text:p>1642.37</text:p>
          </table:table-cell>
          <table:table-cell office:value-type="float" office:value="1932.86" calcext:value-type="float">
            <text:p>1932.86</text:p>
          </table:table-cell>
        </table:table-row>
        <table:table-row table:style-name="ro1">
          <table:table-cell office:value-type="float" office:value="12879471" calcext:value-type="float">
            <text:p>12879471</text:p>
          </table:table-cell>
          <table:table-cell table:formula="of:=[.A807]/1000/(60*60*24)" office:value-type="time" office:time-value="PT03H34M39.471S" calcext:value-type="time">
            <text:p>03:34:39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5.79" calcext:value-type="float">
            <text:p>515.79</text:p>
          </table:table-cell>
          <table:table-cell office:value-type="float" office:value="1644.41" calcext:value-type="float">
            <text:p>1644.41</text:p>
          </table:table-cell>
          <table:table-cell office:value-type="float" office:value="1935.15" calcext:value-type="float">
            <text:p>1935.15</text:p>
          </table:table-cell>
        </table:table-row>
        <table:table-row table:style-name="ro1">
          <table:table-cell office:value-type="float" office:value="12895472" calcext:value-type="float">
            <text:p>12895472</text:p>
          </table:table-cell>
          <table:table-cell table:formula="of:=[.A808]/1000/(60*60*24)" office:value-type="time" office:time-value="PT03H34M55.472S" calcext:value-type="time">
            <text:p>03:34:55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5.65" calcext:value-type="float">
            <text:p>515.65</text:p>
          </table:table-cell>
          <table:table-cell office:value-type="float" office:value="1646.45" calcext:value-type="float">
            <text:p>1646.45</text:p>
          </table:table-cell>
          <table:table-cell office:value-type="float" office:value="1937.44" calcext:value-type="float">
            <text:p>1937.44</text:p>
          </table:table-cell>
        </table:table-row>
        <table:table-row table:style-name="ro1">
          <table:table-cell office:value-type="float" office:value="12911471" calcext:value-type="float">
            <text:p>12911471</text:p>
          </table:table-cell>
          <table:table-cell table:formula="of:=[.A809]/1000/(60*60*24)" office:value-type="time" office:time-value="PT03H35M11.471S" calcext:value-type="time">
            <text:p>03:35:11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5.66" calcext:value-type="float">
            <text:p>515.66</text:p>
          </table:table-cell>
          <table:table-cell office:value-type="float" office:value="1648.5" calcext:value-type="float">
            <text:p>1648.5</text:p>
          </table:table-cell>
          <table:table-cell office:value-type="float" office:value="1939.74" calcext:value-type="float">
            <text:p>1939.74</text:p>
          </table:table-cell>
        </table:table-row>
        <table:table-row table:style-name="ro1">
          <table:table-cell office:value-type="float" office:value="12927471" calcext:value-type="float">
            <text:p>12927471</text:p>
          </table:table-cell>
          <table:table-cell table:formula="of:=[.A810]/1000/(60*60*24)" office:value-type="time" office:time-value="PT03H35M27.471S" calcext:value-type="time">
            <text:p>03:35:27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3.95" calcext:value-type="float">
            <text:p>513.95</text:p>
          </table:table-cell>
          <table:table-cell office:value-type="float" office:value="1650.54" calcext:value-type="float">
            <text:p>1650.54</text:p>
          </table:table-cell>
          <table:table-cell office:value-type="float" office:value="1942.03" calcext:value-type="float">
            <text:p>1942.03</text:p>
          </table:table-cell>
        </table:table-row>
        <table:table-row table:style-name="ro1">
          <table:table-cell office:value-type="float" office:value="12943472" calcext:value-type="float">
            <text:p>12943472</text:p>
          </table:table-cell>
          <table:table-cell table:formula="of:=[.A811]/1000/(60*60*24)" office:value-type="time" office:time-value="PT03H35M43.472S" calcext:value-type="time">
            <text:p>03:35:43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5.57" calcext:value-type="float">
            <text:p>515.57</text:p>
          </table:table-cell>
          <table:table-cell office:value-type="float" office:value="1652.58" calcext:value-type="float">
            <text:p>1652.58</text:p>
          </table:table-cell>
          <table:table-cell office:value-type="float" office:value="1944.32" calcext:value-type="float">
            <text:p>1944.32</text:p>
          </table:table-cell>
        </table:table-row>
        <table:table-row table:style-name="ro1">
          <table:table-cell office:value-type="float" office:value="12959471" calcext:value-type="float">
            <text:p>12959471</text:p>
          </table:table-cell>
          <table:table-cell table:formula="of:=[.A812]/1000/(60*60*24)" office:value-type="time" office:time-value="PT03H35M59.471S" calcext:value-type="time">
            <text:p>03:35:59</text:p>
          </table:table-cell>
          <table:table-cell office:value-type="float" office:value="1.12" calcext:value-type="float">
            <text:p>1.12</text:p>
          </table:table-cell>
          <table:table-cell office:value-type="float" office:value="459.8" calcext:value-type="float">
            <text:p>459.8</text:p>
          </table:table-cell>
          <table:table-cell office:value-type="float" office:value="515.88" calcext:value-type="float">
            <text:p>515.88</text:p>
          </table:table-cell>
          <table:table-cell office:value-type="float" office:value="1654.63" calcext:value-type="float">
            <text:p>1654.63</text:p>
          </table:table-cell>
          <table:table-cell office:value-type="float" office:value="1946.61" calcext:value-type="float">
            <text:p>1946.61</text:p>
          </table:table-cell>
        </table:table-row>
        <table:table-row table:style-name="ro1">
          <table:table-cell office:value-type="float" office:value="12975471" calcext:value-type="float">
            <text:p>12975471</text:p>
          </table:table-cell>
          <table:table-cell table:formula="of:=[.A813]/1000/(60*60*24)" office:value-type="time" office:time-value="PT03H36M15.471S" calcext:value-type="time">
            <text:p>03:36:15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5.78" calcext:value-type="float">
            <text:p>515.78</text:p>
          </table:table-cell>
          <table:table-cell office:value-type="float" office:value="1656.67" calcext:value-type="float">
            <text:p>1656.67</text:p>
          </table:table-cell>
          <table:table-cell office:value-type="float" office:value="1948.9" calcext:value-type="float">
            <text:p>1948.9</text:p>
          </table:table-cell>
        </table:table-row>
        <table:table-row table:style-name="ro1">
          <table:table-cell office:value-type="float" office:value="12991472" calcext:value-type="float">
            <text:p>12991472</text:p>
          </table:table-cell>
          <table:table-cell table:formula="of:=[.A814]/1000/(60*60*24)" office:value-type="time" office:time-value="PT03H36M31.472S" calcext:value-type="time">
            <text:p>03:36:31</text:p>
          </table:table-cell>
          <table:table-cell office:value-type="float" office:value="1.12" calcext:value-type="float">
            <text:p>1.12</text:p>
          </table:table-cell>
          <table:table-cell office:value-type="float" office:value="459.8" calcext:value-type="float">
            <text:p>459.8</text:p>
          </table:table-cell>
          <table:table-cell office:value-type="float" office:value="514.03" calcext:value-type="float">
            <text:p>514.03</text:p>
          </table:table-cell>
          <table:table-cell office:value-type="float" office:value="1658.71" calcext:value-type="float">
            <text:p>1658.71</text:p>
          </table:table-cell>
          <table:table-cell office:value-type="float" office:value="1951.19" calcext:value-type="float">
            <text:p>1951.19</text:p>
          </table:table-cell>
        </table:table-row>
        <table:table-row table:style-name="ro1">
          <table:table-cell office:value-type="float" office:value="13007471" calcext:value-type="float">
            <text:p>13007471</text:p>
          </table:table-cell>
          <table:table-cell table:formula="of:=[.A815]/1000/(60*60*24)" office:value-type="time" office:time-value="PT03H36M47.471S" calcext:value-type="time">
            <text:p>03:36:47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3.95" calcext:value-type="float">
            <text:p>513.95</text:p>
          </table:table-cell>
          <table:table-cell office:value-type="float" office:value="1660.76" calcext:value-type="float">
            <text:p>1660.76</text:p>
          </table:table-cell>
          <table:table-cell office:value-type="float" office:value="1953.48" calcext:value-type="float">
            <text:p>1953.48</text:p>
          </table:table-cell>
        </table:table-row>
        <table:table-row table:style-name="ro1">
          <table:table-cell office:value-type="float" office:value="13023471" calcext:value-type="float">
            <text:p>13023471</text:p>
          </table:table-cell>
          <table:table-cell table:formula="of:=[.A816]/1000/(60*60*24)" office:value-type="time" office:time-value="PT03H37M03.471S" calcext:value-type="time">
            <text:p>03:37:03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3.72" calcext:value-type="float">
            <text:p>513.72</text:p>
          </table:table-cell>
          <table:table-cell office:value-type="float" office:value="1662.8" calcext:value-type="float">
            <text:p>1662.8</text:p>
          </table:table-cell>
          <table:table-cell office:value-type="float" office:value="1955.76" calcext:value-type="float">
            <text:p>1955.76</text:p>
          </table:table-cell>
        </table:table-row>
        <table:table-row table:style-name="ro1">
          <table:table-cell office:value-type="float" office:value="13039471" calcext:value-type="float">
            <text:p>13039471</text:p>
          </table:table-cell>
          <table:table-cell table:formula="of:=[.A817]/1000/(60*60*24)" office:value-type="time" office:time-value="PT03H37M19.471S" calcext:value-type="time">
            <text:p>03:37:19</text:p>
          </table:table-cell>
          <table:table-cell office:value-type="float" office:value="1.12" calcext:value-type="float">
            <text:p>1.12</text:p>
          </table:table-cell>
          <table:table-cell office:value-type="float" office:value="459.92" calcext:value-type="float">
            <text:p>459.92</text:p>
          </table:table-cell>
          <table:table-cell office:value-type="float" office:value="514.17" calcext:value-type="float">
            <text:p>514.17</text:p>
          </table:table-cell>
          <table:table-cell office:value-type="float" office:value="1664.84" calcext:value-type="float">
            <text:p>1664.84</text:p>
          </table:table-cell>
          <table:table-cell office:value-type="float" office:value="1958.05" calcext:value-type="float">
            <text:p>1958.05</text:p>
          </table:table-cell>
        </table:table-row>
        <table:table-row table:style-name="ro1">
          <table:table-cell office:value-type="float" office:value="13055471" calcext:value-type="float">
            <text:p>13055471</text:p>
          </table:table-cell>
          <table:table-cell table:formula="of:=[.A818]/1000/(60*60*24)" office:value-type="time" office:time-value="PT03H37M35.471S" calcext:value-type="time">
            <text:p>03:37:35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3.81" calcext:value-type="float">
            <text:p>513.81</text:p>
          </table:table-cell>
          <table:table-cell office:value-type="float" office:value="1666.88" calcext:value-type="float">
            <text:p>1666.88</text:p>
          </table:table-cell>
          <table:table-cell office:value-type="float" office:value="1960.33" calcext:value-type="float">
            <text:p>1960.33</text:p>
          </table:table-cell>
        </table:table-row>
        <table:table-row table:style-name="ro1">
          <table:table-cell office:value-type="float" office:value="13071472" calcext:value-type="float">
            <text:p>13071472</text:p>
          </table:table-cell>
          <table:table-cell table:formula="of:=[.A819]/1000/(60*60*24)" office:value-type="time" office:time-value="PT03H37M51.472S" calcext:value-type="time">
            <text:p>03:37:51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5.56" calcext:value-type="float">
            <text:p>515.56</text:p>
          </table:table-cell>
          <table:table-cell office:value-type="float" office:value="1668.93" calcext:value-type="float">
            <text:p>1668.93</text:p>
          </table:table-cell>
          <table:table-cell office:value-type="float" office:value="1962.62" calcext:value-type="float">
            <text:p>1962.62</text:p>
          </table:table-cell>
        </table:table-row>
        <table:table-row table:style-name="ro1">
          <table:table-cell office:value-type="float" office:value="13087472" calcext:value-type="float">
            <text:p>13087472</text:p>
          </table:table-cell>
          <table:table-cell table:formula="of:=[.A820]/1000/(60*60*24)" office:value-type="time" office:time-value="PT03H38M07.472S" calcext:value-type="time">
            <text:p>03:38:07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5.79" calcext:value-type="float">
            <text:p>515.79</text:p>
          </table:table-cell>
          <table:table-cell office:value-type="float" office:value="1670.97" calcext:value-type="float">
            <text:p>1670.97</text:p>
          </table:table-cell>
          <table:table-cell office:value-type="float" office:value="1964.91" calcext:value-type="float">
            <text:p>1964.91</text:p>
          </table:table-cell>
        </table:table-row>
        <table:table-row table:style-name="ro1">
          <table:table-cell office:value-type="float" office:value="13103471" calcext:value-type="float">
            <text:p>13103471</text:p>
          </table:table-cell>
          <table:table-cell table:formula="of:=[.A821]/1000/(60*60*24)" office:value-type="time" office:time-value="PT03H38M23.471S" calcext:value-type="time">
            <text:p>03:38:23</text:p>
          </table:table-cell>
          <table:table-cell office:value-type="float" office:value="1.12" calcext:value-type="float">
            <text:p>1.12</text:p>
          </table:table-cell>
          <table:table-cell office:value-type="float" office:value="459.8" calcext:value-type="float">
            <text:p>459.8</text:p>
          </table:table-cell>
          <table:table-cell office:value-type="float" office:value="514.05" calcext:value-type="float">
            <text:p>514.05</text:p>
          </table:table-cell>
          <table:table-cell office:value-type="float" office:value="1673.01" calcext:value-type="float">
            <text:p>1673.01</text:p>
          </table:table-cell>
          <table:table-cell office:value-type="float" office:value="1967.19" calcext:value-type="float">
            <text:p>1967.19</text:p>
          </table:table-cell>
        </table:table-row>
        <table:table-row table:style-name="ro1">
          <table:table-cell office:value-type="float" office:value="13119471" calcext:value-type="float">
            <text:p>13119471</text:p>
          </table:table-cell>
          <table:table-cell table:formula="of:=[.A822]/1000/(60*60*24)" office:value-type="time" office:time-value="PT03H38M39.471S" calcext:value-type="time">
            <text:p>03:38:39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3.96" calcext:value-type="float">
            <text:p>513.96</text:p>
          </table:table-cell>
          <table:table-cell office:value-type="float" office:value="1675.06" calcext:value-type="float">
            <text:p>1675.06</text:p>
          </table:table-cell>
          <table:table-cell office:value-type="float" office:value="1969.48" calcext:value-type="float">
            <text:p>1969.48</text:p>
          </table:table-cell>
        </table:table-row>
        <table:table-row table:style-name="ro1">
          <table:table-cell office:value-type="float" office:value="13135471" calcext:value-type="float">
            <text:p>13135471</text:p>
          </table:table-cell>
          <table:table-cell table:formula="of:=[.A823]/1000/(60*60*24)" office:value-type="time" office:time-value="PT03H38M55.471S" calcext:value-type="time">
            <text:p>03:38:55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3.73" calcext:value-type="float">
            <text:p>513.73</text:p>
          </table:table-cell>
          <table:table-cell office:value-type="float" office:value="1677.1" calcext:value-type="float">
            <text:p>1677.1</text:p>
          </table:table-cell>
          <table:table-cell office:value-type="float" office:value="1971.76" calcext:value-type="float">
            <text:p>1971.76</text:p>
          </table:table-cell>
        </table:table-row>
        <table:table-row table:style-name="ro1">
          <table:table-cell office:value-type="float" office:value="13151471" calcext:value-type="float">
            <text:p>13151471</text:p>
          </table:table-cell>
          <table:table-cell table:formula="of:=[.A824]/1000/(60*60*24)" office:value-type="time" office:time-value="PT03H39M11.471S" calcext:value-type="time">
            <text:p>03:39:11</text:p>
          </table:table-cell>
          <table:table-cell office:value-type="float" office:value="1.12" calcext:value-type="float">
            <text:p>1.12</text:p>
          </table:table-cell>
          <table:table-cell office:value-type="float" office:value="459.8" calcext:value-type="float">
            <text:p>459.8</text:p>
          </table:table-cell>
          <table:table-cell office:value-type="float" office:value="514.05" calcext:value-type="float">
            <text:p>514.05</text:p>
          </table:table-cell>
          <table:table-cell office:value-type="float" office:value="1679.14" calcext:value-type="float">
            <text:p>1679.14</text:p>
          </table:table-cell>
          <table:table-cell office:value-type="float" office:value="1974.04" calcext:value-type="float">
            <text:p>1974.04</text:p>
          </table:table-cell>
        </table:table-row>
        <table:table-row table:style-name="ro1">
          <table:table-cell office:value-type="float" office:value="13167471" calcext:value-type="float">
            <text:p>13167471</text:p>
          </table:table-cell>
          <table:table-cell table:formula="of:=[.A825]/1000/(60*60*24)" office:value-type="time" office:time-value="PT03H39M27.471S" calcext:value-type="time">
            <text:p>03:39:27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3.74" calcext:value-type="float">
            <text:p>513.74</text:p>
          </table:table-cell>
          <table:table-cell office:value-type="float" office:value="1681.18" calcext:value-type="float">
            <text:p>1681.18</text:p>
          </table:table-cell>
          <table:table-cell office:value-type="float" office:value="1976.33" calcext:value-type="float">
            <text:p>1976.33</text:p>
          </table:table-cell>
        </table:table-row>
        <table:table-row table:style-name="ro1">
          <table:table-cell office:value-type="float" office:value="13183471" calcext:value-type="float">
            <text:p>13183471</text:p>
          </table:table-cell>
          <table:table-cell table:formula="of:=[.A826]/1000/(60*60*24)" office:value-type="time" office:time-value="PT03H39M43.471S" calcext:value-type="time">
            <text:p>03:39:43</text:p>
          </table:table-cell>
          <table:table-cell office:value-type="float" office:value="1.11" calcext:value-type="float">
            <text:p>1.11</text:p>
          </table:table-cell>
          <table:table-cell office:value-type="float" office:value="459.8" calcext:value-type="float">
            <text:p>459.8</text:p>
          </table:table-cell>
          <table:table-cell office:value-type="float" office:value="512.2" calcext:value-type="float">
            <text:p>512.2</text:p>
          </table:table-cell>
          <table:table-cell office:value-type="float" office:value="1683.23" calcext:value-type="float">
            <text:p>1683.23</text:p>
          </table:table-cell>
          <table:table-cell office:value-type="float" office:value="1978.61" calcext:value-type="float">
            <text:p>1978.61</text:p>
          </table:table-cell>
        </table:table-row>
        <table:table-row table:style-name="ro1">
          <table:table-cell office:value-type="float" office:value="13199472" calcext:value-type="float">
            <text:p>13199472</text:p>
          </table:table-cell>
          <table:table-cell table:formula="of:=[.A827]/1000/(60*60*24)" office:value-type="time" office:time-value="PT03H39M59.472S" calcext:value-type="time">
            <text:p>03:39:59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3.72" calcext:value-type="float">
            <text:p>513.72</text:p>
          </table:table-cell>
          <table:table-cell office:value-type="float" office:value="1685.27" calcext:value-type="float">
            <text:p>1685.27</text:p>
          </table:table-cell>
          <table:table-cell office:value-type="float" office:value="1980.89" calcext:value-type="float">
            <text:p>1980.89</text:p>
          </table:table-cell>
        </table:table-row>
        <table:table-row table:style-name="ro1">
          <table:table-cell office:value-type="float" office:value="13215472" calcext:value-type="float">
            <text:p>13215472</text:p>
          </table:table-cell>
          <table:table-cell table:formula="of:=[.A828]/1000/(60*60*24)" office:value-type="time" office:time-value="PT03H40M15.472S" calcext:value-type="time">
            <text:p>03:40:15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3.81" calcext:value-type="float">
            <text:p>513.81</text:p>
          </table:table-cell>
          <table:table-cell office:value-type="float" office:value="1687.31" calcext:value-type="float">
            <text:p>1687.31</text:p>
          </table:table-cell>
          <table:table-cell office:value-type="float" office:value="1983.17" calcext:value-type="float">
            <text:p>1983.17</text:p>
          </table:table-cell>
        </table:table-row>
        <table:table-row table:style-name="ro1">
          <table:table-cell office:value-type="float" office:value="13231471" calcext:value-type="float">
            <text:p>13231471</text:p>
          </table:table-cell>
          <table:table-cell table:formula="of:=[.A829]/1000/(60*60*24)" office:value-type="time" office:time-value="PT03H40M31.471S" calcext:value-type="time">
            <text:p>03:40:31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3.72" calcext:value-type="float">
            <text:p>513.72</text:p>
          </table:table-cell>
          <table:table-cell office:value-type="float" office:value="1689.35" calcext:value-type="float">
            <text:p>1689.35</text:p>
          </table:table-cell>
          <table:table-cell office:value-type="float" office:value="1985.44" calcext:value-type="float">
            <text:p>1985.44</text:p>
          </table:table-cell>
        </table:table-row>
        <table:table-row table:style-name="ro1">
          <table:table-cell office:value-type="float" office:value="13247471" calcext:value-type="float">
            <text:p>13247471</text:p>
          </table:table-cell>
          <table:table-cell table:formula="of:=[.A830]/1000/(60*60*24)" office:value-type="time" office:time-value="PT03H40M47.471S" calcext:value-type="time">
            <text:p>03:40:47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1.98" calcext:value-type="float">
            <text:p>511.98</text:p>
          </table:table-cell>
          <table:table-cell office:value-type="float" office:value="1691.4" calcext:value-type="float">
            <text:p>1691.4</text:p>
          </table:table-cell>
          <table:table-cell office:value-type="float" office:value="1987.72" calcext:value-type="float">
            <text:p>1987.72</text:p>
          </table:table-cell>
        </table:table-row>
        <table:table-row table:style-name="ro1">
          <table:table-cell office:value-type="float" office:value="13263472" calcext:value-type="float">
            <text:p>13263472</text:p>
          </table:table-cell>
          <table:table-cell table:formula="of:=[.A831]/1000/(60*60*24)" office:value-type="time" office:time-value="PT03H41M03.472S" calcext:value-type="time">
            <text:p>03:41:03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3.72" calcext:value-type="float">
            <text:p>513.72</text:p>
          </table:table-cell>
          <table:table-cell office:value-type="float" office:value="1693.44" calcext:value-type="float">
            <text:p>1693.44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3279472" calcext:value-type="float">
            <text:p>13279472</text:p>
          </table:table-cell>
          <table:table-cell table:formula="of:=[.A832]/1000/(60*60*24)" office:value-type="time" office:time-value="PT03H41M19.472S" calcext:value-type="time">
            <text:p>03:41:19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11.76" calcext:value-type="float">
            <text:p>511.76</text:p>
          </table:table-cell>
          <table:table-cell office:value-type="float" office:value="1695.48" calcext:value-type="float">
            <text:p>1695.48</text:p>
          </table:table-cell>
          <table:table-cell office:value-type="float" office:value="1992.28" calcext:value-type="float">
            <text:p>1992.28</text:p>
          </table:table-cell>
        </table:table-row>
        <table:table-row table:style-name="ro1">
          <table:table-cell office:value-type="float" office:value="13295471" calcext:value-type="float">
            <text:p>13295471</text:p>
          </table:table-cell>
          <table:table-cell table:formula="of:=[.A833]/1000/(60*60*24)" office:value-type="time" office:time-value="PT03H41M35.471S" calcext:value-type="time">
            <text:p>03:41:35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3.95" calcext:value-type="float">
            <text:p>513.95</text:p>
          </table:table-cell>
          <table:table-cell office:value-type="float" office:value="1697.53" calcext:value-type="float">
            <text:p>1697.53</text:p>
          </table:table-cell>
          <table:table-cell office:value-type="float" office:value="1994.56" calcext:value-type="float">
            <text:p>1994.56</text:p>
          </table:table-cell>
        </table:table-row>
        <table:table-row table:style-name="ro1">
          <table:table-cell office:value-type="float" office:value="13311471" calcext:value-type="float">
            <text:p>13311471</text:p>
          </table:table-cell>
          <table:table-cell table:formula="of:=[.A834]/1000/(60*60*24)" office:value-type="time" office:time-value="PT03H41M51.471S" calcext:value-type="time">
            <text:p>03:41:51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1.97" calcext:value-type="float">
            <text:p>511.97</text:p>
          </table:table-cell>
          <table:table-cell office:value-type="float" office:value="1699.57" calcext:value-type="float">
            <text:p>1699.57</text:p>
          </table:table-cell>
          <table:table-cell office:value-type="float" office:value="1996.83" calcext:value-type="float">
            <text:p>1996.83</text:p>
          </table:table-cell>
        </table:table-row>
        <table:table-row table:style-name="ro1">
          <table:table-cell office:value-type="float" office:value="13327472" calcext:value-type="float">
            <text:p>13327472</text:p>
          </table:table-cell>
          <table:table-cell table:formula="of:=[.A835]/1000/(60*60*24)" office:value-type="time" office:time-value="PT03H42M07.472S" calcext:value-type="time">
            <text:p>03:42:07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1.68" calcext:value-type="float">
            <text:p>511.68</text:p>
          </table:table-cell>
          <table:table-cell office:value-type="float" office:value="1701.61" calcext:value-type="float">
            <text:p>1701.61</text:p>
          </table:table-cell>
          <table:table-cell office:value-type="float" office:value="1999.11" calcext:value-type="float">
            <text:p>1999.11</text:p>
          </table:table-cell>
        </table:table-row>
        <table:table-row table:style-name="ro1">
          <table:table-cell office:value-type="float" office:value="13343472" calcext:value-type="float">
            <text:p>13343472</text:p>
          </table:table-cell>
          <table:table-cell table:formula="of:=[.A836]/1000/(60*60*24)" office:value-type="time" office:time-value="PT03H42M23.472S" calcext:value-type="time">
            <text:p>03:42:23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1.97" calcext:value-type="float">
            <text:p>511.97</text:p>
          </table:table-cell>
          <table:table-cell office:value-type="float" office:value="1703.65" calcext:value-type="float">
            <text:p>1703.65</text:p>
          </table:table-cell>
          <table:table-cell office:value-type="float" office:value="2001.38" calcext:value-type="float">
            <text:p>2001.38</text:p>
          </table:table-cell>
        </table:table-row>
        <table:table-row table:style-name="ro1">
          <table:table-cell office:value-type="float" office:value="13359471" calcext:value-type="float">
            <text:p>13359471</text:p>
          </table:table-cell>
          <table:table-cell table:formula="of:=[.A837]/1000/(60*60*24)" office:value-type="time" office:time-value="PT03H42M39.471S" calcext:value-type="time">
            <text:p>03:42:39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1.88" calcext:value-type="float">
            <text:p>511.88</text:p>
          </table:table-cell>
          <table:table-cell office:value-type="float" office:value="1705.7" calcext:value-type="float">
            <text:p>1705.7</text:p>
          </table:table-cell>
          <table:table-cell office:value-type="float" office:value="2003.65" calcext:value-type="float">
            <text:p>2003.65</text:p>
          </table:table-cell>
        </table:table-row>
        <table:table-row table:style-name="ro1">
          <table:table-cell office:value-type="float" office:value="13375472" calcext:value-type="float">
            <text:p>13375472</text:p>
          </table:table-cell>
          <table:table-cell table:formula="of:=[.A838]/1000/(60*60*24)" office:value-type="time" office:time-value="PT03H42M55.472S" calcext:value-type="time">
            <text:p>03:42:55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9.91" calcext:value-type="float">
            <text:p>509.91</text:p>
          </table:table-cell>
          <table:table-cell office:value-type="float" office:value="1707.74" calcext:value-type="float">
            <text:p>1707.74</text:p>
          </table:table-cell>
          <table:table-cell office:value-type="float" office:value="2005.93" calcext:value-type="float">
            <text:p>2005.93</text:p>
          </table:table-cell>
        </table:table-row>
        <table:table-row table:style-name="ro1">
          <table:table-cell office:value-type="float" office:value="13391471" calcext:value-type="float">
            <text:p>13391471</text:p>
          </table:table-cell>
          <table:table-cell table:formula="of:=[.A839]/1000/(60*60*24)" office:value-type="time" office:time-value="PT03H43M11.471S" calcext:value-type="time">
            <text:p>03:43:11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0.14" calcext:value-type="float">
            <text:p>510.14</text:p>
          </table:table-cell>
          <table:table-cell office:value-type="float" office:value="1709.78" calcext:value-type="float">
            <text:p>1709.78</text:p>
          </table:table-cell>
          <table:table-cell office:value-type="float" office:value="2008.2" calcext:value-type="float">
            <text:p>2008.2</text:p>
          </table:table-cell>
        </table:table-row>
        <table:table-row table:style-name="ro1">
          <table:table-cell office:value-type="float" office:value="13407471" calcext:value-type="float">
            <text:p>13407471</text:p>
          </table:table-cell>
          <table:table-cell table:formula="of:=[.A840]/1000/(60*60*24)" office:value-type="time" office:time-value="PT03H43M27.471S" calcext:value-type="time">
            <text:p>03:43:27</text:p>
          </table:table-cell>
          <table:table-cell office:value-type="float" office:value="1.11" calcext:value-type="float">
            <text:p>1.1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0.26" calcext:value-type="float">
            <text:p>510.26</text:p>
          </table:table-cell>
          <table:table-cell office:value-type="float" office:value="1711.82" calcext:value-type="float">
            <text:p>1711.82</text:p>
          </table:table-cell>
          <table:table-cell office:value-type="float" office:value="2010.47" calcext:value-type="float">
            <text:p>2010.47</text:p>
          </table:table-cell>
        </table:table-row>
        <table:table-row table:style-name="ro1">
          <table:table-cell office:value-type="float" office:value="13423472" calcext:value-type="float">
            <text:p>13423472</text:p>
          </table:table-cell>
          <table:table-cell table:formula="of:=[.A841]/1000/(60*60*24)" office:value-type="time" office:time-value="PT03H43M43.472S" calcext:value-type="time">
            <text:p>03:43:43</text:p>
          </table:table-cell>
          <table:table-cell office:value-type="float" office:value="1.11" calcext:value-type="float">
            <text:p>1.11</text:p>
          </table:table-cell>
          <table:table-cell office:value-type="float" office:value="459.8" calcext:value-type="float">
            <text:p>459.8</text:p>
          </table:table-cell>
          <table:table-cell office:value-type="float" office:value="512.2" calcext:value-type="float">
            <text:p>512.2</text:p>
          </table:table-cell>
          <table:table-cell office:value-type="float" office:value="1713.87" calcext:value-type="float">
            <text:p>1713.87</text:p>
          </table:table-cell>
          <table:table-cell office:value-type="float" office:value="2012.74" calcext:value-type="float">
            <text:p>2012.74</text:p>
          </table:table-cell>
        </table:table-row>
        <table:table-row table:style-name="ro1">
          <table:table-cell office:value-type="float" office:value="13439471" calcext:value-type="float">
            <text:p>13439471</text:p>
          </table:table-cell>
          <table:table-cell table:formula="of:=[.A842]/1000/(60*60*24)" office:value-type="time" office:time-value="PT03H43M59.471S" calcext:value-type="time">
            <text:p>03:43:59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0.14" calcext:value-type="float">
            <text:p>510.14</text:p>
          </table:table-cell>
          <table:table-cell office:value-type="float" office:value="1715.91" calcext:value-type="float">
            <text:p>1715.91</text:p>
          </table:table-cell>
          <table:table-cell office:value-type="float" office:value="2015.02" calcext:value-type="float">
            <text:p>2015.02</text:p>
          </table:table-cell>
        </table:table-row>
        <table:table-row table:style-name="ro1">
          <table:table-cell office:value-type="float" office:value="13455472" calcext:value-type="float">
            <text:p>13455472</text:p>
          </table:table-cell>
          <table:table-cell table:formula="of:=[.A843]/1000/(60*60*24)" office:value-type="time" office:time-value="PT03H44M15.472S" calcext:value-type="time">
            <text:p>03:44:15</text:p>
          </table:table-cell>
          <table:table-cell office:value-type="float" office:value="1.11" calcext:value-type="float">
            <text:p>1.11</text:p>
          </table:table-cell>
          <table:table-cell office:value-type="float" office:value="459.8" calcext:value-type="float">
            <text:p>459.8</text:p>
          </table:table-cell>
          <table:table-cell office:value-type="float" office:value="510.36" calcext:value-type="float">
            <text:p>510.36</text:p>
          </table:table-cell>
          <table:table-cell office:value-type="float" office:value="1717.95" calcext:value-type="float">
            <text:p>1717.95</text:p>
          </table:table-cell>
          <table:table-cell office:value-type="float" office:value="2017.28" calcext:value-type="float">
            <text:p>2017.28</text:p>
          </table:table-cell>
        </table:table-row>
        <table:table-row table:style-name="ro1">
          <table:table-cell office:value-type="float" office:value="13471471" calcext:value-type="float">
            <text:p>13471471</text:p>
          </table:table-cell>
          <table:table-cell table:formula="of:=[.A844]/1000/(60*60*24)" office:value-type="time" office:time-value="PT03H44M31.471S" calcext:value-type="time">
            <text:p>03:44:31</text:p>
          </table:table-cell>
          <table:table-cell office:value-type="float" office:value="1.11" calcext:value-type="float">
            <text:p>1.11</text:p>
          </table:table-cell>
          <table:table-cell office:value-type="float" office:value="459.92" calcext:value-type="float">
            <text:p>459.92</text:p>
          </table:table-cell>
          <table:table-cell office:value-type="float" office:value="510.5" calcext:value-type="float">
            <text:p>510.5</text:p>
          </table:table-cell>
          <table:table-cell office:value-type="float" office:value="1720" calcext:value-type="float">
            <text:p>1720</text:p>
          </table:table-cell>
          <table:table-cell office:value-type="float" office:value="2019.55" calcext:value-type="float">
            <text:p>2019.55</text:p>
          </table:table-cell>
        </table:table-row>
        <table:table-row table:style-name="ro1">
          <table:table-cell office:value-type="float" office:value="13487472" calcext:value-type="float">
            <text:p>13487472</text:p>
          </table:table-cell>
          <table:table-cell table:formula="of:=[.A845]/1000/(60*60*24)" office:value-type="time" office:time-value="PT03H44M47.472S" calcext:value-type="time">
            <text:p>03:44:47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9.81" calcext:value-type="float">
            <text:p>509.81</text:p>
          </table:table-cell>
          <table:table-cell office:value-type="float" office:value="1722.04" calcext:value-type="float">
            <text:p>1722.04</text:p>
          </table:table-cell>
          <table:table-cell office:value-type="float" office:value="2021.82" calcext:value-type="float">
            <text:p>2021.82</text:p>
          </table:table-cell>
        </table:table-row>
        <table:table-row table:style-name="ro1">
          <table:table-cell office:value-type="float" office:value="13503471" calcext:value-type="float">
            <text:p>13503471</text:p>
          </table:table-cell>
          <table:table-cell table:formula="of:=[.A846]/1000/(60*60*24)" office:value-type="time" office:time-value="PT03H45M03.471S" calcext:value-type="time">
            <text:p>03:45:03</text:p>
          </table:table-cell>
          <table:table-cell office:value-type="float" office:value="1.11" calcext:value-type="float">
            <text:p>1.11</text:p>
          </table:table-cell>
          <table:table-cell office:value-type="float" office:value="459.8" calcext:value-type="float">
            <text:p>459.8</text:p>
          </table:table-cell>
          <table:table-cell office:value-type="float" office:value="510.36" calcext:value-type="float">
            <text:p>510.36</text:p>
          </table:table-cell>
          <table:table-cell office:value-type="float" office:value="1724.08" calcext:value-type="float">
            <text:p>1724.08</text:p>
          </table:table-cell>
          <table:table-cell office:value-type="float" office:value="2024.09" calcext:value-type="float">
            <text:p>2024.09</text:p>
          </table:table-cell>
        </table:table-row>
        <table:table-row table:style-name="ro1">
          <table:table-cell office:value-type="float" office:value="13519471" calcext:value-type="float">
            <text:p>13519471</text:p>
          </table:table-cell>
          <table:table-cell table:formula="of:=[.A847]/1000/(60*60*24)" office:value-type="time" office:time-value="PT03H45M19.471S" calcext:value-type="time">
            <text:p>03:45:19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0.04" calcext:value-type="float">
            <text:p>510.04</text:p>
          </table:table-cell>
          <table:table-cell office:value-type="float" office:value="1726.12" calcext:value-type="float">
            <text:p>1726.12</text:p>
          </table:table-cell>
          <table:table-cell office:value-type="float" office:value="2026.35" calcext:value-type="float">
            <text:p>2026.35</text:p>
          </table:table-cell>
        </table:table-row>
        <table:table-row table:style-name="ro1">
          <table:table-cell office:value-type="float" office:value="13535471" calcext:value-type="float">
            <text:p>13535471</text:p>
          </table:table-cell>
          <table:table-cell table:formula="of:=[.A848]/1000/(60*60*24)" office:value-type="time" office:time-value="PT03H45M35.471S" calcext:value-type="time">
            <text:p>03:45:35</text:p>
          </table:table-cell>
          <table:table-cell office:value-type="float" office:value="1.11" calcext:value-type="float">
            <text:p>1.11</text:p>
          </table:table-cell>
          <table:table-cell office:value-type="float" office:value="459.8" calcext:value-type="float">
            <text:p>459.8</text:p>
          </table:table-cell>
          <table:table-cell office:value-type="float" office:value="508.52" calcext:value-type="float">
            <text:p>508.52</text:p>
          </table:table-cell>
          <table:table-cell office:value-type="float" office:value="1728.17" calcext:value-type="float">
            <text:p>1728.17</text:p>
          </table:table-cell>
          <table:table-cell office:value-type="float" office:value="2028.62" calcext:value-type="float">
            <text:p>2028.62</text:p>
          </table:table-cell>
        </table:table-row>
        <table:table-row table:style-name="ro1">
          <table:table-cell office:value-type="float" office:value="13551471" calcext:value-type="float">
            <text:p>13551471</text:p>
          </table:table-cell>
          <table:table-cell table:formula="of:=[.A849]/1000/(60*60*24)" office:value-type="time" office:time-value="PT03H45M51.471S" calcext:value-type="time">
            <text:p>03:45:51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8.21" calcext:value-type="float">
            <text:p>508.21</text:p>
          </table:table-cell>
          <table:table-cell office:value-type="float" office:value="1730.21" calcext:value-type="float">
            <text:p>1730.21</text:p>
          </table:table-cell>
          <table:table-cell office:value-type="float" office:value="2030.88" calcext:value-type="float">
            <text:p>2030.88</text:p>
          </table:table-cell>
        </table:table-row>
        <table:table-row table:style-name="ro1">
          <table:table-cell office:value-type="float" office:value="13567471" calcext:value-type="float">
            <text:p>13567471</text:p>
          </table:table-cell>
          <table:table-cell table:formula="of:=[.A850]/1000/(60*60*24)" office:value-type="time" office:time-value="PT03H46M07.471S" calcext:value-type="time">
            <text:p>03:46:07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9.92" calcext:value-type="float">
            <text:p>509.92</text:p>
          </table:table-cell>
          <table:table-cell office:value-type="float" office:value="1732.25" calcext:value-type="float">
            <text:p>1732.25</text:p>
          </table:table-cell>
          <table:table-cell office:value-type="float" office:value="2033.15" calcext:value-type="float">
            <text:p>2033.15</text:p>
          </table:table-cell>
        </table:table-row>
        <table:table-row table:style-name="ro1">
          <table:table-cell office:value-type="float" office:value="13583471" calcext:value-type="float">
            <text:p>13583471</text:p>
          </table:table-cell>
          <table:table-cell table:formula="of:=[.A851]/1000/(60*60*24)" office:value-type="time" office:time-value="PT03H46M23.471S" calcext:value-type="time">
            <text:p>03:46:23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0.13" calcext:value-type="float">
            <text:p>510.13</text:p>
          </table:table-cell>
          <table:table-cell office:value-type="float" office:value="1734.29" calcext:value-type="float">
            <text:p>1734.29</text:p>
          </table:table-cell>
          <table:table-cell office:value-type="float" office:value="2035.41" calcext:value-type="float">
            <text:p>2035.41</text:p>
          </table:table-cell>
        </table:table-row>
        <table:table-row table:style-name="ro1">
          <table:table-cell office:value-type="float" office:value="13599471" calcext:value-type="float">
            <text:p>13599471</text:p>
          </table:table-cell>
          <table:table-cell table:formula="of:=[.A852]/1000/(60*60*24)" office:value-type="time" office:time-value="PT03H46M39.471S" calcext:value-type="time">
            <text:p>03:46:39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0.05" calcext:value-type="float">
            <text:p>510.05</text:p>
          </table:table-cell>
          <table:table-cell office:value-type="float" office:value="1736.34" calcext:value-type="float">
            <text:p>1736.34</text:p>
          </table:table-cell>
          <table:table-cell office:value-type="float" office:value="2037.68" calcext:value-type="float">
            <text:p>2037.68</text:p>
          </table:table-cell>
        </table:table-row>
        <table:table-row table:style-name="ro1">
          <table:table-cell office:value-type="float" office:value="13615472" calcext:value-type="float">
            <text:p>13615472</text:p>
          </table:table-cell>
          <table:table-cell table:formula="of:=[.A853]/1000/(60*60*24)" office:value-type="time" office:time-value="PT03H46M55.472S" calcext:value-type="time">
            <text:p>03:46:55</text:p>
          </table:table-cell>
          <table:table-cell office:value-type="float" office:value="1.11" calcext:value-type="float">
            <text:p>1.1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8.43" calcext:value-type="float">
            <text:p>508.43</text:p>
          </table:table-cell>
          <table:table-cell office:value-type="float" office:value="1738.38" calcext:value-type="float">
            <text:p>1738.38</text:p>
          </table:table-cell>
          <table:table-cell office:value-type="float" office:value="2039.94" calcext:value-type="float">
            <text:p>2039.94</text:p>
          </table:table-cell>
        </table:table-row>
        <table:table-row table:style-name="ro1">
          <table:table-cell office:value-type="float" office:value="13631471" calcext:value-type="float">
            <text:p>13631471</text:p>
          </table:table-cell>
          <table:table-cell table:formula="of:=[.A854]/1000/(60*60*24)" office:value-type="time" office:time-value="PT03H47M11.471S" calcext:value-type="time">
            <text:p>03:47:11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08.29" calcext:value-type="float">
            <text:p>508.29</text:p>
          </table:table-cell>
          <table:table-cell office:value-type="float" office:value="1740.42" calcext:value-type="float">
            <text:p>1740.42</text:p>
          </table:table-cell>
          <table:table-cell office:value-type="float" office:value="2042.2" calcext:value-type="float">
            <text:p>2042.2</text:p>
          </table:table-cell>
        </table:table-row>
        <table:table-row table:style-name="ro1">
          <table:table-cell office:value-type="float" office:value="13647472" calcext:value-type="float">
            <text:p>13647472</text:p>
          </table:table-cell>
          <table:table-cell table:formula="of:=[.A855]/1000/(60*60*24)" office:value-type="time" office:time-value="PT03H47M27.472S" calcext:value-type="time">
            <text:p>03:47:27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9.92" calcext:value-type="float">
            <text:p>509.92</text:p>
          </table:table-cell>
          <table:table-cell office:value-type="float" office:value="1742.46" calcext:value-type="float">
            <text:p>1742.46</text:p>
          </table:table-cell>
          <table:table-cell office:value-type="float" office:value="2044.46" calcext:value-type="float">
            <text:p>2044.46</text:p>
          </table:table-cell>
        </table:table-row>
        <table:table-row table:style-name="ro1">
          <table:table-cell office:value-type="float" office:value="13663471" calcext:value-type="float">
            <text:p>13663471</text:p>
          </table:table-cell>
          <table:table-cell table:formula="of:=[.A856]/1000/(60*60*24)" office:value-type="time" office:time-value="PT03H47M43.471S" calcext:value-type="time">
            <text:p>03:47:43</text:p>
          </table:table-cell>
          <table:table-cell office:value-type="float" office:value="1.11" calcext:value-type="float">
            <text:p>1.11</text:p>
          </table:table-cell>
          <table:table-cell office:value-type="float" office:value="459.2" calcext:value-type="float">
            <text:p>459.2</text:p>
          </table:table-cell>
          <table:table-cell office:value-type="float" office:value="507.85" calcext:value-type="float">
            <text:p>507.85</text:p>
          </table:table-cell>
          <table:table-cell office:value-type="float" office:value="1744.51" calcext:value-type="float">
            <text:p>1744.51</text:p>
          </table:table-cell>
          <table:table-cell office:value-type="float" office:value="2046.72" calcext:value-type="float">
            <text:p>2046.72</text:p>
          </table:table-cell>
        </table:table-row>
        <table:table-row table:style-name="ro1">
          <table:table-cell office:value-type="float" office:value="13679471" calcext:value-type="float">
            <text:p>13679471</text:p>
          </table:table-cell>
          <table:table-cell table:formula="of:=[.A857]/1000/(60*60*24)" office:value-type="time" office:time-value="PT03H47M59.471S" calcext:value-type="time">
            <text:p>03:47:59</text:p>
          </table:table-cell>
          <table:table-cell office:value-type="float" office:value="1.11" calcext:value-type="float">
            <text:p>1.11</text:p>
          </table:table-cell>
          <table:table-cell office:value-type="float" office:value="459.8" calcext:value-type="float">
            <text:p>459.8</text:p>
          </table:table-cell>
          <table:table-cell office:value-type="float" office:value="508.54" calcext:value-type="float">
            <text:p>508.54</text:p>
          </table:table-cell>
          <table:table-cell office:value-type="float" office:value="1746.55" calcext:value-type="float">
            <text:p>1746.55</text:p>
          </table:table-cell>
          <table:table-cell office:value-type="float" office:value="2048.98" calcext:value-type="float">
            <text:p>2048.98</text:p>
          </table:table-cell>
        </table:table-row>
        <table:table-row table:style-name="ro1">
          <table:table-cell office:value-type="float" office:value="13695471" calcext:value-type="float">
            <text:p>13695471</text:p>
          </table:table-cell>
          <table:table-cell table:formula="of:=[.A858]/1000/(60*60*24)" office:value-type="time" office:time-value="PT03H48M15.471S" calcext:value-type="time">
            <text:p>03:48:15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7" calcext:value-type="float">
            <text:p>508.07</text:p>
          </table:table-cell>
          <table:table-cell office:value-type="float" office:value="1748.59" calcext:value-type="float">
            <text:p>1748.59</text:p>
          </table:table-cell>
          <table:table-cell office:value-type="float" office:value="2051.24" calcext:value-type="float">
            <text:p>2051.24</text:p>
          </table:table-cell>
        </table:table-row>
        <table:table-row table:style-name="ro1">
          <table:table-cell office:value-type="float" office:value="13711471" calcext:value-type="float">
            <text:p>13711471</text:p>
          </table:table-cell>
          <table:table-cell table:formula="of:=[.A859]/1000/(60*60*24)" office:value-type="time" office:time-value="PT03H48M31.471S" calcext:value-type="time">
            <text:p>03:48:31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7" calcext:value-type="float">
            <text:p>508.07</text:p>
          </table:table-cell>
          <table:table-cell office:value-type="float" office:value="1750.63" calcext:value-type="float">
            <text:p>1750.63</text:p>
          </table:table-cell>
          <table:table-cell office:value-type="float" office:value="2053.5" calcext:value-type="float">
            <text:p>2053.5</text:p>
          </table:table-cell>
        </table:table-row>
        <table:table-row table:style-name="ro1">
          <table:table-cell office:value-type="float" office:value="13727472" calcext:value-type="float">
            <text:p>13727472</text:p>
          </table:table-cell>
          <table:table-cell table:formula="of:=[.A860]/1000/(60*60*24)" office:value-type="time" office:time-value="PT03H48M47.472S" calcext:value-type="time">
            <text:p>03:48:47</text:p>
          </table:table-cell>
          <table:table-cell office:value-type="float" office:value="1.11" calcext:value-type="float">
            <text:p>1.1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8.43" calcext:value-type="float">
            <text:p>508.43</text:p>
          </table:table-cell>
          <table:table-cell office:value-type="float" office:value="1752.68" calcext:value-type="float">
            <text:p>1752.68</text:p>
          </table:table-cell>
          <table:table-cell office:value-type="float" office:value="2055.76" calcext:value-type="float">
            <text:p>2055.76</text:p>
          </table:table-cell>
        </table:table-row>
        <table:table-row table:style-name="ro1">
          <table:table-cell office:value-type="float" office:value="13743471" calcext:value-type="float">
            <text:p>13743471</text:p>
          </table:table-cell>
          <table:table-cell table:formula="of:=[.A861]/1000/(60*60*24)" office:value-type="time" office:time-value="PT03H49M03.471S" calcext:value-type="time">
            <text:p>03:49:03</text:p>
          </table:table-cell>
          <table:table-cell office:value-type="float" office:value="1.11" calcext:value-type="float">
            <text:p>1.1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8.45" calcext:value-type="float">
            <text:p>508.45</text:p>
          </table:table-cell>
          <table:table-cell office:value-type="float" office:value="1754.72" calcext:value-type="float">
            <text:p>1754.72</text:p>
          </table:table-cell>
          <table:table-cell office:value-type="float" office:value="2058.01" calcext:value-type="float">
            <text:p>2058.01</text:p>
          </table:table-cell>
        </table:table-row>
        <table:table-row table:style-name="ro1">
          <table:table-cell office:value-type="float" office:value="13759471" calcext:value-type="float">
            <text:p>13759471</text:p>
          </table:table-cell>
          <table:table-cell table:formula="of:=[.A862]/1000/(60*60*24)" office:value-type="time" office:time-value="PT03H49M19.471S" calcext:value-type="time">
            <text:p>03:49:19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7.99" calcext:value-type="float">
            <text:p>507.99</text:p>
          </table:table-cell>
          <table:table-cell office:value-type="float" office:value="1756.76" calcext:value-type="float">
            <text:p>1756.76</text:p>
          </table:table-cell>
          <table:table-cell office:value-type="float" office:value="2060.27" calcext:value-type="float">
            <text:p>2060.27</text:p>
          </table:table-cell>
        </table:table-row>
        <table:table-row table:style-name="ro1">
          <table:table-cell office:value-type="float" office:value="13775471" calcext:value-type="float">
            <text:p>13775471</text:p>
          </table:table-cell>
          <table:table-cell table:formula="of:=[.A863]/1000/(60*60*24)" office:value-type="time" office:time-value="PT03H49M35.471S" calcext:value-type="time">
            <text:p>03:49:35</text:p>
          </table:table-cell>
          <table:table-cell office:value-type="float" office:value="1.1" calcext:value-type="float">
            <text:p>1.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6.58" calcext:value-type="float">
            <text:p>506.58</text:p>
          </table:table-cell>
          <table:table-cell office:value-type="float" office:value="1758.8" calcext:value-type="float">
            <text:p>1758.8</text:p>
          </table:table-cell>
          <table:table-cell office:value-type="float" office:value="2062.52" calcext:value-type="float">
            <text:p>2062.52</text:p>
          </table:table-cell>
        </table:table-row>
        <table:table-row table:style-name="ro1">
          <table:table-cell office:value-type="float" office:value="13791471" calcext:value-type="float">
            <text:p>13791471</text:p>
          </table:table-cell>
          <table:table-cell table:formula="of:=[.A864]/1000/(60*60*24)" office:value-type="time" office:time-value="PT03H49M51.471S" calcext:value-type="time">
            <text:p>03:49:51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7" calcext:value-type="float">
            <text:p>508.07</text:p>
          </table:table-cell>
          <table:table-cell office:value-type="float" office:value="1760.85" calcext:value-type="float">
            <text:p>1760.85</text:p>
          </table:table-cell>
          <table:table-cell office:value-type="float" office:value="2064.78" calcext:value-type="float">
            <text:p>2064.78</text:p>
          </table:table-cell>
        </table:table-row>
        <table:table-row table:style-name="ro1">
          <table:table-cell office:value-type="float" office:value="13807471" calcext:value-type="float">
            <text:p>13807471</text:p>
          </table:table-cell>
          <table:table-cell table:formula="of:=[.A865]/1000/(60*60*24)" office:value-type="time" office:time-value="PT03H50M07.471S" calcext:value-type="time">
            <text:p>03:50:07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7" calcext:value-type="float">
            <text:p>508.07</text:p>
          </table:table-cell>
          <table:table-cell office:value-type="float" office:value="1762.89" calcext:value-type="float">
            <text:p>1762.89</text:p>
          </table:table-cell>
          <table:table-cell office:value-type="float" office:value="2067.03" calcext:value-type="float">
            <text:p>2067.03</text:p>
          </table:table-cell>
        </table:table-row>
        <table:table-row table:style-name="ro1">
          <table:table-cell office:value-type="float" office:value="13823471" calcext:value-type="float">
            <text:p>13823471</text:p>
          </table:table-cell>
          <table:table-cell table:formula="of:=[.A866]/1000/(60*60*24)" office:value-type="time" office:time-value="PT03H50M23.471S" calcext:value-type="time">
            <text:p>03:50:23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6.46" calcext:value-type="float">
            <text:p>506.46</text:p>
          </table:table-cell>
          <table:table-cell office:value-type="float" office:value="1764.93" calcext:value-type="float">
            <text:p>1764.93</text:p>
          </table:table-cell>
          <table:table-cell office:value-type="float" office:value="2069.28" calcext:value-type="float">
            <text:p>2069.28</text:p>
          </table:table-cell>
        </table:table-row>
        <table:table-row table:style-name="ro1">
          <table:table-cell office:value-type="float" office:value="13839471" calcext:value-type="float">
            <text:p>13839471</text:p>
          </table:table-cell>
          <table:table-cell table:formula="of:=[.A867]/1000/(60*60*24)" office:value-type="time" office:time-value="PT03H50M39.471S" calcext:value-type="time">
            <text:p>03:50:39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6.23" calcext:value-type="float">
            <text:p>506.23</text:p>
          </table:table-cell>
          <table:table-cell office:value-type="float" office:value="1766.97" calcext:value-type="float">
            <text:p>1766.97</text:p>
          </table:table-cell>
          <table:table-cell office:value-type="float" office:value="2071.54" calcext:value-type="float">
            <text:p>2071.54</text:p>
          </table:table-cell>
        </table:table-row>
        <table:table-row table:style-name="ro1">
          <table:table-cell office:value-type="float" office:value="13855472" calcext:value-type="float">
            <text:p>13855472</text:p>
          </table:table-cell>
          <table:table-cell table:formula="of:=[.A868]/1000/(60*60*24)" office:value-type="time" office:time-value="PT03H50M55.472S" calcext:value-type="time">
            <text:p>03:50:55</text:p>
          </table:table-cell>
          <table:table-cell office:value-type="float" office:value="1.1" calcext:value-type="float">
            <text:p>1.1</text:p>
          </table:table-cell>
          <table:table-cell office:value-type="float" office:value="459.8" calcext:value-type="float">
            <text:p>459.8</text:p>
          </table:table-cell>
          <table:table-cell office:value-type="float" office:value="506.68" calcext:value-type="float">
            <text:p>506.68</text:p>
          </table:table-cell>
          <table:table-cell office:value-type="float" office:value="1769.02" calcext:value-type="float">
            <text:p>1769.02</text:p>
          </table:table-cell>
          <table:table-cell office:value-type="float" office:value="2073.79" calcext:value-type="float">
            <text:p>2073.79</text:p>
          </table:table-cell>
        </table:table-row>
        <table:table-row table:style-name="ro1">
          <table:table-cell office:value-type="float" office:value="13871471" calcext:value-type="float">
            <text:p>13871471</text:p>
          </table:table-cell>
          <table:table-cell table:formula="of:=[.A869]/1000/(60*60*24)" office:value-type="time" office:time-value="PT03H51M11.471S" calcext:value-type="time">
            <text:p>03:51:11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08.29" calcext:value-type="float">
            <text:p>508.29</text:p>
          </table:table-cell>
          <table:table-cell office:value-type="float" office:value="1771.06" calcext:value-type="float">
            <text:p>1771.06</text:p>
          </table:table-cell>
          <table:table-cell office:value-type="float" office:value="2076.04" calcext:value-type="float">
            <text:p>2076.04</text:p>
          </table:table-cell>
        </table:table-row>
        <table:table-row table:style-name="ro1">
          <table:table-cell office:value-type="float" office:value="13887472" calcext:value-type="float">
            <text:p>13887472</text:p>
          </table:table-cell>
          <table:table-cell table:formula="of:=[.A870]/1000/(60*60*24)" office:value-type="time" office:time-value="PT03H51M27.472S" calcext:value-type="time">
            <text:p>03:51:27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4.63" calcext:value-type="float">
            <text:p>504.63</text:p>
          </table:table-cell>
          <table:table-cell office:value-type="float" office:value="1773.1" calcext:value-type="float">
            <text:p>1773.1</text:p>
          </table:table-cell>
          <table:table-cell office:value-type="float" office:value="2078.29" calcext:value-type="float">
            <text:p>2078.29</text:p>
          </table:table-cell>
        </table:table-row>
        <table:table-row table:style-name="ro1">
          <table:table-cell office:value-type="float" office:value="13903471" calcext:value-type="float">
            <text:p>13903471</text:p>
          </table:table-cell>
          <table:table-cell table:formula="of:=[.A871]/1000/(60*60*24)" office:value-type="time" office:time-value="PT03H51M43.471S" calcext:value-type="time">
            <text:p>03:51:43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6.47" calcext:value-type="float">
            <text:p>506.47</text:p>
          </table:table-cell>
          <table:table-cell office:value-type="float" office:value="1775.14" calcext:value-type="float">
            <text:p>1775.14</text:p>
          </table:table-cell>
          <table:table-cell office:value-type="float" office:value="2080.54" calcext:value-type="float">
            <text:p>2080.54</text:p>
          </table:table-cell>
        </table:table-row>
        <table:table-row table:style-name="ro1">
          <table:table-cell office:value-type="float" office:value="13919471" calcext:value-type="float">
            <text:p>13919471</text:p>
          </table:table-cell>
          <table:table-cell table:formula="of:=[.A872]/1000/(60*60*24)" office:value-type="time" office:time-value="PT03H51M59.471S" calcext:value-type="time">
            <text:p>03:51:59</text:p>
          </table:table-cell>
          <table:table-cell office:value-type="float" office:value="1.1" calcext:value-type="float">
            <text:p>1.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6.59" calcext:value-type="float">
            <text:p>506.59</text:p>
          </table:table-cell>
          <table:table-cell office:value-type="float" office:value="1777.19" calcext:value-type="float">
            <text:p>1777.19</text:p>
          </table:table-cell>
          <table:table-cell office:value-type="float" office:value="2082.79" calcext:value-type="float">
            <text:p>2082.79</text:p>
          </table:table-cell>
        </table:table-row>
        <table:table-row table:style-name="ro1">
          <table:table-cell office:value-type="float" office:value="13935472" calcext:value-type="float">
            <text:p>13935472</text:p>
          </table:table-cell>
          <table:table-cell table:formula="of:=[.A873]/1000/(60*60*24)" office:value-type="time" office:time-value="PT03H52M15.472S" calcext:value-type="time">
            <text:p>03:52:15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4.53" calcext:value-type="float">
            <text:p>504.53</text:p>
          </table:table-cell>
          <table:table-cell office:value-type="float" office:value="1779.23" calcext:value-type="float">
            <text:p>1779.23</text:p>
          </table:table-cell>
          <table:table-cell office:value-type="float" office:value="2085.03" calcext:value-type="float">
            <text:p>2085.03</text:p>
          </table:table-cell>
        </table:table-row>
        <table:table-row table:style-name="ro1">
          <table:table-cell office:value-type="float" office:value="13951471" calcext:value-type="float">
            <text:p>13951471</text:p>
          </table:table-cell>
          <table:table-cell table:formula="of:=[.A874]/1000/(60*60*24)" office:value-type="time" office:time-value="PT03H52M31.471S" calcext:value-type="time">
            <text:p>03:52:31</text:p>
          </table:table-cell>
          <table:table-cell office:value-type="float" office:value="1.1" calcext:value-type="float">
            <text:p>1.1</text:p>
          </table:table-cell>
          <table:table-cell office:value-type="float" office:value="460" calcext:value-type="float">
            <text:p>460</text:p>
          </table:table-cell>
          <table:table-cell office:value-type="float" office:value="506.9" calcext:value-type="float">
            <text:p>506.9</text:p>
          </table:table-cell>
          <table:table-cell office:value-type="float" office:value="1781.27" calcext:value-type="float">
            <text:p>1781.27</text:p>
          </table:table-cell>
          <table:table-cell office:value-type="float" office:value="2087.28" calcext:value-type="float">
            <text:p>2087.28</text:p>
          </table:table-cell>
        </table:table-row>
        <table:table-row table:style-name="ro1">
          <table:table-cell office:value-type="float" office:value="13967472" calcext:value-type="float">
            <text:p>13967472</text:p>
          </table:table-cell>
          <table:table-cell table:formula="of:=[.A875]/1000/(60*60*24)" office:value-type="time" office:time-value="PT03H52M47.472S" calcext:value-type="time">
            <text:p>03:52:47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6.47" calcext:value-type="float">
            <text:p>506.47</text:p>
          </table:table-cell>
          <table:table-cell office:value-type="float" office:value="1783.32" calcext:value-type="float">
            <text:p>1783.32</text:p>
          </table:table-cell>
          <table:table-cell office:value-type="float" office:value="2089.52" calcext:value-type="float">
            <text:p>2089.52</text:p>
          </table:table-cell>
        </table:table-row>
        <table:table-row table:style-name="ro1">
          <table:table-cell office:value-type="float" office:value="13983471" calcext:value-type="float">
            <text:p>13983471</text:p>
          </table:table-cell>
          <table:table-cell table:formula="of:=[.A876]/1000/(60*60*24)" office:value-type="time" office:time-value="PT03H53M03.471S" calcext:value-type="time">
            <text:p>03:53:03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4.53" calcext:value-type="float">
            <text:p>504.53</text:p>
          </table:table-cell>
          <table:table-cell office:value-type="float" office:value="1785.36" calcext:value-type="float">
            <text:p>1785.36</text:p>
          </table:table-cell>
          <table:table-cell office:value-type="float" office:value="2091.77" calcext:value-type="float">
            <text:p>2091.77</text:p>
          </table:table-cell>
        </table:table-row>
        <table:table-row table:style-name="ro1">
          <table:table-cell office:value-type="float" office:value="13999471" calcext:value-type="float">
            <text:p>13999471</text:p>
          </table:table-cell>
          <table:table-cell table:formula="of:=[.A877]/1000/(60*60*24)" office:value-type="time" office:time-value="PT03H53M19.471S" calcext:value-type="time">
            <text:p>03:53:19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4.53" calcext:value-type="float">
            <text:p>504.53</text:p>
          </table:table-cell>
          <table:table-cell office:value-type="float" office:value="1787.4" calcext:value-type="float">
            <text:p>1787.4</text:p>
          </table:table-cell>
          <table:table-cell office:value-type="float" office:value="2094.01" calcext:value-type="float">
            <text:p>2094.01</text:p>
          </table:table-cell>
        </table:table-row>
        <table:table-row table:style-name="ro1">
          <table:table-cell office:value-type="float" office:value="14015471" calcext:value-type="float">
            <text:p>14015471</text:p>
          </table:table-cell>
          <table:table-cell table:formula="of:=[.A878]/1000/(60*60*24)" office:value-type="time" office:time-value="PT03H53M35.471S" calcext:value-type="time">
            <text:p>03:53:35</text:p>
          </table:table-cell>
          <table:table-cell office:value-type="float" office:value="1.1" calcext:value-type="float">
            <text:p>1.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4.76" calcext:value-type="float">
            <text:p>504.76</text:p>
          </table:table-cell>
          <table:table-cell office:value-type="float" office:value="1789.44" calcext:value-type="float">
            <text:p>1789.44</text:p>
          </table:table-cell>
          <table:table-cell office:value-type="float" office:value="2096.25" calcext:value-type="float">
            <text:p>2096.25</text:p>
          </table:table-cell>
        </table:table-row>
        <table:table-row table:style-name="ro1">
          <table:table-cell office:value-type="float" office:value="14031471" calcext:value-type="float">
            <text:p>14031471</text:p>
          </table:table-cell>
          <table:table-cell table:formula="of:=[.A879]/1000/(60*60*24)" office:value-type="time" office:time-value="PT03H53M51.471S" calcext:value-type="time">
            <text:p>03:53:51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4.63" calcext:value-type="float">
            <text:p>504.63</text:p>
          </table:table-cell>
          <table:table-cell office:value-type="float" office:value="1791.49" calcext:value-type="float">
            <text:p>1791.49</text:p>
          </table:table-cell>
          <table:table-cell office:value-type="float" office:value="2098.49" calcext:value-type="float">
            <text:p>2098.49</text:p>
          </table:table-cell>
        </table:table-row>
        <table:table-row table:style-name="ro1">
          <table:table-cell office:value-type="float" office:value="14047472" calcext:value-type="float">
            <text:p>14047472</text:p>
          </table:table-cell>
          <table:table-cell table:formula="of:=[.A880]/1000/(60*60*24)" office:value-type="time" office:time-value="PT03H54M07.472S" calcext:value-type="time">
            <text:p>03:54:07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4.62" calcext:value-type="float">
            <text:p>504.62</text:p>
          </table:table-cell>
          <table:table-cell office:value-type="float" office:value="1793.53" calcext:value-type="float">
            <text:p>1793.53</text:p>
          </table:table-cell>
          <table:table-cell office:value-type="float" office:value="2100.73" calcext:value-type="float">
            <text:p>2100.73</text:p>
          </table:table-cell>
        </table:table-row>
        <table:table-row table:style-name="ro1">
          <table:table-cell office:value-type="float" office:value="14063471" calcext:value-type="float">
            <text:p>14063471</text:p>
          </table:table-cell>
          <table:table-cell table:formula="of:=[.A881]/1000/(60*60*24)" office:value-type="time" office:time-value="PT03H54M23.471S" calcext:value-type="time">
            <text:p>03:54:23</text:p>
          </table:table-cell>
          <table:table-cell office:value-type="float" office:value="1.1" calcext:value-type="float">
            <text:p>1.1</text:p>
          </table:table-cell>
          <table:table-cell office:value-type="float" office:value="460" calcext:value-type="float">
            <text:p>460</text:p>
          </table:table-cell>
          <table:table-cell office:value-type="float" office:value="505.05" calcext:value-type="float">
            <text:p>505.05</text:p>
          </table:table-cell>
          <table:table-cell office:value-type="float" office:value="1795.57" calcext:value-type="float">
            <text:p>1795.57</text:p>
          </table:table-cell>
          <table:table-cell office:value-type="float" office:value="2102.97" calcext:value-type="float">
            <text:p>2102.97</text:p>
          </table:table-cell>
        </table:table-row>
        <table:table-row table:style-name="ro1">
          <table:table-cell office:value-type="float" office:value="14079471" calcext:value-type="float">
            <text:p>14079471</text:p>
          </table:table-cell>
          <table:table-cell table:formula="of:=[.A882]/1000/(60*60*24)" office:value-type="time" office:time-value="PT03H54M39.471S" calcext:value-type="time">
            <text:p>03:54:39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2.79" calcext:value-type="float">
            <text:p>502.79</text:p>
          </table:table-cell>
          <table:table-cell office:value-type="float" office:value="1797.61" calcext:value-type="float">
            <text:p>1797.61</text:p>
          </table:table-cell>
          <table:table-cell office:value-type="float" office:value="2105.21" calcext:value-type="float">
            <text:p>2105.21</text:p>
          </table:table-cell>
        </table:table-row>
        <table:table-row table:style-name="ro1">
          <table:table-cell office:value-type="float" office:value="14095472" calcext:value-type="float">
            <text:p>14095472</text:p>
          </table:table-cell>
          <table:table-cell table:formula="of:=[.A883]/1000/(60*60*24)" office:value-type="time" office:time-value="PT03H54M55.472S" calcext:value-type="time">
            <text:p>03:54:55</text:p>
          </table:table-cell>
          <table:table-cell office:value-type="float" office:value="1.1" calcext:value-type="float">
            <text:p>1.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4.78" calcext:value-type="float">
            <text:p>504.78</text:p>
          </table:table-cell>
          <table:table-cell office:value-type="float" office:value="1799.66" calcext:value-type="float">
            <text:p>1799.66</text:p>
          </table:table-cell>
          <table:table-cell office:value-type="float" office:value="2107.45" calcext:value-type="float">
            <text:p>2107.45</text:p>
          </table:table-cell>
        </table:table-row>
        <table:table-row table:style-name="ro1">
          <table:table-cell office:value-type="float" office:value="14111471" calcext:value-type="float">
            <text:p>14111471</text:p>
          </table:table-cell>
          <table:table-cell table:formula="of:=[.A884]/1000/(60*60*24)" office:value-type="time" office:time-value="PT03H55M11.471S" calcext:value-type="time">
            <text:p>03:55:11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4.53" calcext:value-type="float">
            <text:p>504.53</text:p>
          </table:table-cell>
          <table:table-cell office:value-type="float" office:value="1801.7" calcext:value-type="float">
            <text:p>1801.7</text:p>
          </table:table-cell>
          <table:table-cell office:value-type="float" office:value="2109.68" calcext:value-type="float">
            <text:p>2109.68</text:p>
          </table:table-cell>
        </table:table-row>
        <table:table-row table:style-name="ro1">
          <table:table-cell office:value-type="float" office:value="14127471" calcext:value-type="float">
            <text:p>14127471</text:p>
          </table:table-cell>
          <table:table-cell table:formula="of:=[.A885]/1000/(60*60*24)" office:value-type="time" office:time-value="PT03H55M27.471S" calcext:value-type="time">
            <text:p>03:55:27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2.57" calcext:value-type="float">
            <text:p>502.57</text:p>
          </table:table-cell>
          <table:table-cell office:value-type="float" office:value="1803.74" calcext:value-type="float">
            <text:p>1803.74</text:p>
          </table:table-cell>
          <table:table-cell office:value-type="float" office:value="2111.92" calcext:value-type="float">
            <text:p>2111.92</text:p>
          </table:table-cell>
        </table:table-row>
        <table:table-row table:style-name="ro1">
          <table:table-cell office:value-type="float" office:value="14143471" calcext:value-type="float">
            <text:p>14143471</text:p>
          </table:table-cell>
          <table:table-cell table:formula="of:=[.A886]/1000/(60*60*24)" office:value-type="time" office:time-value="PT03H55M43.471S" calcext:value-type="time">
            <text:p>03:55:43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2.7" calcext:value-type="float">
            <text:p>502.7</text:p>
          </table:table-cell>
          <table:table-cell office:value-type="float" office:value="1805.79" calcext:value-type="float">
            <text:p>1805.79</text:p>
          </table:table-cell>
          <table:table-cell office:value-type="float" office:value="2114.15" calcext:value-type="float">
            <text:p>2114.15</text:p>
          </table:table-cell>
        </table:table-row>
        <table:table-row table:style-name="ro1">
          <table:table-cell office:value-type="float" office:value="14159471" calcext:value-type="float">
            <text:p>14159471</text:p>
          </table:table-cell>
          <table:table-cell table:formula="of:=[.A887]/1000/(60*60*24)" office:value-type="time" office:time-value="PT03H55M59.471S" calcext:value-type="time">
            <text:p>03:55:59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2.68" calcext:value-type="float">
            <text:p>502.68</text:p>
          </table:table-cell>
          <table:table-cell office:value-type="float" office:value="1807.83" calcext:value-type="float">
            <text:p>1807.83</text:p>
          </table:table-cell>
          <table:table-cell office:value-type="float" office:value="2116.39" calcext:value-type="float">
            <text:p>2116.39</text:p>
          </table:table-cell>
        </table:table-row>
        <table:table-row table:style-name="ro1">
          <table:table-cell office:value-type="float" office:value="14175471" calcext:value-type="float">
            <text:p>14175471</text:p>
          </table:table-cell>
          <table:table-cell table:formula="of:=[.A888]/1000/(60*60*24)" office:value-type="time" office:time-value="PT03H56M15.471S" calcext:value-type="time">
            <text:p>03:56:15</text:p>
          </table:table-cell>
          <table:table-cell office:value-type="float" office:value="1.09" calcext:value-type="float">
            <text:p>1.09</text:p>
          </table:table-cell>
          <table:table-cell office:value-type="float" office:value="459.2" calcext:value-type="float">
            <text:p>459.2</text:p>
          </table:table-cell>
          <table:table-cell office:value-type="float" office:value="502.35" calcext:value-type="float">
            <text:p>502.35</text:p>
          </table:table-cell>
          <table:table-cell office:value-type="float" office:value="1809.87" calcext:value-type="float">
            <text:p>1809.87</text:p>
          </table:table-cell>
          <table:table-cell office:value-type="float" office:value="2118.62" calcext:value-type="float">
            <text:p>2118.62</text:p>
          </table:table-cell>
        </table:table-row>
        <table:table-row table:style-name="ro1">
          <table:table-cell office:value-type="float" office:value="14191472" calcext:value-type="float">
            <text:p>14191472</text:p>
          </table:table-cell>
          <table:table-cell table:formula="of:=[.A889]/1000/(60*60*24)" office:value-type="time" office:time-value="PT03H56M31.472S" calcext:value-type="time">
            <text:p>03:56:31</text:p>
          </table:table-cell>
          <table:table-cell office:value-type="float" office:value="1.09" calcext:value-type="float">
            <text:p>1.09</text:p>
          </table:table-cell>
          <table:table-cell office:value-type="float" office:value="459.8" calcext:value-type="float">
            <text:p>459.8</text:p>
          </table:table-cell>
          <table:table-cell office:value-type="float" office:value="501.15" calcext:value-type="float">
            <text:p>501.15</text:p>
          </table:table-cell>
          <table:table-cell office:value-type="float" office:value="1811.91" calcext:value-type="float">
            <text:p>1811.91</text:p>
          </table:table-cell>
          <table:table-cell office:value-type="float" office:value="2120.85" calcext:value-type="float">
            <text:p>2120.85</text:p>
          </table:table-cell>
        </table:table-row>
        <table:table-row table:style-name="ro1">
          <table:table-cell office:value-type="float" office:value="14207471" calcext:value-type="float">
            <text:p>14207471</text:p>
          </table:table-cell>
          <table:table-cell table:formula="of:=[.A890]/1000/(60*60*24)" office:value-type="time" office:time-value="PT03H56M47.471S" calcext:value-type="time">
            <text:p>03:56:47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2.77" calcext:value-type="float">
            <text:p>502.77</text:p>
          </table:table-cell>
          <table:table-cell office:value-type="float" office:value="1813.96" calcext:value-type="float">
            <text:p>1813.96</text:p>
          </table:table-cell>
          <table:table-cell office:value-type="float" office:value="2123.09" calcext:value-type="float">
            <text:p>2123.09</text:p>
          </table:table-cell>
        </table:table-row>
        <table:table-row table:style-name="ro1">
          <table:table-cell office:value-type="float" office:value="14223472" calcext:value-type="float">
            <text:p>14223472</text:p>
          </table:table-cell>
          <table:table-cell table:formula="of:=[.A891]/1000/(60*60*24)" office:value-type="time" office:time-value="PT03H57M03.472S" calcext:value-type="time">
            <text:p>03:57:03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0.94" calcext:value-type="float">
            <text:p>500.94</text:p>
          </table:table-cell>
          <table:table-cell office:value-type="float" office:value="1816" calcext:value-type="float">
            <text:p>1816</text:p>
          </table:table-cell>
          <table:table-cell office:value-type="float" office:value="2125.32" calcext:value-type="float">
            <text:p>2125.32</text:p>
          </table:table-cell>
        </table:table-row>
        <table:table-row table:style-name="ro1">
          <table:table-cell office:value-type="float" office:value="14239472" calcext:value-type="float">
            <text:p>14239472</text:p>
          </table:table-cell>
          <table:table-cell table:formula="of:=[.A892]/1000/(60*60*24)" office:value-type="time" office:time-value="PT03H57M19.472S" calcext:value-type="time">
            <text:p>03:57:19</text:p>
          </table:table-cell>
          <table:table-cell office:value-type="float" office:value="1.09" calcext:value-type="float">
            <text:p>1.0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1.09" calcext:value-type="float">
            <text:p>501.09</text:p>
          </table:table-cell>
          <table:table-cell office:value-type="float" office:value="1818.04" calcext:value-type="float">
            <text:p>1818.04</text:p>
          </table:table-cell>
          <table:table-cell office:value-type="float" office:value="2127.55" calcext:value-type="float">
            <text:p>2127.55</text:p>
          </table:table-cell>
        </table:table-row>
        <table:table-row table:style-name="ro1">
          <table:table-cell office:value-type="float" office:value="14255471" calcext:value-type="float">
            <text:p>14255471</text:p>
          </table:table-cell>
          <table:table-cell table:formula="of:=[.A893]/1000/(60*60*24)" office:value-type="time" office:time-value="PT03H57M35.471S" calcext:value-type="time">
            <text:p>03:57:35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0.94" calcext:value-type="float">
            <text:p>500.94</text:p>
          </table:table-cell>
          <table:table-cell office:value-type="float" office:value="1820.08" calcext:value-type="float">
            <text:p>1820.08</text:p>
          </table:table-cell>
          <table:table-cell office:value-type="float" office:value="2129.77" calcext:value-type="float">
            <text:p>2129.77</text:p>
          </table:table-cell>
        </table:table-row>
        <table:table-row table:style-name="ro1">
          <table:table-cell office:value-type="float" office:value="14271471" calcext:value-type="float">
            <text:p>14271471</text:p>
          </table:table-cell>
          <table:table-cell table:formula="of:=[.A894]/1000/(60*60*24)" office:value-type="time" office:time-value="PT03H57M51.471S" calcext:value-type="time">
            <text:p>03:57:51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0.73" calcext:value-type="float">
            <text:p>500.73</text:p>
          </table:table-cell>
          <table:table-cell office:value-type="float" office:value="1822.13" calcext:value-type="float">
            <text:p>1822.13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14287471" calcext:value-type="float">
            <text:p>14287471</text:p>
          </table:table-cell>
          <table:table-cell table:formula="of:=[.A895]/1000/(60*60*24)" office:value-type="time" office:time-value="PT03H58M07.471S" calcext:value-type="time">
            <text:p>03:58:07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2.47" calcext:value-type="float">
            <text:p>502.47</text:p>
          </table:table-cell>
          <table:table-cell office:value-type="float" office:value="1824.17" calcext:value-type="float">
            <text:p>1824.17</text:p>
          </table:table-cell>
          <table:table-cell office:value-type="float" office:value="2134.23" calcext:value-type="float">
            <text:p>2134.23</text:p>
          </table:table-cell>
        </table:table-row>
        <table:table-row table:style-name="ro1">
          <table:table-cell office:value-type="float" office:value="14303472" calcext:value-type="float">
            <text:p>14303472</text:p>
          </table:table-cell>
          <table:table-cell table:formula="of:=[.A896]/1000/(60*60*24)" office:value-type="time" office:time-value="PT03H58M23.472S" calcext:value-type="time">
            <text:p>03:58:23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0.95" calcext:value-type="float">
            <text:p>500.95</text:p>
          </table:table-cell>
          <table:table-cell office:value-type="float" office:value="1826.21" calcext:value-type="float">
            <text:p>1826.21</text:p>
          </table:table-cell>
          <table:table-cell office:value-type="float" office:value="2136.45" calcext:value-type="float">
            <text:p>2136.45</text:p>
          </table:table-cell>
        </table:table-row>
        <table:table-row table:style-name="ro1">
          <table:table-cell office:value-type="float" office:value="14319472" calcext:value-type="float">
            <text:p>14319472</text:p>
          </table:table-cell>
          <table:table-cell table:formula="of:=[.A897]/1000/(60*60*24)" office:value-type="time" office:time-value="PT03H58M39.472S" calcext:value-type="time">
            <text:p>03:58:39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0.95" calcext:value-type="float">
            <text:p>500.95</text:p>
          </table:table-cell>
          <table:table-cell office:value-type="float" office:value="1828.26" calcext:value-type="float">
            <text:p>1828.26</text:p>
          </table:table-cell>
          <table:table-cell office:value-type="float" office:value="2138.68" calcext:value-type="float">
            <text:p>2138.68</text:p>
          </table:table-cell>
        </table:table-row>
        <table:table-row table:style-name="ro1">
          <table:table-cell office:value-type="float" office:value="14335472" calcext:value-type="float">
            <text:p>14335472</text:p>
          </table:table-cell>
          <table:table-cell table:formula="of:=[.A898]/1000/(60*60*24)" office:value-type="time" office:time-value="PT03H58M55.472S" calcext:value-type="time">
            <text:p>03:58:55</text:p>
          </table:table-cell>
          <table:table-cell office:value-type="float" office:value="1.09" calcext:value-type="float">
            <text:p>1.09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9.24" calcext:value-type="float">
            <text:p>499.24</text:p>
          </table:table-cell>
          <table:table-cell office:value-type="float" office:value="1830.3" calcext:value-type="float">
            <text:p>1830.3</text:p>
          </table:table-cell>
          <table:table-cell office:value-type="float" office:value="2140.9" calcext:value-type="float">
            <text:p>2140.9</text:p>
          </table:table-cell>
        </table:table-row>
        <table:table-row table:style-name="ro1">
          <table:table-cell office:value-type="float" office:value="14351471" calcext:value-type="float">
            <text:p>14351471</text:p>
          </table:table-cell>
          <table:table-cell table:formula="of:=[.A899]/1000/(60*60*24)" office:value-type="time" office:time-value="PT03H59M11.471S" calcext:value-type="time">
            <text:p>03:59:11</text:p>
          </table:table-cell>
          <table:table-cell office:value-type="float" office:value="1.09" calcext:value-type="float">
            <text:p>1.0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1.08" calcext:value-type="float">
            <text:p>501.08</text:p>
          </table:table-cell>
          <table:table-cell office:value-type="float" office:value="1832.34" calcext:value-type="float">
            <text:p>1832.34</text:p>
          </table:table-cell>
          <table:table-cell office:value-type="float" office:value="2143.12" calcext:value-type="float">
            <text:p>2143.12</text:p>
          </table:table-cell>
        </table:table-row>
        <table:table-row table:style-name="ro1">
          <table:table-cell office:value-type="float" office:value="14367471" calcext:value-type="float">
            <text:p>14367471</text:p>
          </table:table-cell>
          <table:table-cell table:formula="of:=[.A900]/1000/(60*60*24)" office:value-type="time" office:time-value="PT03H59M27.471S" calcext:value-type="time">
            <text:p>03:59:27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0.95" calcext:value-type="float">
            <text:p>500.95</text:p>
          </table:table-cell>
          <table:table-cell office:value-type="float" office:value="1834.38" calcext:value-type="float">
            <text:p>1834.38</text:p>
          </table:table-cell>
          <table:table-cell office:value-type="float" office:value="2145.35" calcext:value-type="float">
            <text:p>2145.35</text:p>
          </table:table-cell>
        </table:table-row>
        <table:table-row table:style-name="ro1">
          <table:table-cell office:value-type="float" office:value="14383471" calcext:value-type="float">
            <text:p>14383471</text:p>
          </table:table-cell>
          <table:table-cell table:formula="of:=[.A901]/1000/(60*60*24)" office:value-type="time" office:time-value="PT03H59M43.471S" calcext:value-type="time">
            <text:p>03:59:43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9.01" calcext:value-type="float">
            <text:p>499.01</text:p>
          </table:table-cell>
          <table:table-cell office:value-type="float" office:value="1836.43" calcext:value-type="float">
            <text:p>1836.43</text:p>
          </table:table-cell>
          <table:table-cell office:value-type="float" office:value="2147.57" calcext:value-type="float">
            <text:p>2147.57</text:p>
          </table:table-cell>
        </table:table-row>
        <table:table-row table:style-name="ro1">
          <table:table-cell office:value-type="float" office:value="14399471" calcext:value-type="float">
            <text:p>14399471</text:p>
          </table:table-cell>
          <table:table-cell table:formula="of:=[.A902]/1000/(60*60*24)" office:value-type="time" office:time-value="PT03H59M59.471S" calcext:value-type="time">
            <text:p>03:59:59</text:p>
          </table:table-cell>
          <table:table-cell office:value-type="float" office:value="1.09" calcext:value-type="float">
            <text:p>1.09</text:p>
          </table:table-cell>
          <table:table-cell office:value-type="float" office:value="459.8" calcext:value-type="float">
            <text:p>459.8</text:p>
          </table:table-cell>
          <table:table-cell office:value-type="float" office:value="499.31" calcext:value-type="float">
            <text:p>499.31</text:p>
          </table:table-cell>
          <table:table-cell office:value-type="float" office:value="1838.47" calcext:value-type="float">
            <text:p>1838.47</text:p>
          </table:table-cell>
          <table:table-cell office:value-type="float" office:value="2149.79" calcext:value-type="float">
            <text:p>2149.79</text:p>
          </table:table-cell>
        </table:table-row>
        <table:table-row table:style-name="ro1">
          <table:table-cell office:value-type="float" office:value="14415471" calcext:value-type="float">
            <text:p>14415471</text:p>
          </table:table-cell>
          <table:table-cell table:formula="of:=[.A903]/1000/(60*60*24)" office:value-type="time" office:time-value="PT04H00M15.471S" calcext:value-type="time">
            <text:p>04:00:15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499.12" calcext:value-type="float">
            <text:p>499.12</text:p>
          </table:table-cell>
          <table:table-cell office:value-type="float" office:value="1840.51" calcext:value-type="float">
            <text:p>1840.51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14431471" calcext:value-type="float">
            <text:p>14431471</text:p>
          </table:table-cell>
          <table:table-cell table:formula="of:=[.A904]/1000/(60*60*24)" office:value-type="time" office:time-value="PT04H00M31.471S" calcext:value-type="time">
            <text:p>04:00:31</text:p>
          </table:table-cell>
          <table:table-cell office:value-type="float" office:value="1.09" calcext:value-type="float">
            <text:p>1.09</text:p>
          </table:table-cell>
          <table:table-cell office:value-type="float" office:value="459.8" calcext:value-type="float">
            <text:p>459.8</text:p>
          </table:table-cell>
          <table:table-cell office:value-type="float" office:value="499.33" calcext:value-type="float">
            <text:p>499.33</text:p>
          </table:table-cell>
          <table:table-cell office:value-type="float" office:value="1842.55" calcext:value-type="float">
            <text:p>1842.55</text:p>
          </table:table-cell>
          <table:table-cell office:value-type="float" office:value="2154.22" calcext:value-type="float">
            <text:p>2154.22</text:p>
          </table:table-cell>
        </table:table-row>
        <table:table-row table:style-name="ro1">
          <table:table-cell office:value-type="float" office:value="14447471" calcext:value-type="float">
            <text:p>14447471</text:p>
          </table:table-cell>
          <table:table-cell table:formula="of:=[.A905]/1000/(60*60*24)" office:value-type="time" office:time-value="PT04H00M47.471S" calcext:value-type="time">
            <text:p>04:00:47</text:p>
          </table:table-cell>
          <table:table-cell office:value-type="float" office:value="1.09" calcext:value-type="float">
            <text:p>1.09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9.24" calcext:value-type="float">
            <text:p>499.24</text:p>
          </table:table-cell>
          <table:table-cell office:value-type="float" office:value="1844.6" calcext:value-type="float">
            <text:p>1844.6</text:p>
          </table:table-cell>
          <table:table-cell office:value-type="float" office:value="2156.44" calcext:value-type="float">
            <text:p>2156.44</text:p>
          </table:table-cell>
        </table:table-row>
        <table:table-row table:style-name="ro1">
          <table:table-cell office:value-type="float" office:value="14463471" calcext:value-type="float">
            <text:p>14463471</text:p>
          </table:table-cell>
          <table:table-cell table:formula="of:=[.A906]/1000/(60*60*24)" office:value-type="time" office:time-value="PT04H01M03.471S" calcext:value-type="time">
            <text:p>04:01:03</text:p>
          </table:table-cell>
          <table:table-cell office:value-type="float" office:value="1.09" calcext:value-type="float">
            <text:p>1.09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9.24" calcext:value-type="float">
            <text:p>499.24</text:p>
          </table:table-cell>
          <table:table-cell office:value-type="float" office:value="1846.64" calcext:value-type="float">
            <text:p>1846.64</text:p>
          </table:table-cell>
          <table:table-cell office:value-type="float" office:value="2158.65" calcext:value-type="float">
            <text:p>2158.65</text:p>
          </table:table-cell>
        </table:table-row>
        <table:table-row table:style-name="ro1">
          <table:table-cell office:value-type="float" office:value="14479471" calcext:value-type="float">
            <text:p>14479471</text:p>
          </table:table-cell>
          <table:table-cell table:formula="of:=[.A907]/1000/(60*60*24)" office:value-type="time" office:time-value="PT04H01M19.471S" calcext:value-type="time">
            <text:p>04:01:19</text:p>
          </table:table-cell>
          <table:table-cell office:value-type="float" office:value="1.08" calcext:value-type="float">
            <text:p>1.08</text:p>
          </table:table-cell>
          <table:table-cell office:value-type="float" office:value="459.6" calcext:value-type="float">
            <text:p>459.6</text:p>
          </table:table-cell>
          <table:table-cell office:value-type="float" office:value="497.26" calcext:value-type="float">
            <text:p>497.26</text:p>
          </table:table-cell>
          <table:table-cell office:value-type="float" office:value="1848.68" calcext:value-type="float">
            <text:p>1848.68</text:p>
          </table:table-cell>
          <table:table-cell office:value-type="float" office:value="2160.87" calcext:value-type="float">
            <text:p>2160.87</text:p>
          </table:table-cell>
        </table:table-row>
        <table:table-row table:style-name="ro1">
          <table:table-cell office:value-type="float" office:value="14495471" calcext:value-type="float">
            <text:p>14495471</text:p>
          </table:table-cell>
          <table:table-cell table:formula="of:=[.A908]/1000/(60*60*24)" office:value-type="time" office:time-value="PT04H01M35.471S" calcext:value-type="time">
            <text:p>04:01:35</text:p>
          </table:table-cell>
          <table:table-cell office:value-type="float" office:value="1.08" calcext:value-type="float">
            <text:p>1.08</text:p>
          </table:table-cell>
          <table:table-cell office:value-type="float" office:value="459.4" calcext:value-type="float">
            <text:p>459.4</text:p>
          </table:table-cell>
          <table:table-cell office:value-type="float" office:value="497.06" calcext:value-type="float">
            <text:p>497.06</text:p>
          </table:table-cell>
          <table:table-cell office:value-type="float" office:value="1850.72" calcext:value-type="float">
            <text:p>1850.72</text:p>
          </table:table-cell>
          <table:table-cell office:value-type="float" office:value="2163.08" calcext:value-type="float">
            <text:p>2163.08</text:p>
          </table:table-cell>
        </table:table-row>
        <table:table-row table:style-name="ro1">
          <table:table-cell office:value-type="float" office:value="14511472" calcext:value-type="float">
            <text:p>14511472</text:p>
          </table:table-cell>
          <table:table-cell table:formula="of:=[.A909]/1000/(60*60*24)" office:value-type="time" office:time-value="PT04H01M51.472S" calcext:value-type="time">
            <text:p>04:01:51</text:p>
          </table:table-cell>
          <table:table-cell office:value-type="float" office:value="1.09" calcext:value-type="float">
            <text:p>1.09</text:p>
          </table:table-cell>
          <table:table-cell office:value-type="float" office:value="459.8" calcext:value-type="float">
            <text:p>459.8</text:p>
          </table:table-cell>
          <table:table-cell office:value-type="float" office:value="499.33" calcext:value-type="float">
            <text:p>499.33</text:p>
          </table:table-cell>
          <table:table-cell office:value-type="float" office:value="1852.77" calcext:value-type="float">
            <text:p>1852.77</text:p>
          </table:table-cell>
          <table:table-cell office:value-type="float" office:value="2165.29" calcext:value-type="float">
            <text:p>2165.29</text:p>
          </table:table-cell>
        </table:table-row>
        <table:table-row table:style-name="ro1">
          <table:table-cell office:value-type="float" office:value="14527471" calcext:value-type="float">
            <text:p>14527471</text:p>
          </table:table-cell>
          <table:table-cell table:formula="of:=[.A910]/1000/(60*60*24)" office:value-type="time" office:time-value="PT04H02M07.471S" calcext:value-type="time">
            <text:p>04:02:07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499.09" calcext:value-type="float">
            <text:p>499.09</text:p>
          </table:table-cell>
          <table:table-cell office:value-type="float" office:value="1854.81" calcext:value-type="float">
            <text:p>1854.81</text:p>
          </table:table-cell>
          <table:table-cell office:value-type="float" office:value="2167.5" calcext:value-type="float">
            <text:p>2167.5</text:p>
          </table:table-cell>
        </table:table-row>
        <table:table-row table:style-name="ro1">
          <table:table-cell office:value-type="float" office:value="14543472" calcext:value-type="float">
            <text:p>14543472</text:p>
          </table:table-cell>
          <table:table-cell table:formula="of:=[.A911]/1000/(60*60*24)" office:value-type="time" office:time-value="PT04H02M23.472S" calcext:value-type="time">
            <text:p>04:02:23</text:p>
          </table:table-cell>
          <table:table-cell office:value-type="float" office:value="1.08" calcext:value-type="float">
            <text:p>1.08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7.41" calcext:value-type="float">
            <text:p>497.41</text:p>
          </table:table-cell>
          <table:table-cell office:value-type="float" office:value="1856.85" calcext:value-type="float">
            <text:p>1856.85</text:p>
          </table:table-cell>
          <table:table-cell office:value-type="float" office:value="2169.71" calcext:value-type="float">
            <text:p>2169.71</text:p>
          </table:table-cell>
        </table:table-row>
        <table:table-row table:style-name="ro1">
          <table:table-cell office:value-type="float" office:value="14559472" calcext:value-type="float">
            <text:p>14559472</text:p>
          </table:table-cell>
          <table:table-cell table:formula="of:=[.A912]/1000/(60*60*24)" office:value-type="time" office:time-value="PT04H02M39.472S" calcext:value-type="time">
            <text:p>04:02:39</text:p>
          </table:table-cell>
          <table:table-cell office:value-type="float" office:value="1.08" calcext:value-type="float">
            <text:p>1.08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5.57" calcext:value-type="float">
            <text:p>495.57</text:p>
          </table:table-cell>
          <table:table-cell office:value-type="float" office:value="1858.89" calcext:value-type="float">
            <text:p>1858.89</text:p>
          </table:table-cell>
          <table:table-cell office:value-type="float" office:value="2171.92" calcext:value-type="float">
            <text:p>2171.92</text:p>
          </table:table-cell>
        </table:table-row>
        <table:table-row table:style-name="ro1">
          <table:table-cell office:value-type="float" office:value="14575472" calcext:value-type="float">
            <text:p>14575472</text:p>
          </table:table-cell>
          <table:table-cell table:formula="of:=[.A913]/1000/(60*60*24)" office:value-type="time" office:time-value="PT04H02M55.472S" calcext:value-type="time">
            <text:p>04:02:55</text:p>
          </table:table-cell>
          <table:table-cell office:value-type="float" office:value="1.08" calcext:value-type="float">
            <text:p>1.08</text:p>
          </table:table-cell>
          <table:table-cell office:value-type="float" office:value="459.8" calcext:value-type="float">
            <text:p>459.8</text:p>
          </table:table-cell>
          <table:table-cell office:value-type="float" office:value="495.65" calcext:value-type="float">
            <text:p>495.65</text:p>
          </table:table-cell>
          <table:table-cell office:value-type="float" office:value="1860.94" calcext:value-type="float">
            <text:p>1860.94</text:p>
          </table:table-cell>
          <table:table-cell office:value-type="float" office:value="2174.13" calcext:value-type="float">
            <text:p>2174.13</text:p>
          </table:table-cell>
        </table:table-row>
        <table:table-row table:style-name="ro1">
          <table:table-cell office:value-type="float" office:value="14591471" calcext:value-type="float">
            <text:p>14591471</text:p>
          </table:table-cell>
          <table:table-cell table:formula="of:=[.A914]/1000/(60*60*24)" office:value-type="time" office:time-value="PT04H03M11.471S" calcext:value-type="time">
            <text:p>04:03:11</text:p>
          </table:table-cell>
          <table:table-cell office:value-type="float" office:value="1.08" calcext:value-type="float">
            <text:p>1.08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7.4" calcext:value-type="float">
            <text:p>497.4</text:p>
          </table:table-cell>
          <table:table-cell office:value-type="float" office:value="1862.98" calcext:value-type="float">
            <text:p>1862.98</text:p>
          </table:table-cell>
          <table:table-cell office:value-type="float" office:value="2176.33" calcext:value-type="float">
            <text:p>2176.33</text:p>
          </table:table-cell>
        </table:table-row>
        <table:table-row table:style-name="ro1">
          <table:table-cell office:value-type="float" office:value="14607471" calcext:value-type="float">
            <text:p>14607471</text:p>
          </table:table-cell>
          <table:table-cell table:formula="of:=[.A915]/1000/(60*60*24)" office:value-type="time" office:time-value="PT04H03M27.471S" calcext:value-type="time">
            <text:p>04:03:27</text:p>
          </table:table-cell>
          <table:table-cell office:value-type="float" office:value="1.08" calcext:value-type="float">
            <text:p>1.08</text:p>
          </table:table-cell>
          <table:table-cell office:value-type="float" office:value="459.8" calcext:value-type="float">
            <text:p>459.8</text:p>
          </table:table-cell>
          <table:table-cell office:value-type="float" office:value="495.65" calcext:value-type="float">
            <text:p>495.65</text:p>
          </table:table-cell>
          <table:table-cell office:value-type="float" office:value="1865.02" calcext:value-type="float">
            <text:p>1865.02</text:p>
          </table:table-cell>
          <table:table-cell office:value-type="float" office:value="2178.54" calcext:value-type="float">
            <text:p>2178.54</text:p>
          </table:table-cell>
        </table:table-row>
        <table:table-row table:style-name="ro1">
          <table:table-cell office:value-type="float" office:value="14623471" calcext:value-type="float">
            <text:p>14623471</text:p>
          </table:table-cell>
          <table:table-cell table:formula="of:=[.A916]/1000/(60*60*24)" office:value-type="time" office:time-value="PT04H03M43.471S" calcext:value-type="time">
            <text:p>04:03:43</text:p>
          </table:table-cell>
          <table:table-cell office:value-type="float" office:value="1.08" calcext:value-type="float">
            <text:p>1.08</text:p>
          </table:table-cell>
          <table:table-cell office:value-type="float" office:value="459.6" calcext:value-type="float">
            <text:p>459.6</text:p>
          </table:table-cell>
          <table:table-cell office:value-type="float" office:value="495.42" calcext:value-type="float">
            <text:p>495.42</text:p>
          </table:table-cell>
          <table:table-cell office:value-type="float" office:value="1867.06" calcext:value-type="float">
            <text:p>1867.06</text:p>
          </table:table-cell>
          <table:table-cell office:value-type="float" office:value="2180.74" calcext:value-type="float">
            <text:p>2180.74</text:p>
          </table:table-cell>
        </table:table-row>
        <table:table-row table:style-name="ro1">
          <table:table-cell office:value-type="float" office:value="14639471" calcext:value-type="float">
            <text:p>14639471</text:p>
          </table:table-cell>
          <table:table-cell table:formula="of:=[.A917]/1000/(60*60*24)" office:value-type="time" office:time-value="PT04H03M59.471S" calcext:value-type="time">
            <text:p>04:03:59</text:p>
          </table:table-cell>
          <table:table-cell office:value-type="float" office:value="1.08" calcext:value-type="float">
            <text:p>1.08</text:p>
          </table:table-cell>
          <table:table-cell office:value-type="float" office:value="459.6" calcext:value-type="float">
            <text:p>459.6</text:p>
          </table:table-cell>
          <table:table-cell office:value-type="float" office:value="495.42" calcext:value-type="float">
            <text:p>495.42</text:p>
          </table:table-cell>
          <table:table-cell office:value-type="float" office:value="1869.11" calcext:value-type="float">
            <text:p>1869.11</text:p>
          </table:table-cell>
          <table:table-cell office:value-type="float" office:value="2182.95" calcext:value-type="float">
            <text:p>2182.95</text:p>
          </table:table-cell>
        </table:table-row>
        <table:table-row table:style-name="ro1">
          <table:table-cell office:value-type="float" office:value="14655472" calcext:value-type="float">
            <text:p>14655472</text:p>
          </table:table-cell>
          <table:table-cell table:formula="of:=[.A918]/1000/(60*60*24)" office:value-type="time" office:time-value="PT04H04M15.472S" calcext:value-type="time">
            <text:p>04:04:15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5.33" calcext:value-type="float">
            <text:p>495.33</text:p>
          </table:table-cell>
          <table:table-cell office:value-type="float" office:value="1871.15" calcext:value-type="float">
            <text:p>1871.15</text:p>
          </table:table-cell>
          <table:table-cell office:value-type="float" office:value="2185.15" calcext:value-type="float">
            <text:p>2185.15</text:p>
          </table:table-cell>
        </table:table-row>
        <table:table-row table:style-name="ro1">
          <table:table-cell office:value-type="float" office:value="14671472" calcext:value-type="float">
            <text:p>14671472</text:p>
          </table:table-cell>
          <table:table-cell table:formula="of:=[.A919]/1000/(60*60*24)" office:value-type="time" office:time-value="PT04H04M31.472S" calcext:value-type="time">
            <text:p>04:04:31</text:p>
          </table:table-cell>
          <table:table-cell office:value-type="float" office:value="1.08" calcext:value-type="float">
            <text:p>1.08</text:p>
          </table:table-cell>
          <table:table-cell office:value-type="float" office:value="459.4" calcext:value-type="float">
            <text:p>459.4</text:p>
          </table:table-cell>
          <table:table-cell office:value-type="float" office:value="495.22" calcext:value-type="float">
            <text:p>495.22</text:p>
          </table:table-cell>
          <table:table-cell office:value-type="float" office:value="1873.19" calcext:value-type="float">
            <text:p>1873.19</text:p>
          </table:table-cell>
          <table:table-cell office:value-type="float" office:value="2187.35" calcext:value-type="float">
            <text:p>2187.35</text:p>
          </table:table-cell>
        </table:table-row>
        <table:table-row table:style-name="ro1">
          <table:table-cell office:value-type="float" office:value="14687472" calcext:value-type="float">
            <text:p>14687472</text:p>
          </table:table-cell>
          <table:table-cell table:formula="of:=[.A920]/1000/(60*60*24)" office:value-type="time" office:time-value="PT04H04M47.472S" calcext:value-type="time">
            <text:p>04:04:47</text:p>
          </table:table-cell>
          <table:table-cell office:value-type="float" office:value="1.08" calcext:value-type="float">
            <text:p>1.08</text:p>
          </table:table-cell>
          <table:table-cell office:value-type="float" office:value="459.4" calcext:value-type="float">
            <text:p>459.4</text:p>
          </table:table-cell>
          <table:table-cell office:value-type="float" office:value="495.21" calcext:value-type="float">
            <text:p>495.21</text:p>
          </table:table-cell>
          <table:table-cell office:value-type="float" office:value="1875.24" calcext:value-type="float">
            <text:p>1875.24</text:p>
          </table:table-cell>
          <table:table-cell office:value-type="float" office:value="2189.55" calcext:value-type="float">
            <text:p>2189.55</text:p>
          </table:table-cell>
        </table:table-row>
        <table:table-row table:style-name="ro1">
          <table:table-cell office:value-type="float" office:value="14703471" calcext:value-type="float">
            <text:p>14703471</text:p>
          </table:table-cell>
          <table:table-cell table:formula="of:=[.A921]/1000/(60*60*24)" office:value-type="time" office:time-value="PT04H05M03.471S" calcext:value-type="time">
            <text:p>04:05:03</text:p>
          </table:table-cell>
          <table:table-cell office:value-type="float" office:value="1.08" calcext:value-type="float">
            <text:p>1.08</text:p>
          </table:table-cell>
          <table:table-cell office:value-type="float" office:value="459.4" calcext:value-type="float">
            <text:p>459.4</text:p>
          </table:table-cell>
          <table:table-cell office:value-type="float" office:value="495.22" calcext:value-type="float">
            <text:p>495.22</text:p>
          </table:table-cell>
          <table:table-cell office:value-type="float" office:value="1877.28" calcext:value-type="float">
            <text:p>1877.28</text:p>
          </table:table-cell>
          <table:table-cell office:value-type="float" office:value="2191.75" calcext:value-type="float">
            <text:p>2191.75</text:p>
          </table:table-cell>
        </table:table-row>
        <table:table-row table:style-name="ro1">
          <table:table-cell office:value-type="float" office:value="14719471" calcext:value-type="float">
            <text:p>14719471</text:p>
          </table:table-cell>
          <table:table-cell table:formula="of:=[.A922]/1000/(60*60*24)" office:value-type="time" office:time-value="PT04H05M19.471S" calcext:value-type="time">
            <text:p>04:05:19</text:p>
          </table:table-cell>
          <table:table-cell office:value-type="float" office:value="1.07" calcext:value-type="float">
            <text:p>1.07</text:p>
          </table:table-cell>
          <table:table-cell office:value-type="float" office:value="459.6" calcext:value-type="float">
            <text:p>459.6</text:p>
          </table:table-cell>
          <table:table-cell office:value-type="float" office:value="493.59" calcext:value-type="float">
            <text:p>493.59</text:p>
          </table:table-cell>
          <table:table-cell office:value-type="float" office:value="1879.32" calcext:value-type="float">
            <text:p>1879.32</text:p>
          </table:table-cell>
          <table:table-cell office:value-type="float" office:value="2193.95" calcext:value-type="float">
            <text:p>2193.95</text:p>
          </table:table-cell>
        </table:table-row>
        <table:table-row table:style-name="ro1">
          <table:table-cell office:value-type="float" office:value="14735471" calcext:value-type="float">
            <text:p>14735471</text:p>
          </table:table-cell>
          <table:table-cell table:formula="of:=[.A923]/1000/(60*60*24)" office:value-type="time" office:time-value="PT04H05M35.471S" calcext:value-type="time">
            <text:p>04:05:35</text:p>
          </table:table-cell>
          <table:table-cell office:value-type="float" office:value="1.08" calcext:value-type="float">
            <text:p>1.08</text:p>
          </table:table-cell>
          <table:table-cell office:value-type="float" office:value="459.4" calcext:value-type="float">
            <text:p>459.4</text:p>
          </table:table-cell>
          <table:table-cell office:value-type="float" office:value="495.22" calcext:value-type="float">
            <text:p>495.22</text:p>
          </table:table-cell>
          <table:table-cell office:value-type="float" office:value="1881.36" calcext:value-type="float">
            <text:p>1881.36</text:p>
          </table:table-cell>
          <table:table-cell office:value-type="float" office:value="2196.14" calcext:value-type="float">
            <text:p>2196.14</text:p>
          </table:table-cell>
        </table:table-row>
        <table:table-row table:style-name="ro1">
          <table:table-cell office:value-type="float" office:value="14751471" calcext:value-type="float">
            <text:p>14751471</text:p>
          </table:table-cell>
          <table:table-cell table:formula="of:=[.A924]/1000/(60*60*24)" office:value-type="time" office:time-value="PT04H05M51.471S" calcext:value-type="time">
            <text:p>04:05:51</text:p>
          </table:table-cell>
          <table:table-cell office:value-type="float" office:value="1.07" calcext:value-type="float">
            <text:p>1.07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3.28" calcext:value-type="float">
            <text:p>493.28</text:p>
          </table:table-cell>
          <table:table-cell office:value-type="float" office:value="1883.41" calcext:value-type="float">
            <text:p>1883.41</text:p>
          </table:table-cell>
          <table:table-cell office:value-type="float" office:value="2198.33" calcext:value-type="float">
            <text:p>2198.33</text:p>
          </table:table-cell>
        </table:table-row>
        <table:table-row table:style-name="ro1">
          <table:table-cell office:value-type="float" office:value="14767471" calcext:value-type="float">
            <text:p>14767471</text:p>
          </table:table-cell>
          <table:table-cell table:formula="of:=[.A925]/1000/(60*60*24)" office:value-type="time" office:time-value="PT04H06M07.471S" calcext:value-type="time">
            <text:p>04:06:07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3.5" calcext:value-type="float">
            <text:p>493.5</text:p>
          </table:table-cell>
          <table:table-cell office:value-type="float" office:value="1885.45" calcext:value-type="float">
            <text:p>1885.45</text:p>
          </table:table-cell>
          <table:table-cell office:value-type="float" office:value="2200.53" calcext:value-type="float">
            <text:p>2200.53</text:p>
          </table:table-cell>
        </table:table-row>
        <table:table-row table:style-name="ro1">
          <table:table-cell office:value-type="float" office:value="14783471" calcext:value-type="float">
            <text:p>14783471</text:p>
          </table:table-cell>
          <table:table-cell table:formula="of:=[.A926]/1000/(60*60*24)" office:value-type="time" office:time-value="PT04H06M23.471S" calcext:value-type="time">
            <text:p>04:06:23</text:p>
          </table:table-cell>
          <table:table-cell office:value-type="float" office:value="1.07" calcext:value-type="float">
            <text:p>1.07</text:p>
          </table:table-cell>
          <table:table-cell office:value-type="float" office:value="459.6" calcext:value-type="float">
            <text:p>459.6</text:p>
          </table:table-cell>
          <table:table-cell office:value-type="float" office:value="493.58" calcext:value-type="float">
            <text:p>493.58</text:p>
          </table:table-cell>
          <table:table-cell office:value-type="float" office:value="1887.49" calcext:value-type="float">
            <text:p>1887.49</text:p>
          </table:table-cell>
          <table:table-cell office:value-type="float" office:value="2202.72" calcext:value-type="float">
            <text:p>2202.72</text:p>
          </table:table-cell>
        </table:table-row>
        <table:table-row table:style-name="ro1">
          <table:table-cell office:value-type="float" office:value="14799471" calcext:value-type="float">
            <text:p>14799471</text:p>
          </table:table-cell>
          <table:table-cell table:formula="of:=[.A927]/1000/(60*60*24)" office:value-type="time" office:time-value="PT04H06M39.471S" calcext:value-type="time">
            <text:p>04:06:39</text:p>
          </table:table-cell>
          <table:table-cell office:value-type="float" office:value="1.07" calcext:value-type="float">
            <text:p>1.07</text:p>
          </table:table-cell>
          <table:table-cell office:value-type="float" office:value="459.6" calcext:value-type="float">
            <text:p>459.6</text:p>
          </table:table-cell>
          <table:table-cell office:value-type="float" office:value="491.76" calcext:value-type="float">
            <text:p>491.76</text:p>
          </table:table-cell>
          <table:table-cell office:value-type="float" office:value="1889.53" calcext:value-type="float">
            <text:p>1889.53</text:p>
          </table:table-cell>
          <table:table-cell office:value-type="float" office:value="2204.91" calcext:value-type="float">
            <text:p>2204.91</text:p>
          </table:table-cell>
        </table:table-row>
        <table:table-row table:style-name="ro1">
          <table:table-cell office:value-type="float" office:value="14815471" calcext:value-type="float">
            <text:p>14815471</text:p>
          </table:table-cell>
          <table:table-cell table:formula="of:=[.A928]/1000/(60*60*24)" office:value-type="time" office:time-value="PT04H06M55.471S" calcext:value-type="time">
            <text:p>04:06:55</text:p>
          </table:table-cell>
          <table:table-cell office:value-type="float" office:value="1.07" calcext:value-type="float">
            <text:p>1.07</text:p>
          </table:table-cell>
          <table:table-cell office:value-type="float" office:value="459.6" calcext:value-type="float">
            <text:p>459.6</text:p>
          </table:table-cell>
          <table:table-cell office:value-type="float" office:value="493.6" calcext:value-type="float">
            <text:p>493.6</text:p>
          </table:table-cell>
          <table:table-cell office:value-type="float" office:value="1891.58" calcext:value-type="float">
            <text:p>1891.58</text:p>
          </table:table-cell>
          <table:table-cell office:value-type="float" office:value="2207.1" calcext:value-type="float">
            <text:p>2207.1</text:p>
          </table:table-cell>
        </table:table-row>
        <table:table-row table:style-name="ro1">
          <table:table-cell office:value-type="float" office:value="14831471" calcext:value-type="float">
            <text:p>14831471</text:p>
          </table:table-cell>
          <table:table-cell table:formula="of:=[.A929]/1000/(60*60*24)" office:value-type="time" office:time-value="PT04H07M11.471S" calcext:value-type="time">
            <text:p>04:07:11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3.38" calcext:value-type="float">
            <text:p>493.38</text:p>
          </table:table-cell>
          <table:table-cell office:value-type="float" office:value="1893.62" calcext:value-type="float">
            <text:p>1893.62</text:p>
          </table:table-cell>
          <table:table-cell office:value-type="float" office:value="2209.29" calcext:value-type="float">
            <text:p>2209.29</text:p>
          </table:table-cell>
        </table:table-row>
        <table:table-row table:style-name="ro1">
          <table:table-cell office:value-type="float" office:value="14847471" calcext:value-type="float">
            <text:p>14847471</text:p>
          </table:table-cell>
          <table:table-cell table:formula="of:=[.A930]/1000/(60*60*24)" office:value-type="time" office:time-value="PT04H07M27.471S" calcext:value-type="time">
            <text:p>04:07:27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3.38" calcext:value-type="float">
            <text:p>493.38</text:p>
          </table:table-cell>
          <table:table-cell office:value-type="float" office:value="1895.66" calcext:value-type="float">
            <text:p>1895.66</text:p>
          </table:table-cell>
          <table:table-cell office:value-type="float" office:value="2211.48" calcext:value-type="float">
            <text:p>2211.48</text:p>
          </table:table-cell>
        </table:table-row>
        <table:table-row table:style-name="ro1">
          <table:table-cell office:value-type="float" office:value="14863471" calcext:value-type="float">
            <text:p>14863471</text:p>
          </table:table-cell>
          <table:table-cell table:formula="of:=[.A931]/1000/(60*60*24)" office:value-type="time" office:time-value="PT04H07M43.471S" calcext:value-type="time">
            <text:p>04:07:43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1.66" calcext:value-type="float">
            <text:p>491.66</text:p>
          </table:table-cell>
          <table:table-cell office:value-type="float" office:value="1897.7" calcext:value-type="float">
            <text:p>1897.7</text:p>
          </table:table-cell>
          <table:table-cell office:value-type="float" office:value="2213.66" calcext:value-type="float">
            <text:p>2213.66</text:p>
          </table:table-cell>
        </table:table-row>
        <table:table-row table:style-name="ro1">
          <table:table-cell office:value-type="float" office:value="14879471" calcext:value-type="float">
            <text:p>14879471</text:p>
          </table:table-cell>
          <table:table-cell table:formula="of:=[.A932]/1000/(60*60*24)" office:value-type="time" office:time-value="PT04H07M59.471S" calcext:value-type="time">
            <text:p>04:07:59</text:p>
          </table:table-cell>
          <table:table-cell office:value-type="float" office:value="1.07" calcext:value-type="float">
            <text:p>1.07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1.87" calcext:value-type="float">
            <text:p>491.87</text:p>
          </table:table-cell>
          <table:table-cell office:value-type="float" office:value="1899.74" calcext:value-type="float">
            <text:p>1899.74</text:p>
          </table:table-cell>
          <table:table-cell office:value-type="float" office:value="2215.85" calcext:value-type="float">
            <text:p>2215.85</text:p>
          </table:table-cell>
        </table:table-row>
        <table:table-row table:style-name="ro1">
          <table:table-cell office:value-type="float" office:value="14895471" calcext:value-type="float">
            <text:p>14895471</text:p>
          </table:table-cell>
          <table:table-cell table:formula="of:=[.A933]/1000/(60*60*24)" office:value-type="time" office:time-value="PT04H08M15.471S" calcext:value-type="time">
            <text:p>04:08:15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1.54" calcext:value-type="float">
            <text:p>491.54</text:p>
          </table:table-cell>
          <table:table-cell office:value-type="float" office:value="1901.79" calcext:value-type="float">
            <text:p>1901.79</text:p>
          </table:table-cell>
          <table:table-cell office:value-type="float" office:value="2218.03" calcext:value-type="float">
            <text:p>2218.03</text:p>
          </table:table-cell>
        </table:table-row>
        <table:table-row table:style-name="ro1">
          <table:table-cell office:value-type="float" office:value="14911471" calcext:value-type="float">
            <text:p>14911471</text:p>
          </table:table-cell>
          <table:table-cell table:formula="of:=[.A934]/1000/(60*60*24)" office:value-type="time" office:time-value="PT04H08M31.471S" calcext:value-type="time">
            <text:p>04:08:31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9.83" calcext:value-type="float">
            <text:p>489.83</text:p>
          </table:table-cell>
          <table:table-cell office:value-type="float" office:value="1903.83" calcext:value-type="float">
            <text:p>1903.83</text:p>
          </table:table-cell>
          <table:table-cell office:value-type="float" office:value="2220.22" calcext:value-type="float">
            <text:p>2220.22</text:p>
          </table:table-cell>
        </table:table-row>
        <table:table-row table:style-name="ro1">
          <table:table-cell office:value-type="float" office:value="14927471" calcext:value-type="float">
            <text:p>14927471</text:p>
          </table:table-cell>
          <table:table-cell table:formula="of:=[.A935]/1000/(60*60*24)" office:value-type="time" office:time-value="PT04H08M47.471S" calcext:value-type="time">
            <text:p>04:08:47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9.83" calcext:value-type="float">
            <text:p>489.83</text:p>
          </table:table-cell>
          <table:table-cell office:value-type="float" office:value="1905.87" calcext:value-type="float">
            <text:p>1905.87</text:p>
          </table:table-cell>
          <table:table-cell office:value-type="float" office:value="2222.4" calcext:value-type="float">
            <text:p>2222.4</text:p>
          </table:table-cell>
        </table:table-row>
        <table:table-row table:style-name="ro1">
          <table:table-cell office:value-type="float" office:value="14943472" calcext:value-type="float">
            <text:p>14943472</text:p>
          </table:table-cell>
          <table:table-cell table:formula="of:=[.A936]/1000/(60*60*24)" office:value-type="time" office:time-value="PT04H09M03.472S" calcext:value-type="time">
            <text:p>04:09:03</text:p>
          </table:table-cell>
          <table:table-cell office:value-type="float" office:value="1.07" calcext:value-type="float">
            <text:p>1.07</text:p>
          </table:table-cell>
          <table:table-cell office:value-type="float" office:value="459.6" calcext:value-type="float">
            <text:p>459.6</text:p>
          </table:table-cell>
          <table:table-cell office:value-type="float" office:value="489.91" calcext:value-type="float">
            <text:p>489.91</text:p>
          </table:table-cell>
          <table:table-cell office:value-type="float" office:value="1907.92" calcext:value-type="float">
            <text:p>1907.92</text:p>
          </table:table-cell>
          <table:table-cell office:value-type="float" office:value="2224.58" calcext:value-type="float">
            <text:p>2224.58</text:p>
          </table:table-cell>
        </table:table-row>
        <table:table-row table:style-name="ro1">
          <table:table-cell office:value-type="float" office:value="14959472" calcext:value-type="float">
            <text:p>14959472</text:p>
          </table:table-cell>
          <table:table-cell table:formula="of:=[.A937]/1000/(60*60*24)" office:value-type="time" office:time-value="PT04H09M19.472S" calcext:value-type="time">
            <text:p>04:09:19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89.7" calcext:value-type="float">
            <text:p>489.7</text:p>
          </table:table-cell>
          <table:table-cell office:value-type="float" office:value="1909.96" calcext:value-type="float">
            <text:p>1909.96</text:p>
          </table:table-cell>
          <table:table-cell office:value-type="float" office:value="2226.75" calcext:value-type="float">
            <text:p>2226.75</text:p>
          </table:table-cell>
        </table:table-row>
        <table:table-row table:style-name="ro1">
          <table:table-cell office:value-type="float" office:value="14975471" calcext:value-type="float">
            <text:p>14975471</text:p>
          </table:table-cell>
          <table:table-cell table:formula="of:=[.A938]/1000/(60*60*24)" office:value-type="time" office:time-value="PT04H09M35.471S" calcext:value-type="time">
            <text:p>04:09:35</text:p>
          </table:table-cell>
          <table:table-cell office:value-type="float" office:value="1.07" calcext:value-type="float">
            <text:p>1.07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1.88" calcext:value-type="float">
            <text:p>491.88</text:p>
          </table:table-cell>
          <table:table-cell office:value-type="float" office:value="1912" calcext:value-type="float">
            <text:p>1912</text:p>
          </table:table-cell>
          <table:table-cell office:value-type="float" office:value="2228.93" calcext:value-type="float">
            <text:p>2228.93</text:p>
          </table:table-cell>
        </table:table-row>
        <table:table-row table:style-name="ro1">
          <table:table-cell office:value-type="float" office:value="14991471" calcext:value-type="float">
            <text:p>14991471</text:p>
          </table:table-cell>
          <table:table-cell table:formula="of:=[.A939]/1000/(60*60*24)" office:value-type="time" office:time-value="PT04H09M51.471S" calcext:value-type="time">
            <text:p>04:09:51</text:p>
          </table:table-cell>
          <table:table-cell office:value-type="float" office:value="1.06" calcext:value-type="float">
            <text:p>1.06</text:p>
          </table:table-cell>
          <table:table-cell office:value-type="float" office:value="459.72" calcext:value-type="float">
            <text:p>459.72</text:p>
          </table:table-cell>
          <table:table-cell office:value-type="float" office:value="488.2" calcext:value-type="float">
            <text:p>488.2</text:p>
          </table:table-cell>
          <table:table-cell office:value-type="float" office:value="1914.04" calcext:value-type="float">
            <text:p>1914.04</text:p>
          </table:table-cell>
          <table:table-cell office:value-type="float" office:value="2231.11" calcext:value-type="float">
            <text:p>2231.11</text:p>
          </table:table-cell>
        </table:table-row>
        <table:table-row table:style-name="ro1">
          <table:table-cell office:value-type="float" office:value="15007472" calcext:value-type="float">
            <text:p>15007472</text:p>
          </table:table-cell>
          <table:table-cell table:formula="of:=[.A940]/1000/(60*60*24)" office:value-type="time" office:time-value="PT04H10M07.472S" calcext:value-type="time">
            <text:p>04:10:07</text:p>
          </table:table-cell>
          <table:table-cell office:value-type="float" office:value="1.06" calcext:value-type="float">
            <text:p>1.06</text:p>
          </table:table-cell>
          <table:table-cell office:value-type="float" office:value="459.72" calcext:value-type="float">
            <text:p>459.72</text:p>
          </table:table-cell>
          <table:table-cell office:value-type="float" office:value="488.2" calcext:value-type="float">
            <text:p>488.2</text:p>
          </table:table-cell>
          <table:table-cell office:value-type="float" office:value="1916.09" calcext:value-type="float">
            <text:p>1916.09</text:p>
          </table:table-cell>
          <table:table-cell office:value-type="float" office:value="2233.28" calcext:value-type="float">
            <text:p>2233.28</text:p>
          </table:table-cell>
        </table:table-row>
        <table:table-row table:style-name="ro1">
          <table:table-cell office:value-type="float" office:value="15023471" calcext:value-type="float">
            <text:p>15023471</text:p>
          </table:table-cell>
          <table:table-cell table:formula="of:=[.A941]/1000/(60*60*24)" office:value-type="time" office:time-value="PT04H10M23.471S" calcext:value-type="time">
            <text:p>04:10:23</text:p>
          </table:table-cell>
          <table:table-cell office:value-type="float" office:value="1.07" calcext:value-type="float">
            <text:p>1.07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0.05" calcext:value-type="float">
            <text:p>490.05</text:p>
          </table:table-cell>
          <table:table-cell office:value-type="float" office:value="1918.13" calcext:value-type="float">
            <text:p>1918.13</text:p>
          </table:table-cell>
          <table:table-cell office:value-type="float" office:value="2235.45" calcext:value-type="float">
            <text:p>2235.45</text:p>
          </table:table-cell>
        </table:table-row>
        <table:table-row table:style-name="ro1">
          <table:table-cell office:value-type="float" office:value="15039471" calcext:value-type="float">
            <text:p>15039471</text:p>
          </table:table-cell>
          <table:table-cell table:formula="of:=[.A942]/1000/(60*60*24)" office:value-type="time" office:time-value="PT04H10M39.471S" calcext:value-type="time">
            <text:p>04:10:39</text:p>
          </table:table-cell>
          <table:table-cell office:value-type="float" office:value="1.06" calcext:value-type="float">
            <text:p>1.06</text:p>
          </table:table-cell>
          <table:table-cell office:value-type="float" office:value="459.72" calcext:value-type="float">
            <text:p>459.72</text:p>
          </table:table-cell>
          <table:table-cell office:value-type="float" office:value="488.21" calcext:value-type="float">
            <text:p>488.21</text:p>
          </table:table-cell>
          <table:table-cell office:value-type="float" office:value="1920.17" calcext:value-type="float">
            <text:p>1920.17</text:p>
          </table:table-cell>
          <table:table-cell office:value-type="float" office:value="2237.62" calcext:value-type="float">
            <text:p>2237.62</text:p>
          </table:table-cell>
        </table:table-row>
        <table:table-row table:style-name="ro1">
          <table:table-cell office:value-type="float" office:value="15055472" calcext:value-type="float">
            <text:p>15055472</text:p>
          </table:table-cell>
          <table:table-cell table:formula="of:=[.A943]/1000/(60*60*24)" office:value-type="time" office:time-value="PT04H10M55.472S" calcext:value-type="time">
            <text:p>04:10:55</text:p>
          </table:table-cell>
          <table:table-cell office:value-type="float" office:value="1.06" calcext:value-type="float">
            <text:p>1.06</text:p>
          </table:table-cell>
          <table:table-cell office:value-type="float" office:value="459.72" calcext:value-type="float">
            <text:p>459.72</text:p>
          </table:table-cell>
          <table:table-cell office:value-type="float" office:value="488.21" calcext:value-type="float">
            <text:p>488.21</text:p>
          </table:table-cell>
          <table:table-cell office:value-type="float" office:value="1922.22" calcext:value-type="float">
            <text:p>1922.22</text:p>
          </table:table-cell>
          <table:table-cell office:value-type="float" office:value="2239.79" calcext:value-type="float">
            <text:p>2239.79</text:p>
          </table:table-cell>
        </table:table-row>
        <table:table-row table:style-name="ro1">
          <table:table-cell office:value-type="float" office:value="15071471" calcext:value-type="float">
            <text:p>15071471</text:p>
          </table:table-cell>
          <table:table-cell table:formula="of:=[.A944]/1000/(60*60*24)" office:value-type="time" office:time-value="PT04H11M11.471S" calcext:value-type="time">
            <text:p>04:11:11</text:p>
          </table:table-cell>
          <table:table-cell office:value-type="float" office:value="1.06" calcext:value-type="float">
            <text:p>1.06</text:p>
          </table:table-cell>
          <table:table-cell office:value-type="float" office:value="459.4" calcext:value-type="float">
            <text:p>459.4</text:p>
          </table:table-cell>
          <table:table-cell office:value-type="float" office:value="487.87" calcext:value-type="float">
            <text:p>487.87</text:p>
          </table:table-cell>
          <table:table-cell office:value-type="float" office:value="1924.26" calcext:value-type="float">
            <text:p>1924.26</text:p>
          </table:table-cell>
          <table:table-cell office:value-type="float" office:value="2241.96" calcext:value-type="float">
            <text:p>2241.96</text:p>
          </table:table-cell>
        </table:table-row>
        <table:table-row table:style-name="ro1">
          <table:table-cell office:value-type="float" office:value="15087472" calcext:value-type="float">
            <text:p>15087472</text:p>
          </table:table-cell>
          <table:table-cell table:formula="of:=[.A945]/1000/(60*60*24)" office:value-type="time" office:time-value="PT04H11M27.472S" calcext:value-type="time">
            <text:p>04:11:27</text:p>
          </table:table-cell>
          <table:table-cell office:value-type="float" office:value="1.06" calcext:value-type="float">
            <text:p>1.06</text:p>
          </table:table-cell>
          <table:table-cell office:value-type="float" office:value="459.72" calcext:value-type="float">
            <text:p>459.72</text:p>
          </table:table-cell>
          <table:table-cell office:value-type="float" office:value="488.2" calcext:value-type="float">
            <text:p>488.2</text:p>
          </table:table-cell>
          <table:table-cell office:value-type="float" office:value="1926.3" calcext:value-type="float">
            <text:p>1926.3</text:p>
          </table:table-cell>
          <table:table-cell office:value-type="float" office:value="2244.12" calcext:value-type="float">
            <text:p>2244.12</text:p>
          </table:table-cell>
        </table:table-row>
        <table:table-row table:style-name="ro1">
          <table:table-cell office:value-type="float" office:value="15103471" calcext:value-type="float">
            <text:p>15103471</text:p>
          </table:table-cell>
          <table:table-cell table:formula="of:=[.A946]/1000/(60*60*24)" office:value-type="time" office:time-value="PT04H11M43.471S" calcext:value-type="time">
            <text:p>04:11:43</text:p>
          </table:table-cell>
          <table:table-cell office:value-type="float" office:value="1.06" calcext:value-type="float">
            <text:p>1.06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8" calcext:value-type="float">
            <text:p>488</text:p>
          </table:table-cell>
          <table:table-cell office:value-type="float" office:value="1928.34" calcext:value-type="float">
            <text:p>1928.34</text:p>
          </table:table-cell>
          <table:table-cell office:value-type="float" office:value="2246.29" calcext:value-type="float">
            <text:p>2246.29</text:p>
          </table:table-cell>
        </table:table-row>
        <table:table-row table:style-name="ro1">
          <table:table-cell office:value-type="float" office:value="15119471" calcext:value-type="float">
            <text:p>15119471</text:p>
          </table:table-cell>
          <table:table-cell table:formula="of:=[.A947]/1000/(60*60*24)" office:value-type="time" office:time-value="PT04H11M59.471S" calcext:value-type="time">
            <text:p>04:11:59</text:p>
          </table:table-cell>
          <table:table-cell office:value-type="float" office:value="1.06" calcext:value-type="float">
            <text:p>1.06</text:p>
          </table:table-cell>
          <table:table-cell office:value-type="float" office:value="459.72" calcext:value-type="float">
            <text:p>459.72</text:p>
          </table:table-cell>
          <table:table-cell office:value-type="float" office:value="486.35" calcext:value-type="float">
            <text:p>486.35</text:p>
          </table:table-cell>
          <table:table-cell office:value-type="float" office:value="1930.39" calcext:value-type="float">
            <text:p>1930.39</text:p>
          </table:table-cell>
          <table:table-cell office:value-type="float" office:value="2248.45" calcext:value-type="float">
            <text:p>2248.45</text:p>
          </table:table-cell>
        </table:table-row>
        <table:table-row table:style-name="ro1">
          <table:table-cell office:value-type="float" office:value="15135471" calcext:value-type="float">
            <text:p>15135471</text:p>
          </table:table-cell>
          <table:table-cell table:formula="of:=[.A948]/1000/(60*60*24)" office:value-type="time" office:time-value="PT04H12M15.471S" calcext:value-type="time">
            <text:p>04:12:15</text:p>
          </table:table-cell>
          <table:table-cell office:value-type="float" office:value="1.06" calcext:value-type="float">
            <text:p>1.06</text:p>
          </table:table-cell>
          <table:table-cell office:value-type="float" office:value="459.6" calcext:value-type="float">
            <text:p>459.6</text:p>
          </table:table-cell>
          <table:table-cell office:value-type="float" office:value="486.24" calcext:value-type="float">
            <text:p>486.24</text:p>
          </table:table-cell>
          <table:table-cell office:value-type="float" office:value="1932.43" calcext:value-type="float">
            <text:p>1932.43</text:p>
          </table:table-cell>
          <table:table-cell office:value-type="float" office:value="2250.61" calcext:value-type="float">
            <text:p>2250.61</text:p>
          </table:table-cell>
        </table:table-row>
        <table:table-row table:style-name="ro1">
          <table:table-cell office:value-type="float" office:value="15151471" calcext:value-type="float">
            <text:p>15151471</text:p>
          </table:table-cell>
          <table:table-cell table:formula="of:=[.A949]/1000/(60*60*24)" office:value-type="time" office:time-value="PT04H12M31.471S" calcext:value-type="time">
            <text:p>04:12:31</text:p>
          </table:table-cell>
          <table:table-cell office:value-type="float" office:value="1.06" calcext:value-type="float">
            <text:p>1.06</text:p>
          </table:table-cell>
          <table:table-cell office:value-type="float" office:value="459.6" calcext:value-type="float">
            <text:p>459.6</text:p>
          </table:table-cell>
          <table:table-cell office:value-type="float" office:value="486.23" calcext:value-type="float">
            <text:p>486.23</text:p>
          </table:table-cell>
          <table:table-cell office:value-type="float" office:value="1934.47" calcext:value-type="float">
            <text:p>1934.47</text:p>
          </table:table-cell>
          <table:table-cell office:value-type="float" office:value="2252.77" calcext:value-type="float">
            <text:p>2252.77</text:p>
          </table:table-cell>
        </table:table-row>
        <table:table-row table:style-name="ro1">
          <table:table-cell office:value-type="float" office:value="15167471" calcext:value-type="float">
            <text:p>15167471</text:p>
          </table:table-cell>
          <table:table-cell table:formula="of:=[.A950]/1000/(60*60*24)" office:value-type="time" office:time-value="PT04H12M47.471S" calcext:value-type="time">
            <text:p>04:12:47</text:p>
          </table:table-cell>
          <table:table-cell office:value-type="float" office:value="1.06" calcext:value-type="float">
            <text:p>1.06</text:p>
          </table:table-cell>
          <table:table-cell office:value-type="float" office:value="459.6" calcext:value-type="float">
            <text:p>459.6</text:p>
          </table:table-cell>
          <table:table-cell office:value-type="float" office:value="486.24" calcext:value-type="float">
            <text:p>486.24</text:p>
          </table:table-cell>
          <table:table-cell office:value-type="float" office:value="1936.52" calcext:value-type="float">
            <text:p>1936.52</text:p>
          </table:table-cell>
          <table:table-cell office:value-type="float" office:value="2254.93" calcext:value-type="float">
            <text:p>2254.93</text:p>
          </table:table-cell>
        </table:table-row>
        <table:table-row table:style-name="ro1">
          <table:table-cell office:value-type="float" office:value="15183471" calcext:value-type="float">
            <text:p>15183471</text:p>
          </table:table-cell>
          <table:table-cell table:formula="of:=[.A951]/1000/(60*60*24)" office:value-type="time" office:time-value="PT04H13M03.471S" calcext:value-type="time">
            <text:p>04:13:03</text:p>
          </table:table-cell>
          <table:table-cell office:value-type="float" office:value="1.05" calcext:value-type="float">
            <text:p>1.05</text:p>
          </table:table-cell>
          <table:table-cell office:value-type="float" office:value="459.72" calcext:value-type="float">
            <text:p>459.72</text:p>
          </table:table-cell>
          <table:table-cell office:value-type="float" office:value="484.53" calcext:value-type="float">
            <text:p>484.53</text:p>
          </table:table-cell>
          <table:table-cell office:value-type="float" office:value="1938.56" calcext:value-type="float">
            <text:p>1938.56</text:p>
          </table:table-cell>
          <table:table-cell office:value-type="float" office:value="2257.08" calcext:value-type="float">
            <text:p>2257.08</text:p>
          </table:table-cell>
        </table:table-row>
        <table:table-row table:style-name="ro1">
          <table:table-cell office:value-type="float" office:value="15199471" calcext:value-type="float">
            <text:p>15199471</text:p>
          </table:table-cell>
          <table:table-cell table:formula="of:=[.A952]/1000/(60*60*24)" office:value-type="time" office:time-value="PT04H13M19.471S" calcext:value-type="time">
            <text:p>04:13:19</text:p>
          </table:table-cell>
          <table:table-cell office:value-type="float" office:value="1.05" calcext:value-type="float">
            <text:p>1.05</text:p>
          </table:table-cell>
          <table:table-cell office:value-type="float" office:value="459.4" calcext:value-type="float">
            <text:p>459.4</text:p>
          </table:table-cell>
          <table:table-cell office:value-type="float" office:value="484.19" calcext:value-type="float">
            <text:p>484.19</text:p>
          </table:table-cell>
          <table:table-cell office:value-type="float" office:value="1940.6" calcext:value-type="float">
            <text:p>1940.6</text:p>
          </table:table-cell>
          <table:table-cell office:value-type="float" office:value="2259.24" calcext:value-type="float">
            <text:p>2259.24</text:p>
          </table:table-cell>
        </table:table-row>
        <table:table-row table:style-name="ro1">
          <table:table-cell office:value-type="float" office:value="15215472" calcext:value-type="float">
            <text:p>15215472</text:p>
          </table:table-cell>
          <table:table-cell table:formula="of:=[.A953]/1000/(60*60*24)" office:value-type="time" office:time-value="PT04H13M35.472S" calcext:value-type="time">
            <text:p>04:13:35</text:p>
          </table:table-cell>
          <table:table-cell office:value-type="float" office:value="1.05" calcext:value-type="float">
            <text:p>1.05</text:p>
          </table:table-cell>
          <table:table-cell office:value-type="float" office:value="459.8" calcext:value-type="float">
            <text:p>459.8</text:p>
          </table:table-cell>
          <table:table-cell office:value-type="float" office:value="482.77" calcext:value-type="float">
            <text:p>482.77</text:p>
          </table:table-cell>
          <table:table-cell office:value-type="float" office:value="1942.64" calcext:value-type="float">
            <text:p>1942.64</text:p>
          </table:table-cell>
          <table:table-cell office:value-type="float" office:value="2261.39" calcext:value-type="float">
            <text:p>2261.39</text:p>
          </table:table-cell>
        </table:table-row>
        <table:table-row table:style-name="ro1">
          <table:table-cell office:value-type="float" office:value="15231471" calcext:value-type="float">
            <text:p>15231471</text:p>
          </table:table-cell>
          <table:table-cell table:formula="of:=[.A954]/1000/(60*60*24)" office:value-type="time" office:time-value="PT04H13M51.471S" calcext:value-type="time">
            <text:p>04:13:51</text:p>
          </table:table-cell>
          <table:table-cell office:value-type="float" office:value="1.05" calcext:value-type="float">
            <text:p>1.05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4.31" calcext:value-type="float">
            <text:p>484.31</text:p>
          </table:table-cell>
          <table:table-cell office:value-type="float" office:value="1944.69" calcext:value-type="float">
            <text:p>1944.69</text:p>
          </table:table-cell>
          <table:table-cell office:value-type="float" office:value="2263.54" calcext:value-type="float">
            <text:p>2263.54</text:p>
          </table:table-cell>
        </table:table-row>
        <table:table-row table:style-name="ro1">
          <table:table-cell office:value-type="float" office:value="15247472" calcext:value-type="float">
            <text:p>15247472</text:p>
          </table:table-cell>
          <table:table-cell table:formula="of:=[.A955]/1000/(60*60*24)" office:value-type="time" office:time-value="PT04H14M07.472S" calcext:value-type="time">
            <text:p>04:14:07</text:p>
          </table:table-cell>
          <table:table-cell office:value-type="float" office:value="1.05" calcext:value-type="float">
            <text:p>1.05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2.49" calcext:value-type="float">
            <text:p>482.49</text:p>
          </table:table-cell>
          <table:table-cell office:value-type="float" office:value="1946.73" calcext:value-type="float">
            <text:p>1946.73</text:p>
          </table:table-cell>
          <table:table-cell office:value-type="float" office:value="2265.68" calcext:value-type="float">
            <text:p>2265.68</text:p>
          </table:table-cell>
        </table:table-row>
        <table:table-row table:style-name="ro1">
          <table:table-cell office:value-type="float" office:value="15263471" calcext:value-type="float">
            <text:p>15263471</text:p>
          </table:table-cell>
          <table:table-cell table:formula="of:=[.A956]/1000/(60*60*24)" office:value-type="time" office:time-value="PT04H14M23.471S" calcext:value-type="time">
            <text:p>04:14:23</text:p>
          </table:table-cell>
          <table:table-cell office:value-type="float" office:value="1.05" calcext:value-type="float">
            <text:p>1.05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2.48" calcext:value-type="float">
            <text:p>482.48</text:p>
          </table:table-cell>
          <table:table-cell office:value-type="float" office:value="1948.77" calcext:value-type="float">
            <text:p>1948.77</text:p>
          </table:table-cell>
          <table:table-cell office:value-type="float" office:value="2267.83" calcext:value-type="float">
            <text:p>2267.83</text:p>
          </table:table-cell>
        </table:table-row>
        <table:table-row table:style-name="ro1">
          <table:table-cell office:value-type="float" office:value="15279472" calcext:value-type="float">
            <text:p>15279472</text:p>
          </table:table-cell>
          <table:table-cell table:formula="of:=[.A957]/1000/(60*60*24)" office:value-type="time" office:time-value="PT04H14M39.472S" calcext:value-type="time">
            <text:p>04:14:39</text:p>
          </table:table-cell>
          <table:table-cell office:value-type="float" office:value="1.05" calcext:value-type="float">
            <text:p>1.05</text:p>
          </table:table-cell>
          <table:table-cell office:value-type="float" office:value="459.4" calcext:value-type="float">
            <text:p>459.4</text:p>
          </table:table-cell>
          <table:table-cell office:value-type="float" office:value="482.35" calcext:value-type="float">
            <text:p>482.35</text:p>
          </table:table-cell>
          <table:table-cell office:value-type="float" office:value="1950.82" calcext:value-type="float">
            <text:p>1950.82</text:p>
          </table:table-cell>
          <table:table-cell office:value-type="float" office:value="2269.97" calcext:value-type="float">
            <text:p>2269.97</text:p>
          </table:table-cell>
        </table:table-row>
        <table:table-row table:style-name="ro1">
          <table:table-cell office:value-type="float" office:value="15295471" calcext:value-type="float">
            <text:p>15295471</text:p>
          </table:table-cell>
          <table:table-cell table:formula="of:=[.A958]/1000/(60*60*24)" office:value-type="time" office:time-value="PT04H14M55.471S" calcext:value-type="time">
            <text:p>04:14:55</text:p>
          </table:table-cell>
          <table:table-cell office:value-type="float" office:value="1.05" calcext:value-type="float">
            <text:p>1.05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2.48" calcext:value-type="float">
            <text:p>482.48</text:p>
          </table:table-cell>
          <table:table-cell office:value-type="float" office:value="1952.86" calcext:value-type="float">
            <text:p>1952.86</text:p>
          </table:table-cell>
          <table:table-cell office:value-type="float" office:value="2272.11" calcext:value-type="float">
            <text:p>2272.11</text:p>
          </table:table-cell>
        </table:table-row>
        <table:table-row table:style-name="ro1">
          <table:table-cell office:value-type="float" office:value="15311471" calcext:value-type="float">
            <text:p>15311471</text:p>
          </table:table-cell>
          <table:table-cell table:formula="of:=[.A959]/1000/(60*60*24)" office:value-type="time" office:time-value="PT04H15M11.471S" calcext:value-type="time">
            <text:p>04:15:11</text:p>
          </table:table-cell>
          <table:table-cell office:value-type="float" office:value="1.05" calcext:value-type="float">
            <text:p>1.05</text:p>
          </table:table-cell>
          <table:table-cell office:value-type="float" office:value="459.6" calcext:value-type="float">
            <text:p>459.6</text:p>
          </table:table-cell>
          <table:table-cell office:value-type="float" office:value="480.73" calcext:value-type="float">
            <text:p>480.73</text:p>
          </table:table-cell>
          <table:table-cell office:value-type="float" office:value="1954.9" calcext:value-type="float">
            <text:p>1954.9</text:p>
          </table:table-cell>
          <table:table-cell office:value-type="float" office:value="2274.25" calcext:value-type="float">
            <text:p>2274.25</text:p>
          </table:table-cell>
        </table:table-row>
        <table:table-row table:style-name="ro1">
          <table:table-cell office:value-type="float" office:value="15327472" calcext:value-type="float">
            <text:p>15327472</text:p>
          </table:table-cell>
          <table:table-cell table:formula="of:=[.A960]/1000/(60*60*24)" office:value-type="time" office:time-value="PT04H15M27.472S" calcext:value-type="time">
            <text:p>04:15:27</text:p>
          </table:table-cell>
          <table:table-cell office:value-type="float" office:value="1.05" calcext:value-type="float">
            <text:p>1.05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0.63" calcext:value-type="float">
            <text:p>480.63</text:p>
          </table:table-cell>
          <table:table-cell office:value-type="float" office:value="1956.94" calcext:value-type="float">
            <text:p>1956.94</text:p>
          </table:table-cell>
          <table:table-cell office:value-type="float" office:value="2276.39" calcext:value-type="float">
            <text:p>2276.39</text:p>
          </table:table-cell>
        </table:table-row>
        <table:table-row table:style-name="ro1">
          <table:table-cell office:value-type="float" office:value="15343471" calcext:value-type="float">
            <text:p>15343471</text:p>
          </table:table-cell>
          <table:table-cell table:formula="of:=[.A961]/1000/(60*60*24)" office:value-type="time" office:time-value="PT04H15M43.471S" calcext:value-type="time">
            <text:p>04:15:43</text:p>
          </table:table-cell>
          <table:table-cell office:value-type="float" office:value="1.05" calcext:value-type="float">
            <text:p>1.05</text:p>
          </table:table-cell>
          <table:table-cell office:value-type="float" office:value="459.6" calcext:value-type="float">
            <text:p>459.6</text:p>
          </table:table-cell>
          <table:table-cell office:value-type="float" office:value="480.72" calcext:value-type="float">
            <text:p>480.72</text:p>
          </table:table-cell>
          <table:table-cell office:value-type="float" office:value="1958.99" calcext:value-type="float">
            <text:p>1958.99</text:p>
          </table:table-cell>
          <table:table-cell office:value-type="float" office:value="2278.53" calcext:value-type="float">
            <text:p>2278.53</text:p>
          </table:table-cell>
        </table:table-row>
        <table:table-row table:style-name="ro1">
          <table:table-cell office:value-type="float" office:value="15359471" calcext:value-type="float">
            <text:p>15359471</text:p>
          </table:table-cell>
          <table:table-cell table:formula="of:=[.A962]/1000/(60*60*24)" office:value-type="time" office:time-value="PT04H15M59.471S" calcext:value-type="time">
            <text:p>04:15:59</text:p>
          </table:table-cell>
          <table:table-cell office:value-type="float" office:value="1.04" calcext:value-type="float">
            <text:p>1.04</text:p>
          </table:table-cell>
          <table:table-cell office:value-type="float" office:value="459.4" calcext:value-type="float">
            <text:p>459.4</text:p>
          </table:table-cell>
          <table:table-cell office:value-type="float" office:value="478.68" calcext:value-type="float">
            <text:p>478.68</text:p>
          </table:table-cell>
          <table:table-cell office:value-type="float" office:value="1961.03" calcext:value-type="float">
            <text:p>1961.03</text:p>
          </table:table-cell>
          <table:table-cell office:value-type="float" office:value="2280.66" calcext:value-type="float">
            <text:p>2280.66</text:p>
          </table:table-cell>
        </table:table-row>
        <table:table-row table:style-name="ro1">
          <table:table-cell office:value-type="float" office:value="15375471" calcext:value-type="float">
            <text:p>15375471</text:p>
          </table:table-cell>
          <table:table-cell table:formula="of:=[.A963]/1000/(60*60*24)" office:value-type="time" office:time-value="PT04H16M15.471S" calcext:value-type="time">
            <text:p>04:16:15</text:p>
          </table:table-cell>
          <table:table-cell office:value-type="float" office:value="1.04" calcext:value-type="float">
            <text:p>1.04</text:p>
          </table:table-cell>
          <table:table-cell office:value-type="float" office:value="459.8" calcext:value-type="float">
            <text:p>459.8</text:p>
          </table:table-cell>
          <table:table-cell office:value-type="float" office:value="479.09" calcext:value-type="float">
            <text:p>479.09</text:p>
          </table:table-cell>
          <table:table-cell office:value-type="float" office:value="1963.07" calcext:value-type="float">
            <text:p>1963.07</text:p>
          </table:table-cell>
          <table:table-cell office:value-type="float" office:value="2282.79" calcext:value-type="float">
            <text:p>2282.79</text:p>
          </table:table-cell>
        </table:table-row>
        <table:table-row table:style-name="ro1">
          <table:table-cell office:value-type="float" office:value="15391472" calcext:value-type="float">
            <text:p>15391472</text:p>
          </table:table-cell>
          <table:table-cell table:formula="of:=[.A964]/1000/(60*60*24)" office:value-type="time" office:time-value="PT04H16M31.472S" calcext:value-type="time">
            <text:p>04:16:31</text:p>
          </table:table-cell>
          <table:table-cell office:value-type="float" office:value="1.04" calcext:value-type="float">
            <text:p>1.04</text:p>
          </table:table-cell>
          <table:table-cell office:value-type="float" office:value="459.6" calcext:value-type="float">
            <text:p>459.6</text:p>
          </table:table-cell>
          <table:table-cell office:value-type="float" office:value="478.88" calcext:value-type="float">
            <text:p>478.88</text:p>
          </table:table-cell>
          <table:table-cell office:value-type="float" office:value="1965.11" calcext:value-type="float">
            <text:p>1965.11</text:p>
          </table:table-cell>
          <table:table-cell office:value-type="float" office:value="2284.92" calcext:value-type="float">
            <text:p>2284.92</text:p>
          </table:table-cell>
        </table:table-row>
        <table:table-row table:style-name="ro1">
          <table:table-cell office:value-type="float" office:value="15407471" calcext:value-type="float">
            <text:p>15407471</text:p>
          </table:table-cell>
          <table:table-cell table:formula="of:=[.A965]/1000/(60*60*24)" office:value-type="time" office:time-value="PT04H16M47.471S" calcext:value-type="time">
            <text:p>04:16:47</text:p>
          </table:table-cell>
          <table:table-cell office:value-type="float" office:value="1.04" calcext:value-type="float">
            <text:p>1.04</text:p>
          </table:table-cell>
          <table:table-cell office:value-type="float" office:value="459.72" calcext:value-type="float">
            <text:p>459.72</text:p>
          </table:table-cell>
          <table:table-cell office:value-type="float" office:value="477.19" calcext:value-type="float">
            <text:p>477.19</text:p>
          </table:table-cell>
          <table:table-cell office:value-type="float" office:value="1967.16" calcext:value-type="float">
            <text:p>1967.16</text:p>
          </table:table-cell>
          <table:table-cell office:value-type="float" office:value="2287.04" calcext:value-type="float">
            <text:p>2287.04</text:p>
          </table:table-cell>
        </table:table-row>
        <table:table-row table:style-name="ro1">
          <table:table-cell office:value-type="float" office:value="15423471" calcext:value-type="float">
            <text:p>15423471</text:p>
          </table:table-cell>
          <table:table-cell table:formula="of:=[.A966]/1000/(60*60*24)" office:value-type="time" office:time-value="PT04H17M03.471S" calcext:value-type="time">
            <text:p>04:17:03</text:p>
          </table:table-cell>
          <table:table-cell office:value-type="float" office:value="1.04" calcext:value-type="float">
            <text:p>1.04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8.81" calcext:value-type="float">
            <text:p>478.81</text:p>
          </table:table-cell>
          <table:table-cell office:value-type="float" office:value="1969.2" calcext:value-type="float">
            <text:p>1969.2</text:p>
          </table:table-cell>
          <table:table-cell office:value-type="float" office:value="2289.17" calcext:value-type="float">
            <text:p>2289.17</text:p>
          </table:table-cell>
        </table:table-row>
        <table:table-row table:style-name="ro1">
          <table:table-cell office:value-type="float" office:value="15439471" calcext:value-type="float">
            <text:p>15439471</text:p>
          </table:table-cell>
          <table:table-cell table:formula="of:=[.A967]/1000/(60*60*24)" office:value-type="time" office:time-value="PT04H17M19.471S" calcext:value-type="time">
            <text:p>04:17:19</text:p>
          </table:table-cell>
          <table:table-cell office:value-type="float" office:value="1.03" calcext:value-type="float">
            <text:p>1.03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5.13" calcext:value-type="float">
            <text:p>475.13</text:p>
          </table:table-cell>
          <table:table-cell office:value-type="float" office:value="1971.24" calcext:value-type="float">
            <text:p>1971.24</text:p>
          </table:table-cell>
          <table:table-cell office:value-type="float" office:value="2291.29" calcext:value-type="float">
            <text:p>2291.29</text:p>
          </table:table-cell>
        </table:table-row>
        <table:table-row table:style-name="ro1">
          <table:table-cell office:value-type="float" office:value="15455472" calcext:value-type="float">
            <text:p>15455472</text:p>
          </table:table-cell>
          <table:table-cell table:formula="of:=[.A968]/1000/(60*60*24)" office:value-type="time" office:time-value="PT04H17M35.472S" calcext:value-type="time">
            <text:p>04:17:35</text:p>
          </table:table-cell>
          <table:table-cell office:value-type="float" office:value="1.04" calcext:value-type="float">
            <text:p>1.04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6.96" calcext:value-type="float">
            <text:p>476.96</text:p>
          </table:table-cell>
          <table:table-cell office:value-type="float" office:value="1973.29" calcext:value-type="float">
            <text:p>1973.29</text:p>
          </table:table-cell>
          <table:table-cell office:value-type="float" office:value="2293.4" calcext:value-type="float">
            <text:p>2293.4</text:p>
          </table:table-cell>
        </table:table-row>
        <table:table-row table:style-name="ro1">
          <table:table-cell office:value-type="float" office:value="15471471" calcext:value-type="float">
            <text:p>15471471</text:p>
          </table:table-cell>
          <table:table-cell table:formula="of:=[.A969]/1000/(60*60*24)" office:value-type="time" office:time-value="PT04H17M51.471S" calcext:value-type="time">
            <text:p>04:17:51</text:p>
          </table:table-cell>
          <table:table-cell office:value-type="float" office:value="1.03" calcext:value-type="float">
            <text:p>1.03</text:p>
          </table:table-cell>
          <table:table-cell office:value-type="float" office:value="459.72" calcext:value-type="float">
            <text:p>459.72</text:p>
          </table:table-cell>
          <table:table-cell office:value-type="float" office:value="475.34" calcext:value-type="float">
            <text:p>475.34</text:p>
          </table:table-cell>
          <table:table-cell office:value-type="float" office:value="1975.33" calcext:value-type="float">
            <text:p>1975.33</text:p>
          </table:table-cell>
          <table:table-cell office:value-type="float" office:value="2295.52" calcext:value-type="float">
            <text:p>2295.52</text:p>
          </table:table-cell>
        </table:table-row>
        <table:table-row table:style-name="ro1">
          <table:table-cell office:value-type="float" office:value="15487471" calcext:value-type="float">
            <text:p>15487471</text:p>
          </table:table-cell>
          <table:table-cell table:formula="of:=[.A970]/1000/(60*60*24)" office:value-type="time" office:time-value="PT04H18M07.471S" calcext:value-type="time">
            <text:p>04:18:07</text:p>
          </table:table-cell>
          <table:table-cell office:value-type="float" office:value="1.03" calcext:value-type="float">
            <text:p>1.03</text:p>
          </table:table-cell>
          <table:table-cell office:value-type="float" office:value="459.6" calcext:value-type="float">
            <text:p>459.6</text:p>
          </table:table-cell>
          <table:table-cell office:value-type="float" office:value="475.2" calcext:value-type="float">
            <text:p>475.2</text:p>
          </table:table-cell>
          <table:table-cell office:value-type="float" office:value="1977.37" calcext:value-type="float">
            <text:p>1977.37</text:p>
          </table:table-cell>
          <table:table-cell office:value-type="float" office:value="2297.63" calcext:value-type="float">
            <text:p>2297.63</text:p>
          </table:table-cell>
        </table:table-row>
        <table:table-row table:style-name="ro1">
          <table:table-cell office:value-type="float" office:value="15503471" calcext:value-type="float">
            <text:p>15503471</text:p>
          </table:table-cell>
          <table:table-cell table:formula="of:=[.A971]/1000/(60*60*24)" office:value-type="time" office:time-value="PT04H18M23.471S" calcext:value-type="time">
            <text:p>04:18:23</text:p>
          </table:table-cell>
          <table:table-cell office:value-type="float" office:value="1.03" calcext:value-type="float">
            <text:p>1.03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5.13" calcext:value-type="float">
            <text:p>475.13</text:p>
          </table:table-cell>
          <table:table-cell office:value-type="float" office:value="1979.41" calcext:value-type="float">
            <text:p>1979.41</text:p>
          </table:table-cell>
          <table:table-cell office:value-type="float" office:value="2299.74" calcext:value-type="float">
            <text:p>2299.74</text:p>
          </table:table-cell>
        </table:table-row>
        <table:table-row table:style-name="ro1">
          <table:table-cell office:value-type="float" office:value="15519471" calcext:value-type="float">
            <text:p>15519471</text:p>
          </table:table-cell>
          <table:table-cell table:formula="of:=[.A972]/1000/(60*60*24)" office:value-type="time" office:time-value="PT04H18M39.471S" calcext:value-type="time">
            <text:p>04:18:39</text:p>
          </table:table-cell>
          <table:table-cell office:value-type="float" office:value="1.03" calcext:value-type="float">
            <text:p>1.03</text:p>
          </table:table-cell>
          <table:table-cell office:value-type="float" office:value="459.6" calcext:value-type="float">
            <text:p>459.6</text:p>
          </table:table-cell>
          <table:table-cell office:value-type="float" office:value="473.37" calcext:value-type="float">
            <text:p>473.37</text:p>
          </table:table-cell>
          <table:table-cell office:value-type="float" office:value="1981.46" calcext:value-type="float">
            <text:p>1981.46</text:p>
          </table:table-cell>
          <table:table-cell office:value-type="float" office:value="2301.85" calcext:value-type="float">
            <text:p>2301.85</text:p>
          </table:table-cell>
        </table:table-row>
        <table:table-row table:style-name="ro1">
          <table:table-cell office:value-type="float" office:value="15535471" calcext:value-type="float">
            <text:p>15535471</text:p>
          </table:table-cell>
          <table:table-cell table:formula="of:=[.A973]/1000/(60*60*24)" office:value-type="time" office:time-value="PT04H18M55.471S" calcext:value-type="time">
            <text:p>04:18:55</text:p>
          </table:table-cell>
          <table:table-cell office:value-type="float" office:value="1.03" calcext:value-type="float">
            <text:p>1.03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3.27" calcext:value-type="float">
            <text:p>473.27</text:p>
          </table:table-cell>
          <table:table-cell office:value-type="float" office:value="1983.5" calcext:value-type="float">
            <text:p>1983.5</text:p>
          </table:table-cell>
          <table:table-cell office:value-type="float" office:value="2303.95" calcext:value-type="float">
            <text:p>2303.95</text:p>
          </table:table-cell>
        </table:table-row>
        <table:table-row table:style-name="ro1">
          <table:table-cell office:value-type="float" office:value="15551472" calcext:value-type="float">
            <text:p>15551472</text:p>
          </table:table-cell>
          <table:table-cell table:formula="of:=[.A974]/1000/(60*60*24)" office:value-type="time" office:time-value="PT04H19M11.472S" calcext:value-type="time">
            <text:p>04:19:11</text:p>
          </table:table-cell>
          <table:table-cell office:value-type="float" office:value="1.03" calcext:value-type="float">
            <text:p>1.03</text:p>
          </table:table-cell>
          <table:table-cell office:value-type="float" office:value="459.8" calcext:value-type="float">
            <text:p>459.8</text:p>
          </table:table-cell>
          <table:table-cell office:value-type="float" office:value="471.74" calcext:value-type="float">
            <text:p>471.74</text:p>
          </table:table-cell>
          <table:table-cell office:value-type="float" office:value="1985.54" calcext:value-type="float">
            <text:p>1985.54</text:p>
          </table:table-cell>
          <table:table-cell office:value-type="float" office:value="2306.05" calcext:value-type="float">
            <text:p>2306.05</text:p>
          </table:table-cell>
        </table:table-row>
        <table:table-row table:style-name="ro1">
          <table:table-cell office:value-type="float" office:value="15567471" calcext:value-type="float">
            <text:p>15567471</text:p>
          </table:table-cell>
          <table:table-cell table:formula="of:=[.A975]/1000/(60*60*24)" office:value-type="time" office:time-value="PT04H19M27.471S" calcext:value-type="time">
            <text:p>04:19:27</text:p>
          </table:table-cell>
          <table:table-cell office:value-type="float" office:value="1.03" calcext:value-type="float">
            <text:p>1.03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1.46" calcext:value-type="float">
            <text:p>471.46</text:p>
          </table:table-cell>
          <table:table-cell office:value-type="float" office:value="1987.58" calcext:value-type="float">
            <text:p>1987.58</text:p>
          </table:table-cell>
          <table:table-cell office:value-type="float" office:value="2308.15" calcext:value-type="float">
            <text:p>2308.15</text:p>
          </table:table-cell>
        </table:table-row>
        <table:table-row table:style-name="ro1">
          <table:table-cell office:value-type="float" office:value="15583471" calcext:value-type="float">
            <text:p>15583471</text:p>
          </table:table-cell>
          <table:table-cell table:formula="of:=[.A976]/1000/(60*60*24)" office:value-type="time" office:time-value="PT04H19M43.471S" calcext:value-type="time">
            <text:p>04:19:43</text:p>
          </table:table-cell>
          <table:table-cell office:value-type="float" office:value="1.03" calcext:value-type="float">
            <text:p>1.03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1.45" calcext:value-type="float">
            <text:p>471.45</text:p>
          </table:table-cell>
          <table:table-cell office:value-type="float" office:value="1989.63" calcext:value-type="float">
            <text:p>1989.63</text:p>
          </table:table-cell>
          <table:table-cell office:value-type="float" office:value="2310.24" calcext:value-type="float">
            <text:p>2310.24</text:p>
          </table:table-cell>
        </table:table-row>
        <table:table-row table:style-name="ro1">
          <table:table-cell office:value-type="float" office:value="15599472" calcext:value-type="float">
            <text:p>15599472</text:p>
          </table:table-cell>
          <table:table-cell table:formula="of:=[.A977]/1000/(60*60*24)" office:value-type="time" office:time-value="PT04H19M59.472S" calcext:value-type="time">
            <text:p>04:19:59</text:p>
          </table:table-cell>
          <table:table-cell office:value-type="float" office:value="1.02" calcext:value-type="float">
            <text:p>1.02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9.62" calcext:value-type="float">
            <text:p>469.62</text:p>
          </table:table-cell>
          <table:table-cell office:value-type="float" office:value="1991.67" calcext:value-type="float">
            <text:p>1991.67</text:p>
          </table:table-cell>
          <table:table-cell office:value-type="float" office:value="2312.33" calcext:value-type="float">
            <text:p>2312.33</text:p>
          </table:table-cell>
        </table:table-row>
        <table:table-row table:style-name="ro1">
          <table:table-cell office:value-type="float" office:value="15615472" calcext:value-type="float">
            <text:p>15615472</text:p>
          </table:table-cell>
          <table:table-cell table:formula="of:=[.A978]/1000/(60*60*24)" office:value-type="time" office:time-value="PT04H20M15.472S" calcext:value-type="time">
            <text:p>04:20:15</text:p>
          </table:table-cell>
          <table:table-cell office:value-type="float" office:value="1.02" calcext:value-type="float">
            <text:p>1.02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7.76" calcext:value-type="float">
            <text:p>467.76</text:p>
          </table:table-cell>
          <table:table-cell office:value-type="float" office:value="1993.71" calcext:value-type="float">
            <text:p>1993.71</text:p>
          </table:table-cell>
          <table:table-cell office:value-type="float" office:value="2314.42" calcext:value-type="float">
            <text:p>2314.42</text:p>
          </table:table-cell>
        </table:table-row>
        <table:table-row table:style-name="ro1">
          <table:table-cell office:value-type="float" office:value="15631472" calcext:value-type="float">
            <text:p>15631472</text:p>
          </table:table-cell>
          <table:table-cell table:formula="of:=[.A979]/1000/(60*60*24)" office:value-type="time" office:time-value="PT04H20M31.472S" calcext:value-type="time">
            <text:p>04:20:31</text:p>
          </table:table-cell>
          <table:table-cell office:value-type="float" office:value="1.02" calcext:value-type="float">
            <text:p>1.02</text:p>
          </table:table-cell>
          <table:table-cell office:value-type="float" office:value="459.32" calcext:value-type="float">
            <text:p>459.32</text:p>
          </table:table-cell>
          <table:table-cell office:value-type="float" office:value="467.56" calcext:value-type="float">
            <text:p>467.56</text:p>
          </table:table-cell>
          <table:table-cell office:value-type="float" office:value="1995.76" calcext:value-type="float">
            <text:p>1995.76</text:p>
          </table:table-cell>
          <table:table-cell office:value-type="float" office:value="2316.5" calcext:value-type="float">
            <text:p>2316.5</text:p>
          </table:table-cell>
        </table:table-row>
        <table:table-row table:style-name="ro1">
          <table:table-cell office:value-type="float" office:value="15647471" calcext:value-type="float">
            <text:p>15647471</text:p>
          </table:table-cell>
          <table:table-cell table:formula="of:=[.A980]/1000/(60*60*24)" office:value-type="time" office:time-value="PT04H20M47.471S" calcext:value-type="time">
            <text:p>04:20:47</text:p>
          </table:table-cell>
          <table:table-cell office:value-type="float" office:value="1.02" calcext:value-type="float">
            <text:p>1.02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7.76" calcext:value-type="float">
            <text:p>467.76</text:p>
          </table:table-cell>
          <table:table-cell office:value-type="float" office:value="1997.8" calcext:value-type="float">
            <text:p>1997.8</text:p>
          </table:table-cell>
          <table:table-cell office:value-type="float" office:value="2318.58" calcext:value-type="float">
            <text:p>2318.58</text:p>
          </table:table-cell>
        </table:table-row>
        <table:table-row table:style-name="ro1">
          <table:table-cell office:value-type="float" office:value="15663471" calcext:value-type="float">
            <text:p>15663471</text:p>
          </table:table-cell>
          <table:table-cell table:formula="of:=[.A981]/1000/(60*60*24)" office:value-type="time" office:time-value="PT04H21M03.471S" calcext:value-type="time">
            <text:p>04:21:03</text:p>
          </table:table-cell>
          <table:table-cell office:value-type="float" office:value="1.02" calcext:value-type="float">
            <text:p>1.02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7.77" calcext:value-type="float">
            <text:p>467.77</text:p>
          </table:table-cell>
          <table:table-cell office:value-type="float" office:value="1999.84" calcext:value-type="float">
            <text:p>1999.84</text:p>
          </table:table-cell>
          <table:table-cell office:value-type="float" office:value="2320.66" calcext:value-type="float">
            <text:p>2320.66</text:p>
          </table:table-cell>
        </table:table-row>
        <table:table-row table:style-name="ro1">
          <table:table-cell office:value-type="float" office:value="15679471" calcext:value-type="float">
            <text:p>15679471</text:p>
          </table:table-cell>
          <table:table-cell table:formula="of:=[.A982]/1000/(60*60*24)" office:value-type="time" office:time-value="PT04H21M19.471S" calcext:value-type="time">
            <text:p>04:21:19</text:p>
          </table:table-cell>
          <table:table-cell office:value-type="float" office:value="1.01" calcext:value-type="float">
            <text:p>1.01</text:p>
          </table:table-cell>
          <table:table-cell office:value-type="float" office:value="459.4" calcext:value-type="float">
            <text:p>459.4</text:p>
          </table:table-cell>
          <table:table-cell office:value-type="float" office:value="463.98" calcext:value-type="float">
            <text:p>463.98</text:p>
          </table:table-cell>
          <table:table-cell office:value-type="float" office:value="2001.88" calcext:value-type="float">
            <text:p>2001.88</text:p>
          </table:table-cell>
          <table:table-cell office:value-type="float" office:value="2322.73" calcext:value-type="float">
            <text:p>2322.73</text:p>
          </table:table-cell>
        </table:table-row>
        <table:table-row table:style-name="ro1">
          <table:table-cell office:value-type="float" office:value="15695471" calcext:value-type="float">
            <text:p>15695471</text:p>
          </table:table-cell>
          <table:table-cell table:formula="of:=[.A983]/1000/(60*60*24)" office:value-type="time" office:time-value="PT04H21M35.471S" calcext:value-type="time">
            <text:p>04:21:35</text:p>
          </table:table-cell>
          <table:table-cell office:value-type="float" office:value="1.01" calcext:value-type="float">
            <text:p>1.01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5.93" calcext:value-type="float">
            <text:p>465.93</text:p>
          </table:table-cell>
          <table:table-cell office:value-type="float" office:value="2003.93" calcext:value-type="float">
            <text:p>2003.93</text:p>
          </table:table-cell>
          <table:table-cell office:value-type="float" office:value="2324.8" calcext:value-type="float">
            <text:p>2324.8</text:p>
          </table:table-cell>
        </table:table-row>
        <table:table-row table:style-name="ro1">
          <table:table-cell office:value-type="float" office:value="15711471" calcext:value-type="float">
            <text:p>15711471</text:p>
          </table:table-cell>
          <table:table-cell table:formula="of:=[.A984]/1000/(60*60*24)" office:value-type="time" office:time-value="PT04H21M51.471S" calcext:value-type="time">
            <text:p>04:21:51</text:p>
          </table:table-cell>
          <table:table-cell office:value-type="float" office:value="1.01" calcext:value-type="float">
            <text:p>1.01</text:p>
          </table:table-cell>
          <table:table-cell office:value-type="float" office:value="459.6" calcext:value-type="float">
            <text:p>459.6</text:p>
          </table:table-cell>
          <table:table-cell office:value-type="float" office:value="462.34" calcext:value-type="float">
            <text:p>462.34</text:p>
          </table:table-cell>
          <table:table-cell office:value-type="float" office:value="2005.97" calcext:value-type="float">
            <text:p>2005.97</text:p>
          </table:table-cell>
          <table:table-cell office:value-type="float" office:value="2326.86" calcext:value-type="float">
            <text:p>2326.86</text:p>
          </table:table-cell>
        </table:table-row>
        <table:table-row table:style-name="ro1">
          <table:table-cell office:value-type="float" office:value="15727471" calcext:value-type="float">
            <text:p>15727471</text:p>
          </table:table-cell>
          <table:table-cell table:formula="of:=[.A985]/1000/(60*60*24)" office:value-type="time" office:time-value="PT04H22M07.471S" calcext:value-type="time">
            <text:p>04:22:07</text:p>
          </table:table-cell>
          <table:table-cell office:value-type="float" office:value="1.01" calcext:value-type="float">
            <text:p>1.01</text:p>
          </table:table-cell>
          <table:table-cell office:value-type="float" office:value="459.6" calcext:value-type="float">
            <text:p>459.6</text:p>
          </table:table-cell>
          <table:table-cell office:value-type="float" office:value="462.34" calcext:value-type="float">
            <text:p>462.34</text:p>
          </table:table-cell>
          <table:table-cell office:value-type="float" office:value="2008.01" calcext:value-type="float">
            <text:p>2008.01</text:p>
          </table:table-cell>
          <table:table-cell office:value-type="float" office:value="2328.92" calcext:value-type="float">
            <text:p>2328.92</text:p>
          </table:table-cell>
        </table:table-row>
        <table:table-row table:style-name="ro1">
          <table:table-cell office:value-type="float" office:value="15743471" calcext:value-type="float">
            <text:p>15743471</text:p>
          </table:table-cell>
          <table:table-cell table:formula="of:=[.A986]/1000/(60*60*24)" office:value-type="time" office:time-value="PT04H22M23.471S" calcext:value-type="time">
            <text:p>04:22:23</text:p>
          </table:table-cell>
          <table:table-cell office:value-type="float" office:value="1.01" calcext:value-type="float">
            <text:p>1.01</text:p>
          </table:table-cell>
          <table:table-cell office:value-type="float" office:value="459.6" calcext:value-type="float">
            <text:p>459.6</text:p>
          </table:table-cell>
          <table:table-cell office:value-type="float" office:value="462.33" calcext:value-type="float">
            <text:p>462.33</text:p>
          </table:table-cell>
          <table:table-cell office:value-type="float" office:value="2010.05" calcext:value-type="float">
            <text:p>2010.05</text:p>
          </table:table-cell>
          <table:table-cell office:value-type="float" office:value="2330.97" calcext:value-type="float">
            <text:p>2330.97</text:p>
          </table:table-cell>
        </table:table-row>
        <table:table-row table:style-name="ro1">
          <table:table-cell office:value-type="float" office:value="15759471" calcext:value-type="float">
            <text:p>15759471</text:p>
          </table:table-cell>
          <table:table-cell table:formula="of:=[.A987]/1000/(60*60*24)" office:value-type="time" office:time-value="PT04H22M39.471S" calcext:value-type="time">
            <text:p>04:22:39</text:p>
          </table:table-cell>
          <table:table-cell office:value-type="float" office:value="1" calcext:value-type="float">
            <text:p>1</text:p>
          </table:table-cell>
          <table:table-cell office:value-type="float" office:value="459.4" calcext:value-type="float">
            <text:p>459.4</text:p>
          </table:table-cell>
          <table:table-cell office:value-type="float" office:value="458.46" calcext:value-type="float">
            <text:p>458.46</text:p>
          </table:table-cell>
          <table:table-cell office:value-type="float" office:value="2012.1" calcext:value-type="float">
            <text:p>2012.1</text:p>
          </table:table-cell>
          <table:table-cell office:value-type="float" office:value="2333.02" calcext:value-type="float">
            <text:p>2333.02</text:p>
          </table:table-cell>
        </table:table-row>
        <table:table-row table:style-name="ro1">
          <table:table-cell office:value-type="float" office:value="15759471" calcext:value-type="float">
            <text:p>15759471</text:p>
          </table:table-cell>
          <table:table-cell table:formula="of:=[.A988]/1000/(60*60*24)" office:value-type="time" office:time-value="PT04H22M39.471S" calcext:value-type="time">
            <text:p>04:22:39</text:p>
          </table:table-cell>
          <table:table-cell office:value-type="float" office:value="1" calcext:value-type="float">
            <text:p>1</text:p>
          </table:table-cell>
          <table:table-cell office:value-type="float" office:value="459.4" calcext:value-type="float">
            <text:p>459.4</text:p>
          </table:table-cell>
          <table:table-cell office:value-type="float" office:value="458.46" calcext:value-type="float">
            <text:p>458.46</text:p>
          </table:table-cell>
          <table:table-cell office:value-type="float" office:value="2012.1" calcext:value-type="float">
            <text:p>2012.1</text:p>
          </table:table-cell>
          <table:table-cell office:value-type="float" office:value="2333.02" calcext:value-type="float">
            <text:p>2333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9T09:18:22.658000000</dc:date>
    <meta:editing-duration>PT10M7S</meta:editing-duration>
    <meta:editing-cycles>1</meta:editing-cycles>
    <meta:document-statistic meta:table-count="1" meta:cell-count="6916" meta:object-count="1"/>
    <meta:generator>LibreOffice/6.4.4.2$Windows_X86_64 LibreOffice_project/3d775be2011f3886db32dfd395a6a6d1ca2630ff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37cm" svg:height="15.208cm" xlink:href=".." xlink:type="simple" chart:class="chart:line" chart:style-name="ch1">
        <chart:title svg:x="11.067cm" svg:y="0.44cm" chart:style-name="ch2">
          <text:p>Energizer AA @0.2C #1</text:p>
        </chart:title>
        <chart:legend chart:legend-position="end" svg:x="24.582cm" svg:y="7.305cm" style:legend-expansion="high" chart:style-name="ch3"/>
        <chart:plot-area chart:style-name="ch4" table:cell-range-address="LOGGER00.B1:LOGGER00.C988" chart:data-source-has-labels="both" svg:x="0.54cm" svg:y="1.523cm" svg:width="23.502cm" svg:height="13.381cm">
          <chartooo:coordinate-region svg:x="1.452cm" svg:y="1.523cm" svg:width="22.59cm" svg:height="12.053cm"/>
          <chart:axis chart:dimension="x" chart:name="primary-x" chart:style-name="ch5" chartooo:axis-type="auto">
            <chartooo:date-scale/>
            <chart:categories table:cell-range-address="LOGGER00.B2:LOGGER00.B98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988" chart:label-cell-address="LOGGER00.C1:LOGGER00.C1" chart:class="chart:line">
            <chart:data-point chart:repeated="9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988</svg:desc>
                </draw:g>
              </table:table-cell>
              <table:table-cell office:value-type="float" office:value="1.29">
                <text:p>1.29</text:p>
                <draw:g>
                  <svg:desc>LOGGER00.C2:LOGGER00.C988</svg:desc>
                </draw:g>
              </table:table-cell>
            </table:table-row>
            <table:table-row>
              <table:table-cell office:value-type="float" office:value="0.000179074074074074">
                <text:p>0.00017907407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364247685185185">
                <text:p>0.000364247685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54943287037037">
                <text:p>0.000549432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73462962962963">
                <text:p>0.000734629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919803240740741">
                <text:p>0.00091980324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1105">
                <text:p>0.00110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129018518518518">
                <text:p>0.001290185185185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47537037037037">
                <text:p>0.001475370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66054398148148">
                <text:p>0.0016605439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84572916666667">
                <text:p>0.0018457291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03091435185185">
                <text:p>0.0020309143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21611111111111">
                <text:p>0.002216111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40128472222222">
                <text:p>0.0024012847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58646990740741">
                <text:p>0.0025864699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77165509259259">
                <text:p>0.0027716550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95684027777778">
                <text:p>0.0029568402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314202546296296">
                <text:p>0.0031420254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332721064814815">
                <text:p>0.0033272106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351240740740741">
                <text:p>0.00351240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69758101851852">
                <text:p>0.0036975810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8827662037037">
                <text:p>0.00388276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06795138888889">
                <text:p>0.0040679513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25313657407407">
                <text:p>0.004253136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43833333333333">
                <text:p>0.004438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62350694444444">
                <text:p>0.0046235069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8087037037037">
                <text:p>0.0048087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99387731481481">
                <text:p>0.0049938773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1790625">
                <text:p>0.0051790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36424768518519">
                <text:p>0.0053642476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54943287037037">
                <text:p>0.00554943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73461805555556">
                <text:p>0.0057346180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91980324074074">
                <text:p>0.00591980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10498842592593">
                <text:p>0.00610498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29018518518518">
                <text:p>0.006290185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47537037037037">
                <text:p>0.00647537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66054398148148">
                <text:p>0.00666054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84574074074074">
                <text:p>0.00684574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03091435185185">
                <text:p>0.00703091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21609953703704">
                <text:p>0.00721609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40128472222222">
                <text:p>0.00740128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58648148148148">
                <text:p>0.00758648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77166666666667">
                <text:p>0.00777166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5685185185185">
                <text:p>0.00795685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4203703703704">
                <text:p>0.008142037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32721064814815">
                <text:p>0.00832721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1239583333333">
                <text:p>0.00851239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69759259259259">
                <text:p>0.008697592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8827662037037">
                <text:p>0.00888276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06795138888889">
                <text:p>0.00906795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25313657407407">
                <text:p>0.00925313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3833333333333">
                <text:p>0.00943833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62350694444445">
                <text:p>0.00962350694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80869212962963">
                <text:p>0.00980869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99388888888889">
                <text:p>0.00999388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1790625">
                <text:p>0.01017906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3642476851852">
                <text:p>0.01036424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5494328703704">
                <text:p>0.01054943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7346180555556">
                <text:p>0.01073461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9198032407407">
                <text:p>0.01091980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1049884259259">
                <text:p>0.01110498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2901736111111">
                <text:p>0.01129017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4753587962963">
                <text:p>0.01147535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6605439814815">
                <text:p>0.01166054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8457291666667">
                <text:p>0.01184572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0309143518519">
                <text:p>0.01203091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216099537037">
                <text:p>0.01221609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4012847222222">
                <text:p>0.01240128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5864699074074">
                <text:p>0.01258646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7716666666667">
                <text:p>0.0127716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9568402777778">
                <text:p>0.01295684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142025462963">
                <text:p>0.01314202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3272222222222">
                <text:p>0.0133272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5123958333333">
                <text:p>0.01351239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6975810185185">
                <text:p>0.01369758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8827777777778">
                <text:p>0.0138827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0679513888889">
                <text:p>0.01406795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2531365740741">
                <text:p>0.01425313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4383217592593">
                <text:p>0.01443832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6235069444444">
                <text:p>0.01462350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8086921296296">
                <text:p>0.01480869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9938773148148">
                <text:p>0.01499387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1790625">
                <text:p>0.0151790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3642476851852">
                <text:p>0.01536424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5494328703704">
                <text:p>0.01554943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7346296296296">
                <text:p>0.0157346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9198032407407">
                <text:p>0.01591980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1049884259259">
                <text:p>0.01610498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2901736111111">
                <text:p>0.01629017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4753587962963">
                <text:p>0.01647535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6605439814815">
                <text:p>0.01666054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8457291666667">
                <text:p>0.01684572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0309259259259">
                <text:p>0.0170309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216099537037">
                <text:p>0.01721609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4012962962963">
                <text:p>0.0174012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5864699074074">
                <text:p>0.01758646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7716666666667">
                <text:p>0.0177716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9568518518519">
                <text:p>0.0179568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142025462963">
                <text:p>0.01814202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3272222222222">
                <text:p>0.01832722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5123958333333">
                <text:p>0.01851239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6975810185185">
                <text:p>0.01869758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8827777777778">
                <text:p>0.0188827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0679513888889">
                <text:p>0.01906795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2531481481481">
                <text:p>0.0192531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4383333333333">
                <text:p>0.0194383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6235185185185">
                <text:p>0.0196235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8086921296296">
                <text:p>0.01980869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9938773148148">
                <text:p>0.01999387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1790625">
                <text:p>0.0201790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3642476851852">
                <text:p>0.02036424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5494328703704">
                <text:p>0.02054943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7346180555556">
                <text:p>0.02073461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9198032407407">
                <text:p>0.02091980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1049884259259">
                <text:p>0.02110498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2901851851852">
                <text:p>0.02129018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4753587962963">
                <text:p>0.02147535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6605439814815">
                <text:p>0.02166054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8457291666667">
                <text:p>0.02184572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0309143518519">
                <text:p>0.02203091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216099537037">
                <text:p>0.02221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4012962962963">
                <text:p>0.02240129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5864699074074">
                <text:p>0.02258646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7716550925926">
                <text:p>0.02277165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9568402777778">
                <text:p>0.02295684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142025462963">
                <text:p>0.02314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3272106481481">
                <text:p>0.02332721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5123958333333">
                <text:p>0.02351239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6975925925926">
                <text:p>0.02369759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8827777777778">
                <text:p>0.02388277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067962962963">
                <text:p>0.0240679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2531365740741">
                <text:p>0.02425313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4383217592593">
                <text:p>0.02443832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6235069444444">
                <text:p>0.02462350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8086921296296">
                <text:p>0.02480869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9938773148148">
                <text:p>0.02499387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1790740740741">
                <text:p>0.02517907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3642476851852">
                <text:p>0.02536424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5494328703704">
                <text:p>0.02554943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7346180555556">
                <text:p>0.02573461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9198032407407">
                <text:p>0.02591980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1049884259259">
                <text:p>0.02610498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2901736111111">
                <text:p>0.02629017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4753587962963">
                <text:p>0.0264753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6605439814815">
                <text:p>0.02666054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8457407407407">
                <text:p>0.02684574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0309259259259">
                <text:p>0.02703092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216099537037">
                <text:p>0.02721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4012962962963">
                <text:p>0.02740129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5864814814815">
                <text:p>0.02758648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7716666666667">
                <text:p>0.0277716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9568402777778">
                <text:p>0.02795684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142025462963">
                <text:p>0.02814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3272106481481">
                <text:p>0.02832721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5123958333333">
                <text:p>0.02851239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6975925925926">
                <text:p>0.02869759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8827662037037">
                <text:p>0.0288827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0679513888889">
                <text:p>0.02906795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2531481481481">
                <text:p>0.02925314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4383217592593">
                <text:p>0.02943832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6235069444444">
                <text:p>0.02962350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8087037037037">
                <text:p>0.02980870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9938773148148">
                <text:p>0.02999387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1790740740741">
                <text:p>0.03017907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3642476851852">
                <text:p>0.03036424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5494328703704">
                <text:p>0.03054943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7346180555556">
                <text:p>0.03073461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9198032407407">
                <text:p>0.03091980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1049884259259">
                <text:p>0.03110498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2901736111111">
                <text:p>0.03129017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4753587962963">
                <text:p>0.03147535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6605439814815">
                <text:p>0.03166054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8457407407407">
                <text:p>0.03184574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0309259259259">
                <text:p>0.03203092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216099537037">
                <text:p>0.03221609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4012847222222">
                <text:p>0.03240128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5864699074074">
                <text:p>0.03258646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7716666666667">
                <text:p>0.03277166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9568402777778">
                <text:p>0.03295684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142025462963">
                <text:p>0.03314202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3272106481481">
                <text:p>0.03332721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5124074074074">
                <text:p>0.03351240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6975810185185">
                <text:p>0.03369758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8827662037037">
                <text:p>0.0338827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0679513888889">
                <text:p>0.03406795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2531365740741">
                <text:p>0.03425313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4383217592593">
                <text:p>0.03443832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6235069444444">
                <text:p>0.03462350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8086921296296">
                <text:p>0.03480869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9938888888889">
                <text:p>0.03499388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1790625">
                <text:p>0.035179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3642592592593">
                <text:p>0.03536425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5494328703704">
                <text:p>0.03554943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7346180555556">
                <text:p>0.03573461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9198148148148">
                <text:p>0.03591981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1049884259259">
                <text:p>0.03610498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2901736111111">
                <text:p>0.03629017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4753587962963">
                <text:p>0.03647535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6605439814815">
                <text:p>0.03666054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8457291666667">
                <text:p>0.03684572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0309259259259">
                <text:p>0.03703092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216099537037">
                <text:p>0.03721609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4012847222222">
                <text:p>0.03740128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5864699074074">
                <text:p>0.03758646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7716550925926">
                <text:p>0.03777165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9568402777778">
                <text:p>0.03795684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142025462963">
                <text:p>0.03814202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3272222222222">
                <text:p>0.03832722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5123958333333">
                <text:p>0.03851239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6975810185185">
                <text:p>0.03869758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8827662037037">
                <text:p>0.0388827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0679513888889">
                <text:p>0.03906795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2531365740741">
                <text:p>0.03925313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4383217592593">
                <text:p>0.03943832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6235069444444">
                <text:p>0.03962350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8086921296296">
                <text:p>0.03980869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9938888888889">
                <text:p>0.03999388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1790625">
                <text:p>0.040179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3642476851852">
                <text:p>0.04036424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5494444444445">
                <text:p>0.040549444444444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7346180555556">
                <text:p>0.04073461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9198032407407">
                <text:p>0.04091980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1049884259259">
                <text:p>0.04110498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2901736111111">
                <text:p>0.04129017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4753703703704">
                <text:p>0.04147537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6605439814815">
                <text:p>0.04166054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8457407407407">
                <text:p>0.04184574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0309143518518">
                <text:p>0.04203091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216099537037">
                <text:p>0.04221609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4012847222222">
                <text:p>0.04240128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5864699074074">
                <text:p>0.04258646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7716666666667">
                <text:p>0.04277166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9568402777778">
                <text:p>0.04295684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142037037037">
                <text:p>0.0431420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3272106481482">
                <text:p>0.043327210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5124074074074">
                <text:p>0.04351240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6975810185185">
                <text:p>0.04369758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8827662037037">
                <text:p>0.0438827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0679513888889">
                <text:p>0.04406795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2531481481482">
                <text:p>0.0442531481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4383333333333">
                <text:p>0.04443833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6235069444445">
                <text:p>0.044623506944444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8087037037037">
                <text:p>0.04480870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9938773148148">
                <text:p>0.04499387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1790625">
                <text:p>0.045179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3642476851852">
                <text:p>0.04536424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5494328703704">
                <text:p>0.04554943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7346180555556">
                <text:p>0.04573461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9198032407407">
                <text:p>0.04591980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105">
                <text:p>0.04610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2901736111111">
                <text:p>0.04629017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4753703703704">
                <text:p>0.04647537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6605439814815">
                <text:p>0.04666054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8457291666667">
                <text:p>0.04684572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0309143518519">
                <text:p>0.04703091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216099537037">
                <text:p>0.04721609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4012847222222">
                <text:p>0.04740128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5864699074074">
                <text:p>0.04758646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7716666666667">
                <text:p>0.04777166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9568402777778">
                <text:p>0.04795684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142037037037">
                <text:p>0.0481420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3272106481481">
                <text:p>0.04832721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5123958333333">
                <text:p>0.04851239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6975925925926">
                <text:p>0.04869759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8827777777778">
                <text:p>0.04888277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0679513888889">
                <text:p>0.04906795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2531365740741">
                <text:p>0.04925313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4383217592593">
                <text:p>0.04943832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6235069444444">
                <text:p>0.04962350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8087037037037">
                <text:p>0.04980870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9938773148148">
                <text:p>0.04999387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1790740740741">
                <text:p>0.05017907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3642592592593">
                <text:p>0.05036425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5494328703704">
                <text:p>0.05054943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07346296296296">
                <text:p>0.05073462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9198032407407">
                <text:p>0.05091980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105">
                <text:p>0.05110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2901736111111">
                <text:p>0.05129017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4753703703704">
                <text:p>0.05147537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6605439814815">
                <text:p>0.05166054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8457291666667">
                <text:p>0.05184572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0309143518518">
                <text:p>0.05203091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2161111111111">
                <text:p>0.05221611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4012962962963">
                <text:p>0.0524012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5864699074074">
                <text:p>0.05258646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7716550925926">
                <text:p>0.05277165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9568518518519">
                <text:p>0.05295685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142025462963">
                <text:p>0.05314202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3272106481481">
                <text:p>0.05332721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5124074074074">
                <text:p>0.05351240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6975810185185">
                <text:p>0.05369758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8827662037037">
                <text:p>0.05388276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0679513888889">
                <text:p>0.05406795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2531365740741">
                <text:p>0.05425313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4383217592593">
                <text:p>0.05443832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6235069444444">
                <text:p>0.05462350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8087037037037">
                <text:p>0.0548087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9938773148148">
                <text:p>0.05499387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1790625">
                <text:p>0.055179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3642476851852">
                <text:p>0.05536424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5494444444444">
                <text:p>0.05554944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7346296296296">
                <text:p>0.05573462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9198032407407">
                <text:p>0.05591980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1049884259259">
                <text:p>0.05610498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2901736111111">
                <text:p>0.05629017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4753703703704">
                <text:p>0.05647537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6605555555556">
                <text:p>0.05666055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8457291666667">
                <text:p>0.05684572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0309259259259">
                <text:p>0.05703092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2161111111111">
                <text:p>0.05721611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4012847222222">
                <text:p>0.05740128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5864699074074">
                <text:p>0.05758646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7716550925926">
                <text:p>0.05777165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9568402777778">
                <text:p>0.05795684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142025462963">
                <text:p>0.05814202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3272222222222">
                <text:p>0.05832722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5124074074074">
                <text:p>0.05851240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6975810185185">
                <text:p>0.05869758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8827662037037">
                <text:p>0.05888276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0679513888889">
                <text:p>0.05906795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2531365740741">
                <text:p>0.05925313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4383333333333">
                <text:p>0.05943833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6235185185185">
                <text:p>0.05962351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8086921296296">
                <text:p>0.05980869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9938773148148">
                <text:p>0.05999387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1790625">
                <text:p>0.060179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3642476851852">
                <text:p>0.06036424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5494328703704">
                <text:p>0.06054943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7346180555556">
                <text:p>0.06073461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9198032407407">
                <text:p>0.06091980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1049884259259">
                <text:p>0.06110498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2901736111111">
                <text:p>0.06129017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4753587962963">
                <text:p>0.06147535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6605439814815">
                <text:p>0.06166054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8457291666667">
                <text:p>0.06184572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0309143518518">
                <text:p>0.06203091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216099537037">
                <text:p>0.062216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4012962962963">
                <text:p>0.0624012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5864699074074">
                <text:p>0.06258646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7716550925926">
                <text:p>0.06277165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9568402777778">
                <text:p>0.06295684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142025462963">
                <text:p>0.06314202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3272106481481">
                <text:p>0.06332721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5124074074074">
                <text:p>0.06351240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6975810185185">
                <text:p>0.06369758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8827662037037">
                <text:p>0.06388276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067962962963">
                <text:p>0.06406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2531365740741">
                <text:p>0.06425313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4383217592593">
                <text:p>0.06443832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6235069444444">
                <text:p>0.06462350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8086921296296">
                <text:p>0.06480869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9938773148148">
                <text:p>0.06499387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1790625">
                <text:p>0.065179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3642476851852">
                <text:p>0.06536424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5494328703704">
                <text:p>0.06554943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7346180555556">
                <text:p>0.06573461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9198148148148">
                <text:p>0.06591981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1049884259259">
                <text:p>0.06610498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2901736111111">
                <text:p>0.0662901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4753587962963">
                <text:p>0.06647535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6605439814815">
                <text:p>0.06666054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8457291666667">
                <text:p>0.06684572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0309143518518">
                <text:p>0.06703091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216099537037">
                <text:p>0.067216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4012847222222">
                <text:p>0.06740128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5864699074074">
                <text:p>0.06758646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7716550925926">
                <text:p>0.06777165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9568402777778">
                <text:p>0.06795684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142025462963">
                <text:p>0.06814202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3272106481481">
                <text:p>0.06832721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5123958333333">
                <text:p>0.06851239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6975810185185">
                <text:p>0.06869758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8827777777778">
                <text:p>0.06888277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0679513888889">
                <text:p>0.06906795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2531481481482">
                <text:p>0.069253148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4383333333333">
                <text:p>0.0694383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6235069444444">
                <text:p>0.06962350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8087037037037">
                <text:p>0.0698087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9938888888889">
                <text:p>0.0699938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1790625">
                <text:p>0.070179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3642476851852">
                <text:p>0.07036424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5494328703704">
                <text:p>0.07054943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7346180555556">
                <text:p>0.07073461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9198032407407">
                <text:p>0.07091980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105">
                <text:p>0.07110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2901736111111">
                <text:p>0.0712901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4753587962963">
                <text:p>0.071475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6605439814815">
                <text:p>0.07166054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8457407407407">
                <text:p>0.07184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0309143518518">
                <text:p>0.07203091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216099537037">
                <text:p>0.07221609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4012962962963">
                <text:p>0.0724012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25864814814815">
                <text:p>0.0725864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7716550925926">
                <text:p>0.07277165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9568518518518">
                <text:p>0.07295685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142037037037">
                <text:p>0.07314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3272106481481">
                <text:p>0.07332721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5123958333333">
                <text:p>0.07351239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6975810185185">
                <text:p>0.07369758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8827662037037">
                <text:p>0.0738827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0679513888889">
                <text:p>0.07406795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2531481481482">
                <text:p>0.074253148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4383333333333">
                <text:p>0.0744383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6235185185185">
                <text:p>0.0746235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8087037037037">
                <text:p>0.0748087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9938773148148">
                <text:p>0.07499387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1790625">
                <text:p>0.075179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3642476851852">
                <text:p>0.07536424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494328703704">
                <text:p>0.07554943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7346296296296">
                <text:p>0.0757346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9198148148148">
                <text:p>0.07591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105">
                <text:p>0.07610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2901736111111">
                <text:p>0.0762901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4753703703704">
                <text:p>0.0764753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6605555555556">
                <text:p>0.0766605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8457291666667">
                <text:p>0.07684572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0309143518518">
                <text:p>0.07703091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2161111111111">
                <text:p>0.0772161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4012847222222">
                <text:p>0.07740128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5864699074074">
                <text:p>0.07758646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7716666666667">
                <text:p>0.0777716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9568518518518">
                <text:p>0.07795685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142025462963">
                <text:p>0.078142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3272106481481">
                <text:p>0.07832721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5123958333333">
                <text:p>0.07851239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6975810185185">
                <text:p>0.07869758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8827662037037">
                <text:p>0.0788827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0679513888889">
                <text:p>0.07906795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2531365740741">
                <text:p>0.07925313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4383217592593">
                <text:p>0.07943832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6235069444444">
                <text:p>0.07962350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8086921296296">
                <text:p>0.07980869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9938888888889">
                <text:p>0.0799938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1790740740741">
                <text:p>0.0801790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3642476851852">
                <text:p>0.08036424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5494328703704">
                <text:p>0.08054943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7346180555556">
                <text:p>0.08073461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9198032407407">
                <text:p>0.08091980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1049884259259">
                <text:p>0.08110498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2901851851852">
                <text:p>0.0812901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4753587962963">
                <text:p>0.081475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6605439814815">
                <text:p>0.08166054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8457291666667">
                <text:p>0.08184572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0309143518518">
                <text:p>0.08203091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216099537037">
                <text:p>0.08221609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4012847222222">
                <text:p>0.08240128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5864699074074">
                <text:p>0.08258646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7716550925926">
                <text:p>0.08277165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9568402777778">
                <text:p>0.08295684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142025462963">
                <text:p>0.083142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3272222222222">
                <text:p>0.0833272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5123958333333">
                <text:p>0.08351239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6975810185185">
                <text:p>0.08369758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8827662037037">
                <text:p>0.0838827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067962962963">
                <text:p>0.08406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2531365740741">
                <text:p>0.08425313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4383333333333">
                <text:p>0.0844383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6235069444444">
                <text:p>0.08462350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8086921296296">
                <text:p>0.08480869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9938773148148">
                <text:p>0.08499387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1790625">
                <text:p>0.085179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3642476851852">
                <text:p>0.08536424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5494328703704">
                <text:p>0.08554943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7346180555556">
                <text:p>0.08573461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9198148148148">
                <text:p>0.08591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105">
                <text:p>0.08610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2901736111111">
                <text:p>0.0862901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4753587962963">
                <text:p>0.086475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6605439814815">
                <text:p>0.08666054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8457291666667">
                <text:p>0.08684572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0309143518518">
                <text:p>0.08703091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216099537037">
                <text:p>0.08721609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4012847222222">
                <text:p>0.08740128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5864699074074">
                <text:p>0.08758646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7716550925926">
                <text:p>0.08777165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9568518518519">
                <text:p>0.0879568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142025462963">
                <text:p>0.088142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3272106481481">
                <text:p>0.08832721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5123958333333">
                <text:p>0.08851239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6975810185185">
                <text:p>0.08869758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8827777777778">
                <text:p>0.0888827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0679513888889">
                <text:p>0.08906795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2531365740741">
                <text:p>0.08925313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4383217592593">
                <text:p>0.08943832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6235069444444">
                <text:p>0.08962350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8087037037037">
                <text:p>0.0898087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9938888888889">
                <text:p>0.0899938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1790625">
                <text:p>0.090179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3642476851852">
                <text:p>0.09036424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5494444444445">
                <text:p>0.090549444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7346180555556">
                <text:p>0.09073461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9198032407407">
                <text:p>0.09091980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1049884259259">
                <text:p>0.09110498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2901736111111">
                <text:p>0.0912901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4753587962963">
                <text:p>0.091475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6605555555556">
                <text:p>0.0916605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8457291666667">
                <text:p>0.09184572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0309143518518">
                <text:p>0.09203091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216099537037">
                <text:p>0.09221609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4012847222222">
                <text:p>0.09240128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5864699074074">
                <text:p>0.09258646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7716550925926">
                <text:p>0.09277165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9568402777778">
                <text:p>0.09295684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142025462963">
                <text:p>0.093142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3272222222222">
                <text:p>0.0933272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5123958333333">
                <text:p>0.09351239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6975810185185">
                <text:p>0.09369758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8827662037037">
                <text:p>0.0938827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0679513888889">
                <text:p>0.09406795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2531481481481">
                <text:p>0.0942531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4383217592593">
                <text:p>0.09443832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6235185185185">
                <text:p>0.0946235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8087037037037">
                <text:p>0.0948087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9938773148148">
                <text:p>0.09499387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1790740740741">
                <text:p>0.0951790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3642476851852">
                <text:p>0.09536424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5494444444444">
                <text:p>0.09554944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7346180555556">
                <text:p>0.09573461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9198032407407">
                <text:p>0.09591980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105">
                <text:p>0.09610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2901736111111">
                <text:p>0.09629017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4753587962963">
                <text:p>0.096475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6605439814815">
                <text:p>0.09666054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8457291666667">
                <text:p>0.09684572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0309259259259">
                <text:p>0.09703092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216099537037">
                <text:p>0.09721609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4012962962963">
                <text:p>0.09740129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5864814814815">
                <text:p>0.09758648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7716550925926">
                <text:p>0.09777165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9568402777778">
                <text:p>0.09795684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142025462963">
                <text:p>0.09814202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3272106481481">
                <text:p>0.09832721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5123958333333">
                <text:p>0.09851239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6975925925926">
                <text:p>0.09869759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8827777777778">
                <text:p>0.09888277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067962962963">
                <text:p>0.0990679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2531365740741">
                <text:p>0.09925313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4383333333333">
                <text:p>0.0994383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6235185185185">
                <text:p>0.09962351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8086921296296">
                <text:p>0.09980869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9938773148148">
                <text:p>0.09999387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1790625">
                <text:p>0.100179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364259259259">
                <text:p>0.1003642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54943287037">
                <text:p>0.10054943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734618055556">
                <text:p>0.10073461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919803240741">
                <text:p>0.10091980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105">
                <text:p>0.10110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290173611111">
                <text:p>0.10129017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47537037037">
                <text:p>0.10147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660543981481">
                <text:p>0.10166054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845729166667">
                <text:p>0.10184572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030925925926">
                <text:p>0.1020309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216099537037">
                <text:p>0.1022160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401284722222">
                <text:p>0.10240128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586481481481">
                <text:p>0.102586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771666666667">
                <text:p>0.1027716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956851851852">
                <text:p>0.1029568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142025462963">
                <text:p>0.103142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327210648148">
                <text:p>0.10332721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512395833333">
                <text:p>0.10351239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697581018519">
                <text:p>0.10369758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882766203704">
                <text:p>0.10388276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067962962963">
                <text:p>0.1040679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253136574074">
                <text:p>0.10425313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438333333333">
                <text:p>0.1044383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623506944444">
                <text:p>0.10462350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808703703704">
                <text:p>0.1048087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993877314815">
                <text:p>0.10499387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1790625">
                <text:p>0.105179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364259259259">
                <text:p>0.1053642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54943287037">
                <text:p>0.10554943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73462962963">
                <text:p>0.10573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919803240741">
                <text:p>0.10591980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104988425926">
                <text:p>0.10610498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290185185185">
                <text:p>0.1062901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475358796296">
                <text:p>0.10647535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660543981481">
                <text:p>0.10666054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845729166667">
                <text:p>0.10684572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030914351852">
                <text:p>0.10703091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216111111111">
                <text:p>0.1072161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401284722222">
                <text:p>0.10740128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586469907407">
                <text:p>0.10758646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771655092593">
                <text:p>0.10777165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956840277778">
                <text:p>0.10795684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142037037037">
                <text:p>0.1081420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327210648148">
                <text:p>0.10832721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512395833333">
                <text:p>0.10851239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697581018519">
                <text:p>0.10869758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882777777778">
                <text:p>0.1088827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067951388889">
                <text:p>0.10906795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253136574074">
                <text:p>0.10925313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438333333333">
                <text:p>0.1094383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623506944444">
                <text:p>0.10962350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808703703704">
                <text:p>0.1098087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993877314815">
                <text:p>0.10999387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1790625">
                <text:p>0.110179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364247685185">
                <text:p>0.11036424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54943287037">
                <text:p>0.11054943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734618055556">
                <text:p>0.11073461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919814814815">
                <text:p>0.1109198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105">
                <text:p>0.11110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290173611111">
                <text:p>0.11129017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475358796296">
                <text:p>0.11147535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660543981481">
                <text:p>0.11166054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845729166667">
                <text:p>0.11184572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030914351852">
                <text:p>0.11203091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216099537037">
                <text:p>0.1122160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401284722222">
                <text:p>0.11240128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586469907407">
                <text:p>0.11258646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771655092593">
                <text:p>0.11277165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956840277778">
                <text:p>0.11295684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142025462963">
                <text:p>0.11314202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327210648148">
                <text:p>0.11332721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512395833333">
                <text:p>0.11351239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697581018519">
                <text:p>0.11369758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882766203704">
                <text:p>0.11388276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067951388889">
                <text:p>0.11406795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253136574074">
                <text:p>0.11425313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438333333333">
                <text:p>0.1144383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623506944444">
                <text:p>0.11462350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808703703704">
                <text:p>0.1148087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993888888889">
                <text:p>0.1149938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179074074074">
                <text:p>0.1151790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364247685185">
                <text:p>0.11536424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54943287037">
                <text:p>0.11554943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734618055556">
                <text:p>0.11573461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919803240741">
                <text:p>0.11591980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104988425926">
                <text:p>0.11610498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290173611111">
                <text:p>0.11629017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475358796296">
                <text:p>0.11647535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660543981481">
                <text:p>0.11666054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845740740741">
                <text:p>0.1168457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030914351852">
                <text:p>0.11703091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216099537037">
                <text:p>0.11721609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401284722222">
                <text:p>0.11740128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586469907407">
                <text:p>0.11758646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771655092593">
                <text:p>0.11777165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956840277778">
                <text:p>0.11795684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142025462963">
                <text:p>0.11814202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327210648148">
                <text:p>0.11832721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512407407407">
                <text:p>0.1185124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697581018519">
                <text:p>0.11869758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882766203704">
                <text:p>0.11888276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067951388889">
                <text:p>0.11906795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253136574074">
                <text:p>0.11925313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438333333333">
                <text:p>0.1194383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623518518519">
                <text:p>0.11962351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80869212963">
                <text:p>0.11980869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993877314815">
                <text:p>0.11999387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179074074074">
                <text:p>0.1201790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364247685185">
                <text:p>0.12036424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549444444444">
                <text:p>0.1205494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734618055556">
                <text:p>0.12073461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919814814815">
                <text:p>0.1209198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104988425926">
                <text:p>0.12110498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290173611111">
                <text:p>0.12129017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47537037037">
                <text:p>0.12147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660543981481">
                <text:p>0.12166054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845729166667">
                <text:p>0.12184572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030914351852">
                <text:p>0.12203091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216099537037">
                <text:p>0.12221609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401284722222">
                <text:p>0.12240128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586469907407">
                <text:p>0.12258646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771655092593">
                <text:p>0.12277165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956851851852">
                <text:p>0.1229568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142037037037">
                <text:p>0.1231420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327210648148">
                <text:p>0.12332721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512395833333">
                <text:p>0.12351239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697581018519">
                <text:p>0.12369758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882777777778">
                <text:p>0.1238827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067951388889">
                <text:p>0.12406795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253148148148">
                <text:p>0.1242531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438333333333">
                <text:p>0.1244383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623506944444">
                <text:p>0.12462350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80869212963">
                <text:p>0.12480869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993877314815">
                <text:p>0.12499387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1790625">
                <text:p>0.12517906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364247685185">
                <text:p>0.12536424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549444444444">
                <text:p>0.1255494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734618055556">
                <text:p>0.12573461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919803240741">
                <text:p>0.12591980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104988425926">
                <text:p>0.12610498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290173611111">
                <text:p>0.12629017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47537037037">
                <text:p>0.12647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660543981481">
                <text:p>0.12666054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845729166667">
                <text:p>0.12684572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030914351852">
                <text:p>0.12703091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216099537037">
                <text:p>0.12721609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401284722222">
                <text:p>0.12740128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586469907407">
                <text:p>0.12758646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771655092593">
                <text:p>0.12777165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956840277778">
                <text:p>0.12795684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142025462963">
                <text:p>0.12814202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327210648148">
                <text:p>0.12832721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512395833333">
                <text:p>0.12851239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697581018519">
                <text:p>0.12869758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882777777778">
                <text:p>0.1288827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067962962963">
                <text:p>0.1290679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253136574074">
                <text:p>0.12925313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438321759259">
                <text:p>0.12943832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623506944444">
                <text:p>0.12962350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808703703704">
                <text:p>0.1298087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993888888889">
                <text:p>0.1299938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1790625">
                <text:p>0.13017906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364247685185">
                <text:p>0.13036424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54943287037">
                <text:p>0.13054943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734618055556">
                <text:p>0.13073461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919803240741">
                <text:p>0.13091980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104988425926">
                <text:p>0.13110498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290173611111">
                <text:p>0.13129017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475358796296">
                <text:p>0.13147535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660543981481">
                <text:p>0.13166054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845729166667">
                <text:p>0.13184572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030914351852">
                <text:p>0.13203091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216099537037">
                <text:p>0.13221609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401284722222">
                <text:p>0.13240128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586469907407">
                <text:p>0.13258646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771655092593">
                <text:p>0.13277165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956851851852">
                <text:p>0.1329568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142025462963">
                <text:p>0.13314202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327210648148">
                <text:p>0.13332721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512407407407">
                <text:p>0.1335124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697592592593">
                <text:p>0.1336975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882766203704">
                <text:p>0.13388276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067951388889">
                <text:p>0.13406795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253148148148">
                <text:p>0.1342531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438321759259">
                <text:p>0.13443832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623518518519">
                <text:p>0.13462351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80869212963">
                <text:p>0.13480869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993888888889">
                <text:p>0.1349938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1790625">
                <text:p>0.13517906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364247685185">
                <text:p>0.13536424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54943287037">
                <text:p>0.13554943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734618055556">
                <text:p>0.13573461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919803240741">
                <text:p>0.13591980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105">
                <text:p>0.13610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290173611111">
                <text:p>0.13629017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475358796296">
                <text:p>0.13647535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660543981481">
                <text:p>0.13666054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845740740741">
                <text:p>0.1368457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030914351852">
                <text:p>0.13703091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216111111111">
                <text:p>0.1372161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401284722222">
                <text:p>0.13740128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586469907407">
                <text:p>0.13758646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771655092593">
                <text:p>0.13777165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956840277778">
                <text:p>0.13795684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142025462963">
                <text:p>0.13814202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327210648148">
                <text:p>0.13832721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512395833333">
                <text:p>0.13851239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697592592593">
                <text:p>0.1386975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882766203704">
                <text:p>0.13888276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067962962963">
                <text:p>0.1390679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253136574074">
                <text:p>0.13925313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438321759259">
                <text:p>0.13943832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623506944444">
                <text:p>0.13962350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808703703704">
                <text:p>0.1398087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993877314815">
                <text:p>0.13999387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179074074074">
                <text:p>0.1401790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364259259259">
                <text:p>0.1403642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54943287037">
                <text:p>0.14054943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73462962963">
                <text:p>0.14073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919803240741">
                <text:p>0.14091980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104988425926">
                <text:p>0.14110498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290173611111">
                <text:p>0.14129017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475358796296">
                <text:p>0.14147535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660543981481">
                <text:p>0.14166054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845729166667">
                <text:p>0.14184572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030914351852">
                <text:p>0.14203091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216099537037">
                <text:p>0.14221609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401284722222">
                <text:p>0.14240128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586469907407">
                <text:p>0.14258646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771666666667">
                <text:p>0.1427716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956840277778">
                <text:p>0.14295684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142037037037">
                <text:p>0.1431420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327210648148">
                <text:p>0.14332721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512395833333">
                <text:p>0.14351239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697592592593">
                <text:p>0.1436975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882766203704">
                <text:p>0.14388276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067951388889">
                <text:p>0.14406795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253136574074">
                <text:p>0.14425313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438321759259">
                <text:p>0.14443832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623506944444">
                <text:p>0.14462350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808703703704">
                <text:p>0.1448087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993877314815">
                <text:p>0.14499387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1790625">
                <text:p>0.14517906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364247685185">
                <text:p>0.14536424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54943287037">
                <text:p>0.14554943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734618055556">
                <text:p>0.14573461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919803240741">
                <text:p>0.14591980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104988425926">
                <text:p>0.14610498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290173611111">
                <text:p>0.14629017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475358796296">
                <text:p>0.14647535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660555555556">
                <text:p>0.1466605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845729166667">
                <text:p>0.14684572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030914351852">
                <text:p>0.14703091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216099537037">
                <text:p>0.14721609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401284722222">
                <text:p>0.14740128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586469907407">
                <text:p>0.14758646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771655092593">
                <text:p>0.14777165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956840277778">
                <text:p>0.14795684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142025462963">
                <text:p>0.14814202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327210648148">
                <text:p>0.14832721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512407407407">
                <text:p>0.14851240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697581018519">
                <text:p>0.148697581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882766203704">
                <text:p>0.14888276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067951388889">
                <text:p>0.14906795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253148148148">
                <text:p>0.1492531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438321759259">
                <text:p>0.14943832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623506944444">
                <text:p>0.14962350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808703703704">
                <text:p>0.14980870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993877314815">
                <text:p>0.14999387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1790625">
                <text:p>0.15017906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364259259259">
                <text:p>0.1503642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54943287037">
                <text:p>0.15054943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734618055556">
                <text:p>0.15073461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919803240741">
                <text:p>0.15091980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104988425926">
                <text:p>0.151104988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290185185185">
                <text:p>0.1512901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47537037037">
                <text:p>0.15147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660543981481">
                <text:p>0.151660543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845729166667">
                <text:p>0.15184572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030914351852">
                <text:p>0.152030914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216099537037">
                <text:p>0.15221609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401284722222">
                <text:p>0.15240128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586469907407">
                <text:p>0.15258646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771666666667">
                <text:p>0.1527716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956851851852">
                <text:p>0.1529568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142025462963">
                <text:p>0.15314202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327210648148">
                <text:p>0.15332721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512407407407">
                <text:p>0.15351240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697592592593">
                <text:p>0.1536975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882766203704">
                <text:p>0.15388276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067951388889">
                <text:p>0.15406795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253148148148">
                <text:p>0.1542531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438333333333">
                <text:p>0.1544383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623506944444">
                <text:p>0.154623506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808703703704">
                <text:p>0.1548087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993877314815">
                <text:p>0.154993877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1790625">
                <text:p>0.15517906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364259259259">
                <text:p>0.15536425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54943287037">
                <text:p>0.155549432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73462962963">
                <text:p>0.15573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919803240741">
                <text:p>0.15591980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105">
                <text:p>0.15610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290173611111">
                <text:p>0.15629017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475358796296">
                <text:p>0.15647535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660543981481">
                <text:p>0.15666054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845729166667">
                <text:p>0.15684572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030914351852">
                <text:p>0.15703091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216099537037">
                <text:p>0.15721609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401284722222">
                <text:p>0.15740128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586481481481">
                <text:p>0.1575864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771655092593">
                <text:p>0.15777165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956851851852">
                <text:p>0.1579568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142025462963">
                <text:p>0.15814202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327210648148">
                <text:p>0.15832721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512395833333">
                <text:p>0.158512395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697581018519">
                <text:p>0.1586975810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882777777778">
                <text:p>0.1588827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067951388889">
                <text:p>0.15906795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253136574074">
                <text:p>0.159253136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438321759259">
                <text:p>0.159438321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623506944444">
                <text:p>0.159623506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80869212963">
                <text:p>0.159808692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993877314815">
                <text:p>0.159993877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1790625">
                <text:p>0.16017906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364259259259">
                <text:p>0.16036425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54943287037">
                <text:p>0.160549432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73462962963">
                <text:p>0.1607346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919803240741">
                <text:p>0.160919803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104988425926">
                <text:p>0.16110498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290185185185">
                <text:p>0.16129018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475358796296">
                <text:p>0.161475358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660555555556">
                <text:p>0.16166055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845729166667">
                <text:p>0.161845729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030914351852">
                <text:p>0.162030914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216099537037">
                <text:p>0.16221609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401284722222">
                <text:p>0.162401284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586481481481">
                <text:p>0.16258648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771655092593">
                <text:p>0.162771655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956840277778">
                <text:p>0.162956840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142037037037">
                <text:p>0.16314203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327210648148">
                <text:p>0.163327210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512395833333">
                <text:p>0.163512395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697581018519">
                <text:p>0.163697581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882766203704">
                <text:p>0.163882766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067951388889">
                <text:p>0.164067951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253148148148">
                <text:p>0.16425314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438321759259">
                <text:p>0.164438321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623518518518">
                <text:p>0.164623518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808703703704">
                <text:p>0.16480870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993877314815">
                <text:p>0.164993877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1790625">
                <text:p>0.16517906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364247685185">
                <text:p>0.165364247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549444444444">
                <text:p>0.16554944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73462962963">
                <text:p>0.1657346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919814814815">
                <text:p>0.16591981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104988425926">
                <text:p>0.166104988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290173611111">
                <text:p>0.166290173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475358796296">
                <text:p>0.16647535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660543981481">
                <text:p>0.166660543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845729166667">
                <text:p>0.166845729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030914351852">
                <text:p>0.167030914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216099537037">
                <text:p>0.167216099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401284722222">
                <text:p>0.167401284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586469907407">
                <text:p>0.167586469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771655092593">
                <text:p>0.1677716550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956851851852">
                <text:p>0.16795685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142025462963">
                <text:p>0.16814202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327222222222">
                <text:p>0.168327222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512407407407">
                <text:p>0.168512407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697592592593">
                <text:p>0.168697592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882766203704">
                <text:p>0.1688827662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067951388889">
                <text:p>0.1690679513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253136574074">
                <text:p>0.1692531365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438321759259">
                <text:p>0.169438321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623518518519">
                <text:p>0.169623518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808703703704">
                <text:p>0.16980870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993888888889">
                <text:p>0.16999388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1790625">
                <text:p>0.17017906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364247685185">
                <text:p>0.170364247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54943287037">
                <text:p>0.1705494328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734618055556">
                <text:p>0.170734618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919803240741">
                <text:p>0.170919803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104988425926">
                <text:p>0.1711049884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290173611111">
                <text:p>0.1712901736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475358796296">
                <text:p>0.171475358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660543981481">
                <text:p>0.171660543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845729166667">
                <text:p>0.171845729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030914351852">
                <text:p>0.172030914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216099537037">
                <text:p>0.172216099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401284722222">
                <text:p>0.172401284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586469907407">
                <text:p>0.172586469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771655092593">
                <text:p>0.172771655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956851851852">
                <text:p>0.17295685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142037037037">
                <text:p>0.17314203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327210648148">
                <text:p>0.173327210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512395833333">
                <text:p>0.1735123958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697592592593">
                <text:p>0.173697592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882766203704">
                <text:p>0.173882766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067951388889">
                <text:p>0.1740679513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253148148148">
                <text:p>0.1742531481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438321759259">
                <text:p>0.1744383217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623518518519">
                <text:p>0.17462351851851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80869212963">
                <text:p>0.1748086921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993877314815">
                <text:p>0.1749938773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1790625">
                <text:p>0.17517906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364247685185">
                <text:p>0.1753642476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54943287037">
                <text:p>0.1755494328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734618055556">
                <text:p>0.1757346180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919803240741">
                <text:p>0.1759198032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105">
                <text:p>0.1761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290173611111">
                <text:p>0.1762901736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47537037037">
                <text:p>0.1764753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660543981481">
                <text:p>0.1766605439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845740740741">
                <text:p>0.1768457407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030914351852">
                <text:p>0.1770309143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216099537037">
                <text:p>0.177216099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401296296296">
                <text:p>0.1774012962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586469907407">
                <text:p>0.1775864699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771655092593">
                <text:p>0.1777716550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7956840277778">
                <text:p>0.1779568402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142037037037">
                <text:p>0.178142037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327210648148">
                <text:p>0.1783272106481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512395833333">
                <text:p>0.1785123958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697581018519">
                <text:p>0.17869758101851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8882777777778">
                <text:p>0.178882777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067951388889">
                <text:p>0.1790679513888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253136574074">
                <text:p>0.1792531365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438321759259">
                <text:p>0.1794383217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623506944444">
                <text:p>0.1796235069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80869212963">
                <text:p>0.1798086921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993888888889">
                <text:p>0.1799938888888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1790625">
                <text:p>0.180179062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364247685185">
                <text:p>0.1803642476851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549444444444">
                <text:p>0.18054944444444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073462962963">
                <text:p>0.180734629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0919814814815">
                <text:p>0.1809198148148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1104988425926">
                <text:p>0.181104988425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1290173611111">
                <text:p>0.1812901736111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1475358796296">
                <text:p>0.18147535879629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1660543981481">
                <text:p>0.18166054398148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1845729166667">
                <text:p>0.1818457291666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2030914351852">
                <text:p>0.1820309143518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2216099537037">
                <text:p>0.1822160995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2401284722222">
                <text:p>0.1824012847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2401284722222">
                <text:p>0.1824012847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